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n100_heading_yaw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.815994262695" calcext:value-type="float">
            <text:p>160.815994262695</text:p>
          </table:table-cell>
          <table:table-cell office:value-type="float" office:value="-231.865427873183" calcext:value-type="float">
            <text:p>-231.865427873183</text:p>
          </table:table-cell>
          <table:table-cell office:value-type="float" office:value="-171.865427873183" calcext:value-type="float">
            <text:p>-171.865427873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.880004882813" calcext:value-type="float">
            <text:p>160.880004882813</text:p>
          </table:table-cell>
          <table:table-cell office:value-type="float" office:value="-232.474714600162" calcext:value-type="float">
            <text:p>-232.474714600162</text:p>
          </table:table-cell>
          <table:table-cell office:value-type="float" office:value="-172.474714600162" calcext:value-type="float">
            <text:p>-172.474714600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.891998291016" calcext:value-type="float">
            <text:p>160.891998291016</text:p>
          </table:table-cell>
          <table:table-cell office:value-type="float" office:value="-232.390672423931" calcext:value-type="float">
            <text:p>-232.390672423931</text:p>
          </table:table-cell>
          <table:table-cell office:value-type="float" office:value="-172.390672423931" calcext:value-type="float">
            <text:p>-172.3906724239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.904998779297" calcext:value-type="float">
            <text:p>160.904998779297</text:p>
          </table:table-cell>
          <table:table-cell office:value-type="float" office:value="-232.286329320937" calcext:value-type="float">
            <text:p>-232.286329320937</text:p>
          </table:table-cell>
          <table:table-cell office:value-type="float" office:value="-172.286329320937" calcext:value-type="float">
            <text:p>-172.286329320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.908004760742" calcext:value-type="float">
            <text:p>160.908004760742</text:p>
          </table:table-cell>
          <table:table-cell office:value-type="float" office:value="-232.276590641977" calcext:value-type="float">
            <text:p>-232.276590641977</text:p>
          </table:table-cell>
          <table:table-cell office:value-type="float" office:value="-172.276590641977" calcext:value-type="float">
            <text:p>-172.276590641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.962005615234" calcext:value-type="float">
            <text:p>160.962005615234</text:p>
          </table:table-cell>
          <table:table-cell office:value-type="float" office:value="-232.663159089148" calcext:value-type="float">
            <text:p>-232.663159089148</text:p>
          </table:table-cell>
          <table:table-cell office:value-type="float" office:value="-172.663159089148" calcext:value-type="float">
            <text:p>-172.663159089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.88200378418" calcext:value-type="float">
            <text:p>160.88200378418</text:p>
          </table:table-cell>
          <table:table-cell office:value-type="float" office:value="-232.663159089148" calcext:value-type="float">
            <text:p>-232.663159089148</text:p>
          </table:table-cell>
          <table:table-cell office:value-type="float" office:value="-172.663159089148" calcext:value-type="float">
            <text:p>-172.663159089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.792007446289" calcext:value-type="float">
            <text:p>160.792007446289</text:p>
          </table:table-cell>
          <table:table-cell office:value-type="float" office:value="-232.614825679747" calcext:value-type="float">
            <text:p>-232.614825679747</text:p>
          </table:table-cell>
          <table:table-cell office:value-type="float" office:value="-172.614825679747" calcext:value-type="float">
            <text:p>-172.6148256797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.634002685547" calcext:value-type="float">
            <text:p>160.634002685547</text:p>
          </table:table-cell>
          <table:table-cell office:value-type="float" office:value="-232.614825679747" calcext:value-type="float">
            <text:p>-232.614825679747</text:p>
          </table:table-cell>
          <table:table-cell office:value-type="float" office:value="-172.614825679747" calcext:value-type="float">
            <text:p>-172.6148256797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.518005371094" calcext:value-type="float">
            <text:p>160.518005371094</text:p>
          </table:table-cell>
          <table:table-cell office:value-type="float" office:value="-232.614825679747" calcext:value-type="float">
            <text:p>-232.614825679747</text:p>
          </table:table-cell>
          <table:table-cell office:value-type="float" office:value="-172.614825679747" calcext:value-type="float">
            <text:p>-172.6148256797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.378997802734" calcext:value-type="float">
            <text:p>160.378997802734</text:p>
          </table:table-cell>
          <table:table-cell office:value-type="float" office:value="-233.214352461929" calcext:value-type="float">
            <text:p>-233.214352461929</text:p>
          </table:table-cell>
          <table:table-cell office:value-type="float" office:value="-173.214352461929" calcext:value-type="float">
            <text:p>-173.2143524619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119995117188" calcext:value-type="float">
            <text:p>160.119995117188</text:p>
          </table:table-cell>
          <table:table-cell office:value-type="float" office:value="-233.057944288807" calcext:value-type="float">
            <text:p>-233.057944288807</text:p>
          </table:table-cell>
          <table:table-cell office:value-type="float" office:value="-173.057944288807" calcext:value-type="float">
            <text:p>-173.0579442888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.100997924805" calcext:value-type="float">
            <text:p>160.100997924805</text:p>
          </table:table-cell>
          <table:table-cell office:value-type="float" office:value="-233.620465021605" calcext:value-type="float">
            <text:p>-233.620465021605</text:p>
          </table:table-cell>
          <table:table-cell office:value-type="float" office:value="-173.620465021605" calcext:value-type="float">
            <text:p>-173.6204650216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.746994018555" calcext:value-type="float">
            <text:p>159.746994018555</text:p>
          </table:table-cell>
          <table:table-cell office:value-type="float" office:value="-233.314351441203" calcext:value-type="float">
            <text:p>-233.314351441203</text:p>
          </table:table-cell>
          <table:table-cell office:value-type="float" office:value="-173.314351441203" calcext:value-type="float">
            <text:p>-173.314351441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9.981994628906" calcext:value-type="float">
            <text:p>159.981994628906</text:p>
          </table:table-cell>
          <table:table-cell office:value-type="float" office:value="-233.050813886252" calcext:value-type="float">
            <text:p>-233.050813886252</text:p>
          </table:table-cell>
          <table:table-cell office:value-type="float" office:value="-173.050813886252" calcext:value-type="float">
            <text:p>-173.050813886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.095993041992" calcext:value-type="float">
            <text:p>160.095993041992</text:p>
          </table:table-cell>
          <table:table-cell office:value-type="float" office:value="-232.288430764026" calcext:value-type="float">
            <text:p>-232.288430764026</text:p>
          </table:table-cell>
          <table:table-cell office:value-type="float" office:value="-172.288430764026" calcext:value-type="float">
            <text:p>-172.288430764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.179000854492" calcext:value-type="float">
            <text:p>160.179000854492</text:p>
          </table:table-cell>
          <table:table-cell office:value-type="float" office:value="-232.6696094068" calcext:value-type="float">
            <text:p>-232.6696094068</text:p>
          </table:table-cell>
          <table:table-cell office:value-type="float" office:value="-172.6696094068" calcext:value-type="float">
            <text:p>-172.66960940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.305999755859" calcext:value-type="float">
            <text:p>160.305999755859</text:p>
          </table:table-cell>
          <table:table-cell office:value-type="float" office:value="-233.22097293275" calcext:value-type="float">
            <text:p>-233.22097293275</text:p>
          </table:table-cell>
          <table:table-cell office:value-type="float" office:value="-173.22097293275" calcext:value-type="float">
            <text:p>-173.22097293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.339004516602" calcext:value-type="float">
            <text:p>160.339004516602</text:p>
          </table:table-cell>
          <table:table-cell office:value-type="float" office:value="-232.782962662548" calcext:value-type="float">
            <text:p>-232.782962662548</text:p>
          </table:table-cell>
          <table:table-cell office:value-type="float" office:value="-172.782962662548" calcext:value-type="float">
            <text:p>-172.78296266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.35400390625" calcext:value-type="float">
            <text:p>160.35400390625</text:p>
          </table:table-cell>
          <table:table-cell office:value-type="float" office:value="-232.704407939912" calcext:value-type="float">
            <text:p>-232.704407939912</text:p>
          </table:table-cell>
          <table:table-cell office:value-type="float" office:value="-172.704407939912" calcext:value-type="float">
            <text:p>-172.7044079399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.384994506836" calcext:value-type="float">
            <text:p>160.384994506836</text:p>
          </table:table-cell>
          <table:table-cell office:value-type="float" office:value="-232.802999784269" calcext:value-type="float">
            <text:p>-232.802999784269</text:p>
          </table:table-cell>
          <table:table-cell office:value-type="float" office:value="-172.802999784269" calcext:value-type="float">
            <text:p>-172.802999784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.39599609375" calcext:value-type="float">
            <text:p>160.39599609375</text:p>
          </table:table-cell>
          <table:table-cell office:value-type="float" office:value="-232.974822674547" calcext:value-type="float">
            <text:p>-232.974822674547</text:p>
          </table:table-cell>
          <table:table-cell office:value-type="float" office:value="-172.974822674547" calcext:value-type="float">
            <text:p>-172.9748226745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.328994750977" calcext:value-type="float">
            <text:p>160.328994750977</text:p>
          </table:table-cell>
          <table:table-cell office:value-type="float" office:value="-233.529373140847" calcext:value-type="float">
            <text:p>-233.529373140847</text:p>
          </table:table-cell>
          <table:table-cell office:value-type="float" office:value="-173.529373140847" calcext:value-type="float">
            <text:p>-173.5293731408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.289993286133" calcext:value-type="float">
            <text:p>160.289993286133</text:p>
          </table:table-cell>
          <table:table-cell office:value-type="float" office:value="-232.782962662548" calcext:value-type="float">
            <text:p>-232.782962662548</text:p>
          </table:table-cell>
          <table:table-cell office:value-type="float" office:value="-172.782962662548" calcext:value-type="float">
            <text:p>-172.7829626625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.304992675781" calcext:value-type="float">
            <text:p>160.304992675781</text:p>
          </table:table-cell>
          <table:table-cell office:value-type="float" office:value="-232.296004131409" calcext:value-type="float">
            <text:p>-232.296004131409</text:p>
          </table:table-cell>
          <table:table-cell office:value-type="float" office:value="-172.296004131409" calcext:value-type="float">
            <text:p>-172.2960041314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.352996826172" calcext:value-type="float">
            <text:p>160.352996826172</text:p>
          </table:table-cell>
          <table:table-cell office:value-type="float" office:value="-233.100843167459" calcext:value-type="float">
            <text:p>-233.100843167459</text:p>
          </table:table-cell>
          <table:table-cell office:value-type="float" office:value="-173.100843167459" calcext:value-type="float">
            <text:p>-173.1008431674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.406997680664" calcext:value-type="float">
            <text:p>160.406997680664</text:p>
          </table:table-cell>
          <table:table-cell office:value-type="float" office:value="-232.6696094068" calcext:value-type="float">
            <text:p>-232.6696094068</text:p>
          </table:table-cell>
          <table:table-cell office:value-type="float" office:value="-172.6696094068" calcext:value-type="float">
            <text:p>-172.66960940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0.404998779297" calcext:value-type="float">
            <text:p>160.404998779297</text:p>
          </table:table-cell>
          <table:table-cell office:value-type="float" office:value="-232.612797688128" calcext:value-type="float">
            <text:p>-232.612797688128</text:p>
          </table:table-cell>
          <table:table-cell office:value-type="float" office:value="-172.612797688128" calcext:value-type="float">
            <text:p>-172.6127976881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0.442001342773" calcext:value-type="float">
            <text:p>160.442001342773</text:p>
          </table:table-cell>
          <table:table-cell office:value-type="float" office:value="-233.169726533316" calcext:value-type="float">
            <text:p>-233.169726533316</text:p>
          </table:table-cell>
          <table:table-cell office:value-type="float" office:value="-173.169726533316" calcext:value-type="float">
            <text:p>-173.169726533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.518005371094" calcext:value-type="float">
            <text:p>160.518005371094</text:p>
          </table:table-cell>
          <table:table-cell office:value-type="float" office:value="-231.982039626415" calcext:value-type="float">
            <text:p>-231.982039626415</text:p>
          </table:table-cell>
          <table:table-cell office:value-type="float" office:value="-171.982039626415" calcext:value-type="float">
            <text:p>-171.9820396264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0.57600402832" calcext:value-type="float">
            <text:p>160.57600402832</text:p>
          </table:table-cell>
          <table:table-cell office:value-type="float" office:value="-231.666899818727" calcext:value-type="float">
            <text:p>-231.666899818727</text:p>
          </table:table-cell>
          <table:table-cell office:value-type="float" office:value="-171.666899818727" calcext:value-type="float">
            <text:p>-171.666899818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.572998046875" calcext:value-type="float">
            <text:p>160.572998046875</text:p>
          </table:table-cell>
          <table:table-cell office:value-type="float" office:value="-233.005284689837" calcext:value-type="float">
            <text:p>-233.005284689837</text:p>
          </table:table-cell>
          <table:table-cell office:value-type="float" office:value="-173.005284689837" calcext:value-type="float">
            <text:p>-173.0052846898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.57600402832" calcext:value-type="float">
            <text:p>160.57600402832</text:p>
          </table:table-cell>
          <table:table-cell office:value-type="float" office:value="-231.601008873129" calcext:value-type="float">
            <text:p>-231.601008873129</text:p>
          </table:table-cell>
          <table:table-cell office:value-type="float" office:value="-171.601008873129" calcext:value-type="float">
            <text:p>-171.6010088731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0.466003417969" calcext:value-type="float">
            <text:p>160.466003417969</text:p>
          </table:table-cell>
          <table:table-cell office:value-type="float" office:value="-232.176876069851" calcext:value-type="float">
            <text:p>-232.176876069851</text:p>
          </table:table-cell>
          <table:table-cell office:value-type="float" office:value="-172.176876069851" calcext:value-type="float">
            <text:p>-172.176876069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.417999267578" calcext:value-type="float">
            <text:p>160.417999267578</text:p>
          </table:table-cell>
          <table:table-cell office:value-type="float" office:value="-231.797368434582" calcext:value-type="float">
            <text:p>-231.797368434582</text:p>
          </table:table-cell>
          <table:table-cell office:value-type="float" office:value="-171.797368434582" calcext:value-type="float">
            <text:p>-171.7973684345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0.36799621582" calcext:value-type="float">
            <text:p>160.36799621582</text:p>
          </table:table-cell>
          <table:table-cell office:value-type="float" office:value="-232.450015461294" calcext:value-type="float">
            <text:p>-232.450015461294</text:p>
          </table:table-cell>
          <table:table-cell office:value-type="float" office:value="-172.450015461294" calcext:value-type="float">
            <text:p>-172.4500154612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.14599609375" calcext:value-type="float">
            <text:p>160.14599609375</text:p>
          </table:table-cell>
          <table:table-cell office:value-type="float" office:value="-232.09197331269" calcext:value-type="float">
            <text:p>-232.09197331269</text:p>
          </table:table-cell>
          <table:table-cell office:value-type="float" office:value="-172.09197331269" calcext:value-type="float">
            <text:p>-172.091973312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0.15299987793" calcext:value-type="float">
            <text:p>160.15299987793</text:p>
          </table:table-cell>
          <table:table-cell office:value-type="float" office:value="-232.415810747412" calcext:value-type="float">
            <text:p>-232.415810747412</text:p>
          </table:table-cell>
          <table:table-cell office:value-type="float" office:value="-172.415810747412" calcext:value-type="float">
            <text:p>-172.4158107474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0.167999267578" calcext:value-type="float">
            <text:p>160.167999267578</text:p>
          </table:table-cell>
          <table:table-cell office:value-type="float" office:value="-231.475502728647" calcext:value-type="float">
            <text:p>-231.475502728647</text:p>
          </table:table-cell>
          <table:table-cell office:value-type="float" office:value="-171.475502728647" calcext:value-type="float">
            <text:p>-171.475502728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.210998535156" calcext:value-type="float">
            <text:p>160.210998535156</text:p>
          </table:table-cell>
          <table:table-cell office:value-type="float" office:value="-232.754825611853" calcext:value-type="float">
            <text:p>-232.754825611853</text:p>
          </table:table-cell>
          <table:table-cell office:value-type="float" office:value="-172.754825611853" calcext:value-type="float">
            <text:p>-172.7548256118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0.255004882813" calcext:value-type="float">
            <text:p>160.255004882813</text:p>
          </table:table-cell>
          <table:table-cell office:value-type="float" office:value="-232.227712214625" calcext:value-type="float">
            <text:p>-232.227712214625</text:p>
          </table:table-cell>
          <table:table-cell office:value-type="float" office:value="-172.227712214625" calcext:value-type="float">
            <text:p>-172.227712214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.164993286133" calcext:value-type="float">
            <text:p>160.164993286133</text:p>
          </table:table-cell>
          <table:table-cell office:value-type="float" office:value="-233.219133199659" calcext:value-type="float">
            <text:p>-233.219133199659</text:p>
          </table:table-cell>
          <table:table-cell office:value-type="float" office:value="-173.219133199659" calcext:value-type="float">
            <text:p>-173.2191331996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.940002441406" calcext:value-type="float">
            <text:p>159.940002441406</text:p>
          </table:table-cell>
          <table:table-cell office:value-type="float" office:value="-233.458907437535" calcext:value-type="float">
            <text:p>-233.458907437535</text:p>
          </table:table-cell>
          <table:table-cell office:value-type="float" office:value="-173.458907437535" calcext:value-type="float">
            <text:p>-173.4589074375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9.798004150391" calcext:value-type="float">
            <text:p>159.798004150391</text:p>
          </table:table-cell>
          <table:table-cell office:value-type="float" office:value="-233.152225460154" calcext:value-type="float">
            <text:p>-233.152225460154</text:p>
          </table:table-cell>
          <table:table-cell office:value-type="float" office:value="-173.152225460154" calcext:value-type="float">
            <text:p>-173.1522254601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9.776992797852" calcext:value-type="float">
            <text:p>159.776992797852</text:p>
          </table:table-cell>
          <table:table-cell office:value-type="float" office:value="-232.621464520887" calcext:value-type="float">
            <text:p>-232.621464520887</text:p>
          </table:table-cell>
          <table:table-cell office:value-type="float" office:value="-172.621464520887" calcext:value-type="float">
            <text:p>-172.6214645208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9.813995361328" calcext:value-type="float">
            <text:p>159.813995361328</text:p>
          </table:table-cell>
          <table:table-cell office:value-type="float" office:value="-232.296004131409" calcext:value-type="float">
            <text:p>-232.296004131409</text:p>
          </table:table-cell>
          <table:table-cell office:value-type="float" office:value="-172.296004131409" calcext:value-type="float">
            <text:p>-172.2960041314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.884002685547" calcext:value-type="float">
            <text:p>159.884002685547</text:p>
          </table:table-cell>
          <table:table-cell office:value-type="float" office:value="-232.59715486008" calcext:value-type="float">
            <text:p>-232.59715486008</text:p>
          </table:table-cell>
          <table:table-cell office:value-type="float" office:value="-172.59715486008" calcext:value-type="float">
            <text:p>-172.597154860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.958999633789" calcext:value-type="float">
            <text:p>159.958999633789</text:p>
          </table:table-cell>
          <table:table-cell office:value-type="float" office:value="-232.50617302481" calcext:value-type="float">
            <text:p>-232.50617302481</text:p>
          </table:table-cell>
          <table:table-cell office:value-type="float" office:value="-172.50617302481" calcext:value-type="float">
            <text:p>-172.506173024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9.828002929688" calcext:value-type="float">
            <text:p>159.828002929688</text:p>
          </table:table-cell>
          <table:table-cell office:value-type="float" office:value="-232.951582656898" calcext:value-type="float">
            <text:p>-232.951582656898</text:p>
          </table:table-cell>
          <table:table-cell office:value-type="float" office:value="-172.951582656898" calcext:value-type="float">
            <text:p>-172.9515826568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.054992675781" calcext:value-type="float">
            <text:p>160.054992675781</text:p>
          </table:table-cell>
          <table:table-cell office:value-type="float" office:value="-232.459184537586" calcext:value-type="float">
            <text:p>-232.459184537586</text:p>
          </table:table-cell>
          <table:table-cell office:value-type="float" office:value="-172.459184537586" calcext:value-type="float">
            <text:p>-172.4591845375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.220001220703" calcext:value-type="float">
            <text:p>160.220001220703</text:p>
          </table:table-cell>
          <table:table-cell office:value-type="float" office:value="-232.261019138666" calcext:value-type="float">
            <text:p>-232.261019138666</text:p>
          </table:table-cell>
          <table:table-cell office:value-type="float" office:value="-172.261019138666" calcext:value-type="float">
            <text:p>-172.2610191386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.315002441406" calcext:value-type="float">
            <text:p>160.315002441406</text:p>
          </table:table-cell>
          <table:table-cell office:value-type="float" office:value="-232.270809226017" calcext:value-type="float">
            <text:p>-232.270809226017</text:p>
          </table:table-cell>
          <table:table-cell office:value-type="float" office:value="-172.270809226017" calcext:value-type="float">
            <text:p>-172.2708092260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.296005249023" calcext:value-type="float">
            <text:p>160.296005249023</text:p>
          </table:table-cell>
          <table:table-cell office:value-type="float" office:value="-232.347464247834" calcext:value-type="float">
            <text:p>-232.347464247834</text:p>
          </table:table-cell>
          <table:table-cell office:value-type="float" office:value="-172.347464247834" calcext:value-type="float">
            <text:p>-172.3474642478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0.285003662109" calcext:value-type="float">
            <text:p>160.285003662109</text:p>
          </table:table-cell>
          <table:table-cell office:value-type="float" office:value="-232.339894871504" calcext:value-type="float">
            <text:p>-232.339894871504</text:p>
          </table:table-cell>
          <table:table-cell office:value-type="float" office:value="-172.339894871504" calcext:value-type="float">
            <text:p>-172.3398948715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.27799987793" calcext:value-type="float">
            <text:p>160.27799987793</text:p>
          </table:table-cell>
          <table:table-cell office:value-type="float" office:value="-232.296004131409" calcext:value-type="float">
            <text:p>-232.296004131409</text:p>
          </table:table-cell>
          <table:table-cell office:value-type="float" office:value="-172.296004131409" calcext:value-type="float">
            <text:p>-172.296004131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.386001586914" calcext:value-type="float">
            <text:p>160.386001586914</text:p>
          </table:table-cell>
          <table:table-cell office:value-type="float" office:value="-232.001008496653" calcext:value-type="float">
            <text:p>-232.001008496653</text:p>
          </table:table-cell>
          <table:table-cell office:value-type="float" office:value="-172.001008496653" calcext:value-type="float">
            <text:p>-172.001008496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0.361999511719" calcext:value-type="float">
            <text:p>160.361999511719</text:p>
          </table:table-cell>
          <table:table-cell office:value-type="float" office:value="-231.861190351472" calcext:value-type="float">
            <text:p>-231.861190351472</text:p>
          </table:table-cell>
          <table:table-cell office:value-type="float" office:value="-171.861190351472" calcext:value-type="float">
            <text:p>-171.8611903514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0.513000488281" calcext:value-type="float">
            <text:p>160.513000488281</text:p>
          </table:table-cell>
          <table:table-cell office:value-type="float" office:value="-231.741560865561" calcext:value-type="float">
            <text:p>-231.741560865561</text:p>
          </table:table-cell>
          <table:table-cell office:value-type="float" office:value="-171.741560865561" calcext:value-type="float">
            <text:p>-171.7415608655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.473999023438" calcext:value-type="float">
            <text:p>160.473999023438</text:p>
          </table:table-cell>
          <table:table-cell office:value-type="float" office:value="-232.407441019394" calcext:value-type="float">
            <text:p>-232.407441019394</text:p>
          </table:table-cell>
          <table:table-cell office:value-type="float" office:value="-172.407441019394" calcext:value-type="float">
            <text:p>-172.4074410193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.264999389648" calcext:value-type="float">
            <text:p>160.264999389648</text:p>
          </table:table-cell>
          <table:table-cell office:value-type="float" office:value="-232.173881244612" calcext:value-type="float">
            <text:p>-232.173881244612</text:p>
          </table:table-cell>
          <table:table-cell office:value-type="float" office:value="-172.173881244612" calcext:value-type="float">
            <text:p>-172.1738812446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.330993652344" calcext:value-type="float">
            <text:p>160.330993652344</text:p>
          </table:table-cell>
          <table:table-cell office:value-type="float" office:value="-232.226053358531" calcext:value-type="float">
            <text:p>-232.226053358531</text:p>
          </table:table-cell>
          <table:table-cell office:value-type="float" office:value="-172.226053358531" calcext:value-type="float">
            <text:p>-172.2260533585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.279998779297" calcext:value-type="float">
            <text:p>160.279998779297</text:p>
          </table:table-cell>
          <table:table-cell office:value-type="float" office:value="-233.492308044323" calcext:value-type="float">
            <text:p>-233.492308044323</text:p>
          </table:table-cell>
          <table:table-cell office:value-type="float" office:value="-173.492308044323" calcext:value-type="float">
            <text:p>-173.4923080443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.162994384766" calcext:value-type="float">
            <text:p>160.162994384766</text:p>
          </table:table-cell>
          <table:table-cell office:value-type="float" office:value="-232.933919626985" calcext:value-type="float">
            <text:p>-232.933919626985</text:p>
          </table:table-cell>
          <table:table-cell office:value-type="float" office:value="-172.933919626985" calcext:value-type="float">
            <text:p>-172.933919626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.100006103516" calcext:value-type="float">
            <text:p>160.100006103516</text:p>
          </table:table-cell>
          <table:table-cell office:value-type="float" office:value="-232.147778482074" calcext:value-type="float">
            <text:p>-232.147778482074</text:p>
          </table:table-cell>
          <table:table-cell office:value-type="float" office:value="-172.147778482074" calcext:value-type="float">
            <text:p>-172.1477784820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0.055999755859" calcext:value-type="float">
            <text:p>160.055999755859</text:p>
          </table:table-cell>
          <table:table-cell office:value-type="float" office:value="-232.59715486008" calcext:value-type="float">
            <text:p>-232.59715486008</text:p>
          </table:table-cell>
          <table:table-cell office:value-type="float" office:value="-172.59715486008" calcext:value-type="float">
            <text:p>-172.597154860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0.042999267578" calcext:value-type="float">
            <text:p>160.042999267578</text:p>
          </table:table-cell>
          <table:table-cell office:value-type="float" office:value="-232.454435011711" calcext:value-type="float">
            <text:p>-232.454435011711</text:p>
          </table:table-cell>
          <table:table-cell office:value-type="float" office:value="-172.454435011711" calcext:value-type="float">
            <text:p>-172.4544350117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9.929992675781" calcext:value-type="float">
            <text:p>159.929992675781</text:p>
          </table:table-cell>
          <table:table-cell office:value-type="float" office:value="-233.071446031402" calcext:value-type="float">
            <text:p>-233.071446031402</text:p>
          </table:table-cell>
          <table:table-cell office:value-type="float" office:value="-173.071446031402" calcext:value-type="float">
            <text:p>-173.0714460314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0.067001342773" calcext:value-type="float">
            <text:p>160.067001342773</text:p>
          </table:table-cell>
          <table:table-cell office:value-type="float" office:value="-233.443053379647" calcext:value-type="float">
            <text:p>-233.443053379647</text:p>
          </table:table-cell>
          <table:table-cell office:value-type="float" office:value="-173.443053379647" calcext:value-type="float">
            <text:p>-173.4430533796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9.908996582031" calcext:value-type="float">
            <text:p>159.908996582031</text:p>
          </table:table-cell>
          <table:table-cell office:value-type="float" office:value="-232.407441019394" calcext:value-type="float">
            <text:p>-232.407441019394</text:p>
          </table:table-cell>
          <table:table-cell office:value-type="float" office:value="-172.407441019394" calcext:value-type="float">
            <text:p>-172.4074410193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9.860000610352" calcext:value-type="float">
            <text:p>159.860000610352</text:p>
          </table:table-cell>
          <table:table-cell office:value-type="float" office:value="-233.094529253442" calcext:value-type="float">
            <text:p>-233.094529253442</text:p>
          </table:table-cell>
          <table:table-cell office:value-type="float" office:value="-173.094529253442" calcext:value-type="float">
            <text:p>-173.0945292534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9.712005615234" calcext:value-type="float">
            <text:p>159.712005615234</text:p>
          </table:table-cell>
          <table:table-cell office:value-type="float" office:value="-233.223554079081" calcext:value-type="float">
            <text:p>-233.223554079081</text:p>
          </table:table-cell>
          <table:table-cell office:value-type="float" office:value="-173.223554079081" calcext:value-type="float">
            <text:p>-173.2235540790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.125" calcext:value-type="float">
            <text:p>160.125</text:p>
          </table:table-cell>
          <table:table-cell office:value-type="float" office:value="-232.407441019394" calcext:value-type="float">
            <text:p>-232.407441019394</text:p>
          </table:table-cell>
          <table:table-cell office:value-type="float" office:value="-172.407441019394" calcext:value-type="float">
            <text:p>-172.4074410193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0.166000366211" calcext:value-type="float">
            <text:p>160.166000366211</text:p>
          </table:table-cell>
          <table:table-cell office:value-type="float" office:value="-231.418759183746" calcext:value-type="float">
            <text:p>-231.418759183746</text:p>
          </table:table-cell>
          <table:table-cell office:value-type="float" office:value="-171.418759183746" calcext:value-type="float">
            <text:p>-171.4187591837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0.292999267578" calcext:value-type="float">
            <text:p>160.292999267578</text:p>
          </table:table-cell>
          <table:table-cell office:value-type="float" office:value="-231.012756281427" calcext:value-type="float">
            <text:p>-231.012756281427</text:p>
          </table:table-cell>
          <table:table-cell office:value-type="float" office:value="-171.012756281427" calcext:value-type="float">
            <text:p>-171.0127562814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.309997558594" calcext:value-type="float">
            <text:p>160.309997558594</text:p>
          </table:table-cell>
          <table:table-cell office:value-type="float" office:value="-231.885443712042" calcext:value-type="float">
            <text:p>-231.885443712042</text:p>
          </table:table-cell>
          <table:table-cell office:value-type="float" office:value="-171.885443712042" calcext:value-type="float">
            <text:p>-171.8854437120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.373001098633" calcext:value-type="float">
            <text:p>160.373001098633</text:p>
          </table:table-cell>
          <table:table-cell office:value-type="float" office:value="-231.256254421966" calcext:value-type="float">
            <text:p>-231.256254421966</text:p>
          </table:table-cell>
          <table:table-cell office:value-type="float" office:value="-171.256254421966" calcext:value-type="float">
            <text:p>-171.2562544219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.391998291016" calcext:value-type="float">
            <text:p>160.391998291016</text:p>
          </table:table-cell>
          <table:table-cell office:value-type="float" office:value="-231.418759183746" calcext:value-type="float">
            <text:p>-231.418759183746</text:p>
          </table:table-cell>
          <table:table-cell office:value-type="float" office:value="-171.418759183746" calcext:value-type="float">
            <text:p>-171.4187591837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.496002197266" calcext:value-type="float">
            <text:p>160.496002197266</text:p>
          </table:table-cell>
          <table:table-cell office:value-type="float" office:value="-231.858757419298" calcext:value-type="float">
            <text:p>-231.858757419298</text:p>
          </table:table-cell>
          <table:table-cell office:value-type="float" office:value="-171.858757419298" calcext:value-type="float">
            <text:p>-171.8587574192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0.537994384766" calcext:value-type="float">
            <text:p>160.537994384766</text:p>
          </table:table-cell>
          <table:table-cell office:value-type="float" office:value="-231.756664710141" calcext:value-type="float">
            <text:p>-231.756664710141</text:p>
          </table:table-cell>
          <table:table-cell office:value-type="float" office:value="-171.756664710141" calcext:value-type="float">
            <text:p>-171.756664710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.561004638672" calcext:value-type="float">
            <text:p>160.561004638672</text:p>
          </table:table-cell>
          <table:table-cell office:value-type="float" office:value="-231.858757419298" calcext:value-type="float">
            <text:p>-231.858757419298</text:p>
          </table:table-cell>
          <table:table-cell office:value-type="float" office:value="-171.858757419298" calcext:value-type="float">
            <text:p>-171.8587574192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0.578994750977" calcext:value-type="float">
            <text:p>160.578994750977</text:p>
          </table:table-cell>
          <table:table-cell office:value-type="float" office:value="-231.620230270792" calcext:value-type="float">
            <text:p>-231.620230270792</text:p>
          </table:table-cell>
          <table:table-cell office:value-type="float" office:value="-171.620230270792" calcext:value-type="float">
            <text:p>-171.6202302707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0.598007202148" calcext:value-type="float">
            <text:p>160.598007202148</text:p>
          </table:table-cell>
          <table:table-cell office:value-type="float" office:value="-231.92216845272" calcext:value-type="float">
            <text:p>-231.92216845272</text:p>
          </table:table-cell>
          <table:table-cell office:value-type="float" office:value="-171.92216845272" calcext:value-type="float">
            <text:p>-171.922168452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0.572998046875" calcext:value-type="float">
            <text:p>160.572998046875</text:p>
          </table:table-cell>
          <table:table-cell office:value-type="float" office:value="-232.548055758582" calcext:value-type="float">
            <text:p>-232.548055758582</text:p>
          </table:table-cell>
          <table:table-cell office:value-type="float" office:value="-172.548055758582" calcext:value-type="float">
            <text:p>-172.5480557585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0.554000854492" calcext:value-type="float">
            <text:p>160.554000854492</text:p>
          </table:table-cell>
          <table:table-cell office:value-type="float" office:value="-231.582413505694" calcext:value-type="float">
            <text:p>-231.582413505694</text:p>
          </table:table-cell>
          <table:table-cell office:value-type="float" office:value="-171.582413505694" calcext:value-type="float">
            <text:p>-171.5824135056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0.535995483398" calcext:value-type="float">
            <text:p>160.535995483398</text:p>
          </table:table-cell>
          <table:table-cell office:value-type="float" office:value="-232.021935277291" calcext:value-type="float">
            <text:p>-232.021935277291</text:p>
          </table:table-cell>
          <table:table-cell office:value-type="float" office:value="-172.021935277291" calcext:value-type="float">
            <text:p>-172.0219352772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0.518005371094" calcext:value-type="float">
            <text:p>160.518005371094</text:p>
          </table:table-cell>
          <table:table-cell office:value-type="float" office:value="-232.357098459897" calcext:value-type="float">
            <text:p>-232.357098459897</text:p>
          </table:table-cell>
          <table:table-cell office:value-type="float" office:value="-172.357098459897" calcext:value-type="float">
            <text:p>-172.3570984598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9.970001220703" calcext:value-type="float">
            <text:p>159.970001220703</text:p>
          </table:table-cell>
          <table:table-cell office:value-type="float" office:value="-225.541568306571" calcext:value-type="float">
            <text:p>-225.541568306571</text:p>
          </table:table-cell>
          <table:table-cell office:value-type="float" office:value="-165.541568306571" calcext:value-type="float">
            <text:p>-165.5415683065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6.580001831055" calcext:value-type="float">
            <text:p>156.580001831055</text:p>
          </table:table-cell>
          <table:table-cell office:value-type="float" office:value="-219.204395400823" calcext:value-type="float">
            <text:p>-219.204395400823</text:p>
          </table:table-cell>
          <table:table-cell office:value-type="float" office:value="-159.204395400823" calcext:value-type="float">
            <text:p>-159.2043954008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5.134994506836" calcext:value-type="float">
            <text:p>165.134994506836</text:p>
          </table:table-cell>
          <table:table-cell office:value-type="float" office:value="-216.213115353649" calcext:value-type="float">
            <text:p>-216.213115353649</text:p>
          </table:table-cell>
          <table:table-cell office:value-type="float" office:value="-156.213115353649" calcext:value-type="float">
            <text:p>-156.2131153536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4.171005249023" calcext:value-type="float">
            <text:p>164.171005249023</text:p>
          </table:table-cell>
          <table:table-cell office:value-type="float" office:value="-208.914367518713" calcext:value-type="float">
            <text:p>-208.914367518713</text:p>
          </table:table-cell>
          <table:table-cell office:value-type="float" office:value="-148.914367518713" calcext:value-type="float">
            <text:p>-148.9143675187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2.552001953125" calcext:value-type="float">
            <text:p>162.552001953125</text:p>
          </table:table-cell>
          <table:table-cell office:value-type="float" office:value="-188.66320714427" calcext:value-type="float">
            <text:p>-188.66320714427</text:p>
          </table:table-cell>
          <table:table-cell office:value-type="float" office:value="-128.66320714427" calcext:value-type="float">
            <text:p>-128.663207144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9.475997924805" calcext:value-type="float">
            <text:p>139.475997924805</text:p>
          </table:table-cell>
          <table:table-cell office:value-type="float" office:value="-198.08411707866" calcext:value-type="float">
            <text:p>-198.08411707866</text:p>
          </table:table-cell>
          <table:table-cell office:value-type="float" office:value="-138.08411707866" calcext:value-type="float">
            <text:p>-138.084117078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.853996276855" calcext:value-type="float">
            <text:p>120.853996276855</text:p>
          </table:table-cell>
          <table:table-cell office:value-type="float" office:value="-233.096574376653" calcext:value-type="float">
            <text:p>-233.096574376653</text:p>
          </table:table-cell>
          <table:table-cell office:value-type="float" office:value="-173.096574376653" calcext:value-type="float">
            <text:p>-173.0965743766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.024002075195" calcext:value-type="float">
            <text:p>108.024002075195</text:p>
          </table:table-cell>
          <table:table-cell office:value-type="float" office:value="-228.592459421925" calcext:value-type="float">
            <text:p>-228.592459421925</text:p>
          </table:table-cell>
          <table:table-cell office:value-type="float" office:value="-168.592459421925" calcext:value-type="float">
            <text:p>-168.5924594219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.232002258301" calcext:value-type="float">
            <text:p>103.232002258301</text:p>
          </table:table-cell>
          <table:table-cell office:value-type="float" office:value="-224.347662553653" calcext:value-type="float">
            <text:p>-224.347662553653</text:p>
          </table:table-cell>
          <table:table-cell office:value-type="float" office:value="-164.347662553653" calcext:value-type="float">
            <text:p>-164.3476625536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.897003173828" calcext:value-type="float">
            <text:p>100.897003173828</text:p>
          </table:table-cell>
          <table:table-cell office:value-type="float" office:value="-219.20839304304" calcext:value-type="float">
            <text:p>-219.20839304304</text:p>
          </table:table-cell>
          <table:table-cell office:value-type="float" office:value="-159.20839304304" calcext:value-type="float">
            <text:p>-159.208393043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.611000061035" calcext:value-type="float">
            <text:p>102.611000061035</text:p>
          </table:table-cell>
          <table:table-cell office:value-type="float" office:value="-217.436592617575" calcext:value-type="float">
            <text:p>-217.436592617575</text:p>
          </table:table-cell>
          <table:table-cell office:value-type="float" office:value="-157.436592617575" calcext:value-type="float">
            <text:p>-157.4365926175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.777000427246" calcext:value-type="float">
            <text:p>109.777000427246</text:p>
          </table:table-cell>
          <table:table-cell office:value-type="float" office:value="-214.181431077591" calcext:value-type="float">
            <text:p>-214.181431077591</text:p>
          </table:table-cell>
          <table:table-cell office:value-type="float" office:value="-154.181431077591" calcext:value-type="float">
            <text:p>-154.1814310775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9.008003234863" calcext:value-type="float">
            <text:p>119.008003234863</text:p>
          </table:table-cell>
          <table:table-cell office:value-type="float" office:value="-208.822326734803" calcext:value-type="float">
            <text:p>-208.822326734803</text:p>
          </table:table-cell>
          <table:table-cell office:value-type="float" office:value="-148.822326734803" calcext:value-type="float">
            <text:p>-148.822326734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.704002380371" calcext:value-type="float">
            <text:p>113.704002380371</text:p>
          </table:table-cell>
          <table:table-cell office:value-type="float" office:value="-211.777767756368" calcext:value-type="float">
            <text:p>-211.777767756368</text:p>
          </table:table-cell>
          <table:table-cell office:value-type="float" office:value="-151.777767756368" calcext:value-type="float">
            <text:p>-151.7777677563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.4010009765625" calcext:value-type="float">
            <text:p>98.4010009765625</text:p>
          </table:table-cell>
          <table:table-cell office:value-type="float" office:value="-220.941353099446" calcext:value-type="float">
            <text:p>-220.941353099446</text:p>
          </table:table-cell>
          <table:table-cell office:value-type="float" office:value="-160.941353099446" calcext:value-type="float">
            <text:p>-160.9413530994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.8710021972656" calcext:value-type="float">
            <text:p>82.8710021972656</text:p>
          </table:table-cell>
          <table:table-cell office:value-type="float" office:value="-229.921452533586" calcext:value-type="float">
            <text:p>-229.921452533586</text:p>
          </table:table-cell>
          <table:table-cell office:value-type="float" office:value="-169.921452533586" calcext:value-type="float">
            <text:p>-169.9214525335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2850036621094" calcext:value-type="float">
            <text:p>66.2850036621094</text:p>
          </table:table-cell>
          <table:table-cell office:value-type="float" office:value="119.193611379197" calcext:value-type="float">
            <text:p>119.193611379197</text:p>
          </table:table-cell>
          <table:table-cell office:value-type="float" office:value="179.193611379197" calcext:value-type="float">
            <text:p>179.193611379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.9879989624023" calcext:value-type="float">
            <text:p>48.9879989624023</text:p>
          </table:table-cell>
          <table:table-cell office:value-type="float" office:value="105.242931290828" calcext:value-type="float">
            <text:p>105.242931290828</text:p>
          </table:table-cell>
          <table:table-cell office:value-type="float" office:value="165.242931290828" calcext:value-type="float">
            <text:p>165.2429312908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.2210006713867" calcext:value-type="float">
            <text:p>35.2210006713867</text:p>
          </table:table-cell>
          <table:table-cell office:value-type="float" office:value="91.7367452085352" calcext:value-type="float">
            <text:p>91.7367452085352</text:p>
          </table:table-cell>
          <table:table-cell office:value-type="float" office:value="151.736745208535" calcext:value-type="float">
            <text:p>151.7367452085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.0900001525879" calcext:value-type="float">
            <text:p>27.0900001525879</text:p>
          </table:table-cell>
          <table:table-cell office:value-type="float" office:value="74.19758895793" calcext:value-type="float">
            <text:p>74.19758895793</text:p>
          </table:table-cell>
          <table:table-cell office:value-type="float" office:value="134.19758895793" calcext:value-type="float">
            <text:p>134.197588957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7490005493164" calcext:value-type="float">
            <text:p>22.7490005493164</text:p>
          </table:table-cell>
          <table:table-cell office:value-type="float" office:value="64.151498557045" calcext:value-type="float">
            <text:p>64.151498557045</text:p>
          </table:table-cell>
          <table:table-cell office:value-type="float" office:value="124.151498557045" calcext:value-type="float">
            <text:p>124.1514985570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4529991149902" calcext:value-type="float">
            <text:p>23.4529991149902</text:p>
          </table:table-cell>
          <table:table-cell office:value-type="float" office:value="83.5990893562817" calcext:value-type="float">
            <text:p>83.5990893562817</text:p>
          </table:table-cell>
          <table:table-cell office:value-type="float" office:value="143.599089356282" calcext:value-type="float">
            <text:p>143.599089356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3700008392334" calcext:value-type="float">
            <text:p>24.3700008392334</text:p>
          </table:table-cell>
          <table:table-cell office:value-type="float" office:value="83.2356195413811" calcext:value-type="float">
            <text:p>83.2356195413811</text:p>
          </table:table-cell>
          <table:table-cell office:value-type="float" office:value="143.235619541381" calcext:value-type="float">
            <text:p>143.2356195413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6709995269775" calcext:value-type="float">
            <text:p>23.6709995269775</text:p>
          </table:table-cell>
          <table:table-cell office:value-type="float" office:value="80.0658547652357" calcext:value-type="float">
            <text:p>80.0658547652357</text:p>
          </table:table-cell>
          <table:table-cell office:value-type="float" office:value="140.065854765236" calcext:value-type="float">
            <text:p>140.0658547652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.6879997253418" calcext:value-type="float">
            <text:p>18.6879997253418</text:p>
          </table:table-cell>
          <table:table-cell office:value-type="float" office:value="82.5380560547012" calcext:value-type="float">
            <text:p>82.5380560547012</text:p>
          </table:table-cell>
          <table:table-cell office:value-type="float" office:value="142.538056054701" calcext:value-type="float">
            <text:p>142.5380560547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.3990001678467" calcext:value-type="float">
            <text:p>14.3990001678467</text:p>
          </table:table-cell>
          <table:table-cell office:value-type="float" office:value="44.7587245761406" calcext:value-type="float">
            <text:p>44.7587245761406</text:p>
          </table:table-cell>
          <table:table-cell office:value-type="float" office:value="104.758724576141" calcext:value-type="float">
            <text:p>104.758724576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1020002365112" calcext:value-type="float">
            <text:p>11.1020002365112</text:p>
          </table:table-cell>
          <table:table-cell office:value-type="float" office:value="62.7212338709952" calcext:value-type="float">
            <text:p>62.7212338709952</text:p>
          </table:table-cell>
          <table:table-cell office:value-type="float" office:value="122.721233870995" calcext:value-type="float">
            <text:p>122.7212338709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53999996185303" calcext:value-type="float">
            <text:p>7.53999996185303</text:p>
          </table:table-cell>
          <table:table-cell office:value-type="float" office:value="41.6893688205115" calcext:value-type="float">
            <text:p>41.6893688205115</text:p>
          </table:table-cell>
          <table:table-cell office:value-type="float" office:value="101.689368820511" calcext:value-type="float">
            <text:p>101.6893688205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06799983978272" calcext:value-type="float">
            <text:p>4.06799983978272</text:p>
          </table:table-cell>
          <table:table-cell office:value-type="float" office:value="7.09423029667383" calcext:value-type="float">
            <text:p>7.09423029667383</text:p>
          </table:table-cell>
          <table:table-cell office:value-type="float" office:value="67.0942302966738" calcext:value-type="float">
            <text:p>67.09423029667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62999987602234" calcext:value-type="float">
            <text:p>0.662999987602234</text:p>
          </table:table-cell>
          <table:table-cell office:value-type="float" office:value="-23.6156473630174" calcext:value-type="float">
            <text:p>-23.6156473630174</text:p>
          </table:table-cell>
          <table:table-cell office:value-type="float" office:value="36.3843526369826" calcext:value-type="float">
            <text:p>36.38435263698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.37199997901916" calcext:value-type="float">
            <text:p>-2.37199997901916</text:p>
          </table:table-cell>
          <table:table-cell office:value-type="float" office:value="-38.6071098938531" calcext:value-type="float">
            <text:p>-38.6071098938531</text:p>
          </table:table-cell>
          <table:table-cell office:value-type="float" office:value="21.3928901061469" calcext:value-type="float">
            <text:p>21.3928901061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.91400003433228" calcext:value-type="float">
            <text:p>-4.91400003433228</text:p>
          </table:table-cell>
          <table:table-cell office:value-type="float" office:value="-39.7310843309472" calcext:value-type="float">
            <text:p>-39.7310843309472</text:p>
          </table:table-cell>
          <table:table-cell office:value-type="float" office:value="20.2689156690528" calcext:value-type="float">
            <text:p>20.26891566905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.27600002288818" calcext:value-type="float">
            <text:p>-7.27600002288818</text:p>
          </table:table-cell>
          <table:table-cell office:value-type="float" office:value="-54.2894067115503" calcext:value-type="float">
            <text:p>-54.2894067115503</text:p>
          </table:table-cell>
          <table:table-cell office:value-type="float" office:value="5.71059328844972" calcext:value-type="float">
            <text:p>5.710593288449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4.5340003967285" calcext:value-type="float">
            <text:p>-14.5340003967285</text:p>
          </table:table-cell>
          <table:table-cell office:value-type="float" office:value="-69.0394828033551" calcext:value-type="float">
            <text:p>-69.0394828033551</text:p>
          </table:table-cell>
          <table:table-cell office:value-type="float" office:value="-9.03948280335512" calcext:value-type="float">
            <text:p>-9.039482803355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7.6909999847412" calcext:value-type="float">
            <text:p>-17.6909999847412</text:p>
          </table:table-cell>
          <table:table-cell office:value-type="float" office:value="-77.3413949342559" calcext:value-type="float">
            <text:p>-77.3413949342559</text:p>
          </table:table-cell>
          <table:table-cell office:value-type="float" office:value="-17.3413949342559" calcext:value-type="float">
            <text:p>-17.34139493425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9.3759994506836" calcext:value-type="float">
            <text:p>-19.3759994506836</text:p>
          </table:table-cell>
          <table:table-cell office:value-type="float" office:value="-75.8333622531576" calcext:value-type="float">
            <text:p>-75.8333622531576</text:p>
          </table:table-cell>
          <table:table-cell office:value-type="float" office:value="-15.8333622531576" calcext:value-type="float">
            <text:p>-15.8333622531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.0149993896484" calcext:value-type="float">
            <text:p>-16.0149993896484</text:p>
          </table:table-cell>
          <table:table-cell office:value-type="float" office:value="-73.8737019554397" calcext:value-type="float">
            <text:p>-73.8737019554397</text:p>
          </table:table-cell>
          <table:table-cell office:value-type="float" office:value="-13.8737019554397" calcext:value-type="float">
            <text:p>-13.87370195543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.5860004425049" calcext:value-type="float">
            <text:p>-15.5860004425049</text:p>
          </table:table-cell>
          <table:table-cell office:value-type="float" office:value="-72.6542012613986" calcext:value-type="float">
            <text:p>-72.6542012613986</text:p>
          </table:table-cell>
          <table:table-cell office:value-type="float" office:value="-12.6542012613986" calcext:value-type="float">
            <text:p>-12.65420126139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.8280000686646" calcext:value-type="float">
            <text:p>-15.8280000686646</text:p>
          </table:table-cell>
          <table:table-cell office:value-type="float" office:value="-78.7100760404471" calcext:value-type="float">
            <text:p>-78.7100760404471</text:p>
          </table:table-cell>
          <table:table-cell office:value-type="float" office:value="-18.7100760404471" calcext:value-type="float">
            <text:p>-18.71007604044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.8840007781982" calcext:value-type="float">
            <text:p>-16.8840007781982</text:p>
          </table:table-cell>
          <table:table-cell office:value-type="float" office:value="-80.6298784421381" calcext:value-type="float">
            <text:p>-80.6298784421381</text:p>
          </table:table-cell>
          <table:table-cell office:value-type="float" office:value="-20.6298784421381" calcext:value-type="float">
            <text:p>-20.62987844213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8.0559997558594" calcext:value-type="float">
            <text:p>-18.0559997558594</text:p>
          </table:table-cell>
          <table:table-cell office:value-type="float" office:value="-80.7583239316877" calcext:value-type="float">
            <text:p>-80.7583239316877</text:p>
          </table:table-cell>
          <table:table-cell office:value-type="float" office:value="-20.7583239316877" calcext:value-type="float">
            <text:p>-20.7583239316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3.4530000686646" calcext:value-type="float">
            <text:p>-13.4530000686646</text:p>
          </table:table-cell>
          <table:table-cell office:value-type="float" office:value="-74.2306531424542" calcext:value-type="float">
            <text:p>-74.2306531424542</text:p>
          </table:table-cell>
          <table:table-cell office:value-type="float" office:value="-14.2306531424542" calcext:value-type="float">
            <text:p>-14.23065314245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7899980545044" calcext:value-type="float">
            <text:p>4.27899980545044</text:p>
          </table:table-cell>
          <table:table-cell office:value-type="float" office:value="56.565051177078" calcext:value-type="float">
            <text:p>56.565051177078</text:p>
          </table:table-cell>
          <table:table-cell office:value-type="float" office:value="116.565051177078" calcext:value-type="float">
            <text:p>116.5650511770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.1089992523193" calcext:value-type="float">
            <text:p>28.1089992523193</text:p>
          </table:table-cell>
          <table:table-cell office:value-type="float" office:value="85.0645694287677" calcext:value-type="float">
            <text:p>85.0645694287677</text:p>
          </table:table-cell>
          <table:table-cell office:value-type="float" office:value="145.064569428768" calcext:value-type="float">
            <text:p>145.0645694287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.765998840332" calcext:value-type="float">
            <text:p>46.765998840332</text:p>
          </table:table-cell>
          <table:table-cell office:value-type="float" office:value="108.745820684358" calcext:value-type="float">
            <text:p>108.745820684358</text:p>
          </table:table-cell>
          <table:table-cell office:value-type="float" office:value="168.745820684358" calcext:value-type="float">
            <text:p>168.7458206843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.0849990844727" calcext:value-type="float">
            <text:p>50.0849990844727</text:p>
          </table:table-cell>
          <table:table-cell office:value-type="float" office:value="112.541699524974" calcext:value-type="float">
            <text:p>112.541699524974</text:p>
          </table:table-cell>
          <table:table-cell office:value-type="float" office:value="172.541699524974" calcext:value-type="float">
            <text:p>172.5416995249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.1559982299805" calcext:value-type="float">
            <text:p>35.1559982299805</text:p>
          </table:table-cell>
          <table:table-cell office:value-type="float" office:value="99.6662259543771" calcext:value-type="float">
            <text:p>99.6662259543771</text:p>
          </table:table-cell>
          <table:table-cell office:value-type="float" office:value="159.666225954377" calcext:value-type="float">
            <text:p>159.6662259543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.1609992980957" calcext:value-type="float">
            <text:p>21.1609992980957</text:p>
          </table:table-cell>
          <table:table-cell office:value-type="float" office:value="85.4241933499399" calcext:value-type="float">
            <text:p>85.4241933499399</text:p>
          </table:table-cell>
          <table:table-cell office:value-type="float" office:value="145.42419334994" calcext:value-type="float">
            <text:p>145.424193349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.68300008773804" calcext:value-type="float">
            <text:p>-4.68300008773804</text:p>
          </table:table-cell>
          <table:table-cell office:value-type="float" office:value="-62.5004106595898" calcext:value-type="float">
            <text:p>-62.5004106595898</text:p>
          </table:table-cell>
          <table:table-cell office:value-type="float" office:value="-2.50041065958976" calcext:value-type="float">
            <text:p>-2.50041065958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3.3709983825684" calcext:value-type="float">
            <text:p>-33.3709983825684</text:p>
          </table:table-cell>
          <table:table-cell office:value-type="float" office:value="-95.4877862435619" calcext:value-type="float">
            <text:p>-95.4877862435619</text:p>
          </table:table-cell>
          <table:table-cell office:value-type="float" office:value="-35.4877862435619" calcext:value-type="float">
            <text:p>-35.48778624356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8.3759994506836" calcext:value-type="float">
            <text:p>-58.3759994506836</text:p>
          </table:table-cell>
          <table:table-cell office:value-type="float" office:value="-115.906706565193" calcext:value-type="float">
            <text:p>-115.906706565193</text:p>
          </table:table-cell>
          <table:table-cell office:value-type="float" office:value="-55.9067065651932" calcext:value-type="float">
            <text:p>-55.90670656519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76.4250030517578" calcext:value-type="float">
            <text:p>-76.4250030517578</text:p>
          </table:table-cell>
          <table:table-cell office:value-type="float" office:value="-125.217722757906" calcext:value-type="float">
            <text:p>-125.217722757906</text:p>
          </table:table-cell>
          <table:table-cell office:value-type="float" office:value="-65.2177227579058" calcext:value-type="float">
            <text:p>-65.21772275790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0.710998535156" calcext:value-type="float">
            <text:p>-110.710998535156</text:p>
          </table:table-cell>
          <table:table-cell office:value-type="float" office:value="-147.746230921534" calcext:value-type="float">
            <text:p>-147.746230921534</text:p>
          </table:table-cell>
          <table:table-cell office:value-type="float" office:value="-87.7462309215339" calcext:value-type="float">
            <text:p>-87.74623092153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35.563003540039" calcext:value-type="float">
            <text:p>-135.563003540039</text:p>
          </table:table-cell>
          <table:table-cell office:value-type="float" office:value="-157.088570167367" calcext:value-type="float">
            <text:p>-157.088570167367</text:p>
          </table:table-cell>
          <table:table-cell office:value-type="float" office:value="-97.0885701673669" calcext:value-type="float">
            <text:p>-97.08857016736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3.852005004883" calcext:value-type="float">
            <text:p>-153.852005004883</text:p>
          </table:table-cell>
          <table:table-cell office:value-type="float" office:value="-169.14323908108" calcext:value-type="float">
            <text:p>-169.14323908108</text:p>
          </table:table-cell>
          <table:table-cell office:value-type="float" office:value="-109.14323908108" calcext:value-type="float">
            <text:p>-109.143239081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69.77099609375" calcext:value-type="float">
            <text:p>-169.77099609375</text:p>
          </table:table-cell>
          <table:table-cell office:value-type="float" office:value="-176.612745464719" calcext:value-type="float">
            <text:p>-176.612745464719</text:p>
          </table:table-cell>
          <table:table-cell office:value-type="float" office:value="-116.612745464719" calcext:value-type="float">
            <text:p>-116.6127454647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6.313995361328" calcext:value-type="float">
            <text:p>176.313995361328</text:p>
          </table:table-cell>
          <table:table-cell office:value-type="float" office:value="-185.741254902378" calcext:value-type="float">
            <text:p>-185.741254902378</text:p>
          </table:table-cell>
          <table:table-cell office:value-type="float" office:value="-125.741254902378" calcext:value-type="float">
            <text:p>-125.7412549023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3.554992675781" calcext:value-type="float">
            <text:p>163.554992675781</text:p>
          </table:table-cell>
          <table:table-cell office:value-type="float" office:value="-190.66438620358" calcext:value-type="float">
            <text:p>-190.66438620358</text:p>
          </table:table-cell>
          <table:table-cell office:value-type="float" office:value="-130.66438620358" calcext:value-type="float">
            <text:p>-130.664386203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.061996459961" calcext:value-type="float">
            <text:p>152.061996459961</text:p>
          </table:table-cell>
          <table:table-cell office:value-type="float" office:value="-197.408217315801" calcext:value-type="float">
            <text:p>-197.408217315801</text:p>
          </table:table-cell>
          <table:table-cell office:value-type="float" office:value="-137.408217315801" calcext:value-type="float">
            <text:p>-137.4082173158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1.39599609375" calcext:value-type="float">
            <text:p>141.39599609375</text:p>
          </table:table-cell>
          <table:table-cell office:value-type="float" office:value="-203.252108875477" calcext:value-type="float">
            <text:p>-203.252108875477</text:p>
          </table:table-cell>
          <table:table-cell office:value-type="float" office:value="-143.252108875477" calcext:value-type="float">
            <text:p>-143.2521088754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1.570999145508" calcext:value-type="float">
            <text:p>131.570999145508</text:p>
          </table:table-cell>
          <table:table-cell office:value-type="float" office:value="-208.966079011947" calcext:value-type="float">
            <text:p>-208.966079011947</text:p>
          </table:table-cell>
          <table:table-cell office:value-type="float" office:value="-148.966079011947" calcext:value-type="float">
            <text:p>-148.9660790119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1.930999755859" calcext:value-type="float">
            <text:p>121.930999755859</text:p>
          </table:table-cell>
          <table:table-cell office:value-type="float" office:value="-213.908137041483" calcext:value-type="float">
            <text:p>-213.908137041483</text:p>
          </table:table-cell>
          <table:table-cell office:value-type="float" office:value="-153.908137041483" calcext:value-type="float">
            <text:p>-153.9081370414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.686996459961" calcext:value-type="float">
            <text:p>113.686996459961</text:p>
          </table:table-cell>
          <table:table-cell office:value-type="float" office:value="-217.902425045046" calcext:value-type="float">
            <text:p>-217.902425045046</text:p>
          </table:table-cell>
          <table:table-cell office:value-type="float" office:value="-157.902425045046" calcext:value-type="float">
            <text:p>-157.902425045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.459999084473" calcext:value-type="float">
            <text:p>105.459999084473</text:p>
          </table:table-cell>
          <table:table-cell office:value-type="float" office:value="-222.68654590702" calcext:value-type="float">
            <text:p>-222.68654590702</text:p>
          </table:table-cell>
          <table:table-cell office:value-type="float" office:value="-162.68654590702" calcext:value-type="float">
            <text:p>-162.686545907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8.0970001220703" calcext:value-type="float">
            <text:p>98.0970001220703</text:p>
          </table:table-cell>
          <table:table-cell office:value-type="float" office:value="-226.871845310794" calcext:value-type="float">
            <text:p>-226.871845310794</text:p>
          </table:table-cell>
          <table:table-cell office:value-type="float" office:value="-166.871845310794" calcext:value-type="float">
            <text:p>-166.8718453107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0.7460021972656" calcext:value-type="float">
            <text:p>90.7460021972656</text:p>
          </table:table-cell>
          <table:table-cell office:value-type="float" office:value="-229.844912642184" calcext:value-type="float">
            <text:p>-229.844912642184</text:p>
          </table:table-cell>
          <table:table-cell office:value-type="float" office:value="-169.844912642184" calcext:value-type="float">
            <text:p>-169.8449126421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.0429992675781" calcext:value-type="float">
            <text:p>84.0429992675781</text:p>
          </table:table-cell>
          <table:table-cell office:value-type="float" office:value="-233.32904719482" calcext:value-type="float">
            <text:p>-233.32904719482</text:p>
          </table:table-cell>
          <table:table-cell office:value-type="float" office:value="-173.32904719482" calcext:value-type="float">
            <text:p>-173.329047194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7.5670013427734" calcext:value-type="float">
            <text:p>77.5670013427734</text:p>
          </table:table-cell>
          <table:table-cell office:value-type="float" office:value="-237.088079259757" calcext:value-type="float">
            <text:p>-237.088079259757</text:p>
          </table:table-cell>
          <table:table-cell office:value-type="float" office:value="-177.088079259757" calcext:value-type="float">
            <text:p>-177.0880792597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1.3040008544922" calcext:value-type="float">
            <text:p>71.3040008544922</text:p>
          </table:table-cell>
          <table:table-cell office:value-type="float" office:value="119.786741251884" calcext:value-type="float">
            <text:p>119.786741251884</text:p>
          </table:table-cell>
          <table:table-cell office:value-type="float" office:value="179.786741251884" calcext:value-type="float">
            <text:p>179.7867412518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3960037231445" calcext:value-type="float">
            <text:p>65.3960037231445</text:p>
          </table:table-cell>
          <table:table-cell office:value-type="float" office:value="115.067517025352" calcext:value-type="float">
            <text:p>115.067517025352</text:p>
          </table:table-cell>
          <table:table-cell office:value-type="float" office:value="175.067517025352" calcext:value-type="float">
            <text:p>175.0675170253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.423999786377" calcext:value-type="float">
            <text:p>59.423999786377</text:p>
          </table:table-cell>
          <table:table-cell office:value-type="float" office:value="111.455872087559" calcext:value-type="float">
            <text:p>111.455872087559</text:p>
          </table:table-cell>
          <table:table-cell office:value-type="float" office:value="171.455872087559" calcext:value-type="float">
            <text:p>171.4558720875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.8260002136231" calcext:value-type="float">
            <text:p>53.8260002136231</text:p>
          </table:table-cell>
          <table:table-cell office:value-type="float" office:value="105.537547162902" calcext:value-type="float">
            <text:p>105.537547162902</text:p>
          </table:table-cell>
          <table:table-cell office:value-type="float" office:value="165.537547162902" calcext:value-type="float">
            <text:p>165.5375471629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.2490005493164" calcext:value-type="float">
            <text:p>48.2490005493164</text:p>
          </table:table-cell>
          <table:table-cell office:value-type="float" office:value="102.176999239756" calcext:value-type="float">
            <text:p>102.176999239756</text:p>
          </table:table-cell>
          <table:table-cell office:value-type="float" office:value="162.176999239756" calcext:value-type="float">
            <text:p>162.1769992397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.9519996643066" calcext:value-type="float">
            <text:p>42.9519996643066</text:p>
          </table:table-cell>
          <table:table-cell office:value-type="float" office:value="98.3912882703814" calcext:value-type="float">
            <text:p>98.3912882703814</text:p>
          </table:table-cell>
          <table:table-cell office:value-type="float" office:value="158.391288270381" calcext:value-type="float">
            <text:p>158.3912882703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.6100006103516" calcext:value-type="float">
            <text:p>37.6100006103516</text:p>
          </table:table-cell>
          <table:table-cell office:value-type="float" office:value="96.2904014029619" calcext:value-type="float">
            <text:p>96.2904014029619</text:p>
          </table:table-cell>
          <table:table-cell office:value-type="float" office:value="156.290401402962" calcext:value-type="float">
            <text:p>156.2904014029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2.5999984741211" calcext:value-type="float">
            <text:p>32.5999984741211</text:p>
          </table:table-cell>
          <table:table-cell office:value-type="float" office:value="86.0158071830495" calcext:value-type="float">
            <text:p>86.0158071830495</text:p>
          </table:table-cell>
          <table:table-cell office:value-type="float" office:value="146.01580718305" calcext:value-type="float">
            <text:p>146.015807183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.8190002441406" calcext:value-type="float">
            <text:p>27.8190002441406</text:p>
          </table:table-cell>
          <table:table-cell office:value-type="float" office:value="79.2259963234518" calcext:value-type="float">
            <text:p>79.2259963234518</text:p>
          </table:table-cell>
          <table:table-cell office:value-type="float" office:value="139.225996323452" calcext:value-type="float">
            <text:p>139.2259963234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9190006256103" calcext:value-type="float">
            <text:p>22.9190006256103</text:p>
          </table:table-cell>
          <table:table-cell office:value-type="float" office:value="60.4110818673177" calcext:value-type="float">
            <text:p>60.4110818673177</text:p>
          </table:table-cell>
          <table:table-cell office:value-type="float" office:value="120.411081867318" calcext:value-type="float">
            <text:p>120.4110818673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.4790000915527" calcext:value-type="float">
            <text:p>17.4790000915527</text:p>
          </table:table-cell>
          <table:table-cell office:value-type="float" office:value="51.8014092376992" calcext:value-type="float">
            <text:p>51.8014092376992</text:p>
          </table:table-cell>
          <table:table-cell office:value-type="float" office:value="111.801409237699" calcext:value-type="float">
            <text:p>111.8014092376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.2390003204346" calcext:value-type="float">
            <text:p>23.2390003204346</text:p>
          </table:table-cell>
          <table:table-cell office:value-type="float" office:value="81.2209508687441" calcext:value-type="float">
            <text:p>81.2209508687441</text:p>
          </table:table-cell>
          <table:table-cell office:value-type="float" office:value="141.220950868744" calcext:value-type="float">
            <text:p>141.2209508687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.0890007019043" calcext:value-type="float">
            <text:p>20.0890007019043</text:p>
          </table:table-cell>
          <table:table-cell office:value-type="float" office:value="53.1985905136482" calcext:value-type="float">
            <text:p>53.1985905136482</text:p>
          </table:table-cell>
          <table:table-cell office:value-type="float" office:value="113.198590513648" calcext:value-type="float">
            <text:p>113.1985905136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3450002670288" calcext:value-type="float">
            <text:p>15.3450002670288</text:p>
          </table:table-cell>
          <table:table-cell office:value-type="float" office:value="44.2413583986756" calcext:value-type="float">
            <text:p>44.2413583986756</text:p>
          </table:table-cell>
          <table:table-cell office:value-type="float" office:value="104.241358398676" calcext:value-type="float">
            <text:p>104.2413583986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5500001907349" calcext:value-type="float">
            <text:p>12.5500001907349</text:p>
          </table:table-cell>
          <table:table-cell office:value-type="float" office:value="6.84307867847653" calcext:value-type="float">
            <text:p>6.84307867847653</text:p>
          </table:table-cell>
          <table:table-cell office:value-type="float" office:value="66.8430786784765" calcext:value-type="float">
            <text:p>66.84307867847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7819995880127" calcext:value-type="float">
            <text:p>11.7819995880127</text:p>
          </table:table-cell>
          <table:table-cell office:value-type="float" office:value="-11.4862510892671" calcext:value-type="float">
            <text:p>-11.4862510892671</text:p>
          </table:table-cell>
          <table:table-cell office:value-type="float" office:value="48.5137489107329" calcext:value-type="float">
            <text:p>48.51374891073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870004653931" calcext:value-type="float">
            <text:p>12.4870004653931</text:p>
          </table:table-cell>
          <table:table-cell office:value-type="float" office:value="20.7354759821864" calcext:value-type="float">
            <text:p>20.7354759821864</text:p>
          </table:table-cell>
          <table:table-cell office:value-type="float" office:value="80.7354759821864" calcext:value-type="float">
            <text:p>80.73547598218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4949998855591" calcext:value-type="float">
            <text:p>13.4949998855591</text:p>
          </table:table-cell>
          <table:table-cell office:value-type="float" office:value="25.8877712006371" calcext:value-type="float">
            <text:p>25.8877712006371</text:p>
          </table:table-cell>
          <table:table-cell office:value-type="float" office:value="85.8877712006371" calcext:value-type="float">
            <text:p>85.88777120063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2749996185303" calcext:value-type="float">
            <text:p>13.2749996185303</text:p>
          </table:table-cell>
          <table:table-cell office:value-type="float" office:value="27.1232347532905" calcext:value-type="float">
            <text:p>27.1232347532905</text:p>
          </table:table-cell>
          <table:table-cell office:value-type="float" office:value="87.1232347532905" calcext:value-type="float">
            <text:p>87.12323475329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1199998855591" calcext:value-type="float">
            <text:p>13.1199998855591</text:p>
          </table:table-cell>
          <table:table-cell office:value-type="float" office:value="34.8884008793401" calcext:value-type="float">
            <text:p>34.8884008793401</text:p>
          </table:table-cell>
          <table:table-cell office:value-type="float" office:value="94.8884008793401" calcext:value-type="float">
            <text:p>94.88840087934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414999961853" calcext:value-type="float">
            <text:p>13.414999961853</text:p>
          </table:table-cell>
          <table:table-cell office:value-type="float" office:value="30.6986943619069" calcext:value-type="float">
            <text:p>30.6986943619069</text:p>
          </table:table-cell>
          <table:table-cell office:value-type="float" office:value="90.6986943619069" calcext:value-type="float">
            <text:p>90.69869436190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8090000152588" calcext:value-type="float">
            <text:p>11.8090000152588</text:p>
          </table:table-cell>
          <table:table-cell office:value-type="float" office:value="5.75407067253387" calcext:value-type="float">
            <text:p>5.75407067253387</text:p>
          </table:table-cell>
          <table:table-cell office:value-type="float" office:value="65.7540706725339" calcext:value-type="float">
            <text:p>65.75407067253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.4969997406006" calcext:value-type="float">
            <text:p>13.4969997406006</text:p>
          </table:table-cell>
          <table:table-cell office:value-type="float" office:value="30.4063462154864" calcext:value-type="float">
            <text:p>30.4063462154864</text:p>
          </table:table-cell>
          <table:table-cell office:value-type="float" office:value="90.4063462154864" calcext:value-type="float">
            <text:p>90.40634621548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2790002822876" calcext:value-type="float">
            <text:p>15.2790002822876</text:p>
          </table:table-cell>
          <table:table-cell office:value-type="float" office:value="51.8014092376992" calcext:value-type="float">
            <text:p>51.8014092376992</text:p>
          </table:table-cell>
          <table:table-cell office:value-type="float" office:value="111.801409237699" calcext:value-type="float">
            <text:p>111.8014092376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.2170000076294" calcext:value-type="float">
            <text:p>13.2170000076294</text:p>
          </table:table-cell>
          <table:table-cell office:value-type="float" office:value="34.1222977929339" calcext:value-type="float">
            <text:p>34.1222977929339</text:p>
          </table:table-cell>
          <table:table-cell office:value-type="float" office:value="94.1222977929339" calcext:value-type="float">
            <text:p>94.12229779293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63100004196167" calcext:value-type="float">
            <text:p>7.63100004196167</text:p>
          </table:table-cell>
          <table:table-cell office:value-type="float" office:value="-70.0493487124705" calcext:value-type="float">
            <text:p>-70.0493487124705</text:p>
          </table:table-cell>
          <table:table-cell office:value-type="float" office:value="-10.0493487124705" calcext:value-type="float">
            <text:p>-10.04934871247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43800020217896" calcext:value-type="float">
            <text:p>4.43800020217896</text:p>
          </table:table-cell>
          <table:table-cell office:value-type="float" office:value="-94.5225763797897" calcext:value-type="float">
            <text:p>-94.5225763797897</text:p>
          </table:table-cell>
          <table:table-cell office:value-type="float" office:value="-34.5225763797897" calcext:value-type="float">
            <text:p>-34.52257637978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65300011634827" calcext:value-type="float">
            <text:p>3.65300011634827</text:p>
          </table:table-cell>
          <table:table-cell office:value-type="float" office:value="-90.6017559217603" calcext:value-type="float">
            <text:p>-90.6017559217603</text:p>
          </table:table-cell>
          <table:table-cell office:value-type="float" office:value="-30.6017559217603" calcext:value-type="float">
            <text:p>-30.60175592176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.80800008773804" calcext:value-type="float">
            <text:p>-2.80800008773804</text:p>
          </table:table-cell>
          <table:table-cell office:value-type="float" office:value="-103.515985066653" calcext:value-type="float">
            <text:p>-103.515985066653</text:p>
          </table:table-cell>
          <table:table-cell office:value-type="float" office:value="-43.5159850666528" calcext:value-type="float">
            <text:p>-43.51598506665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.39099979400635" calcext:value-type="float">
            <text:p>-9.39099979400635</text:p>
          </table:table-cell>
          <table:table-cell office:value-type="float" office:value="-95.7397771791774" calcext:value-type="float">
            <text:p>-95.7397771791774</text:p>
          </table:table-cell>
          <table:table-cell office:value-type="float" office:value="-35.7397771791774" calcext:value-type="float">
            <text:p>-35.73977717917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.2299995422363" calcext:value-type="float">
            <text:p>-12.2299995422363</text:p>
          </table:table-cell>
          <table:table-cell office:value-type="float" office:value="-100.518046348103" calcext:value-type="float">
            <text:p>-100.518046348103</text:p>
          </table:table-cell>
          <table:table-cell office:value-type="float" office:value="-40.5180463481034" calcext:value-type="float">
            <text:p>-40.51804634810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4.3859996795654" calcext:value-type="float">
            <text:p>-14.3859996795654</text:p>
          </table:table-cell>
          <table:table-cell office:value-type="float" office:value="-113.191404131824" calcext:value-type="float">
            <text:p>-113.191404131824</text:p>
          </table:table-cell>
          <table:table-cell office:value-type="float" office:value="-53.1914041318237" calcext:value-type="float">
            <text:p>-53.19140413182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.4109992980957" calcext:value-type="float">
            <text:p>-16.4109992980957</text:p>
          </table:table-cell>
          <table:table-cell office:value-type="float" office:value="-120.199056148344" calcext:value-type="float">
            <text:p>-120.199056148344</text:p>
          </table:table-cell>
          <table:table-cell office:value-type="float" office:value="-60.1990561483441" calcext:value-type="float">
            <text:p>-60.19905614834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.9860000610352" calcext:value-type="float">
            <text:p>-16.9860000610352</text:p>
          </table:table-cell>
          <table:table-cell office:value-type="float" office:value="-127.17160558647" calcext:value-type="float">
            <text:p>-127.17160558647</text:p>
          </table:table-cell>
          <table:table-cell office:value-type="float" office:value="-67.1716055864703" calcext:value-type="float">
            <text:p>-67.17160558647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.2169990539551" calcext:value-type="float">
            <text:p>-16.2169990539551</text:p>
          </table:table-cell>
          <table:table-cell office:value-type="float" office:value="-129.650098855138" calcext:value-type="float">
            <text:p>-129.650098855138</text:p>
          </table:table-cell>
          <table:table-cell office:value-type="float" office:value="-69.6500988551376" calcext:value-type="float">
            <text:p>-69.65009885513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3.0640001296997" calcext:value-type="float">
            <text:p>-13.0640001296997</text:p>
          </table:table-cell>
          <table:table-cell office:value-type="float" office:value="-142.517121450968" calcext:value-type="float">
            <text:p>-142.517121450968</text:p>
          </table:table-cell>
          <table:table-cell office:value-type="float" office:value="-82.5171214509679" calcext:value-type="float">
            <text:p>-82.51712145096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.67899990081787" calcext:value-type="float">
            <text:p>-6.67899990081787</text:p>
          </table:table-cell>
          <table:table-cell office:value-type="float" office:value="-156.948653854481" calcext:value-type="float">
            <text:p>-156.948653854481</text:p>
          </table:table-cell>
          <table:table-cell office:value-type="float" office:value="-96.9486538544806" calcext:value-type="float">
            <text:p>-96.94865385448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.40700006484985" calcext:value-type="float">
            <text:p>-3.40700006484985</text:p>
          </table:table-cell>
          <table:table-cell office:value-type="float" office:value="-166.274970146339" calcext:value-type="float">
            <text:p>-166.274970146339</text:p>
          </table:table-cell>
          <table:table-cell office:value-type="float" office:value="-106.274970146339" calcext:value-type="float">
            <text:p>-106.2749701463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.2039999961853" calcext:value-type="float">
            <text:p>-1.2039999961853</text:p>
          </table:table-cell>
          <table:table-cell office:value-type="float" office:value="-184.875329475328" calcext:value-type="float">
            <text:p>-184.875329475328</text:p>
          </table:table-cell>
          <table:table-cell office:value-type="float" office:value="-124.875329475328" calcext:value-type="float">
            <text:p>-124.8753294753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504000008106232" calcext:value-type="float">
            <text:p>-0.504000008106232</text:p>
          </table:table-cell>
          <table:table-cell office:value-type="float" office:value="-177.317662281161" calcext:value-type="float">
            <text:p>-177.317662281161</text:p>
          </table:table-cell>
          <table:table-cell office:value-type="float" office:value="-117.317662281161" calcext:value-type="float">
            <text:p>-117.3176622811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426999986171722" calcext:value-type="float">
            <text:p>-0.426999986171722</text:p>
          </table:table-cell>
          <table:table-cell office:value-type="float" office:value="-184.00005208336" calcext:value-type="float">
            <text:p>-184.00005208336</text:p>
          </table:table-cell>
          <table:table-cell office:value-type="float" office:value="-124.00005208336" calcext:value-type="float">
            <text:p>-124.000052083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760999977588654" calcext:value-type="float">
            <text:p>-0.760999977588654</text:p>
          </table:table-cell>
          <table:table-cell office:value-type="float" office:value="-179.091168537882" calcext:value-type="float">
            <text:p>-179.091168537882</text:p>
          </table:table-cell>
          <table:table-cell office:value-type="float" office:value="-119.091168537882" calcext:value-type="float">
            <text:p>-119.0911685378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28000000119209" calcext:value-type="float">
            <text:p>0.228000000119209</text:p>
          </table:table-cell>
          <table:table-cell office:value-type="float" office:value="-183.371051954141" calcext:value-type="float">
            <text:p>-183.371051954141</text:p>
          </table:table-cell>
          <table:table-cell office:value-type="float" office:value="-123.371051954141" calcext:value-type="float">
            <text:p>-123.3710519541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9199998378754" calcext:value-type="float">
            <text:p>1.49199998378754</text:p>
          </table:table-cell>
          <table:table-cell office:value-type="float" office:value="-202.611937084593" calcext:value-type="float">
            <text:p>-202.611937084593</text:p>
          </table:table-cell>
          <table:table-cell office:value-type="float" office:value="-142.611937084593" calcext:value-type="float">
            <text:p>-142.6119370845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36700010299683" calcext:value-type="float">
            <text:p>2.36700010299683</text:p>
          </table:table-cell>
          <table:table-cell office:value-type="float" office:value="-199.398704996267" calcext:value-type="float">
            <text:p>-199.398704996267</text:p>
          </table:table-cell>
          <table:table-cell office:value-type="float" office:value="-139.398704996267" calcext:value-type="float">
            <text:p>-139.398704996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06900000572205" calcext:value-type="float">
            <text:p>3.06900000572205</text:p>
          </table:table-cell>
          <table:table-cell office:value-type="float" office:value="-200.194428407867" calcext:value-type="float">
            <text:p>-200.194428407867</text:p>
          </table:table-cell>
          <table:table-cell office:value-type="float" office:value="-140.194428407867" calcext:value-type="float">
            <text:p>-140.1944284078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65899991989136" calcext:value-type="float">
            <text:p>3.65899991989136</text:p>
          </table:table-cell>
          <table:table-cell office:value-type="float" office:value="-201.268722408614" calcext:value-type="float">
            <text:p>-201.268722408614</text:p>
          </table:table-cell>
          <table:table-cell office:value-type="float" office:value="-141.268722408614" calcext:value-type="float">
            <text:p>-141.2687224086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98900008201599" calcext:value-type="float">
            <text:p>3.98900008201599</text:p>
          </table:table-cell>
          <table:table-cell office:value-type="float" office:value="-206.614464086445" calcext:value-type="float">
            <text:p>-206.614464086445</text:p>
          </table:table-cell>
          <table:table-cell office:value-type="float" office:value="-146.614464086445" calcext:value-type="float">
            <text:p>-146.6144640864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72399997711182" calcext:value-type="float">
            <text:p>4.72399997711182</text:p>
          </table:table-cell>
          <table:table-cell office:value-type="float" office:value="-197.972055729837" calcext:value-type="float">
            <text:p>-197.972055729837</text:p>
          </table:table-cell>
          <table:table-cell office:value-type="float" office:value="-137.972055729837" calcext:value-type="float">
            <text:p>-137.9720557298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21799993515015" calcext:value-type="float">
            <text:p>6.21799993515015</text:p>
          </table:table-cell>
          <table:table-cell office:value-type="float" office:value="-206.503388705491" calcext:value-type="float">
            <text:p>-206.503388705491</text:p>
          </table:table-cell>
          <table:table-cell office:value-type="float" office:value="-146.503388705491" calcext:value-type="float">
            <text:p>-146.5033887054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78499984741211" calcext:value-type="float">
            <text:p>7.78499984741211</text:p>
          </table:table-cell>
          <table:table-cell office:value-type="float" office:value="-215.344102716778" calcext:value-type="float">
            <text:p>-215.344102716778</text:p>
          </table:table-cell>
          <table:table-cell office:value-type="float" office:value="-155.344102716778" calcext:value-type="float">
            <text:p>-155.3441027167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26900005340576" calcext:value-type="float">
            <text:p>9.26900005340576</text:p>
          </table:table-cell>
          <table:table-cell office:value-type="float" office:value="-217.147186832112" calcext:value-type="float">
            <text:p>-217.147186832112</text:p>
          </table:table-cell>
          <table:table-cell office:value-type="float" office:value="-157.147186832112" calcext:value-type="float">
            <text:p>-157.1471868321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7150001525879" calcext:value-type="float">
            <text:p>10.7150001525879</text:p>
          </table:table-cell>
          <table:table-cell office:value-type="float" office:value="-221.008797823435" calcext:value-type="float">
            <text:p>-221.008797823435</text:p>
          </table:table-cell>
          <table:table-cell office:value-type="float" office:value="-161.008797823435" calcext:value-type="float">
            <text:p>-161.0087978234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2880001068115" calcext:value-type="float">
            <text:p>12.2880001068115</text:p>
          </table:table-cell>
          <table:table-cell office:value-type="float" office:value="-223.597031727043" calcext:value-type="float">
            <text:p>-223.597031727043</text:p>
          </table:table-cell>
          <table:table-cell office:value-type="float" office:value="-163.597031727043" calcext:value-type="float">
            <text:p>-163.5970317270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.7259998321533" calcext:value-type="float">
            <text:p>13.7259998321533</text:p>
          </table:table-cell>
          <table:table-cell office:value-type="float" office:value="-220.653260561282" calcext:value-type="float">
            <text:p>-220.653260561282</text:p>
          </table:table-cell>
          <table:table-cell office:value-type="float" office:value="-160.653260561282" calcext:value-type="float">
            <text:p>-160.6532605612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2559995651245" calcext:value-type="float">
            <text:p>15.2559995651245</text:p>
          </table:table-cell>
          <table:table-cell office:value-type="float" office:value="-227.177982720272" calcext:value-type="float">
            <text:p>-227.177982720272</text:p>
          </table:table-cell>
          <table:table-cell office:value-type="float" office:value="-167.177982720272" calcext:value-type="float">
            <text:p>-167.1779827202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.75" calcext:value-type="float">
            <text:p>16.75</text:p>
          </table:table-cell>
          <table:table-cell office:value-type="float" office:value="-231.36515935034" calcext:value-type="float">
            <text:p>-231.36515935034</text:p>
          </table:table-cell>
          <table:table-cell office:value-type="float" office:value="-171.36515935034" calcext:value-type="float">
            <text:p>-171.365159350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.9589996337891" calcext:value-type="float">
            <text:p>17.9589996337891</text:p>
          </table:table-cell>
          <table:table-cell office:value-type="float" office:value="-227.265253970887" calcext:value-type="float">
            <text:p>-227.265253970887</text:p>
          </table:table-cell>
          <table:table-cell office:value-type="float" office:value="-167.265253970887" calcext:value-type="float">
            <text:p>-167.2652539708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.8719997406006" calcext:value-type="float">
            <text:p>18.8719997406006</text:p>
          </table:table-cell>
          <table:table-cell office:value-type="float" office:value="-228.046322005242" calcext:value-type="float">
            <text:p>-228.046322005242</text:p>
          </table:table-cell>
          <table:table-cell office:value-type="float" office:value="-168.046322005242" calcext:value-type="float">
            <text:p>-168.046322005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.1700000762939" calcext:value-type="float">
            <text:p>20.1700000762939</text:p>
          </table:table-cell>
          <table:table-cell office:value-type="float" office:value="-229.603378862113" calcext:value-type="float">
            <text:p>-229.603378862113</text:p>
          </table:table-cell>
          <table:table-cell office:value-type="float" office:value="-169.603378862113" calcext:value-type="float">
            <text:p>-169.6033788621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.3619995117187" calcext:value-type="float">
            <text:p>21.3619995117187</text:p>
          </table:table-cell>
          <table:table-cell office:value-type="float" office:value="-229.019350531371" calcext:value-type="float">
            <text:p>-229.019350531371</text:p>
          </table:table-cell>
          <table:table-cell office:value-type="float" office:value="-169.019350531371" calcext:value-type="float">
            <text:p>-169.0193505313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.7509994506836" calcext:value-type="float">
            <text:p>22.7509994506836</text:p>
          </table:table-cell>
          <table:table-cell office:value-type="float" office:value="-231.557874680142" calcext:value-type="float">
            <text:p>-231.557874680142</text:p>
          </table:table-cell>
          <table:table-cell office:value-type="float" office:value="-171.557874680142" calcext:value-type="float">
            <text:p>-171.5578746801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.2119998931885" calcext:value-type="float">
            <text:p>24.2119998931885</text:p>
          </table:table-cell>
          <table:table-cell office:value-type="float" office:value="-228.925282285946" calcext:value-type="float">
            <text:p>-228.925282285946</text:p>
          </table:table-cell>
          <table:table-cell office:value-type="float" office:value="-168.925282285946" calcext:value-type="float">
            <text:p>-168.9252822859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6389999389648" calcext:value-type="float">
            <text:p>25.6389999389648</text:p>
          </table:table-cell>
          <table:table-cell office:value-type="float" office:value="-231.547740219535" calcext:value-type="float">
            <text:p>-231.547740219535</text:p>
          </table:table-cell>
          <table:table-cell office:value-type="float" office:value="-171.547740219535" calcext:value-type="float">
            <text:p>-171.5477402195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.9589996337891" calcext:value-type="float">
            <text:p>26.9589996337891</text:p>
          </table:table-cell>
          <table:table-cell office:value-type="float" office:value="-231.340641959782" calcext:value-type="float">
            <text:p>-231.340641959782</text:p>
          </table:table-cell>
          <table:table-cell office:value-type="float" office:value="-171.340641959782" calcext:value-type="float">
            <text:p>-171.3406419597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.2870006561279" calcext:value-type="float">
            <text:p>28.2870006561279</text:p>
          </table:table-cell>
          <table:table-cell office:value-type="float" office:value="-230.217592390528" calcext:value-type="float">
            <text:p>-230.217592390528</text:p>
          </table:table-cell>
          <table:table-cell office:value-type="float" office:value="-170.217592390528" calcext:value-type="float">
            <text:p>-170.2175923905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.5279998779297" calcext:value-type="float">
            <text:p>29.5279998779297</text:p>
          </table:table-cell>
          <table:table-cell office:value-type="float" office:value="-232.269793255424" calcext:value-type="float">
            <text:p>-232.269793255424</text:p>
          </table:table-cell>
          <table:table-cell office:value-type="float" office:value="-172.269793255424" calcext:value-type="float">
            <text:p>-172.2697932554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.8379993438721" calcext:value-type="float">
            <text:p>30.8379993438721</text:p>
          </table:table-cell>
          <table:table-cell office:value-type="float" office:value="-231.801023193912" calcext:value-type="float">
            <text:p>-231.801023193912</text:p>
          </table:table-cell>
          <table:table-cell office:value-type="float" office:value="-171.801023193912" calcext:value-type="float">
            <text:p>-171.8010231939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.0620002746582" calcext:value-type="float">
            <text:p>32.0620002746582</text:p>
          </table:table-cell>
          <table:table-cell office:value-type="float" office:value="-231.619387076847" calcext:value-type="float">
            <text:p>-231.619387076847</text:p>
          </table:table-cell>
          <table:table-cell office:value-type="float" office:value="-171.619387076847" calcext:value-type="float">
            <text:p>-171.6193870768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.3580017089844" calcext:value-type="float">
            <text:p>33.3580017089844</text:p>
          </table:table-cell>
          <table:table-cell office:value-type="float" office:value="-232.333195738186" calcext:value-type="float">
            <text:p>-232.333195738186</text:p>
          </table:table-cell>
          <table:table-cell office:value-type="float" office:value="-172.333195738186" calcext:value-type="float">
            <text:p>-172.333195738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.5550003051758" calcext:value-type="float">
            <text:p>34.5550003051758</text:p>
          </table:table-cell>
          <table:table-cell office:value-type="float" office:value="-229.852000722693" calcext:value-type="float">
            <text:p>-229.852000722693</text:p>
          </table:table-cell>
          <table:table-cell office:value-type="float" office:value="-169.852000722693" calcext:value-type="float">
            <text:p>-169.8520007226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.8110008239746" calcext:value-type="float">
            <text:p>35.8110008239746</text:p>
          </table:table-cell>
          <table:table-cell office:value-type="float" office:value="-231.693321832746" calcext:value-type="float">
            <text:p>-231.693321832746</text:p>
          </table:table-cell>
          <table:table-cell office:value-type="float" office:value="-171.693321832746" calcext:value-type="float">
            <text:p>-171.6933218327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.1629981994629" calcext:value-type="float">
            <text:p>37.1629981994629</text:p>
          </table:table-cell>
          <table:table-cell office:value-type="float" office:value="-229.153990533303" calcext:value-type="float">
            <text:p>-229.153990533303</text:p>
          </table:table-cell>
          <table:table-cell office:value-type="float" office:value="-169.153990533303" calcext:value-type="float">
            <text:p>-169.1539905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9.4529991149902" calcext:value-type="float">
            <text:p>39.4529991149902</text:p>
          </table:table-cell>
          <table:table-cell office:value-type="float" office:value="-229.089898209073" calcext:value-type="float">
            <text:p>-229.089898209073</text:p>
          </table:table-cell>
          <table:table-cell office:value-type="float" office:value="-169.089898209073" calcext:value-type="float">
            <text:p>-169.0898982090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.6440010070801" calcext:value-type="float">
            <text:p>40.6440010070801</text:p>
          </table:table-cell>
          <table:table-cell office:value-type="float" office:value="-230.293897370359" calcext:value-type="float">
            <text:p>-230.293897370359</text:p>
          </table:table-cell>
          <table:table-cell office:value-type="float" office:value="-170.293897370359" calcext:value-type="float">
            <text:p>-170.2938973703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1.7439994812012" calcext:value-type="float">
            <text:p>41.7439994812012</text:p>
          </table:table-cell>
          <table:table-cell office:value-type="float" office:value="-229.479798916231" calcext:value-type="float">
            <text:p>-229.479798916231</text:p>
          </table:table-cell>
          <table:table-cell office:value-type="float" office:value="-169.479798916231" calcext:value-type="float">
            <text:p>-169.479798916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.8370018005371" calcext:value-type="float">
            <text:p>42.8370018005371</text:p>
          </table:table-cell>
          <table:table-cell office:value-type="float" office:value="-228.090048863202" calcext:value-type="float">
            <text:p>-228.090048863202</text:p>
          </table:table-cell>
          <table:table-cell office:value-type="float" office:value="-168.090048863202" calcext:value-type="float">
            <text:p>-168.0900488632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.6220016479492" calcext:value-type="float">
            <text:p>43.6220016479492</text:p>
          </table:table-cell>
          <table:table-cell office:value-type="float" office:value="-228.466140212542" calcext:value-type="float">
            <text:p>-228.466140212542</text:p>
          </table:table-cell>
          <table:table-cell office:value-type="float" office:value="-168.466140212542" calcext:value-type="float">
            <text:p>-168.4661402125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.1139984130859" calcext:value-type="float">
            <text:p>45.1139984130859</text:p>
          </table:table-cell>
          <table:table-cell office:value-type="float" office:value="-227.604168643358" calcext:value-type="float">
            <text:p>-227.604168643358</text:p>
          </table:table-cell>
          <table:table-cell office:value-type="float" office:value="-167.604168643358" calcext:value-type="float">
            <text:p>-167.6041686433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.6419982910156" calcext:value-type="float">
            <text:p>46.6419982910156</text:p>
          </table:table-cell>
          <table:table-cell office:value-type="float" office:value="-227.197287850933" calcext:value-type="float">
            <text:p>-227.197287850933</text:p>
          </table:table-cell>
          <table:table-cell office:value-type="float" office:value="-167.197287850933" calcext:value-type="float">
            <text:p>-167.1972878509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.9000015258789" calcext:value-type="float">
            <text:p>47.9000015258789</text:p>
          </table:table-cell>
          <table:table-cell office:value-type="float" office:value="-225.997633610516" calcext:value-type="float">
            <text:p>-225.997633610516</text:p>
          </table:table-cell>
          <table:table-cell office:value-type="float" office:value="-165.997633610516" calcext:value-type="float">
            <text:p>-165.9976336105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.0309982299805" calcext:value-type="float">
            <text:p>48.0309982299805</text:p>
          </table:table-cell>
          <table:table-cell office:value-type="float" office:value="-228.951094371538" calcext:value-type="float">
            <text:p>-228.951094371538</text:p>
          </table:table-cell>
          <table:table-cell office:value-type="float" office:value="-168.951094371538" calcext:value-type="float">
            <text:p>-168.9510943715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6.5909996032715" calcext:value-type="float">
            <text:p>56.5909996032715</text:p>
          </table:table-cell>
          <table:table-cell office:value-type="float" office:value="-221.565051177078" calcext:value-type="float">
            <text:p>-221.565051177078</text:p>
          </table:table-cell>
          <table:table-cell office:value-type="float" office:value="-161.565051177078" calcext:value-type="float">
            <text:p>-161.5650511770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9.5250015258789" calcext:value-type="float">
            <text:p>89.5250015258789</text:p>
          </table:table-cell>
          <table:table-cell office:value-type="float" office:value="-209.023630432901" calcext:value-type="float">
            <text:p>-209.023630432901</text:p>
          </table:table-cell>
          <table:table-cell office:value-type="float" office:value="-149.023630432901" calcext:value-type="float">
            <text:p>-149.0236304329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6.49299621582" calcext:value-type="float">
            <text:p>116.49299621582</text:p>
          </table:table-cell>
          <table:table-cell office:value-type="float" office:value="-198.476073064231" calcext:value-type="float">
            <text:p>-198.476073064231</text:p>
          </table:table-cell>
          <table:table-cell office:value-type="float" office:value="-138.476073064231" calcext:value-type="float">
            <text:p>-138.476073064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7.236999511719" calcext:value-type="float">
            <text:p>137.236999511719</text:p>
          </table:table-cell>
          <table:table-cell office:value-type="float" office:value="-198.754601251944" calcext:value-type="float">
            <text:p>-198.754601251944</text:p>
          </table:table-cell>
          <table:table-cell office:value-type="float" office:value="-138.754601251944" calcext:value-type="float">
            <text:p>-138.7546012519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3.156005859375" calcext:value-type="float">
            <text:p>153.156005859375</text:p>
          </table:table-cell>
          <table:table-cell office:value-type="float" office:value="-194.95482517453" calcext:value-type="float">
            <text:p>-194.95482517453</text:p>
          </table:table-cell>
          <table:table-cell office:value-type="float" office:value="-134.95482517453" calcext:value-type="float">
            <text:p>-134.954825174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6.494003295898" calcext:value-type="float">
            <text:p>166.494003295898</text:p>
          </table:table-cell>
          <table:table-cell office:value-type="float" office:value="-191.069823030658" calcext:value-type="float">
            <text:p>-191.069823030658</text:p>
          </table:table-cell>
          <table:table-cell office:value-type="float" office:value="-131.069823030658" calcext:value-type="float">
            <text:p>-131.0698230306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6.072998046875" calcext:value-type="float">
            <text:p>-176.072998046875</text:p>
          </table:table-cell>
          <table:table-cell office:value-type="float" office:value="-182.168558953655" calcext:value-type="float">
            <text:p>-182.168558953655</text:p>
          </table:table-cell>
          <table:table-cell office:value-type="float" office:value="-122.168558953655" calcext:value-type="float">
            <text:p>-122.1685589536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41.654006958008" calcext:value-type="float">
            <text:p>-141.654006958008</text:p>
          </table:table-cell>
          <table:table-cell office:value-type="float" office:value="-161.52454801036" calcext:value-type="float">
            <text:p>-161.52454801036</text:p>
          </table:table-cell>
          <table:table-cell office:value-type="float" office:value="-101.52454801036" calcext:value-type="float">
            <text:p>-101.524548010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4.445999145508" calcext:value-type="float">
            <text:p>-114.445999145508</text:p>
          </table:table-cell>
          <table:table-cell office:value-type="float" office:value="-151.852986115557" calcext:value-type="float">
            <text:p>-151.852986115557</text:p>
          </table:table-cell>
          <table:table-cell office:value-type="float" office:value="-91.8529861155568" calcext:value-type="float">
            <text:p>-91.85298611555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99.9869995117188" calcext:value-type="float">
            <text:p>-99.9869995117188</text:p>
          </table:table-cell>
          <table:table-cell office:value-type="float" office:value="-141.855865271367" calcext:value-type="float">
            <text:p>-141.855865271367</text:p>
          </table:table-cell>
          <table:table-cell office:value-type="float" office:value="-81.8558652713666" calcext:value-type="float">
            <text:p>-81.855865271366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89.3509979248047" calcext:value-type="float">
            <text:p>-89.3509979248047</text:p>
          </table:table-cell>
          <table:table-cell office:value-type="float" office:value="-135.742796422811" calcext:value-type="float">
            <text:p>-135.742796422811</text:p>
          </table:table-cell>
          <table:table-cell office:value-type="float" office:value="-75.7427964228108" calcext:value-type="float">
            <text:p>-75.7427964228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62.6080017089844" calcext:value-type="float">
            <text:p>-62.6080017089844</text:p>
          </table:table-cell>
          <table:table-cell office:value-type="float" office:value="-122.82090888344" calcext:value-type="float">
            <text:p>-122.82090888344</text:p>
          </table:table-cell>
          <table:table-cell office:value-type="float" office:value="-62.8209088834403" calcext:value-type="float">
            <text:p>-62.82090888344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3.5209999084473" calcext:value-type="float">
            <text:p>-23.5209999084473</text:p>
          </table:table-cell>
          <table:table-cell office:value-type="float" office:value="-95.1254855521498" calcext:value-type="float">
            <text:p>-95.1254855521498</text:p>
          </table:table-cell>
          <table:table-cell office:value-type="float" office:value="-35.1254855521498" calcext:value-type="float">
            <text:p>-35.12548555214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9999997615814" calcext:value-type="float">
            <text:p>1.89999997615814</text:p>
          </table:table-cell>
          <table:table-cell office:value-type="float" office:value="-47.4260955558957" calcext:value-type="float">
            <text:p>-47.4260955558957</text:p>
          </table:table-cell>
          <table:table-cell office:value-type="float" office:value="12.5739044441043" calcext:value-type="float">
            <text:p>12.57390444410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.7629995346069" calcext:value-type="float">
            <text:p>15.7629995346069</text:p>
          </table:table-cell>
          <table:table-cell office:value-type="float" office:value="4.52357434216214" calcext:value-type="float">
            <text:p>4.52357434216214</text:p>
          </table:table-cell>
          <table:table-cell office:value-type="float" office:value="64.5235743421621" calcext:value-type="float">
            <text:p>64.52357434216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.5979995727539" calcext:value-type="float">
            <text:p>18.5979995727539</text:p>
          </table:table-cell>
          <table:table-cell office:value-type="float" office:value="13.1883831078912" calcext:value-type="float">
            <text:p>13.1883831078912</text:p>
          </table:table-cell>
          <table:table-cell office:value-type="float" office:value="73.1883831078912" calcext:value-type="float">
            <text:p>73.18838310789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.1520004272461" calcext:value-type="float">
            <text:p>21.1520004272461</text:p>
          </table:table-cell>
          <table:table-cell office:value-type="float" office:value="38.2142987395389" calcext:value-type="float">
            <text:p>38.2142987395389</text:p>
          </table:table-cell>
          <table:table-cell office:value-type="float" office:value="98.2142987395389" calcext:value-type="float">
            <text:p>98.21429873953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.8490009307861" calcext:value-type="float">
            <text:p>19.8490009307861</text:p>
          </table:table-cell>
          <table:table-cell office:value-type="float" office:value="39.6991777482956" calcext:value-type="float">
            <text:p>39.6991777482956</text:p>
          </table:table-cell>
          <table:table-cell office:value-type="float" office:value="99.6991777482956" calcext:value-type="float">
            <text:p>99.69917774829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.8409996032715" calcext:value-type="float">
            <text:p>18.8409996032715</text:p>
          </table:table-cell>
          <table:table-cell office:value-type="float" office:value="55.4234385266474" calcext:value-type="float">
            <text:p>55.4234385266474</text:p>
          </table:table-cell>
          <table:table-cell office:value-type="float" office:value="115.423438526647" calcext:value-type="float">
            <text:p>115.4234385266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299999237061" calcext:value-type="float">
            <text:p>26.8299999237061</text:p>
          </table:table-cell>
          <table:table-cell office:value-type="float" office:value="69.294607451261" calcext:value-type="float">
            <text:p>69.294607451261</text:p>
          </table:table-cell>
          <table:table-cell office:value-type="float" office:value="129.294607451261" calcext:value-type="float">
            <text:p>129.2946074512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.2439994812012" calcext:value-type="float">
            <text:p>37.2439994812012</text:p>
          </table:table-cell>
          <table:table-cell office:value-type="float" office:value="85.0238055685343" calcext:value-type="float">
            <text:p>85.0238055685343</text:p>
          </table:table-cell>
          <table:table-cell office:value-type="float" office:value="145.023805568534" calcext:value-type="float">
            <text:p>145.0238055685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4.2680015563965" calcext:value-type="float">
            <text:p>34.2680015563965</text:p>
          </table:table-cell>
          <table:table-cell office:value-type="float" office:value="85.5765884909806" calcext:value-type="float">
            <text:p>85.5765884909806</text:p>
          </table:table-cell>
          <table:table-cell office:value-type="float" office:value="145.576588490981" calcext:value-type="float">
            <text:p>145.57658849098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2.8419990539551" calcext:value-type="float">
            <text:p>32.8419990539551</text:p>
          </table:table-cell>
          <table:table-cell office:value-type="float" office:value="80.7891983390975" calcext:value-type="float">
            <text:p>80.7891983390975</text:p>
          </table:table-cell>
          <table:table-cell office:value-type="float" office:value="140.789198339098" calcext:value-type="float">
            <text:p>140.7891983390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.3729991912842" calcext:value-type="float">
            <text:p>31.3729991912842</text:p>
          </table:table-cell>
          <table:table-cell office:value-type="float" office:value="79.0748728345631" calcext:value-type="float">
            <text:p>79.0748728345631</text:p>
          </table:table-cell>
          <table:table-cell office:value-type="float" office:value="139.074872834563" calcext:value-type="float">
            <text:p>139.0748728345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.3110008239746" calcext:value-type="float">
            <text:p>31.3110008239746</text:p>
          </table:table-cell>
          <table:table-cell office:value-type="float" office:value="77.8931821381034" calcext:value-type="float">
            <text:p>77.8931821381034</text:p>
          </table:table-cell>
          <table:table-cell office:value-type="float" office:value="137.893182138103" calcext:value-type="float">
            <text:p>137.8931821381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.2120018005371" calcext:value-type="float">
            <text:p>32.2120018005371</text:p>
          </table:table-cell>
          <table:table-cell office:value-type="float" office:value="83.5866331183196" calcext:value-type="float">
            <text:p>83.5866331183196</text:p>
          </table:table-cell>
          <table:table-cell office:value-type="float" office:value="143.58663311832" calcext:value-type="float">
            <text:p>143.586633118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5.2039985656738" calcext:value-type="float">
            <text:p>35.2039985656738</text:p>
          </table:table-cell>
          <table:table-cell office:value-type="float" office:value="87.1714580203934" calcext:value-type="float">
            <text:p>87.1714580203934</text:p>
          </table:table-cell>
          <table:table-cell office:value-type="float" office:value="147.171458020393" calcext:value-type="float">
            <text:p>147.1714580203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9.2849998474121" calcext:value-type="float">
            <text:p>39.2849998474121</text:p>
          </table:table-cell>
          <table:table-cell office:value-type="float" office:value="92.2717425776809" calcext:value-type="float">
            <text:p>92.2717425776809</text:p>
          </table:table-cell>
          <table:table-cell office:value-type="float" office:value="152.271742577681" calcext:value-type="float">
            <text:p>152.2717425776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3940010070801" calcext:value-type="float">
            <text:p>44.3940010070801</text:p>
          </table:table-cell>
          <table:table-cell office:value-type="float" office:value="97.4294432098527" calcext:value-type="float">
            <text:p>97.4294432098527</text:p>
          </table:table-cell>
          <table:table-cell office:value-type="float" office:value="157.429443209853" calcext:value-type="float">
            <text:p>157.4294432098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9.6319999694824" calcext:value-type="float">
            <text:p>49.6319999694824</text:p>
          </table:table-cell>
          <table:table-cell office:value-type="float" office:value="104.249958526739" calcext:value-type="float">
            <text:p>104.249958526739</text:p>
          </table:table-cell>
          <table:table-cell office:value-type="float" office:value="164.249958526739" calcext:value-type="float">
            <text:p>164.2499585267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6.9109992980957" calcext:value-type="float">
            <text:p>36.9109992980957</text:p>
          </table:table-cell>
          <table:table-cell office:value-type="float" office:value="88.6087564003826" calcext:value-type="float">
            <text:p>88.6087564003826</text:p>
          </table:table-cell>
          <table:table-cell office:value-type="float" office:value="148.608756400383" calcext:value-type="float">
            <text:p>148.6087564003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3.1279983520508" calcext:value-type="float">
            <text:p>33.1279983520508</text:p>
          </table:table-cell>
          <table:table-cell office:value-type="float" office:value="83.4602290674802" calcext:value-type="float">
            <text:p>83.4602290674802</text:p>
          </table:table-cell>
          <table:table-cell office:value-type="float" office:value="143.46022906748" calcext:value-type="float">
            <text:p>143.460229067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.6660003662109" calcext:value-type="float">
            <text:p>33.6660003662109</text:p>
          </table:table-cell>
          <table:table-cell office:value-type="float" office:value="86.0765494080662" calcext:value-type="float">
            <text:p>86.0765494080662</text:p>
          </table:table-cell>
          <table:table-cell office:value-type="float" office:value="146.076549408066" calcext:value-type="float">
            <text:p>146.0765494080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.9669990539551" calcext:value-type="float">
            <text:p>32.9669990539551</text:p>
          </table:table-cell>
          <table:table-cell office:value-type="float" office:value="86.0765494080662" calcext:value-type="float">
            <text:p>86.0765494080662</text:p>
          </table:table-cell>
          <table:table-cell office:value-type="float" office:value="146.076549408066" calcext:value-type="float">
            <text:p>146.0765494080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3.8339996337891" calcext:value-type="float">
            <text:p>33.8339996337891</text:p>
          </table:table-cell>
          <table:table-cell office:value-type="float" office:value="87.4924767029086" calcext:value-type="float">
            <text:p>87.4924767029086</text:p>
          </table:table-cell>
          <table:table-cell office:value-type="float" office:value="147.492476702909" calcext:value-type="float">
            <text:p>147.4924767029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3.3349990844727" calcext:value-type="float">
            <text:p>33.3349990844727</text:p>
          </table:table-cell>
          <table:table-cell office:value-type="float" office:value="85.2539097032336" calcext:value-type="float">
            <text:p>85.2539097032336</text:p>
          </table:table-cell>
          <table:table-cell office:value-type="float" office:value="145.253909703234" calcext:value-type="float">
            <text:p>145.2539097032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4.5089988708496" calcext:value-type="float">
            <text:p>34.5089988708496</text:p>
          </table:table-cell>
          <table:table-cell office:value-type="float" office:value="87.890239327137" calcext:value-type="float">
            <text:p>87.890239327137</text:p>
          </table:table-cell>
          <table:table-cell office:value-type="float" office:value="147.890239327137" calcext:value-type="float">
            <text:p>147.8902393271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.8930015563965" calcext:value-type="float">
            <text:p>34.8930015563965</text:p>
          </table:table-cell>
          <table:table-cell office:value-type="float" office:value="85.5827174375638" calcext:value-type="float">
            <text:p>85.5827174375638</text:p>
          </table:table-cell>
          <table:table-cell office:value-type="float" office:value="145.582717437564" calcext:value-type="float">
            <text:p>145.5827174375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.7490005493164" calcext:value-type="float">
            <text:p>34.7490005493164</text:p>
          </table:table-cell>
          <table:table-cell office:value-type="float" office:value="89.0122100462737" calcext:value-type="float">
            <text:p>89.0122100462737</text:p>
          </table:table-cell>
          <table:table-cell office:value-type="float" office:value="149.012210046274" calcext:value-type="float">
            <text:p>149.0122100462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.9480018615723" calcext:value-type="float">
            <text:p>33.9480018615723</text:p>
          </table:table-cell>
          <table:table-cell office:value-type="float" office:value="87.9237329120963" calcext:value-type="float">
            <text:p>87.9237329120963</text:p>
          </table:table-cell>
          <table:table-cell office:value-type="float" office:value="147.923732912096" calcext:value-type="float">
            <text:p>147.9237329120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4.6879997253418" calcext:value-type="float">
            <text:p>34.6879997253418</text:p>
          </table:table-cell>
          <table:table-cell office:value-type="float" office:value="83.0376148833664" calcext:value-type="float">
            <text:p>83.0376148833664</text:p>
          </table:table-cell>
          <table:table-cell office:value-type="float" office:value="143.037614883366" calcext:value-type="float">
            <text:p>143.0376148833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.3899993896484" calcext:value-type="float">
            <text:p>33.3899993896484</text:p>
          </table:table-cell>
          <table:table-cell office:value-type="float" office:value="86.2504151913361" calcext:value-type="float">
            <text:p>86.2504151913361</text:p>
          </table:table-cell>
          <table:table-cell office:value-type="float" office:value="146.250415191336" calcext:value-type="float">
            <text:p>146.2504151913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3.7299995422363" calcext:value-type="float">
            <text:p>33.7299995422363</text:p>
          </table:table-cell>
          <table:table-cell office:value-type="float" office:value="85.7865259806216" calcext:value-type="float">
            <text:p>85.7865259806216</text:p>
          </table:table-cell>
          <table:table-cell office:value-type="float" office:value="145.786525980622" calcext:value-type="float">
            <text:p>145.7865259806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.4879989624023" calcext:value-type="float">
            <text:p>32.4879989624023</text:p>
          </table:table-cell>
          <table:table-cell office:value-type="float" office:value="82.7156742614751" calcext:value-type="float">
            <text:p>82.7156742614751</text:p>
          </table:table-cell>
          <table:table-cell office:value-type="float" office:value="142.715674261475" calcext:value-type="float">
            <text:p>142.7156742614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.5779991149902" calcext:value-type="float">
            <text:p>32.5779991149902</text:p>
          </table:table-cell>
          <table:table-cell office:value-type="float" office:value="84.0416105804496" calcext:value-type="float">
            <text:p>84.0416105804496</text:p>
          </table:table-cell>
          <table:table-cell office:value-type="float" office:value="144.04161058045" calcext:value-type="float">
            <text:p>144.041610580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.1259994506836" calcext:value-type="float">
            <text:p>31.1259994506836</text:p>
          </table:table-cell>
          <table:table-cell office:value-type="float" office:value="82.6210732331475" calcext:value-type="float">
            <text:p>82.6210732331475</text:p>
          </table:table-cell>
          <table:table-cell office:value-type="float" office:value="142.621073233148" calcext:value-type="float">
            <text:p>142.6210732331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.7540016174316" calcext:value-type="float">
            <text:p>32.7540016174316</text:p>
          </table:table-cell>
          <table:table-cell office:value-type="float" office:value="81.9200028259972" calcext:value-type="float">
            <text:p>81.9200028259972</text:p>
          </table:table-cell>
          <table:table-cell office:value-type="float" office:value="141.920002825997" calcext:value-type="float">
            <text:p>141.9200028259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.0209999084473" calcext:value-type="float">
            <text:p>32.0209999084473</text:p>
          </table:table-cell>
          <table:table-cell office:value-type="float" office:value="83.2586320991315" calcext:value-type="float">
            <text:p>83.2586320991315</text:p>
          </table:table-cell>
          <table:table-cell office:value-type="float" office:value="143.258632099132" calcext:value-type="float">
            <text:p>143.2586320991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.9039993286133" calcext:value-type="float">
            <text:p>31.9039993286133</text:p>
          </table:table-cell>
          <table:table-cell office:value-type="float" office:value="84.70393068125" calcext:value-type="float">
            <text:p>84.70393068125</text:p>
          </table:table-cell>
          <table:table-cell office:value-type="float" office:value="144.70393068125" calcext:value-type="float">
            <text:p>144.703930681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3.2490005493164" calcext:value-type="float">
            <text:p>33.2490005493164</text:p>
          </table:table-cell>
          <table:table-cell office:value-type="float" office:value="84.2596910012602" calcext:value-type="float">
            <text:p>84.2596910012602</text:p>
          </table:table-cell>
          <table:table-cell office:value-type="float" office:value="144.25969100126" calcext:value-type="float">
            <text:p>144.259691001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.867000579834" calcext:value-type="float">
            <text:p>33.867000579834</text:p>
          </table:table-cell>
          <table:table-cell office:value-type="float" office:value="84.316324686139" calcext:value-type="float">
            <text:p>84.316324686139</text:p>
          </table:table-cell>
          <table:table-cell office:value-type="float" office:value="144.316324686139" calcext:value-type="float">
            <text:p>144.3163246861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.6669998168945" calcext:value-type="float">
            <text:p>34.6669998168945</text:p>
          </table:table-cell>
          <table:table-cell office:value-type="float" office:value="85.0187222062559" calcext:value-type="float">
            <text:p>85.0187222062559</text:p>
          </table:table-cell>
          <table:table-cell office:value-type="float" office:value="145.018722206256" calcext:value-type="float">
            <text:p>145.01872220625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5.5110015869141" calcext:value-type="float">
            <text:p>35.5110015869141</text:p>
          </table:table-cell>
          <table:table-cell office:value-type="float" office:value="86.8495657725611" calcext:value-type="float">
            <text:p>86.8495657725611</text:p>
          </table:table-cell>
          <table:table-cell office:value-type="float" office:value="146.849565772561" calcext:value-type="float">
            <text:p>146.8495657725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.9389991760254" calcext:value-type="float">
            <text:p>34.9389991760254</text:p>
          </table:table-cell>
          <table:table-cell office:value-type="float" office:value="86.2360271342354" calcext:value-type="float">
            <text:p>86.2360271342354</text:p>
          </table:table-cell>
          <table:table-cell office:value-type="float" office:value="146.236027134235" calcext:value-type="float">
            <text:p>146.23602713423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.8419990539551" calcext:value-type="float">
            <text:p>33.8419990539551</text:p>
          </table:table-cell>
          <table:table-cell office:value-type="float" office:value="84.5085405307463" calcext:value-type="float">
            <text:p>84.5085405307463</text:p>
          </table:table-cell>
          <table:table-cell office:value-type="float" office:value="144.508540530746" calcext:value-type="float">
            <text:p>144.5085405307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3.5929985046387" calcext:value-type="float">
            <text:p>33.5929985046387</text:p>
          </table:table-cell>
          <table:table-cell office:value-type="float" office:value="79.7808835244836" calcext:value-type="float">
            <text:p>79.7808835244836</text:p>
          </table:table-cell>
          <table:table-cell office:value-type="float" office:value="139.780883524484" calcext:value-type="float">
            <text:p>139.7808835244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3.5169982910156" calcext:value-type="float">
            <text:p>33.5169982910156</text:p>
          </table:table-cell>
          <table:table-cell office:value-type="float" office:value="82.6210732331475" calcext:value-type="float">
            <text:p>82.6210732331475</text:p>
          </table:table-cell>
          <table:table-cell office:value-type="float" office:value="142.621073233148" calcext:value-type="float">
            <text:p>142.6210732331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.3110008239746" calcext:value-type="float">
            <text:p>33.3110008239746</text:p>
          </table:table-cell>
          <table:table-cell office:value-type="float" office:value="82.7398504919217" calcext:value-type="float">
            <text:p>82.7398504919217</text:p>
          </table:table-cell>
          <table:table-cell office:value-type="float" office:value="142.739850491922" calcext:value-type="float">
            <text:p>142.7398504919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3.4049987792969" calcext:value-type="float">
            <text:p>33.4049987792969</text:p>
          </table:table-cell>
          <table:table-cell office:value-type="float" office:value="85.2703679921211" calcext:value-type="float">
            <text:p>85.2703679921211</text:p>
          </table:table-cell>
          <table:table-cell office:value-type="float" office:value="145.270367992121" calcext:value-type="float">
            <text:p>145.2703679921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3.640998840332" calcext:value-type="float">
            <text:p>33.640998840332</text:p>
          </table:table-cell>
          <table:table-cell office:value-type="float" office:value="85.5827174375638" calcext:value-type="float">
            <text:p>85.5827174375638</text:p>
          </table:table-cell>
          <table:table-cell office:value-type="float" office:value="145.582717437564" calcext:value-type="float">
            <text:p>145.5827174375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.0660018920898" calcext:value-type="float">
            <text:p>33.0660018920898</text:p>
          </table:table-cell>
          <table:table-cell office:value-type="float" office:value="82.5201544221672" calcext:value-type="float">
            <text:p>82.5201544221672</text:p>
          </table:table-cell>
          <table:table-cell office:value-type="float" office:value="142.520154422167" calcext:value-type="float">
            <text:p>142.5201544221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.2400016784668" calcext:value-type="float">
            <text:p>32.2400016784668</text:p>
          </table:table-cell>
          <table:table-cell office:value-type="float" office:value="82.4127982718068" calcext:value-type="float">
            <text:p>82.4127982718068</text:p>
          </table:table-cell>
          <table:table-cell office:value-type="float" office:value="142.412798271807" calcext:value-type="float">
            <text:p>142.4127982718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.8920001983643" calcext:value-type="float">
            <text:p>31.8920001983643</text:p>
          </table:table-cell>
          <table:table-cell office:value-type="float" office:value="78.6074704822458" calcext:value-type="float">
            <text:p>78.6074704822458</text:p>
          </table:table-cell>
          <table:table-cell office:value-type="float" office:value="138.607470482246" calcext:value-type="float">
            <text:p>138.6074704822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.681999206543" calcext:value-type="float">
            <text:p>31.681999206543</text:p>
          </table:table-cell>
          <table:table-cell office:value-type="float" office:value="79.7248775623724" calcext:value-type="float">
            <text:p>79.7248775623724</text:p>
          </table:table-cell>
          <table:table-cell office:value-type="float" office:value="139.724877562372" calcext:value-type="float">
            <text:p>139.7248775623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.5949993133545" calcext:value-type="float">
            <text:p>31.5949993133545</text:p>
          </table:table-cell>
          <table:table-cell office:value-type="float" office:value="90.6047910992939" calcext:value-type="float">
            <text:p>90.6047910992939</text:p>
          </table:table-cell>
          <table:table-cell office:value-type="float" office:value="150.604791099294" calcext:value-type="float">
            <text:p>150.6047910992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2.125" calcext:value-type="float">
            <text:p>32.125</text:p>
          </table:table-cell>
          <table:table-cell office:value-type="float" office:value="82.6210732331475" calcext:value-type="float">
            <text:p>82.6210732331475</text:p>
          </table:table-cell>
          <table:table-cell office:value-type="float" office:value="142.621073233148" calcext:value-type="float">
            <text:p>142.62107323314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.3289985656738" calcext:value-type="float">
            <text:p>33.3289985656738</text:p>
          </table:table-cell>
          <table:table-cell office:value-type="float" office:value="83.5639488418044" calcext:value-type="float">
            <text:p>83.5639488418044</text:p>
          </table:table-cell>
          <table:table-cell office:value-type="float" office:value="143.563948841804" calcext:value-type="float">
            <text:p>143.5639488418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.9939994812012" calcext:value-type="float">
            <text:p>33.9939994812012</text:p>
          </table:table-cell>
          <table:table-cell office:value-type="float" office:value="85.2703679921211" calcext:value-type="float">
            <text:p>85.2703679921211</text:p>
          </table:table-cell>
          <table:table-cell office:value-type="float" office:value="145.270367992121" calcext:value-type="float">
            <text:p>145.2703679921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.7700004577637" calcext:value-type="float">
            <text:p>34.7700004577637</text:p>
          </table:table-cell>
          <table:table-cell office:value-type="float" office:value="85.4647659258361" calcext:value-type="float">
            <text:p>85.4647659258361</text:p>
          </table:table-cell>
          <table:table-cell office:value-type="float" office:value="145.464765925836" calcext:value-type="float">
            <text:p>145.4647659258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.7980003356934" calcext:value-type="float">
            <text:p>34.7980003356934</text:p>
          </table:table-cell>
          <table:table-cell office:value-type="float" office:value="84.562530529581" calcext:value-type="float">
            <text:p>84.562530529581</text:p>
          </table:table-cell>
          <table:table-cell office:value-type="float" office:value="144.562530529581" calcext:value-type="float">
            <text:p>144.56253052958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.2550010681152" calcext:value-type="float">
            <text:p>35.2550010681152</text:p>
          </table:table-cell>
          <table:table-cell office:value-type="float" office:value="84.0416105804496" calcext:value-type="float">
            <text:p>84.0416105804496</text:p>
          </table:table-cell>
          <table:table-cell office:value-type="float" office:value="144.04161058045" calcext:value-type="float">
            <text:p>144.041610580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5.5559997558594" calcext:value-type="float">
            <text:p>35.5559997558594</text:p>
          </table:table-cell>
          <table:table-cell office:value-type="float" office:value="84.658890606313" calcext:value-type="float">
            <text:p>84.658890606313</text:p>
          </table:table-cell>
          <table:table-cell office:value-type="float" office:value="144.658890606313" calcext:value-type="float">
            <text:p>144.6588906063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5.076000213623" calcext:value-type="float">
            <text:p>35.076000213623</text:p>
          </table:table-cell>
          <table:table-cell office:value-type="float" office:value="85.6139180359206" calcext:value-type="float">
            <text:p>85.6139180359206</text:p>
          </table:table-cell>
          <table:table-cell office:value-type="float" office:value="145.613918035921" calcext:value-type="float">
            <text:p>145.6139180359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.2760009765625" calcext:value-type="float">
            <text:p>34.2760009765625</text:p>
          </table:table-cell>
          <table:table-cell office:value-type="float" office:value="82.3704680291596" calcext:value-type="float">
            <text:p>82.3704680291596</text:p>
          </table:table-cell>
          <table:table-cell office:value-type="float" office:value="142.37046802916" calcext:value-type="float">
            <text:p>142.370468029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.5040016174316" calcext:value-type="float">
            <text:p>33.5040016174316</text:p>
          </table:table-cell>
          <table:table-cell office:value-type="float" office:value="82.4231188195278" calcext:value-type="float">
            <text:p>82.4231188195278</text:p>
          </table:table-cell>
          <table:table-cell office:value-type="float" office:value="142.423118819528" calcext:value-type="float">
            <text:p>142.4231188195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.8699989318848" calcext:value-type="float">
            <text:p>33.8699989318848</text:p>
          </table:table-cell>
          <table:table-cell office:value-type="float" office:value="81.5662990841138" calcext:value-type="float">
            <text:p>81.5662990841138</text:p>
          </table:table-cell>
          <table:table-cell office:value-type="float" office:value="141.566299084114" calcext:value-type="float">
            <text:p>141.5662990841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.867000579834" calcext:value-type="float">
            <text:p>33.867000579834</text:p>
          </table:table-cell>
          <table:table-cell office:value-type="float" office:value="83.6829988993372" calcext:value-type="float">
            <text:p>83.6829988993372</text:p>
          </table:table-cell>
          <table:table-cell office:value-type="float" office:value="143.682998899337" calcext:value-type="float">
            <text:p>143.6829988993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.0209999084473" calcext:value-type="float">
            <text:p>34.0209999084473</text:p>
          </table:table-cell>
          <table:table-cell office:value-type="float" office:value="82.5201544221672" calcext:value-type="float">
            <text:p>82.5201544221672</text:p>
          </table:table-cell>
          <table:table-cell office:value-type="float" office:value="142.520154422167" calcext:value-type="float">
            <text:p>142.5201544221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.1349983215332" calcext:value-type="float">
            <text:p>35.1349983215332</text:p>
          </table:table-cell>
          <table:table-cell office:value-type="float" office:value="84.2916879255884" calcext:value-type="float">
            <text:p>84.2916879255884</text:p>
          </table:table-cell>
          <table:table-cell office:value-type="float" office:value="144.291687925588" calcext:value-type="float">
            <text:p>144.2916879255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.109001159668" calcext:value-type="float">
            <text:p>36.109001159668</text:p>
          </table:table-cell>
          <table:table-cell office:value-type="float" office:value="86.6752178525971" calcext:value-type="float">
            <text:p>86.6752178525971</text:p>
          </table:table-cell>
          <table:table-cell office:value-type="float" office:value="146.675217852597" calcext:value-type="float">
            <text:p>146.67521785259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.3050003051758" calcext:value-type="float">
            <text:p>37.3050003051758</text:p>
          </table:table-cell>
          <table:table-cell office:value-type="float" office:value="92.7792328992645" calcext:value-type="float">
            <text:p>92.7792328992645</text:p>
          </table:table-cell>
          <table:table-cell office:value-type="float" office:value="152.779232899265" calcext:value-type="float">
            <text:p>152.7792328992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6.7610015869141" calcext:value-type="float">
            <text:p>36.7610015869141</text:p>
          </table:table-cell>
          <table:table-cell office:value-type="float" office:value="86.0564147652165" calcext:value-type="float">
            <text:p>86.0564147652165</text:p>
          </table:table-cell>
          <table:table-cell office:value-type="float" office:value="146.056414765217" calcext:value-type="float">
            <text:p>146.0564147652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.0089988708496" calcext:value-type="float">
            <text:p>34.0089988708496</text:p>
          </table:table-cell>
          <table:table-cell office:value-type="float" office:value="79.1976670527349" calcext:value-type="float">
            <text:p>79.1976670527349</text:p>
          </table:table-cell>
          <table:table-cell office:value-type="float" office:value="139.197667052735" calcext:value-type="float">
            <text:p>139.1976670527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.3880004882812" calcext:value-type="float">
            <text:p>31.3880004882812</text:p>
          </table:table-cell>
          <table:table-cell office:value-type="float" office:value="87.4624162009278" calcext:value-type="float">
            <text:p>87.4624162009278</text:p>
          </table:table-cell>
          <table:table-cell office:value-type="float" office:value="147.462416200928" calcext:value-type="float">
            <text:p>147.4624162009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.7560005187988" calcext:value-type="float">
            <text:p>28.7560005187988</text:p>
          </table:table-cell>
          <table:table-cell office:value-type="float" office:value="86.8583405510136" calcext:value-type="float">
            <text:p>86.8583405510136</text:p>
          </table:table-cell>
          <table:table-cell office:value-type="float" office:value="146.858340551014" calcext:value-type="float">
            <text:p>146.8583405510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17799949646" calcext:value-type="float">
            <text:p>25.17799949646</text:p>
          </table:table-cell>
          <table:table-cell office:value-type="float" office:value="87.2647755060935" calcext:value-type="float">
            <text:p>87.2647755060935</text:p>
          </table:table-cell>
          <table:table-cell office:value-type="float" office:value="147.264775506094" calcext:value-type="float">
            <text:p>147.2647755060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.5230007171631" calcext:value-type="float">
            <text:p>17.5230007171631</text:p>
          </table:table-cell>
          <table:table-cell office:value-type="float" office:value="45.4122368750962" calcext:value-type="float">
            <text:p>45.4122368750962</text:p>
          </table:table-cell>
          <table:table-cell office:value-type="float" office:value="105.412236875096" calcext:value-type="float">
            <text:p>105.4122368750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26399993896484" calcext:value-type="float">
            <text:p>2.26399993896484</text:p>
          </table:table-cell>
          <table:table-cell office:value-type="float" office:value="-68.9604179748807" calcext:value-type="float">
            <text:p>-68.9604179748807</text:p>
          </table:table-cell>
          <table:table-cell office:value-type="float" office:value="-8.96041797488065" calcext:value-type="float">
            <text:p>-8.960417974880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4.10699987411499" calcext:value-type="float">
            <text:p>-4.10699987411499</text:p>
          </table:table-cell>
          <table:table-cell office:value-type="float" office:value="-69.439604069122" calcext:value-type="float">
            <text:p>-69.439604069122</text:p>
          </table:table-cell>
          <table:table-cell office:value-type="float" office:value="-9.43960406912197" calcext:value-type="float">
            <text:p>-9.439604069121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6.0789999961853" calcext:value-type="float">
            <text:p>-6.0789999961853</text:p>
          </table:table-cell>
          <table:table-cell office:value-type="float" office:value="-100.201441911161" calcext:value-type="float">
            <text:p>-100.201441911161</text:p>
          </table:table-cell>
          <table:table-cell office:value-type="float" office:value="-40.2014419111615" calcext:value-type="float">
            <text:p>-40.20144191116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7.63299989700317" calcext:value-type="float">
            <text:p>-7.63299989700317</text:p>
          </table:table-cell>
          <table:table-cell office:value-type="float" office:value="-111.340192097662" calcext:value-type="float">
            <text:p>-111.340192097662</text:p>
          </table:table-cell>
          <table:table-cell office:value-type="float" office:value="-51.3401920976624" calcext:value-type="float">
            <text:p>-51.34019209766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.66499996185303" calcext:value-type="float">
            <text:p>-6.66499996185303</text:p>
          </table:table-cell>
          <table:table-cell office:value-type="float" office:value="-127.66946223683" calcext:value-type="float">
            <text:p>-127.66946223683</text:p>
          </table:table-cell>
          <table:table-cell office:value-type="float" office:value="-67.6694622368296" calcext:value-type="float">
            <text:p>-67.66946223682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.3360004425049" calcext:value-type="float">
            <text:p>13.3360004425049</text:p>
          </table:table-cell>
          <table:table-cell office:value-type="float" office:value="-169.224580189074" calcext:value-type="float">
            <text:p>-169.224580189074</text:p>
          </table:table-cell>
          <table:table-cell office:value-type="float" office:value="-109.224580189074" calcext:value-type="float">
            <text:p>-109.22458018907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.2250003814697" calcext:value-type="float">
            <text:p>31.2250003814697</text:p>
          </table:table-cell>
          <table:table-cell office:value-type="float" office:value="-215.26930576477" calcext:value-type="float">
            <text:p>-215.26930576477</text:p>
          </table:table-cell>
          <table:table-cell office:value-type="float" office:value="-155.26930576477" calcext:value-type="float">
            <text:p>-155.269305764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.6110000610352" calcext:value-type="float">
            <text:p>39.6110000610352</text:p>
          </table:table-cell>
          <table:table-cell office:value-type="float" office:value="-208.152870484068" calcext:value-type="float">
            <text:p>-208.152870484068</text:p>
          </table:table-cell>
          <table:table-cell office:value-type="float" office:value="-148.152870484068" calcext:value-type="float">
            <text:p>-148.1528704840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0979995727539" calcext:value-type="float">
            <text:p>44.0979995727539</text:p>
          </table:table-cell>
          <table:table-cell office:value-type="float" office:value="-205.170929901425" calcext:value-type="float">
            <text:p>-205.170929901425</text:p>
          </table:table-cell>
          <table:table-cell office:value-type="float" office:value="-145.170929901425" calcext:value-type="float">
            <text:p>-145.1709299014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7.2369995117188" calcext:value-type="float">
            <text:p>47.2369995117188</text:p>
          </table:table-cell>
          <table:table-cell office:value-type="float" office:value="-199.342663884879" calcext:value-type="float">
            <text:p>-199.342663884879</text:p>
          </table:table-cell>
          <table:table-cell office:value-type="float" office:value="-139.342663884879" calcext:value-type="float">
            <text:p>-139.34266388487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1.1030006408691" calcext:value-type="float">
            <text:p>51.1030006408691</text:p>
          </table:table-cell>
          <table:table-cell office:value-type="float" office:value="-194.005381378437" calcext:value-type="float">
            <text:p>-194.005381378437</text:p>
          </table:table-cell>
          <table:table-cell office:value-type="float" office:value="-134.005381378437" calcext:value-type="float">
            <text:p>-134.0053813784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4.5900001525879" calcext:value-type="float">
            <text:p>54.5900001525879</text:p>
          </table:table-cell>
          <table:table-cell office:value-type="float" office:value="-187.596270879219" calcext:value-type="float">
            <text:p>-187.596270879219</text:p>
          </table:table-cell>
          <table:table-cell office:value-type="float" office:value="-127.596270879219" calcext:value-type="float">
            <text:p>-127.5962708792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.0890007019043" calcext:value-type="float">
            <text:p>58.0890007019043</text:p>
          </table:table-cell>
          <table:table-cell office:value-type="float" office:value="-197.381979912525" calcext:value-type="float">
            <text:p>-197.381979912525</text:p>
          </table:table-cell>
          <table:table-cell office:value-type="float" office:value="-137.381979912525" calcext:value-type="float">
            <text:p>-137.3819799125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1.75" calcext:value-type="float">
            <text:p>61.75</text:p>
          </table:table-cell>
          <table:table-cell office:value-type="float" office:value="-194.073594640133" calcext:value-type="float">
            <text:p>-194.073594640133</text:p>
          </table:table-cell>
          <table:table-cell office:value-type="float" office:value="-134.073594640133" calcext:value-type="float">
            <text:p>-134.0735946401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5.8679962158203" calcext:value-type="float">
            <text:p>65.8679962158203</text:p>
          </table:table-cell>
          <table:table-cell office:value-type="float" office:value="-198.387956947719" calcext:value-type="float">
            <text:p>-198.387956947719</text:p>
          </table:table-cell>
          <table:table-cell office:value-type="float" office:value="-138.387956947719" calcext:value-type="float">
            <text:p>-138.3879569477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0.2419967651367" calcext:value-type="float">
            <text:p>70.2419967651367</text:p>
          </table:table-cell>
          <table:table-cell office:value-type="float" office:value="-199.592379929727" calcext:value-type="float">
            <text:p>-199.592379929727</text:p>
          </table:table-cell>
          <table:table-cell office:value-type="float" office:value="-139.592379929727" calcext:value-type="float">
            <text:p>-139.5923799297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3.6210021972656" calcext:value-type="float">
            <text:p>73.6210021972656</text:p>
          </table:table-cell>
          <table:table-cell office:value-type="float" office:value="-200.151760367199" calcext:value-type="float">
            <text:p>-200.151760367199</text:p>
          </table:table-cell>
          <table:table-cell office:value-type="float" office:value="-140.151760367199" calcext:value-type="float">
            <text:p>-140.1517603671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4.504997253418" calcext:value-type="float">
            <text:p>74.504997253418</text:p>
          </table:table-cell>
          <table:table-cell office:value-type="float" office:value="-201.123849939508" calcext:value-type="float">
            <text:p>-201.123849939508</text:p>
          </table:table-cell>
          <table:table-cell office:value-type="float" office:value="-141.123849939508" calcext:value-type="float">
            <text:p>-141.1238499395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4.984001159668" calcext:value-type="float">
            <text:p>74.984001159668</text:p>
          </table:table-cell>
          <table:table-cell office:value-type="float" office:value="-200.029073355862" calcext:value-type="float">
            <text:p>-200.029073355862</text:p>
          </table:table-cell>
          <table:table-cell office:value-type="float" office:value="-140.029073355862" calcext:value-type="float">
            <text:p>-140.0290733558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.9039993286133" calcext:value-type="float">
            <text:p>73.9039993286133</text:p>
          </table:table-cell>
          <table:table-cell office:value-type="float" office:value="-200.110417700994" calcext:value-type="float">
            <text:p>-200.110417700994</text:p>
          </table:table-cell>
          <table:table-cell office:value-type="float" office:value="-140.110417700994" calcext:value-type="float">
            <text:p>-140.1104177009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3.6809997558594" calcext:value-type="float">
            <text:p>73.6809997558594</text:p>
          </table:table-cell>
          <table:table-cell office:value-type="float" office:value="-200.440331098356" calcext:value-type="float">
            <text:p>-200.440331098356</text:p>
          </table:table-cell>
          <table:table-cell office:value-type="float" office:value="-140.440331098356" calcext:value-type="float">
            <text:p>-140.4403310983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4.7360000610352" calcext:value-type="float">
            <text:p>74.7360000610352</text:p>
          </table:table-cell>
          <table:table-cell office:value-type="float" office:value="-199.994479738315" calcext:value-type="float">
            <text:p>-199.994479738315</text:p>
          </table:table-cell>
          <table:table-cell office:value-type="float" office:value="-139.994479738315" calcext:value-type="float">
            <text:p>-139.9944797383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5.6740036010742" calcext:value-type="float">
            <text:p>75.6740036010742</text:p>
          </table:table-cell>
          <table:table-cell office:value-type="float" office:value="-200.80357624074" calcext:value-type="float">
            <text:p>-200.80357624074</text:p>
          </table:table-cell>
          <table:table-cell office:value-type="float" office:value="-140.80357624074" calcext:value-type="float">
            <text:p>-140.803576240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4.2770004272461" calcext:value-type="float">
            <text:p>74.2770004272461</text:p>
          </table:table-cell>
          <table:table-cell office:value-type="float" office:value="-195.973559821889" calcext:value-type="float">
            <text:p>-195.973559821889</text:p>
          </table:table-cell>
          <table:table-cell office:value-type="float" office:value="-135.973559821889" calcext:value-type="float">
            <text:p>-135.9735598218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0.9169998168945" calcext:value-type="float">
            <text:p>70.9169998168945</text:p>
          </table:table-cell>
          <table:table-cell office:value-type="float" office:value="-194.213123137441" calcext:value-type="float">
            <text:p>-194.213123137441</text:p>
          </table:table-cell>
          <table:table-cell office:value-type="float" office:value="-134.213123137441" calcext:value-type="float">
            <text:p>-134.2131231374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7.7020034790039" calcext:value-type="float">
            <text:p>67.7020034790039</text:p>
          </table:table-cell>
          <table:table-cell office:value-type="float" office:value="-196.094687975771" calcext:value-type="float">
            <text:p>-196.094687975771</text:p>
          </table:table-cell>
          <table:table-cell office:value-type="float" office:value="-136.094687975771" calcext:value-type="float">
            <text:p>-136.0946879757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.8840026855469" calcext:value-type="float">
            <text:p>64.8840026855469</text:p>
          </table:table-cell>
          <table:table-cell office:value-type="float" office:value="-192.176039882026" calcext:value-type="float">
            <text:p>-192.176039882026</text:p>
          </table:table-cell>
          <table:table-cell office:value-type="float" office:value="-132.176039882026" calcext:value-type="float">
            <text:p>-132.1760398820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2.814998626709" calcext:value-type="float">
            <text:p>62.814998626709</text:p>
          </table:table-cell>
          <table:table-cell office:value-type="float" office:value="-193.619645113718" calcext:value-type="float">
            <text:p>-193.619645113718</text:p>
          </table:table-cell>
          <table:table-cell office:value-type="float" office:value="-133.619645113718" calcext:value-type="float">
            <text:p>-133.6196451137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1.1889991760254" calcext:value-type="float">
            <text:p>61.1889991760254</text:p>
          </table:table-cell>
          <table:table-cell office:value-type="float" office:value="-192.626629213076" calcext:value-type="float">
            <text:p>-192.626629213076</text:p>
          </table:table-cell>
          <table:table-cell office:value-type="float" office:value="-132.626629213076" calcext:value-type="float">
            <text:p>-132.62662921307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0.992000579834" calcext:value-type="float">
            <text:p>60.992000579834</text:p>
          </table:table-cell>
          <table:table-cell office:value-type="float" office:value="-195.125926718116" calcext:value-type="float">
            <text:p>-195.125926718116</text:p>
          </table:table-cell>
          <table:table-cell office:value-type="float" office:value="-135.125926718116" calcext:value-type="float">
            <text:p>-135.1259267181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1.5699996948242" calcext:value-type="float">
            <text:p>61.5699996948242</text:p>
          </table:table-cell>
          <table:table-cell office:value-type="float" office:value="-194.159944423578" calcext:value-type="float">
            <text:p>-194.159944423578</text:p>
          </table:table-cell>
          <table:table-cell office:value-type="float" office:value="-134.159944423578" calcext:value-type="float">
            <text:p>-134.1599444235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2.2939987182617" calcext:value-type="float">
            <text:p>62.2939987182617</text:p>
          </table:table-cell>
          <table:table-cell office:value-type="float" office:value="-194.666889333245" calcext:value-type="float">
            <text:p>-194.666889333245</text:p>
          </table:table-cell>
          <table:table-cell office:value-type="float" office:value="-134.666889333245" calcext:value-type="float">
            <text:p>-134.6668893332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0.9189987182617" calcext:value-type="float">
            <text:p>60.9189987182617</text:p>
          </table:table-cell>
          <table:table-cell office:value-type="float" office:value="-193.181697133227" calcext:value-type="float">
            <text:p>-193.181697133227</text:p>
          </table:table-cell>
          <table:table-cell office:value-type="float" office:value="-133.181697133227" calcext:value-type="float">
            <text:p>-133.1816971332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.0470008850098" calcext:value-type="float">
            <text:p>59.0470008850098</text:p>
          </table:table-cell>
          <table:table-cell office:value-type="float" office:value="-195.563283581261" calcext:value-type="float">
            <text:p>-195.563283581261</text:p>
          </table:table-cell>
          <table:table-cell office:value-type="float" office:value="-135.563283581261" calcext:value-type="float">
            <text:p>-135.5632835812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.1110000610352" calcext:value-type="float">
            <text:p>58.1110000610352</text:p>
          </table:table-cell>
          <table:table-cell office:value-type="float" office:value="-191.106291945717" calcext:value-type="float">
            <text:p>-191.106291945717</text:p>
          </table:table-cell>
          <table:table-cell office:value-type="float" office:value="-131.106291945717" calcext:value-type="float">
            <text:p>-131.1062919457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.1389999389648" calcext:value-type="float">
            <text:p>58.1389999389648</text:p>
          </table:table-cell>
          <table:table-cell office:value-type="float" office:value="-190.291180648199" calcext:value-type="float">
            <text:p>-190.291180648199</text:p>
          </table:table-cell>
          <table:table-cell office:value-type="float" office:value="-130.291180648199" calcext:value-type="float">
            <text:p>-130.2911806481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9.5550003051758" calcext:value-type="float">
            <text:p>59.5550003051758</text:p>
          </table:table-cell>
          <table:table-cell office:value-type="float" office:value="-197.169255534683" calcext:value-type="float">
            <text:p>-197.169255534683</text:p>
          </table:table-cell>
          <table:table-cell office:value-type="float" office:value="-137.169255534683" calcext:value-type="float">
            <text:p>-137.1692555346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0.1959991455078" calcext:value-type="float">
            <text:p>60.1959991455078</text:p>
          </table:table-cell>
          <table:table-cell office:value-type="float" office:value="-197.052883937248" calcext:value-type="float">
            <text:p>-197.052883937248</text:p>
          </table:table-cell>
          <table:table-cell office:value-type="float" office:value="-137.052883937248" calcext:value-type="float">
            <text:p>-137.0528839372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1.5470008850098" calcext:value-type="float">
            <text:p>61.5470008850098</text:p>
          </table:table-cell>
          <table:table-cell office:value-type="float" office:value="-199.920076524399" calcext:value-type="float">
            <text:p>-199.920076524399</text:p>
          </table:table-cell>
          <table:table-cell office:value-type="float" office:value="-139.920076524399" calcext:value-type="float">
            <text:p>-139.92007652439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3.2760009765625" calcext:value-type="float">
            <text:p>63.2760009765625</text:p>
          </table:table-cell>
          <table:table-cell office:value-type="float" office:value="-202.01351700065" calcext:value-type="float">
            <text:p>-202.01351700065</text:p>
          </table:table-cell>
          <table:table-cell office:value-type="float" office:value="-142.01351700065" calcext:value-type="float">
            <text:p>-142.013517000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4.379997253418" calcext:value-type="float">
            <text:p>64.379997253418</text:p>
          </table:table-cell>
          <table:table-cell office:value-type="float" office:value="-205.553296440278" calcext:value-type="float">
            <text:p>-205.553296440278</text:p>
          </table:table-cell>
          <table:table-cell office:value-type="float" office:value="-145.553296440278" calcext:value-type="float">
            <text:p>-145.5532964402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5.3499984741211" calcext:value-type="float">
            <text:p>65.3499984741211</text:p>
          </table:table-cell>
          <table:table-cell office:value-type="float" office:value="-201.080741690469" calcext:value-type="float">
            <text:p>-201.080741690469</text:p>
          </table:table-cell>
          <table:table-cell office:value-type="float" office:value="-141.080741690469" calcext:value-type="float">
            <text:p>-141.0807416904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.0120010375977" calcext:value-type="float">
            <text:p>63.0120010375977</text:p>
          </table:table-cell>
          <table:table-cell office:value-type="float" office:value="-196.695175109679" calcext:value-type="float">
            <text:p>-196.695175109679</text:p>
          </table:table-cell>
          <table:table-cell office:value-type="float" office:value="-136.695175109679" calcext:value-type="float">
            <text:p>-136.69517510967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1.9080009460449" calcext:value-type="float">
            <text:p>61.9080009460449</text:p>
          </table:table-cell>
          <table:table-cell office:value-type="float" office:value="-199.270510578298" calcext:value-type="float">
            <text:p>-199.270510578298</text:p>
          </table:table-cell>
          <table:table-cell office:value-type="float" office:value="-139.270510578298" calcext:value-type="float">
            <text:p>-139.2705105782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2.4770011901856" calcext:value-type="float">
            <text:p>62.4770011901856</text:p>
          </table:table-cell>
          <table:table-cell office:value-type="float" office:value="-198.500097464185" calcext:value-type="float">
            <text:p>-198.500097464185</text:p>
          </table:table-cell>
          <table:table-cell office:value-type="float" office:value="-138.500097464185" calcext:value-type="float">
            <text:p>-138.5000974641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3.0320014953613" calcext:value-type="float">
            <text:p>63.0320014953613</text:p>
          </table:table-cell>
          <table:table-cell office:value-type="float" office:value="-204.538632254341" calcext:value-type="float">
            <text:p>-204.538632254341</text:p>
          </table:table-cell>
          <table:table-cell office:value-type="float" office:value="-144.538632254341" calcext:value-type="float">
            <text:p>-144.5386322543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0.9629974365234" calcext:value-type="float">
            <text:p>70.9629974365234</text:p>
          </table:table-cell>
          <table:table-cell office:value-type="float" office:value="-204.955130846374" calcext:value-type="float">
            <text:p>-204.955130846374</text:p>
          </table:table-cell>
          <table:table-cell office:value-type="float" office:value="-144.955130846374" calcext:value-type="float">
            <text:p>-144.9551308463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6.4710006713867" calcext:value-type="float">
            <text:p>76.4710006713867</text:p>
          </table:table-cell>
          <table:table-cell office:value-type="float" office:value="-204.367244125856" calcext:value-type="float">
            <text:p>-204.367244125856</text:p>
          </table:table-cell>
          <table:table-cell office:value-type="float" office:value="-144.367244125856" calcext:value-type="float">
            <text:p>-144.36724412585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.8550033569336" calcext:value-type="float">
            <text:p>79.8550033569336</text:p>
          </table:table-cell>
          <table:table-cell office:value-type="float" office:value="-208.431464001292" calcext:value-type="float">
            <text:p>-208.431464001292</text:p>
          </table:table-cell>
          <table:table-cell office:value-type="float" office:value="-148.431464001292" calcext:value-type="float">
            <text:p>-148.43146400129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3.7939987182617" calcext:value-type="float">
            <text:p>83.7939987182617</text:p>
          </table:table-cell>
          <table:table-cell office:value-type="float" office:value="-205.172582313708" calcext:value-type="float">
            <text:p>-205.172582313708</text:p>
          </table:table-cell>
          <table:table-cell office:value-type="float" office:value="-145.172582313708" calcext:value-type="float">
            <text:p>-145.1725823137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4.4589996337891" calcext:value-type="float">
            <text:p>74.4589996337891</text:p>
          </table:table-cell>
          <table:table-cell office:value-type="float" office:value="-211.766800293748" calcext:value-type="float">
            <text:p>-211.766800293748</text:p>
          </table:table-cell>
          <table:table-cell office:value-type="float" office:value="-151.766800293748" calcext:value-type="float">
            <text:p>-151.7668002937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4.0419998168945" calcext:value-type="float">
            <text:p>64.0419998168945</text:p>
          </table:table-cell>
          <table:table-cell office:value-type="float" office:value="-207.438935119664" calcext:value-type="float">
            <text:p>-207.438935119664</text:p>
          </table:table-cell>
          <table:table-cell office:value-type="float" office:value="-147.438935119664" calcext:value-type="float">
            <text:p>-147.4389351196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0.1259994506836" calcext:value-type="float">
            <text:p>60.1259994506836</text:p>
          </table:table-cell>
          <table:table-cell office:value-type="float" office:value="-202.107995193567" calcext:value-type="float">
            <text:p>-202.107995193567</text:p>
          </table:table-cell>
          <table:table-cell office:value-type="float" office:value="-142.107995193567" calcext:value-type="float">
            <text:p>-142.10799519356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7.2150001525879" calcext:value-type="float">
            <text:p>57.2150001525879</text:p>
          </table:table-cell>
          <table:table-cell office:value-type="float" office:value="-193.318611418209" calcext:value-type="float">
            <text:p>-193.318611418209</text:p>
          </table:table-cell>
          <table:table-cell office:value-type="float" office:value="-133.318611418209" calcext:value-type="float">
            <text:p>-133.3186114182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6.7239990234375" calcext:value-type="float">
            <text:p>56.7239990234375</text:p>
          </table:table-cell>
          <table:table-cell office:value-type="float" office:value="-196.601875627349" calcext:value-type="float">
            <text:p>-196.601875627349</text:p>
          </table:table-cell>
          <table:table-cell office:value-type="float" office:value="-136.601875627349" calcext:value-type="float">
            <text:p>-136.6018756273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7.1780014038086" calcext:value-type="float">
            <text:p>57.1780014038086</text:p>
          </table:table-cell>
          <table:table-cell office:value-type="float" office:value="-184.230346948786" calcext:value-type="float">
            <text:p>-184.230346948786</text:p>
          </table:table-cell>
          <table:table-cell office:value-type="float" office:value="-124.230346948786" calcext:value-type="float">
            <text:p>-124.2303469487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.8289985656738" calcext:value-type="float">
            <text:p>55.8289985656738</text:p>
          </table:table-cell>
          <table:table-cell office:value-type="float" office:value="-189.044427006898" calcext:value-type="float">
            <text:p>-189.044427006898</text:p>
          </table:table-cell>
          <table:table-cell office:value-type="float" office:value="-129.044427006898" calcext:value-type="float">
            <text:p>-129.0444270068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5.1059989929199" calcext:value-type="float">
            <text:p>55.1059989929199</text:p>
          </table:table-cell>
          <table:table-cell office:value-type="float" office:value="-186.869897022652" calcext:value-type="float">
            <text:p>-186.869897022652</text:p>
          </table:table-cell>
          <table:table-cell office:value-type="float" office:value="-126.869897022652" calcext:value-type="float">
            <text:p>-126.86989702265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6.185001373291" calcext:value-type="float">
            <text:p>56.185001373291</text:p>
          </table:table-cell>
          <table:table-cell office:value-type="float" office:value="-187.729930518779" calcext:value-type="float">
            <text:p>-187.729930518779</text:p>
          </table:table-cell>
          <table:table-cell office:value-type="float" office:value="-127.729930518779" calcext:value-type="float">
            <text:p>-127.72993051877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7.5660018920898" calcext:value-type="float">
            <text:p>57.5660018920898</text:p>
          </table:table-cell>
          <table:table-cell office:value-type="float" office:value="-194.616939010547" calcext:value-type="float">
            <text:p>-194.616939010547</text:p>
          </table:table-cell>
          <table:table-cell office:value-type="float" office:value="-134.616939010547" calcext:value-type="float">
            <text:p>-134.6169390105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.3450012207031" calcext:value-type="float">
            <text:p>57.3450012207031</text:p>
          </table:table-cell>
          <table:table-cell office:value-type="float" office:value="-190.177935709274" calcext:value-type="float">
            <text:p>-190.177935709274</text:p>
          </table:table-cell>
          <table:table-cell office:value-type="float" office:value="-130.177935709274" calcext:value-type="float">
            <text:p>-130.1779357092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.9710006713867" calcext:value-type="float">
            <text:p>55.9710006713867</text:p>
          </table:table-cell>
          <table:table-cell office:value-type="float" office:value="-190.306244535553" calcext:value-type="float">
            <text:p>-190.306244535553</text:p>
          </table:table-cell>
          <table:table-cell office:value-type="float" office:value="-130.306244535553" calcext:value-type="float">
            <text:p>-130.30624453555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5.5130004882813" calcext:value-type="float">
            <text:p>55.5130004882813</text:p>
          </table:table-cell>
          <table:table-cell office:value-type="float" office:value="-187.478243132048" calcext:value-type="float">
            <text:p>-187.478243132048</text:p>
          </table:table-cell>
          <table:table-cell office:value-type="float" office:value="-127.478243132048" calcext:value-type="float">
            <text:p>-127.47824313204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5.0559997558594" calcext:value-type="float">
            <text:p>55.0559997558594</text:p>
          </table:table-cell>
          <table:table-cell office:value-type="float" office:value="-186.352085661326" calcext:value-type="float">
            <text:p>-186.352085661326</text:p>
          </table:table-cell>
          <table:table-cell office:value-type="float" office:value="-126.352085661326" calcext:value-type="float">
            <text:p>-126.3520856613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3.8199996948242" calcext:value-type="float">
            <text:p>53.8199996948242</text:p>
          </table:table-cell>
          <table:table-cell office:value-type="float" office:value="-191.826686907389" calcext:value-type="float">
            <text:p>-191.826686907389</text:p>
          </table:table-cell>
          <table:table-cell office:value-type="float" office:value="-131.826686907389" calcext:value-type="float">
            <text:p>-131.82668690738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.9729995727539" calcext:value-type="float">
            <text:p>40.9729995727539</text:p>
          </table:table-cell>
          <table:table-cell office:value-type="float" office:value="-168.840815254013" calcext:value-type="float">
            <text:p>-168.840815254013</text:p>
          </table:table-cell>
          <table:table-cell office:value-type="float" office:value="-108.840815254013" calcext:value-type="float">
            <text:p>-108.8408152540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6800003051758" calcext:value-type="float">
            <text:p>26.6800003051758</text:p>
          </table:table-cell>
          <table:table-cell office:value-type="float" office:value="-156.588827087066" calcext:value-type="float">
            <text:p>-156.588827087066</text:p>
          </table:table-cell>
          <table:table-cell office:value-type="float" office:value="-96.5888270870661" calcext:value-type="float">
            <text:p>-96.588827087066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.4459991455078" calcext:value-type="float">
            <text:p>20.4459991455078</text:p>
          </table:table-cell>
          <table:table-cell office:value-type="float" office:value="-149.019749632834" calcext:value-type="float">
            <text:p>-149.019749632834</text:p>
          </table:table-cell>
          <table:table-cell office:value-type="float" office:value="-89.0197496328339" calcext:value-type="float">
            <text:p>-89.01974963283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.9930000305176" calcext:value-type="float">
            <text:p>18.9930000305176</text:p>
          </table:table-cell>
          <table:table-cell office:value-type="float" office:value="-154.856603971663" calcext:value-type="float">
            <text:p>-154.856603971663</text:p>
          </table:table-cell>
          <table:table-cell office:value-type="float" office:value="-94.8566039716626" calcext:value-type="float">
            <text:p>-94.85660397166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.6650009155273" calcext:value-type="float">
            <text:p>18.6650009155273</text:p>
          </table:table-cell>
          <table:table-cell office:value-type="float" office:value="-171.096737357497" calcext:value-type="float">
            <text:p>-171.096737357497</text:p>
          </table:table-cell>
          <table:table-cell office:value-type="float" office:value="-111.096737357497" calcext:value-type="float">
            <text:p>-111.09673735749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.2140007019043" calcext:value-type="float">
            <text:p>17.2140007019043</text:p>
          </table:table-cell>
          <table:table-cell office:value-type="float" office:value="-152.066476851127" calcext:value-type="float">
            <text:p>-152.066476851127</text:p>
          </table:table-cell>
          <table:table-cell office:value-type="float" office:value="-92.066476851127" calcext:value-type="float">
            <text:p>-92.0664768511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.2889995574951" calcext:value-type="float">
            <text:p>18.2889995574951</text:p>
          </table:table-cell>
          <table:table-cell office:value-type="float" office:value="79.8596126595137" calcext:value-type="float">
            <text:p>79.8596126595137</text:p>
          </table:table-cell>
          <table:table-cell office:value-type="float" office:value="139.859612659514" calcext:value-type="float">
            <text:p>139.8596126595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.2849998474121" calcext:value-type="float">
            <text:p>18.2849998474121</text:p>
          </table:table-cell>
          <table:table-cell office:value-type="float" office:value="79.458111257969" calcext:value-type="float">
            <text:p>79.458111257969</text:p>
          </table:table-cell>
          <table:table-cell office:value-type="float" office:value="139.458111257969" calcext:value-type="float">
            <text:p>139.4581112579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.5650005340576" calcext:value-type="float">
            <text:p>17.5650005340576</text:p>
          </table:table-cell>
          <table:table-cell office:value-type="float" office:value="62.6775041065542" calcext:value-type="float">
            <text:p>62.6775041065542</text:p>
          </table:table-cell>
          <table:table-cell office:value-type="float" office:value="122.677504106554" calcext:value-type="float">
            <text:p>122.6775041065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.5290002822876" calcext:value-type="float">
            <text:p>14.5290002822876</text:p>
          </table:table-cell>
          <table:table-cell office:value-type="float" office:value="41.7863034415066" calcext:value-type="float">
            <text:p>41.7863034415066</text:p>
          </table:table-cell>
          <table:table-cell office:value-type="float" office:value="101.786303441507" calcext:value-type="float">
            <text:p>101.7863034415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.0419998168945" calcext:value-type="float">
            <text:p>11.0419998168945</text:p>
          </table:table-cell>
          <table:table-cell office:value-type="float" office:value="17.2212672430979" calcext:value-type="float">
            <text:p>17.2212672430979</text:p>
          </table:table-cell>
          <table:table-cell office:value-type="float" office:value="77.2212672430979" calcext:value-type="float">
            <text:p>77.22126724309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79199981689453" calcext:value-type="float">
            <text:p>7.79199981689453</text:p>
          </table:table-cell>
          <table:table-cell office:value-type="float" office:value="-14.6267435072109" calcext:value-type="float">
            <text:p>-14.6267435072109</text:p>
          </table:table-cell>
          <table:table-cell office:value-type="float" office:value="45.3732564927891" calcext:value-type="float">
            <text:p>45.373256492789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50800037384033" calcext:value-type="float">
            <text:p>8.50800037384033</text:p>
          </table:table-cell>
          <table:table-cell office:value-type="float" office:value="1.42371594419148" calcext:value-type="float">
            <text:p>1.42371594419148</text:p>
          </table:table-cell>
          <table:table-cell office:value-type="float" office:value="61.4237159441915" calcext:value-type="float">
            <text:p>61.42371594419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86900043487549" calcext:value-type="float">
            <text:p>8.86900043487549</text:p>
          </table:table-cell>
          <table:table-cell office:value-type="float" office:value="0.295596041077985" calcext:value-type="float">
            <text:p>0.295596041077985</text:p>
          </table:table-cell>
          <table:table-cell office:value-type="float" office:value="60.295596041078" calcext:value-type="float">
            <text:p>60.2955960410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33300018310547" calcext:value-type="float">
            <text:p>8.33300018310547</text:p>
          </table:table-cell>
          <table:table-cell office:value-type="float" office:value="-0.0885058959692273" calcext:value-type="float">
            <text:p>-0.088505895969227</text:p>
          </table:table-cell>
          <table:table-cell office:value-type="float" office:value="59.9114941040308" calcext:value-type="float">
            <text:p>59.91149410403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4539999961853" calcext:value-type="float">
            <text:p>7.4539999961853</text:p>
          </table:table-cell>
          <table:table-cell office:value-type="float" office:value="-5.87309335852404" calcext:value-type="float">
            <text:p>-5.87309335852404</text:p>
          </table:table-cell>
          <table:table-cell office:value-type="float" office:value="54.126906641476" calcext:value-type="float">
            <text:p>54.1269066414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6100015640259" calcext:value-type="float">
            <text:p>6.76100015640259</text:p>
          </table:table-cell>
          <table:table-cell office:value-type="float" office:value="-8.00730733566914" calcext:value-type="float">
            <text:p>-8.00730733566914</text:p>
          </table:table-cell>
          <table:table-cell office:value-type="float" office:value="51.9926926643309" calcext:value-type="float">
            <text:p>51.99269266433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10799980163574" calcext:value-type="float">
            <text:p>6.10799980163574</text:p>
          </table:table-cell>
          <table:table-cell office:value-type="float" office:value="-15.6365954532432" calcext:value-type="float">
            <text:p>-15.6365954532432</text:p>
          </table:table-cell>
          <table:table-cell office:value-type="float" office:value="44.3634045467568" calcext:value-type="float">
            <text:p>44.36340454675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09800004959106" calcext:value-type="float">
            <text:p>6.09800004959106</text:p>
          </table:table-cell>
          <table:table-cell office:value-type="float" office:value="-12.7361910688276" calcext:value-type="float">
            <text:p>-12.7361910688276</text:p>
          </table:table-cell>
          <table:table-cell office:value-type="float" office:value="47.2638089311724" calcext:value-type="float">
            <text:p>47.26380893117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439998626709" calcext:value-type="float">
            <text:p>6.8439998626709</text:p>
          </table:table-cell>
          <table:table-cell office:value-type="float" office:value="-6.86989607928685" calcext:value-type="float">
            <text:p>-6.86989607928685</text:p>
          </table:table-cell>
          <table:table-cell office:value-type="float" office:value="53.1301039207131" calcext:value-type="float">
            <text:p>53.13010392071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73699998855591" calcext:value-type="float">
            <text:p>7.73699998855591</text:p>
          </table:table-cell>
          <table:table-cell office:value-type="float" office:value="-6.86989607928685" calcext:value-type="float">
            <text:p>-6.86989607928685</text:p>
          </table:table-cell>
          <table:table-cell office:value-type="float" office:value="53.1301039207131" calcext:value-type="float">
            <text:p>53.13010392071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11999988555908" calcext:value-type="float">
            <text:p>9.11999988555908</text:p>
          </table:table-cell>
          <table:table-cell office:value-type="float" office:value="3.29842158458163" calcext:value-type="float">
            <text:p>3.29842158458163</text:p>
          </table:table-cell>
          <table:table-cell office:value-type="float" office:value="63.2984215845816" calcext:value-type="float">
            <text:p>63.29842158458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8870000839233" calcext:value-type="float">
            <text:p>10.8870000839233</text:p>
          </table:table-cell>
          <table:table-cell office:value-type="float" office:value="4.3589941756947" calcext:value-type="float">
            <text:p>4.3589941756947</text:p>
          </table:table-cell>
          <table:table-cell office:value-type="float" office:value="64.3589941756947" calcext:value-type="float">
            <text:p>64.35899417569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0450000762939" calcext:value-type="float">
            <text:p>26.0450000762939</text:p>
          </table:table-cell>
          <table:table-cell office:value-type="float" office:value="29.4736756483977" calcext:value-type="float">
            <text:p>29.4736756483977</text:p>
          </table:table-cell>
          <table:table-cell office:value-type="float" office:value="89.4736756483978" calcext:value-type="float">
            <text:p>89.473675648397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.6489982604981" calcext:value-type="float">
            <text:p>41.6489982604981</text:p>
          </table:table-cell>
          <table:table-cell office:value-type="float" office:value="82.9649849542436" calcext:value-type="float">
            <text:p>82.9649849542436</text:p>
          </table:table-cell>
          <table:table-cell office:value-type="float" office:value="142.964984954244" calcext:value-type="float">
            <text:p>142.9649849542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8.234001159668" calcext:value-type="float">
            <text:p>38.234001159668</text:p>
          </table:table-cell>
          <table:table-cell office:value-type="float" office:value="71.6140572741911" calcext:value-type="float">
            <text:p>71.6140572741911</text:p>
          </table:table-cell>
          <table:table-cell office:value-type="float" office:value="131.614057274191" calcext:value-type="float">
            <text:p>131.6140572741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.8450002670288" calcext:value-type="float">
            <text:p>13.8450002670288</text:p>
          </table:table-cell>
          <table:table-cell office:value-type="float" office:value="24.2677832652715" calcext:value-type="float">
            <text:p>24.2677832652715</text:p>
          </table:table-cell>
          <table:table-cell office:value-type="float" office:value="84.2677832652715" calcext:value-type="float">
            <text:p>84.26778326527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3.68400001525879" calcext:value-type="float">
            <text:p>-3.68400001525879</text:p>
          </table:table-cell>
          <table:table-cell office:value-type="float" office:value="-24.6532508660917" calcext:value-type="float">
            <text:p>-24.6532508660917</text:p>
          </table:table-cell>
          <table:table-cell office:value-type="float" office:value="35.3467491339083" calcext:value-type="float">
            <text:p>35.346749133908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9.08600044250488" calcext:value-type="float">
            <text:p>-9.08600044250488</text:p>
          </table:table-cell>
          <table:table-cell office:value-type="float" office:value="-49.6268017013233" calcext:value-type="float">
            <text:p>-49.6268017013233</text:p>
          </table:table-cell>
          <table:table-cell office:value-type="float" office:value="10.3731982986767" calcext:value-type="float">
            <text:p>10.37319829867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0.5729999542236" calcext:value-type="float">
            <text:p>-10.5729999542236</text:p>
          </table:table-cell>
          <table:table-cell office:value-type="float" office:value="-51.8877637140225" calcext:value-type="float">
            <text:p>-51.8877637140225</text:p>
          </table:table-cell>
          <table:table-cell office:value-type="float" office:value="8.11223628597754" calcext:value-type="float">
            <text:p>8.1122362859775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.9940004348755" calcext:value-type="float">
            <text:p>-10.9940004348755</text:p>
          </table:table-cell>
          <table:table-cell office:value-type="float" office:value="-55.5568907544455" calcext:value-type="float">
            <text:p>-55.5568907544455</text:p>
          </table:table-cell>
          <table:table-cell office:value-type="float" office:value="4.44310924555453" calcext:value-type="float">
            <text:p>4.443109245554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5.9180002212524" calcext:value-type="float">
            <text:p>-15.9180002212524</text:p>
          </table:table-cell>
          <table:table-cell office:value-type="float" office:value="-64.4644868212792" calcext:value-type="float">
            <text:p>-64.4644868212792</text:p>
          </table:table-cell>
          <table:table-cell office:value-type="float" office:value="-4.46448682127924" calcext:value-type="float">
            <text:p>-4.464486821279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7.2159996032715" calcext:value-type="float">
            <text:p>-17.2159996032715</text:p>
          </table:table-cell>
          <table:table-cell office:value-type="float" office:value="-65.9662208810072" calcext:value-type="float">
            <text:p>-65.9662208810072</text:p>
          </table:table-cell>
          <table:table-cell office:value-type="float" office:value="-5.96622088100721" calcext:value-type="float">
            <text:p>-5.966220881007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8.8169994354248" calcext:value-type="float">
            <text:p>-18.8169994354248</text:p>
          </table:table-cell>
          <table:table-cell office:value-type="float" office:value="-67.9235354763563" calcext:value-type="float">
            <text:p>-67.9235354763563</text:p>
          </table:table-cell>
          <table:table-cell office:value-type="float" office:value="-7.92353547635631" calcext:value-type="float">
            <text:p>-7.9235354763563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9.7929992675781" calcext:value-type="float">
            <text:p>-19.7929992675781</text:p>
          </table:table-cell>
          <table:table-cell office:value-type="float" office:value="-69.2674100762114" calcext:value-type="float">
            <text:p>-69.2674100762114</text:p>
          </table:table-cell>
          <table:table-cell office:value-type="float" office:value="-9.2674100762114" calcext:value-type="float">
            <text:p>-9.267410076211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9.6760005950928" calcext:value-type="float">
            <text:p>-19.6760005950928</text:p>
          </table:table-cell>
          <table:table-cell office:value-type="float" office:value="-68.9284745765405" calcext:value-type="float">
            <text:p>-68.9284745765405</text:p>
          </table:table-cell>
          <table:table-cell office:value-type="float" office:value="-8.92847457654045" calcext:value-type="float">
            <text:p>-8.928474576540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0.7199993133545" calcext:value-type="float">
            <text:p>-20.7199993133545</text:p>
          </table:table-cell>
          <table:table-cell office:value-type="float" office:value="-70.6379575683958" calcext:value-type="float">
            <text:p>-70.6379575683958</text:p>
          </table:table-cell>
          <table:table-cell office:value-type="float" office:value="-10.6379575683958" calcext:value-type="float">
            <text:p>-10.63795756839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2.1790008544922" calcext:value-type="float">
            <text:p>-22.1790008544922</text:p>
          </table:table-cell>
          <table:table-cell office:value-type="float" office:value="-71.5786543358044" calcext:value-type="float">
            <text:p>-71.5786543358044</text:p>
          </table:table-cell>
          <table:table-cell office:value-type="float" office:value="-11.5786543358044" calcext:value-type="float">
            <text:p>-11.57865433580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.5960006713867" calcext:value-type="float">
            <text:p>-21.5960006713867</text:p>
          </table:table-cell>
          <table:table-cell office:value-type="float" office:value="-69.9480733206382" calcext:value-type="float">
            <text:p>-69.9480733206382</text:p>
          </table:table-cell>
          <table:table-cell office:value-type="float" office:value="-9.94807332063818" calcext:value-type="float">
            <text:p>-9.948073320638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0.867000579834" calcext:value-type="float">
            <text:p>-20.867000579834</text:p>
          </table:table-cell>
          <table:table-cell office:value-type="float" office:value="-69.1688439874783" calcext:value-type="float">
            <text:p>-69.1688439874783</text:p>
          </table:table-cell>
          <table:table-cell office:value-type="float" office:value="-9.16884398747826" calcext:value-type="float">
            <text:p>-9.168843987478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0.9130001068115" calcext:value-type="float">
            <text:p>-20.9130001068115</text:p>
          </table:table-cell>
          <table:table-cell office:value-type="float" office:value="-72.7163552086736" calcext:value-type="float">
            <text:p>-72.7163552086736</text:p>
          </table:table-cell>
          <table:table-cell office:value-type="float" office:value="-12.7163552086736" calcext:value-type="float">
            <text:p>-12.71635520867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0.6299991607666" calcext:value-type="float">
            <text:p>-20.6299991607666</text:p>
          </table:table-cell>
          <table:table-cell office:value-type="float" office:value="-69.7989748493135" calcext:value-type="float">
            <text:p>-69.7989748493135</text:p>
          </table:table-cell>
          <table:table-cell office:value-type="float" office:value="-9.7989748493135" calcext:value-type="float">
            <text:p>-9.79897484931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0.7660007476807" calcext:value-type="float">
            <text:p>-20.7660007476807</text:p>
          </table:table-cell>
          <table:table-cell office:value-type="float" office:value="-68.3097541451251" calcext:value-type="float">
            <text:p>-68.3097541451251</text:p>
          </table:table-cell>
          <table:table-cell office:value-type="float" office:value="-8.30975414512505" calcext:value-type="float">
            <text:p>-8.309754145125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0.7590007781982" calcext:value-type="float">
            <text:p>-20.7590007781982</text:p>
          </table:table-cell>
          <table:table-cell office:value-type="float" office:value="-68.7069100741523" calcext:value-type="float">
            <text:p>-68.7069100741523</text:p>
          </table:table-cell>
          <table:table-cell office:value-type="float" office:value="-8.70691007415228" calcext:value-type="float">
            <text:p>-8.706910074152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0.9619998931885" calcext:value-type="float">
            <text:p>-20.9619998931885</text:p>
          </table:table-cell>
          <table:table-cell office:value-type="float" office:value="-67.1997579281793" calcext:value-type="float">
            <text:p>-67.1997579281793</text:p>
          </table:table-cell>
          <table:table-cell office:value-type="float" office:value="-7.19975792817926" calcext:value-type="float">
            <text:p>-7.199757928179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0.386999130249" calcext:value-type="float">
            <text:p>-20.386999130249</text:p>
          </table:table-cell>
          <table:table-cell office:value-type="float" office:value="-68.473272329692" calcext:value-type="float">
            <text:p>-68.473272329692</text:p>
          </table:table-cell>
          <table:table-cell office:value-type="float" office:value="-8.47327232969197" calcext:value-type="float">
            <text:p>-8.473272329691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0.4820003509521" calcext:value-type="float">
            <text:p>-20.4820003509521</text:p>
          </table:table-cell>
          <table:table-cell office:value-type="float" office:value="-68.5636054577197" calcext:value-type="float">
            <text:p>-68.5636054577197</text:p>
          </table:table-cell>
          <table:table-cell office:value-type="float" office:value="-8.56360545771973" calcext:value-type="float">
            <text:p>-8.5636054577197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0.6840000152588" calcext:value-type="float">
            <text:p>-20.6840000152588</text:p>
          </table:table-cell>
          <table:table-cell office:value-type="float" office:value="-69.7366736857835" calcext:value-type="float">
            <text:p>-69.7366736857835</text:p>
          </table:table-cell>
          <table:table-cell office:value-type="float" office:value="-9.73667368578352" calcext:value-type="float">
            <text:p>-9.736673685783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0.0590000152588" calcext:value-type="float">
            <text:p>-20.0590000152588</text:p>
          </table:table-cell>
          <table:table-cell office:value-type="float" office:value="-68.8017083046159" calcext:value-type="float">
            <text:p>-68.8017083046159</text:p>
          </table:table-cell>
          <table:table-cell office:value-type="float" office:value="-8.80170830461593" calcext:value-type="float">
            <text:p>-8.8017083046159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2.7999992370605" calcext:value-type="float">
            <text:p>-22.7999992370605</text:p>
          </table:table-cell>
          <table:table-cell office:value-type="float" office:value="-72.4251523266386" calcext:value-type="float">
            <text:p>-72.4251523266386</text:p>
          </table:table-cell>
          <table:table-cell office:value-type="float" office:value="-12.4251523266386" calcext:value-type="float">
            <text:p>-12.425152326638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2.3519992828369" calcext:value-type="float">
            <text:p>-22.3519992828369</text:p>
          </table:table-cell>
          <table:table-cell office:value-type="float" office:value="-72.7547279125737" calcext:value-type="float">
            <text:p>-72.7547279125737</text:p>
          </table:table-cell>
          <table:table-cell office:value-type="float" office:value="-12.7547279125737" calcext:value-type="float">
            <text:p>-12.75472791257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1.8659992218018" calcext:value-type="float">
            <text:p>-21.8659992218018</text:p>
          </table:table-cell>
          <table:table-cell office:value-type="float" office:value="-71.9108498335954" calcext:value-type="float">
            <text:p>-71.9108498335954</text:p>
          </table:table-cell>
          <table:table-cell office:value-type="float" office:value="-11.9108498335954" calcext:value-type="float">
            <text:p>-11.910849833595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1.5090007781982" calcext:value-type="float">
            <text:p>-21.5090007781982</text:p>
          </table:table-cell>
          <table:table-cell office:value-type="float" office:value="-71.173838107627" calcext:value-type="float">
            <text:p>-71.173838107627</text:p>
          </table:table-cell>
          <table:table-cell office:value-type="float" office:value="-11.173838107627" calcext:value-type="float">
            <text:p>-11.1738381076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1.4720001220703" calcext:value-type="float">
            <text:p>-21.4720001220703</text:p>
          </table:table-cell>
          <table:table-cell office:value-type="float" office:value="-69.8280835726502" calcext:value-type="float">
            <text:p>-69.8280835726502</text:p>
          </table:table-cell>
          <table:table-cell office:value-type="float" office:value="-9.82808357265023" calcext:value-type="float">
            <text:p>-9.828083572650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1.1720008850098" calcext:value-type="float">
            <text:p>-21.1720008850098</text:p>
          </table:table-cell>
          <table:table-cell office:value-type="float" office:value="-69.7003918378983" calcext:value-type="float">
            <text:p>-69.7003918378983</text:p>
          </table:table-cell>
          <table:table-cell office:value-type="float" office:value="-9.70039183789825" calcext:value-type="float">
            <text:p>-9.700391837898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1.0839996337891" calcext:value-type="float">
            <text:p>-21.0839996337891</text:p>
          </table:table-cell>
          <table:table-cell office:value-type="float" office:value="-69.1762032309664" calcext:value-type="float">
            <text:p>-69.1762032309664</text:p>
          </table:table-cell>
          <table:table-cell office:value-type="float" office:value="-9.17620323096638" calcext:value-type="float">
            <text:p>-9.1762032309663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1.1790008544922" calcext:value-type="float">
            <text:p>-21.1790008544922</text:p>
          </table:table-cell>
          <table:table-cell office:value-type="float" office:value="-68.1647639849363" calcext:value-type="float">
            <text:p>-68.1647639849363</text:p>
          </table:table-cell>
          <table:table-cell office:value-type="float" office:value="-8.16476398493627" calcext:value-type="float">
            <text:p>-8.164763984936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1.4669990539551" calcext:value-type="float">
            <text:p>-21.4669990539551</text:p>
          </table:table-cell>
          <table:table-cell office:value-type="float" office:value="-71.357011731652" calcext:value-type="float">
            <text:p>-71.357011731652</text:p>
          </table:table-cell>
          <table:table-cell office:value-type="float" office:value="-11.357011731652" calcext:value-type="float">
            <text:p>-11.3570117316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1.6490001678467" calcext:value-type="float">
            <text:p>-21.6490001678467</text:p>
          </table:table-cell>
          <table:table-cell office:value-type="float" office:value="-69.2791473253052" calcext:value-type="float">
            <text:p>-69.2791473253052</text:p>
          </table:table-cell>
          <table:table-cell office:value-type="float" office:value="-9.27914732530514" calcext:value-type="float">
            <text:p>-9.279147325305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.1919994354248" calcext:value-type="float">
            <text:p>-22.1919994354248</text:p>
          </table:table-cell>
          <table:table-cell office:value-type="float" office:value="-69.2866392768088" calcext:value-type="float">
            <text:p>-69.2866392768088</text:p>
          </table:table-cell>
          <table:table-cell office:value-type="float" office:value="-9.28663927680879" calcext:value-type="float">
            <text:p>-9.2866392768087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.746000289917" calcext:value-type="float">
            <text:p>-22.746000289917</text:p>
          </table:table-cell>
          <table:table-cell office:value-type="float" office:value="-74.6035103741625" calcext:value-type="float">
            <text:p>-74.6035103741625</text:p>
          </table:table-cell>
          <table:table-cell office:value-type="float" office:value="-14.6035103741625" calcext:value-type="float">
            <text:p>-14.60351037416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3.6840000152588" calcext:value-type="float">
            <text:p>-23.6840000152588</text:p>
          </table:table-cell>
          <table:table-cell office:value-type="float" office:value="-73.3510568398757" calcext:value-type="float">
            <text:p>-73.3510568398757</text:p>
          </table:table-cell>
          <table:table-cell office:value-type="float" office:value="-13.3510568398757" calcext:value-type="float">
            <text:p>-13.35105683987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4.8640003204346" calcext:value-type="float">
            <text:p>-24.8640003204346</text:p>
          </table:table-cell>
          <table:table-cell office:value-type="float" office:value="-73.1660504754246" calcext:value-type="float">
            <text:p>-73.1660504754246</text:p>
          </table:table-cell>
          <table:table-cell office:value-type="float" office:value="-13.1660504754246" calcext:value-type="float">
            <text:p>-13.16605047542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4.2549991607666" calcext:value-type="float">
            <text:p>-24.2549991607666</text:p>
          </table:table-cell>
          <table:table-cell office:value-type="float" office:value="-72.1831367755747" calcext:value-type="float">
            <text:p>-72.1831367755747</text:p>
          </table:table-cell>
          <table:table-cell office:value-type="float" office:value="-12.1831367755747" calcext:value-type="float">
            <text:p>-12.18313677557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1.4069995880127" calcext:value-type="float">
            <text:p>-21.4069995880127</text:p>
          </table:table-cell>
          <table:table-cell office:value-type="float" office:value="-69.6887861696708" calcext:value-type="float">
            <text:p>-69.6887861696708</text:p>
          </table:table-cell>
          <table:table-cell office:value-type="float" office:value="-9.68878616967078" calcext:value-type="float">
            <text:p>-9.688786169670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1.1429996490479" calcext:value-type="float">
            <text:p>-21.1429996490479</text:p>
          </table:table-cell>
          <table:table-cell office:value-type="float" office:value="-69.2696508544533" calcext:value-type="float">
            <text:p>-69.2696508544533</text:p>
          </table:table-cell>
          <table:table-cell office:value-type="float" office:value="-9.26965085445328" calcext:value-type="float">
            <text:p>-9.269650854453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0.4080009460449" calcext:value-type="float">
            <text:p>-20.4080009460449</text:p>
          </table:table-cell>
          <table:table-cell office:value-type="float" office:value="-66.9741590715814" calcext:value-type="float">
            <text:p>-66.9741590715814</text:p>
          </table:table-cell>
          <table:table-cell office:value-type="float" office:value="-6.97415907158135" calcext:value-type="float">
            <text:p>-6.9741590715813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0.9829998016357" calcext:value-type="float">
            <text:p>-20.9829998016357</text:p>
          </table:table-cell>
          <table:table-cell office:value-type="float" office:value="-67.2441562382744" calcext:value-type="float">
            <text:p>-67.2441562382744</text:p>
          </table:table-cell>
          <table:table-cell office:value-type="float" office:value="-7.24415623827439" calcext:value-type="float">
            <text:p>-7.244156238274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0.5849990844727" calcext:value-type="float">
            <text:p>-20.5849990844727</text:p>
          </table:table-cell>
          <table:table-cell office:value-type="float" office:value="-68.3848110373497" calcext:value-type="float">
            <text:p>-68.3848110373497</text:p>
          </table:table-cell>
          <table:table-cell office:value-type="float" office:value="-8.38481103734969" calcext:value-type="float">
            <text:p>-8.3848110373496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1.1569995880127" calcext:value-type="float">
            <text:p>-21.1569995880127</text:p>
          </table:table-cell>
          <table:table-cell office:value-type="float" office:value="-69.6508719930278" calcext:value-type="float">
            <text:p>-69.6508719930278</text:p>
          </table:table-cell>
          <table:table-cell office:value-type="float" office:value="-9.65087199302778" calcext:value-type="float">
            <text:p>-9.650871993027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0.9629993438721" calcext:value-type="float">
            <text:p>-20.9629993438721</text:p>
          </table:table-cell>
          <table:table-cell office:value-type="float" office:value="-70.5790873261191" calcext:value-type="float">
            <text:p>-70.5790873261191</text:p>
          </table:table-cell>
          <table:table-cell office:value-type="float" office:value="-10.579087326119" calcext:value-type="float">
            <text:p>-10.5790873261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1.8659992218018" calcext:value-type="float">
            <text:p>-21.8659992218018</text:p>
          </table:table-cell>
          <table:table-cell office:value-type="float" office:value="-70.231042960843" calcext:value-type="float">
            <text:p>-70.231042960843</text:p>
          </table:table-cell>
          <table:table-cell office:value-type="float" office:value="-10.231042960843" calcext:value-type="float">
            <text:p>-10.2310429608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2.0209999084473" calcext:value-type="float">
            <text:p>-22.0209999084473</text:p>
          </table:table-cell>
          <table:table-cell office:value-type="float" office:value="-70.7490949210908" calcext:value-type="float">
            <text:p>-70.7490949210908</text:p>
          </table:table-cell>
          <table:table-cell office:value-type="float" office:value="-10.7490949210908" calcext:value-type="float">
            <text:p>-10.74909492109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1.746000289917" calcext:value-type="float">
            <text:p>-21.746000289917</text:p>
          </table:table-cell>
          <table:table-cell office:value-type="float" office:value="-70.6840292431527" calcext:value-type="float">
            <text:p>-70.6840292431527</text:p>
          </table:table-cell>
          <table:table-cell office:value-type="float" office:value="-10.6840292431527" calcext:value-type="float">
            <text:p>-10.68402924315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1.746000289917" calcext:value-type="float">
            <text:p>-21.746000289917</text:p>
          </table:table-cell>
          <table:table-cell office:value-type="float" office:value="-72.4251523266386" calcext:value-type="float">
            <text:p>-72.4251523266386</text:p>
          </table:table-cell>
          <table:table-cell office:value-type="float" office:value="-12.4251523266386" calcext:value-type="float">
            <text:p>-12.425152326638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1.4969997406006" calcext:value-type="float">
            <text:p>-21.4969997406006</text:p>
          </table:table-cell>
          <table:table-cell office:value-type="float" office:value="-69.9239404191258" calcext:value-type="float">
            <text:p>-69.9239404191258</text:p>
          </table:table-cell>
          <table:table-cell office:value-type="float" office:value="-9.9239404191258" calcext:value-type="float">
            <text:p>-9.92394041912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1.5879993438721" calcext:value-type="float">
            <text:p>-21.5879993438721</text:p>
          </table:table-cell>
          <table:table-cell office:value-type="float" office:value="-71.1254056057831" calcext:value-type="float">
            <text:p>-71.1254056057831</text:p>
          </table:table-cell>
          <table:table-cell office:value-type="float" office:value="-11.1254056057831" calcext:value-type="float">
            <text:p>-11.12540560578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2.1159992218018" calcext:value-type="float">
            <text:p>-22.1159992218018</text:p>
          </table:table-cell>
          <table:table-cell office:value-type="float" office:value="-70.5290685074398" calcext:value-type="float">
            <text:p>-70.5290685074398</text:p>
          </table:table-cell>
          <table:table-cell office:value-type="float" office:value="-10.5290685074398" calcext:value-type="float">
            <text:p>-10.52906850743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2.3449993133545" calcext:value-type="float">
            <text:p>-22.3449993133545</text:p>
          </table:table-cell>
          <table:table-cell office:value-type="float" office:value="-70.6840292431527" calcext:value-type="float">
            <text:p>-70.6840292431527</text:p>
          </table:table-cell>
          <table:table-cell office:value-type="float" office:value="-10.6840292431527" calcext:value-type="float">
            <text:p>-10.68402924315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1.7910003662109" calcext:value-type="float">
            <text:p>-21.7910003662109</text:p>
          </table:table-cell>
          <table:table-cell office:value-type="float" office:value="-69.5090049724233" calcext:value-type="float">
            <text:p>-69.5090049724233</text:p>
          </table:table-cell>
          <table:table-cell office:value-type="float" office:value="-9.50900497242333" calcext:value-type="float">
            <text:p>-9.509004972423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2.0359992980957" calcext:value-type="float">
            <text:p>-22.0359992980957</text:p>
          </table:table-cell>
          <table:table-cell office:value-type="float" office:value="-71.2354011992017" calcext:value-type="float">
            <text:p>-71.2354011992017</text:p>
          </table:table-cell>
          <table:table-cell office:value-type="float" office:value="-11.2354011992017" calcext:value-type="float">
            <text:p>-11.23540119920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2.431999206543" calcext:value-type="float">
            <text:p>-22.431999206543</text:p>
          </table:table-cell>
          <table:table-cell office:value-type="float" office:value="-72.5968363544179" calcext:value-type="float">
            <text:p>-72.5968363544179</text:p>
          </table:table-cell>
          <table:table-cell office:value-type="float" office:value="-12.5968363544179" calcext:value-type="float">
            <text:p>-12.596836354417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2.9899997711182" calcext:value-type="float">
            <text:p>-22.9899997711182</text:p>
          </table:table-cell>
          <table:table-cell office:value-type="float" office:value="-71.2160192026512" calcext:value-type="float">
            <text:p>-71.2160192026512</text:p>
          </table:table-cell>
          <table:table-cell office:value-type="float" office:value="-11.2160192026512" calcext:value-type="float">
            <text:p>-11.21601920265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.2240009307861" calcext:value-type="float">
            <text:p>-23.2240009307861</text:p>
          </table:table-cell>
          <table:table-cell office:value-type="float" office:value="-72.4718076043406" calcext:value-type="float">
            <text:p>-72.4718076043406</text:p>
          </table:table-cell>
          <table:table-cell office:value-type="float" office:value="-12.4718076043406" calcext:value-type="float">
            <text:p>-12.47180760434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.988000869751" calcext:value-type="float">
            <text:p>-23.988000869751</text:p>
          </table:table-cell>
          <table:table-cell office:value-type="float" office:value="-71.7907018705841" calcext:value-type="float">
            <text:p>-71.7907018705841</text:p>
          </table:table-cell>
          <table:table-cell office:value-type="float" office:value="-11.7907018705842" calcext:value-type="float">
            <text:p>-11.79070187058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.4559993743896" calcext:value-type="float">
            <text:p>-23.4559993743896</text:p>
          </table:table-cell>
          <table:table-cell office:value-type="float" office:value="-70.5790873261191" calcext:value-type="float">
            <text:p>-70.5790873261191</text:p>
          </table:table-cell>
          <table:table-cell office:value-type="float" office:value="-10.579087326119" calcext:value-type="float">
            <text:p>-10.5790873261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.8479995727539" calcext:value-type="float">
            <text:p>-23.8479995727539</text:p>
          </table:table-cell>
          <table:table-cell office:value-type="float" office:value="-72.8823624778153" calcext:value-type="float">
            <text:p>-72.8823624778153</text:p>
          </table:table-cell>
          <table:table-cell office:value-type="float" office:value="-12.8823624778153" calcext:value-type="float">
            <text:p>-12.882362477815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4.6030006408691" calcext:value-type="float">
            <text:p>-24.6030006408691</text:p>
          </table:table-cell>
          <table:table-cell office:value-type="float" office:value="-69.6887861696708" calcext:value-type="float">
            <text:p>-69.6887861696708</text:p>
          </table:table-cell>
          <table:table-cell office:value-type="float" office:value="-9.68878616967078" calcext:value-type="float">
            <text:p>-9.688786169670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.2569999694824" calcext:value-type="float">
            <text:p>-23.2569999694824</text:p>
          </table:table-cell>
          <table:table-cell office:value-type="float" office:value="-71.6375351769588" calcext:value-type="float">
            <text:p>-71.6375351769588</text:p>
          </table:table-cell>
          <table:table-cell office:value-type="float" office:value="-11.6375351769588" calcext:value-type="float">
            <text:p>-11.637535176958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1.82200050354" calcext:value-type="float">
            <text:p>-21.82200050354</text:p>
          </table:table-cell>
          <table:table-cell office:value-type="float" office:value="-70.3139304198376" calcext:value-type="float">
            <text:p>-70.3139304198376</text:p>
          </table:table-cell>
          <table:table-cell office:value-type="float" office:value="-10.3139304198376" calcext:value-type="float">
            <text:p>-10.31393041983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9.9139995574951" calcext:value-type="float">
            <text:p>-19.9139995574951</text:p>
          </table:table-cell>
          <table:table-cell office:value-type="float" office:value="-65.7364954397419" calcext:value-type="float">
            <text:p>-65.7364954397419</text:p>
          </table:table-cell>
          <table:table-cell office:value-type="float" office:value="-5.73649543974186" calcext:value-type="float">
            <text:p>-5.736495439741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9.8740005493164" calcext:value-type="float">
            <text:p>-19.8740005493164</text:p>
          </table:table-cell>
          <table:table-cell office:value-type="float" office:value="-67.4243148512701" calcext:value-type="float">
            <text:p>-67.4243148512701</text:p>
          </table:table-cell>
          <table:table-cell office:value-type="float" office:value="-7.42431485127009" calcext:value-type="float">
            <text:p>-7.4243148512700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8.8349990844727" calcext:value-type="float">
            <text:p>-18.8349990844727</text:p>
          </table:table-cell>
          <table:table-cell office:value-type="float" office:value="-68.6226042543845" calcext:value-type="float">
            <text:p>-68.6226042543845</text:p>
          </table:table-cell>
          <table:table-cell office:value-type="float" office:value="-8.6226042543845" calcext:value-type="float">
            <text:p>-8.62260425438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8.1389999389648" calcext:value-type="float">
            <text:p>-18.1389999389648</text:p>
          </table:table-cell>
          <table:table-cell office:value-type="float" office:value="-66.6042260632499" calcext:value-type="float">
            <text:p>-66.6042260632499</text:p>
          </table:table-cell>
          <table:table-cell office:value-type="float" office:value="-6.60422606324989" calcext:value-type="float">
            <text:p>-6.604226063249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7.7080001831055" calcext:value-type="float">
            <text:p>-17.7080001831055</text:p>
          </table:table-cell>
          <table:table-cell office:value-type="float" office:value="-57.0185389853283" calcext:value-type="float">
            <text:p>-57.0185389853283</text:p>
          </table:table-cell>
          <table:table-cell office:value-type="float" office:value="2.98146101467165" calcext:value-type="float">
            <text:p>2.981461014671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7.4130001068115" calcext:value-type="float">
            <text:p>-17.4130001068115</text:p>
          </table:table-cell>
          <table:table-cell office:value-type="float" office:value="-56.1308156033842" calcext:value-type="float">
            <text:p>-56.1308156033842</text:p>
          </table:table-cell>
          <table:table-cell office:value-type="float" office:value="3.86918439661577" calcext:value-type="float">
            <text:p>3.8691843966157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7.3010005950928" calcext:value-type="float">
            <text:p>-17.3010005950928</text:p>
          </table:table-cell>
          <table:table-cell office:value-type="float" office:value="-56.8445804506953" calcext:value-type="float">
            <text:p>-56.8445804506953</text:p>
          </table:table-cell>
          <table:table-cell office:value-type="float" office:value="3.15541954930466" calcext:value-type="float">
            <text:p>3.1554195493046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8.2040004730225" calcext:value-type="float">
            <text:p>-18.2040004730225</text:p>
          </table:table-cell>
          <table:table-cell office:value-type="float" office:value="-55.978009909403" calcext:value-type="float">
            <text:p>-55.978009909403</text:p>
          </table:table-cell>
          <table:table-cell office:value-type="float" office:value="4.02199009059703" calcext:value-type="float">
            <text:p>4.0219900905970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.7840003967285" calcext:value-type="float">
            <text:p>-16.7840003967285</text:p>
          </table:table-cell>
          <table:table-cell office:value-type="float" office:value="-53.1006724724672" calcext:value-type="float">
            <text:p>-53.1006724724672</text:p>
          </table:table-cell>
          <table:table-cell office:value-type="float" office:value="6.89932752753283" calcext:value-type="float">
            <text:p>6.8993275275328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5.2299995422363" calcext:value-type="float">
            <text:p>-15.2299995422363</text:p>
          </table:table-cell>
          <table:table-cell office:value-type="float" office:value="-45.9637565320735" calcext:value-type="float">
            <text:p>-45.9637565320735</text:p>
          </table:table-cell>
          <table:table-cell office:value-type="float" office:value="14.0362434679265" calcext:value-type="float">
            <text:p>14.03624346792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5.8520002365112" calcext:value-type="float">
            <text:p>-15.8520002365112</text:p>
          </table:table-cell>
          <table:table-cell office:value-type="float" office:value="-50.6501984193449" calcext:value-type="float">
            <text:p>-50.6501984193449</text:p>
          </table:table-cell>
          <table:table-cell office:value-type="float" office:value="9.34980158065511" calcext:value-type="float">
            <text:p>9.349801580655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2.1979999542236" calcext:value-type="float">
            <text:p>-22.1979999542236</text:p>
          </table:table-cell>
          <table:table-cell office:value-type="float" office:value="-59.3005302154117" calcext:value-type="float">
            <text:p>-59.3005302154117</text:p>
          </table:table-cell>
          <table:table-cell office:value-type="float" office:value="0.699469784588272" calcext:value-type="float">
            <text:p>0.69946978458827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2.746000289917" calcext:value-type="float">
            <text:p>-22.746000289917</text:p>
          </table:table-cell>
          <table:table-cell office:value-type="float" office:value="-52.0550918525158" calcext:value-type="float">
            <text:p>-52.0550918525158</text:p>
          </table:table-cell>
          <table:table-cell office:value-type="float" office:value="7.94490814748423" calcext:value-type="float">
            <text:p>7.944908147484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0.1760005950928" calcext:value-type="float">
            <text:p>-20.1760005950928</text:p>
          </table:table-cell>
          <table:table-cell office:value-type="float" office:value="-57.1699683743594" calcext:value-type="float">
            <text:p>-57.1699683743594</text:p>
          </table:table-cell>
          <table:table-cell office:value-type="float" office:value="2.83003162564058" calcext:value-type="float">
            <text:p>2.830031625640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.0550003051758" calcext:value-type="float">
            <text:p>-17.0550003051758</text:p>
          </table:table-cell>
          <table:table-cell office:value-type="float" office:value="-54.7957684894719" calcext:value-type="float">
            <text:p>-54.7957684894719</text:p>
          </table:table-cell>
          <table:table-cell office:value-type="float" office:value="5.20423151052812" calcext:value-type="float">
            <text:p>5.204231510528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8.0009994506836" calcext:value-type="float">
            <text:p>-18.0009994506836</text:p>
          </table:table-cell>
          <table:table-cell office:value-type="float" office:value="-58.5266679598156" calcext:value-type="float">
            <text:p>-58.5266679598156</text:p>
          </table:table-cell>
          <table:table-cell office:value-type="float" office:value="1.47333204018437" calcext:value-type="float">
            <text:p>1.4733320401843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.8250007629395" calcext:value-type="float">
            <text:p>-16.8250007629395</text:p>
          </table:table-cell>
          <table:table-cell office:value-type="float" office:value="-60.6718813178923" calcext:value-type="float">
            <text:p>-60.6718813178923</text:p>
          </table:table-cell>
          <table:table-cell office:value-type="float" office:value="-0.671881317892282" calcext:value-type="float">
            <text:p>-0.67188131789228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5.3529996871948" calcext:value-type="float">
            <text:p>-15.3529996871948</text:p>
          </table:table-cell>
          <table:table-cell office:value-type="float" office:value="-57.1253827102293" calcext:value-type="float">
            <text:p>-57.1253827102293</text:p>
          </table:table-cell>
          <table:table-cell office:value-type="float" office:value="2.87461728977072" calcext:value-type="float">
            <text:p>2.8746172897707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4.46399974823" calcext:value-type="float">
            <text:p>-14.46399974823</text:p>
          </table:table-cell>
          <table:table-cell office:value-type="float" office:value="-55.373826867505" calcext:value-type="float">
            <text:p>-55.373826867505</text:p>
          </table:table-cell>
          <table:table-cell office:value-type="float" office:value="4.62617313249498" calcext:value-type="float">
            <text:p>4.62617313249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3.7819995880127" calcext:value-type="float">
            <text:p>-13.7819995880127</text:p>
          </table:table-cell>
          <table:table-cell office:value-type="float" office:value="-55.6158999615899" calcext:value-type="float">
            <text:p>-55.6158999615899</text:p>
          </table:table-cell>
          <table:table-cell office:value-type="float" office:value="4.38410003841011" calcext:value-type="float">
            <text:p>4.384100038410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3.3649997711182" calcext:value-type="float">
            <text:p>-13.3649997711182</text:p>
          </table:table-cell>
          <table:table-cell office:value-type="float" office:value="-53.2863637480215" calcext:value-type="float">
            <text:p>-53.2863637480215</text:p>
          </table:table-cell>
          <table:table-cell office:value-type="float" office:value="6.71363625197854" calcext:value-type="float">
            <text:p>6.71363625197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2.8680000305176" calcext:value-type="float">
            <text:p>-12.8680000305176</text:p>
          </table:table-cell>
          <table:table-cell office:value-type="float" office:value="-51.685774648893" calcext:value-type="float">
            <text:p>-51.685774648893</text:p>
          </table:table-cell>
          <table:table-cell office:value-type="float" office:value="8.31422535110703" calcext:value-type="float">
            <text:p>8.314225351107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.951000213623" calcext:value-type="float">
            <text:p>-11.951000213623</text:p>
          </table:table-cell>
          <table:table-cell office:value-type="float" office:value="-48.1861408331531" calcext:value-type="float">
            <text:p>-48.1861408331531</text:p>
          </table:table-cell>
          <table:table-cell office:value-type="float" office:value="11.8138591668469" calcext:value-type="float">
            <text:p>11.813859166846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4.1700000762939" calcext:value-type="float">
            <text:p>-14.1700000762939</text:p>
          </table:table-cell>
          <table:table-cell office:value-type="float" office:value="-55.8179467945791" calcext:value-type="float">
            <text:p>-55.8179467945791</text:p>
          </table:table-cell>
          <table:table-cell office:value-type="float" office:value="4.18205320542091" calcext:value-type="float">
            <text:p>4.1820532054209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5.9680004119873" calcext:value-type="float">
            <text:p>-15.9680004119873</text:p>
          </table:table-cell>
          <table:table-cell office:value-type="float" office:value="-56.674462640442" calcext:value-type="float">
            <text:p>-56.674462640442</text:p>
          </table:table-cell>
          <table:table-cell office:value-type="float" office:value="3.32553735955797" calcext:value-type="float">
            <text:p>3.3255373595579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4.4029998779297" calcext:value-type="float">
            <text:p>-14.4029998779297</text:p>
          </table:table-cell>
          <table:table-cell office:value-type="float" office:value="-55.2829405005368" calcext:value-type="float">
            <text:p>-55.2829405005368</text:p>
          </table:table-cell>
          <table:table-cell office:value-type="float" office:value="4.71705949946317" calcext:value-type="float">
            <text:p>4.717059499463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5.2790002822876" calcext:value-type="float">
            <text:p>-15.2790002822876</text:p>
          </table:table-cell>
          <table:table-cell office:value-type="float" office:value="-61.0829670580675" calcext:value-type="float">
            <text:p>-61.0829670580675</text:p>
          </table:table-cell>
          <table:table-cell office:value-type="float" office:value="-1.08296705806748" calcext:value-type="float">
            <text:p>-1.0829670580674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6.7110004425049" calcext:value-type="float">
            <text:p>-16.7110004425049</text:p>
          </table:table-cell>
          <table:table-cell office:value-type="float" office:value="-60.4432853784892" calcext:value-type="float">
            <text:p>-60.4432853784892</text:p>
          </table:table-cell>
          <table:table-cell office:value-type="float" office:value="-0.443285378489156" calcext:value-type="float">
            <text:p>-0.4432853784891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7.6180000305176" calcext:value-type="float">
            <text:p>-17.6180000305176</text:p>
          </table:table-cell>
          <table:table-cell office:value-type="float" office:value="-65.0277393555328" calcext:value-type="float">
            <text:p>-65.0277393555328</text:p>
          </table:table-cell>
          <table:table-cell office:value-type="float" office:value="-5.02773935553275" calcext:value-type="float">
            <text:p>-5.027739355532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6.306999206543" calcext:value-type="float">
            <text:p>-16.306999206543</text:p>
          </table:table-cell>
          <table:table-cell office:value-type="float" office:value="-61.108097463254" calcext:value-type="float">
            <text:p>-61.108097463254</text:p>
          </table:table-cell>
          <table:table-cell office:value-type="float" office:value="-1.10809746325403" calcext:value-type="float">
            <text:p>-1.1080974632540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5.3760004043579" calcext:value-type="float">
            <text:p>-15.3760004043579</text:p>
          </table:table-cell>
          <table:table-cell office:value-type="float" office:value="-55.2875484835592" calcext:value-type="float">
            <text:p>-55.2875484835592</text:p>
          </table:table-cell>
          <table:table-cell office:value-type="float" office:value="4.71245151644082" calcext:value-type="float">
            <text:p>4.7124515164408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5.1230001449585" calcext:value-type="float">
            <text:p>-15.1230001449585</text:p>
          </table:table-cell>
          <table:table-cell office:value-type="float" office:value="-55.958340006367" calcext:value-type="float">
            <text:p>-55.958340006367</text:p>
          </table:table-cell>
          <table:table-cell office:value-type="float" office:value="4.04165999363303" calcext:value-type="float">
            <text:p>4.0416599936330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5.7089996337891" calcext:value-type="float">
            <text:p>-15.7089996337891</text:p>
          </table:table-cell>
          <table:table-cell office:value-type="float" office:value="-57.9391092580826" calcext:value-type="float">
            <text:p>-57.9391092580826</text:p>
          </table:table-cell>
          <table:table-cell office:value-type="float" office:value="2.06089074191741" calcext:value-type="float">
            <text:p>2.060890741917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4.4390001296997" calcext:value-type="float">
            <text:p>-14.4390001296997</text:p>
          </table:table-cell>
          <table:table-cell office:value-type="float" office:value="-53.9190636118379" calcext:value-type="float">
            <text:p>-53.9190636118379</text:p>
          </table:table-cell>
          <table:table-cell office:value-type="float" office:value="6.0809363881621" calcext:value-type="float">
            <text:p>6.08093638816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3.9350004196167" calcext:value-type="float">
            <text:p>-13.9350004196167</text:p>
          </table:table-cell>
          <table:table-cell office:value-type="float" office:value="-52.3198353679502" calcext:value-type="float">
            <text:p>-52.3198353679502</text:p>
          </table:table-cell>
          <table:table-cell office:value-type="float" office:value="7.68016463204977" calcext:value-type="float">
            <text:p>7.6801646320497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4.0780000686646" calcext:value-type="float">
            <text:p>-14.0780000686646</text:p>
          </table:table-cell>
          <table:table-cell office:value-type="float" office:value="-53.7451576147832" calcext:value-type="float">
            <text:p>-53.7451576147832</text:p>
          </table:table-cell>
          <table:table-cell office:value-type="float" office:value="6.2548423852168" calcext:value-type="float">
            <text:p>6.25484238521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4.9200000762939" calcext:value-type="float">
            <text:p>-14.9200000762939</text:p>
          </table:table-cell>
          <table:table-cell office:value-type="float" office:value="-55.4476648258888" calcext:value-type="float">
            <text:p>-55.4476648258888</text:p>
          </table:table-cell>
          <table:table-cell office:value-type="float" office:value="4.55233517411119" calcext:value-type="float">
            <text:p>4.552335174111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5.6239995956421" calcext:value-type="float">
            <text:p>-15.6239995956421</text:p>
          </table:table-cell>
          <table:table-cell office:value-type="float" office:value="-55.3937018016373" calcext:value-type="float">
            <text:p>-55.3937018016373</text:p>
          </table:table-cell>
          <table:table-cell office:value-type="float" office:value="4.60629819836266" calcext:value-type="float">
            <text:p>4.606298198362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5.6049995422363" calcext:value-type="float">
            <text:p>-15.6049995422363</text:p>
          </table:table-cell>
          <table:table-cell office:value-type="float" office:value="-57.8912244289768" calcext:value-type="float">
            <text:p>-57.8912244289768</text:p>
          </table:table-cell>
          <table:table-cell office:value-type="float" office:value="2.10877557102325" calcext:value-type="float">
            <text:p>2.108775571023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6.9599990844727" calcext:value-type="float">
            <text:p>-16.9599990844727</text:p>
          </table:table-cell>
          <table:table-cell office:value-type="float" office:value="-60.9323986910556" calcext:value-type="float">
            <text:p>-60.9323986910556</text:p>
          </table:table-cell>
          <table:table-cell office:value-type="float" office:value="-0.932398691055586" calcext:value-type="float">
            <text:p>-0.9323986910555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3.3610000610352" calcext:value-type="float">
            <text:p>-23.3610000610352</text:p>
          </table:table-cell>
          <table:table-cell office:value-type="float" office:value="-72.34919819751" calcext:value-type="float">
            <text:p>-72.34919819751</text:p>
          </table:table-cell>
          <table:table-cell office:value-type="float" office:value="-12.34919819751" calcext:value-type="float">
            <text:p>-12.3491981975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33.1279983520508" calcext:value-type="float">
            <text:p>-33.1279983520508</text:p>
          </table:table-cell>
          <table:table-cell office:value-type="float" office:value="-82.6108828820948" calcext:value-type="float">
            <text:p>-82.6108828820948</text:p>
          </table:table-cell>
          <table:table-cell office:value-type="float" office:value="-22.6108828820948" calcext:value-type="float">
            <text:p>-22.610882882094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3.1469993591309" calcext:value-type="float">
            <text:p>-43.1469993591309</text:p>
          </table:table-cell>
          <table:table-cell office:value-type="float" office:value="-93.212988754859" calcext:value-type="float">
            <text:p>-93.212988754859</text:p>
          </table:table-cell>
          <table:table-cell office:value-type="float" office:value="-33.212988754859" calcext:value-type="float">
            <text:p>-33.2129887548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56.625" calcext:value-type="float">
            <text:p>-56.625</text:p>
          </table:table-cell>
          <table:table-cell office:value-type="float" office:value="-103.518861689115" calcext:value-type="float">
            <text:p>-103.518861689115</text:p>
          </table:table-cell>
          <table:table-cell office:value-type="float" office:value="-43.5188616891148" calcext:value-type="float">
            <text:p>-43.518861689114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69.4530029296875" calcext:value-type="float">
            <text:p>-69.4530029296875</text:p>
          </table:table-cell>
          <table:table-cell office:value-type="float" office:value="-117.548745657441" calcext:value-type="float">
            <text:p>-117.548745657441</text:p>
          </table:table-cell>
          <table:table-cell office:value-type="float" office:value="-57.5487456574414" calcext:value-type="float">
            <text:p>-57.54874565744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84.1650009155273" calcext:value-type="float">
            <text:p>-84.1650009155273</text:p>
          </table:table-cell>
          <table:table-cell office:value-type="float" office:value="-126.706489637963" calcext:value-type="float">
            <text:p>-126.706489637963</text:p>
          </table:table-cell>
          <table:table-cell office:value-type="float" office:value="-66.7064896379632" calcext:value-type="float">
            <text:p>-66.70648963796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00.754997253418" calcext:value-type="float">
            <text:p>-100.754997253418</text:p>
          </table:table-cell>
          <table:table-cell office:value-type="float" office:value="-136.927732622133" calcext:value-type="float">
            <text:p>-136.927732622133</text:p>
          </table:table-cell>
          <table:table-cell office:value-type="float" office:value="-76.9277326221327" calcext:value-type="float">
            <text:p>-76.92773262213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18.297996520996" calcext:value-type="float">
            <text:p>-118.297996520996</text:p>
          </table:table-cell>
          <table:table-cell office:value-type="float" office:value="-147.4664411001" calcext:value-type="float">
            <text:p>-147.4664411001</text:p>
          </table:table-cell>
          <table:table-cell office:value-type="float" office:value="-87.4664411000999" calcext:value-type="float">
            <text:p>-87.466441100099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37.968994140625" calcext:value-type="float">
            <text:p>-137.968994140625</text:p>
          </table:table-cell>
          <table:table-cell office:value-type="float" office:value="-160.389933356294" calcext:value-type="float">
            <text:p>-160.389933356294</text:p>
          </table:table-cell>
          <table:table-cell office:value-type="float" office:value="-100.389933356294" calcext:value-type="float">
            <text:p>-100.38993335629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58.136001586914" calcext:value-type="float">
            <text:p>-158.136001586914</text:p>
          </table:table-cell>
          <table:table-cell office:value-type="float" office:value="-172.33025016169" calcext:value-type="float">
            <text:p>-172.33025016169</text:p>
          </table:table-cell>
          <table:table-cell office:value-type="float" office:value="-112.33025016169" calcext:value-type="float">
            <text:p>-112.3302501616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74.373001098633" calcext:value-type="float">
            <text:p>-174.373001098633</text:p>
          </table:table-cell>
          <table:table-cell office:value-type="float" office:value="-180.405124849175" calcext:value-type="float">
            <text:p>-180.405124849175</text:p>
          </table:table-cell>
          <table:table-cell office:value-type="float" office:value="-120.405124849175" calcext:value-type="float">
            <text:p>-120.4051248491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8.136001586914" calcext:value-type="float">
            <text:p>168.136001586914</text:p>
          </table:table-cell>
          <table:table-cell office:value-type="float" office:value="-191.610922245914" calcext:value-type="float">
            <text:p>-191.610922245914</text:p>
          </table:table-cell>
          <table:table-cell office:value-type="float" office:value="-131.610922245914" calcext:value-type="float">
            <text:p>-131.6109222459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9.324996948242" calcext:value-type="float">
            <text:p>159.324996948242</text:p>
          </table:table-cell>
          <table:table-cell office:value-type="float" office:value="-196.366472876654" calcext:value-type="float">
            <text:p>-196.366472876654</text:p>
          </table:table-cell>
          <table:table-cell office:value-type="float" office:value="-136.366472876654" calcext:value-type="float">
            <text:p>-136.3664728766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0.266006469727" calcext:value-type="float">
            <text:p>160.266006469727</text:p>
          </table:table-cell>
          <table:table-cell office:value-type="float" office:value="-195.501662212077" calcext:value-type="float">
            <text:p>-195.501662212077</text:p>
          </table:table-cell>
          <table:table-cell office:value-type="float" office:value="-135.501662212077" calcext:value-type="float">
            <text:p>-135.50166221207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9.563003540039" calcext:value-type="float">
            <text:p>159.563003540039</text:p>
          </table:table-cell>
          <table:table-cell office:value-type="float" office:value="-195.769806517263" calcext:value-type="float">
            <text:p>-195.769806517263</text:p>
          </table:table-cell>
          <table:table-cell office:value-type="float" office:value="-135.769806517263" calcext:value-type="float">
            <text:p>-135.76980651726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8.444000244141" calcext:value-type="float">
            <text:p>158.444000244141</text:p>
          </table:table-cell>
          <table:table-cell office:value-type="float" office:value="-196.60015368567" calcext:value-type="float">
            <text:p>-196.60015368567</text:p>
          </table:table-cell>
          <table:table-cell office:value-type="float" office:value="-136.60015368567" calcext:value-type="float">
            <text:p>-136.600153685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8.805999755859" calcext:value-type="float">
            <text:p>158.805999755859</text:p>
          </table:table-cell>
          <table:table-cell office:value-type="float" office:value="-196.768554417235" calcext:value-type="float">
            <text:p>-196.768554417235</text:p>
          </table:table-cell>
          <table:table-cell office:value-type="float" office:value="-136.768554417235" calcext:value-type="float">
            <text:p>-136.7685544172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8.641006469727" calcext:value-type="float">
            <text:p>158.641006469727</text:p>
          </table:table-cell>
          <table:table-cell office:value-type="float" office:value="-197.142642542047" calcext:value-type="float">
            <text:p>-197.142642542047</text:p>
          </table:table-cell>
          <table:table-cell office:value-type="float" office:value="-137.142642542047" calcext:value-type="float">
            <text:p>-137.1426425420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7.373992919922" calcext:value-type="float">
            <text:p>157.373992919922</text:p>
          </table:table-cell>
          <table:table-cell office:value-type="float" office:value="-197.276686407464" calcext:value-type="float">
            <text:p>-197.276686407464</text:p>
          </table:table-cell>
          <table:table-cell office:value-type="float" office:value="-137.276686407464" calcext:value-type="float">
            <text:p>-137.2766864074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8.470993041992" calcext:value-type="float">
            <text:p>158.470993041992</text:p>
          </table:table-cell>
          <table:table-cell office:value-type="float" office:value="-195.667586671814" calcext:value-type="float">
            <text:p>-195.667586671814</text:p>
          </table:table-cell>
          <table:table-cell office:value-type="float" office:value="-135.667586671814" calcext:value-type="float">
            <text:p>-135.6675866718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9.654998779297" calcext:value-type="float">
            <text:p>159.654998779297</text:p>
          </table:table-cell>
          <table:table-cell office:value-type="float" office:value="-196.280077689286" calcext:value-type="float">
            <text:p>-196.280077689286</text:p>
          </table:table-cell>
          <table:table-cell office:value-type="float" office:value="-136.280077689286" calcext:value-type="float">
            <text:p>-136.28007768928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9.576995849609" calcext:value-type="float">
            <text:p>159.576995849609</text:p>
          </table:table-cell>
          <table:table-cell office:value-type="float" office:value="-194.544330703114" calcext:value-type="float">
            <text:p>-194.544330703114</text:p>
          </table:table-cell>
          <table:table-cell office:value-type="float" office:value="-134.544330703114" calcext:value-type="float">
            <text:p>-134.5443307031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9.787994384766" calcext:value-type="float">
            <text:p>159.787994384766</text:p>
          </table:table-cell>
          <table:table-cell office:value-type="float" office:value="-196.07115324592" calcext:value-type="float">
            <text:p>-196.07115324592</text:p>
          </table:table-cell>
          <table:table-cell office:value-type="float" office:value="-136.07115324592" calcext:value-type="float">
            <text:p>-136.0711532459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9.75" calcext:value-type="float">
            <text:p>159.75</text:p>
          </table:table-cell>
          <table:table-cell office:value-type="float" office:value="-195.660985672814" calcext:value-type="float">
            <text:p>-195.660985672814</text:p>
          </table:table-cell>
          <table:table-cell office:value-type="float" office:value="-135.660985672814" calcext:value-type="float">
            <text:p>-135.6609856728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0.628005981445" calcext:value-type="float">
            <text:p>160.628005981445</text:p>
          </table:table-cell>
          <table:table-cell office:value-type="float" office:value="-195.232247997369" calcext:value-type="float">
            <text:p>-195.232247997369</text:p>
          </table:table-cell>
          <table:table-cell office:value-type="float" office:value="-135.232247997369" calcext:value-type="float">
            <text:p>-135.2322479973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1.488998413086" calcext:value-type="float">
            <text:p>161.488998413086</text:p>
          </table:table-cell>
          <table:table-cell office:value-type="float" office:value="-194.96498467538" calcext:value-type="float">
            <text:p>-194.96498467538</text:p>
          </table:table-cell>
          <table:table-cell office:value-type="float" office:value="-134.96498467538" calcext:value-type="float">
            <text:p>-134.9649846753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62.059997558594" calcext:value-type="float">
            <text:p>162.059997558594</text:p>
          </table:table-cell>
          <table:table-cell office:value-type="float" office:value="-194.824498372508" calcext:value-type="float">
            <text:p>-194.824498372508</text:p>
          </table:table-cell>
          <table:table-cell office:value-type="float" office:value="-134.824498372508" calcext:value-type="float">
            <text:p>-134.8244983725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2.699996948242" calcext:value-type="float">
            <text:p>162.699996948242</text:p>
          </table:table-cell>
          <table:table-cell office:value-type="float" office:value="-193.99818364948" calcext:value-type="float">
            <text:p>-193.99818364948</text:p>
          </table:table-cell>
          <table:table-cell office:value-type="float" office:value="-133.99818364948" calcext:value-type="float">
            <text:p>-133.998183649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2.554000854492" calcext:value-type="float">
            <text:p>162.554000854492</text:p>
          </table:table-cell>
          <table:table-cell office:value-type="float" office:value="-194.148335203691" calcext:value-type="float">
            <text:p>-194.148335203691</text:p>
          </table:table-cell>
          <table:table-cell office:value-type="float" office:value="-134.148335203691" calcext:value-type="float">
            <text:p>-134.14833520369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61.95100402832" calcext:value-type="float">
            <text:p>161.95100402832</text:p>
          </table:table-cell>
          <table:table-cell office:value-type="float" office:value="-193.427569351358" calcext:value-type="float">
            <text:p>-193.427569351358</text:p>
          </table:table-cell>
          <table:table-cell office:value-type="float" office:value="-133.427569351358" calcext:value-type="float">
            <text:p>-133.4275693513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2.360992431641" calcext:value-type="float">
            <text:p>162.360992431641</text:p>
          </table:table-cell>
          <table:table-cell office:value-type="float" office:value="-193.601699789738" calcext:value-type="float">
            <text:p>-193.601699789738</text:p>
          </table:table-cell>
          <table:table-cell office:value-type="float" office:value="-133.601699789738" calcext:value-type="float">
            <text:p>-133.6016997897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1.766998291016" calcext:value-type="float">
            <text:p>161.766998291016</text:p>
          </table:table-cell>
          <table:table-cell office:value-type="float" office:value="-194.407426730525" calcext:value-type="float">
            <text:p>-194.407426730525</text:p>
          </table:table-cell>
          <table:table-cell office:value-type="float" office:value="-134.407426730525" calcext:value-type="float">
            <text:p>-134.4074267305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0.093994140625" calcext:value-type="float">
            <text:p>160.093994140625</text:p>
          </table:table-cell>
          <table:table-cell office:value-type="float" office:value="-195.636978314334" calcext:value-type="float">
            <text:p>-195.636978314334</text:p>
          </table:table-cell>
          <table:table-cell office:value-type="float" office:value="-135.636978314334" calcext:value-type="float">
            <text:p>-135.63697831433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8.031005859375" calcext:value-type="float">
            <text:p>158.031005859375</text:p>
          </table:table-cell>
          <table:table-cell office:value-type="float" office:value="-196.366472876654" calcext:value-type="float">
            <text:p>-196.366472876654</text:p>
          </table:table-cell>
          <table:table-cell office:value-type="float" office:value="-136.366472876654" calcext:value-type="float">
            <text:p>-136.3664728766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7.738998413086" calcext:value-type="float">
            <text:p>157.738998413086</text:p>
          </table:table-cell>
          <table:table-cell office:value-type="float" office:value="-197.153138489216" calcext:value-type="float">
            <text:p>-197.153138489216</text:p>
          </table:table-cell>
          <table:table-cell office:value-type="float" office:value="-137.153138489216" calcext:value-type="float">
            <text:p>-137.1531384892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8.79899597168" calcext:value-type="float">
            <text:p>158.79899597168</text:p>
          </table:table-cell>
          <table:table-cell office:value-type="float" office:value="-196.47179500252" calcext:value-type="float">
            <text:p>-196.47179500252</text:p>
          </table:table-cell>
          <table:table-cell office:value-type="float" office:value="-136.47179500252" calcext:value-type="float">
            <text:p>-136.4717950025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9.419998168945" calcext:value-type="float">
            <text:p>159.419998168945</text:p>
          </table:table-cell>
          <table:table-cell office:value-type="float" office:value="-195.513222096094" calcext:value-type="float">
            <text:p>-195.513222096094</text:p>
          </table:table-cell>
          <table:table-cell office:value-type="float" office:value="-135.513222096094" calcext:value-type="float">
            <text:p>-135.51322209609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9.992004394531" calcext:value-type="float">
            <text:p>159.992004394531</text:p>
          </table:table-cell>
          <table:table-cell office:value-type="float" office:value="-195.785456986014" calcext:value-type="float">
            <text:p>-195.785456986014</text:p>
          </table:table-cell>
          <table:table-cell office:value-type="float" office:value="-135.785456986014" calcext:value-type="float">
            <text:p>-135.7854569860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60.313995361328" calcext:value-type="float">
            <text:p>160.313995361328</text:p>
          </table:table-cell>
          <table:table-cell office:value-type="float" office:value="-194.953549464145" calcext:value-type="float">
            <text:p>-194.953549464145</text:p>
          </table:table-cell>
          <table:table-cell office:value-type="float" office:value="-134.953549464145" calcext:value-type="float">
            <text:p>-134.9535494641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0.64599609375" calcext:value-type="float">
            <text:p>160.64599609375</text:p>
          </table:table-cell>
          <table:table-cell office:value-type="float" office:value="-194.964653459985" calcext:value-type="float">
            <text:p>-194.964653459985</text:p>
          </table:table-cell>
          <table:table-cell office:value-type="float" office:value="-134.964653459985" calcext:value-type="float">
            <text:p>-134.96465345998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0.535003662109" calcext:value-type="float">
            <text:p>160.535003662109</text:p>
          </table:table-cell>
          <table:table-cell office:value-type="float" office:value="-194.953776036998" calcext:value-type="float">
            <text:p>-194.953776036998</text:p>
          </table:table-cell>
          <table:table-cell office:value-type="float" office:value="-134.953776036998" calcext:value-type="float">
            <text:p>-134.9537760369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9.990997314453" calcext:value-type="float">
            <text:p>159.990997314453</text:p>
          </table:table-cell>
          <table:table-cell office:value-type="float" office:value="-196.049256322605" calcext:value-type="float">
            <text:p>-196.049256322605</text:p>
          </table:table-cell>
          <table:table-cell office:value-type="float" office:value="-136.049256322605" calcext:value-type="float">
            <text:p>-136.0492563226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60.34700012207" calcext:value-type="float">
            <text:p>160.34700012207</text:p>
          </table:table-cell>
          <table:table-cell office:value-type="float" office:value="-195.902767650212" calcext:value-type="float">
            <text:p>-195.902767650212</text:p>
          </table:table-cell>
          <table:table-cell office:value-type="float" office:value="-135.902767650212" calcext:value-type="float">
            <text:p>-135.9027676502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1.037994384766" calcext:value-type="float">
            <text:p>161.037994384766</text:p>
          </table:table-cell>
          <table:table-cell office:value-type="float" office:value="-195.359034128434" calcext:value-type="float">
            <text:p>-195.359034128434</text:p>
          </table:table-cell>
          <table:table-cell office:value-type="float" office:value="-135.359034128434" calcext:value-type="float">
            <text:p>-135.3590341284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1.563995361328" calcext:value-type="float">
            <text:p>161.563995361328</text:p>
          </table:table-cell>
          <table:table-cell office:value-type="float" office:value="-194.693608452851" calcext:value-type="float">
            <text:p>-194.693608452851</text:p>
          </table:table-cell>
          <table:table-cell office:value-type="float" office:value="-134.693608452851" calcext:value-type="float">
            <text:p>-134.6936084528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2.016006469727" calcext:value-type="float">
            <text:p>162.016006469727</text:p>
          </table:table-cell>
          <table:table-cell office:value-type="float" office:value="-195.510726810051" calcext:value-type="float">
            <text:p>-195.510726810051</text:p>
          </table:table-cell>
          <table:table-cell office:value-type="float" office:value="-135.510726810051" calcext:value-type="float">
            <text:p>-135.5107268100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62.423004150391" calcext:value-type="float">
            <text:p>162.423004150391</text:p>
          </table:table-cell>
          <table:table-cell office:value-type="float" office:value="-195.202219637397" calcext:value-type="float">
            <text:p>-195.202219637397</text:p>
          </table:table-cell>
          <table:table-cell office:value-type="float" office:value="-135.202219637397" calcext:value-type="float">
            <text:p>-135.2022196373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62.772003173828" calcext:value-type="float">
            <text:p>162.772003173828</text:p>
          </table:table-cell>
          <table:table-cell office:value-type="float" office:value="-193.450583273045" calcext:value-type="float">
            <text:p>-193.450583273045</text:p>
          </table:table-cell>
          <table:table-cell office:value-type="float" office:value="-133.450583273045" calcext:value-type="float">
            <text:p>-133.4505832730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.059005737305" calcext:value-type="float">
            <text:p>163.059005737305</text:p>
          </table:table-cell>
          <table:table-cell office:value-type="float" office:value="-194.000956800723" calcext:value-type="float">
            <text:p>-194.000956800723</text:p>
          </table:table-cell>
          <table:table-cell office:value-type="float" office:value="-134.000956800723" calcext:value-type="float">
            <text:p>-134.0009568007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3.320007324219" calcext:value-type="float">
            <text:p>163.320007324219</text:p>
          </table:table-cell>
          <table:table-cell office:value-type="float" office:value="-194.140798686033" calcext:value-type="float">
            <text:p>-194.140798686033</text:p>
          </table:table-cell>
          <table:table-cell office:value-type="float" office:value="-134.140798686033" calcext:value-type="float">
            <text:p>-134.1407986860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3.440994262695" calcext:value-type="float">
            <text:p>163.440994262695</text:p>
          </table:table-cell>
          <table:table-cell office:value-type="float" office:value="-194.148335203691" calcext:value-type="float">
            <text:p>-194.148335203691</text:p>
          </table:table-cell>
          <table:table-cell office:value-type="float" office:value="-134.148335203691" calcext:value-type="float">
            <text:p>-134.14833520369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3.669998168945" calcext:value-type="float">
            <text:p>163.669998168945</text:p>
          </table:table-cell>
          <table:table-cell office:value-type="float" office:value="-193.446205305605" calcext:value-type="float">
            <text:p>-193.446205305605</text:p>
          </table:table-cell>
          <table:table-cell office:value-type="float" office:value="-133.446205305605" calcext:value-type="float">
            <text:p>-133.4462053056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4.186996459961" calcext:value-type="float">
            <text:p>164.186996459961</text:p>
          </table:table-cell>
          <table:table-cell office:value-type="float" office:value="-193.888821736128" calcext:value-type="float">
            <text:p>-193.888821736128</text:p>
          </table:table-cell>
          <table:table-cell office:value-type="float" office:value="-133.888821736128" calcext:value-type="float">
            <text:p>-133.88882173612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4.839996337891" calcext:value-type="float">
            <text:p>164.839996337891</text:p>
          </table:table-cell>
          <table:table-cell office:value-type="float" office:value="-193.330544618676" calcext:value-type="float">
            <text:p>-193.330544618676</text:p>
          </table:table-cell>
          <table:table-cell office:value-type="float" office:value="-133.330544618676" calcext:value-type="float">
            <text:p>-133.33054461867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5.393997192383" calcext:value-type="float">
            <text:p>165.393997192383</text:p>
          </table:table-cell>
          <table:table-cell office:value-type="float" office:value="-193.218538612034" calcext:value-type="float">
            <text:p>-193.218538612034</text:p>
          </table:table-cell>
          <table:table-cell office:value-type="float" office:value="-133.218538612034" calcext:value-type="float">
            <text:p>-133.21853861203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65.936004638672" calcext:value-type="float">
            <text:p>165.936004638672</text:p>
          </table:table-cell>
          <table:table-cell office:value-type="float" office:value="-192.274769960386" calcext:value-type="float">
            <text:p>-192.274769960386</text:p>
          </table:table-cell>
          <table:table-cell office:value-type="float" office:value="-132.274769960386" calcext:value-type="float">
            <text:p>-132.27476996038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6.231994628906" calcext:value-type="float">
            <text:p>166.231994628906</text:p>
          </table:table-cell>
          <table:table-cell office:value-type="float" office:value="-192.261755672865" calcext:value-type="float">
            <text:p>-192.261755672865</text:p>
          </table:table-cell>
          <table:table-cell office:value-type="float" office:value="-132.261755672865" calcext:value-type="float">
            <text:p>-132.2617556728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4.492004394531" calcext:value-type="float">
            <text:p>164.492004394531</text:p>
          </table:table-cell>
          <table:table-cell office:value-type="float" office:value="-194.012634097542" calcext:value-type="float">
            <text:p>-194.012634097542</text:p>
          </table:table-cell>
          <table:table-cell office:value-type="float" office:value="-134.012634097542" calcext:value-type="float">
            <text:p>-134.0126340975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2.990997314453" calcext:value-type="float">
            <text:p>162.990997314453</text:p>
          </table:table-cell>
          <table:table-cell office:value-type="float" office:value="-194.410042984921" calcext:value-type="float">
            <text:p>-194.410042984921</text:p>
          </table:table-cell>
          <table:table-cell office:value-type="float" office:value="-134.410042984921" calcext:value-type="float">
            <text:p>-134.4100429849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1.925003051758" calcext:value-type="float">
            <text:p>161.925003051758</text:p>
          </table:table-cell>
          <table:table-cell office:value-type="float" office:value="-195.353883739014" calcext:value-type="float">
            <text:p>-195.353883739014</text:p>
          </table:table-cell>
          <table:table-cell office:value-type="float" office:value="-135.353883739014" calcext:value-type="float">
            <text:p>-135.3538837390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0.884994506836" calcext:value-type="float">
            <text:p>160.884994506836</text:p>
          </table:table-cell>
          <table:table-cell office:value-type="float" office:value="-195.492042537272" calcext:value-type="float">
            <text:p>-195.492042537272</text:p>
          </table:table-cell>
          <table:table-cell office:value-type="float" office:value="-135.492042537272" calcext:value-type="float">
            <text:p>-135.4920425372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9.804000854492" calcext:value-type="float">
            <text:p>159.804000854492</text:p>
          </table:table-cell>
          <table:table-cell office:value-type="float" office:value="-196.691021044724" calcext:value-type="float">
            <text:p>-196.691021044724</text:p>
          </table:table-cell>
          <table:table-cell office:value-type="float" office:value="-136.691021044724" calcext:value-type="float">
            <text:p>-136.6910210447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8.626007080078" calcext:value-type="float">
            <text:p>158.626007080078</text:p>
          </table:table-cell>
          <table:table-cell office:value-type="float" office:value="-197.320736138775" calcext:value-type="float">
            <text:p>-197.320736138775</text:p>
          </table:table-cell>
          <table:table-cell office:value-type="float" office:value="-137.320736138775" calcext:value-type="float">
            <text:p>-137.32073613877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57.565994262695" calcext:value-type="float">
            <text:p>157.565994262695</text:p>
          </table:table-cell>
          <table:table-cell office:value-type="float" office:value="-197.711861192218" calcext:value-type="float">
            <text:p>-197.711861192218</text:p>
          </table:table-cell>
          <table:table-cell office:value-type="float" office:value="-137.711861192218" calcext:value-type="float">
            <text:p>-137.7118611922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56.412994384766" calcext:value-type="float">
            <text:p>156.412994384766</text:p>
          </table:table-cell>
          <table:table-cell office:value-type="float" office:value="-198.739128319695" calcext:value-type="float">
            <text:p>-198.739128319695</text:p>
          </table:table-cell>
          <table:table-cell office:value-type="float" office:value="-138.739128319695" calcext:value-type="float">
            <text:p>-138.7391283196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5.326995849609" calcext:value-type="float">
            <text:p>155.326995849609</text:p>
          </table:table-cell>
          <table:table-cell office:value-type="float" office:value="-198.560026050786" calcext:value-type="float">
            <text:p>-198.560026050786</text:p>
          </table:table-cell>
          <table:table-cell office:value-type="float" office:value="-138.560026050786" calcext:value-type="float">
            <text:p>-138.5600260507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4.167999267578" calcext:value-type="float">
            <text:p>154.167999267578</text:p>
          </table:table-cell>
          <table:table-cell office:value-type="float" office:value="-199.287720695289" calcext:value-type="float">
            <text:p>-199.287720695289</text:p>
          </table:table-cell>
          <table:table-cell office:value-type="float" office:value="-139.287720695289" calcext:value-type="float">
            <text:p>-139.28772069528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53.123001098633" calcext:value-type="float">
            <text:p>153.123001098633</text:p>
          </table:table-cell>
          <table:table-cell office:value-type="float" office:value="-199.995754768433" calcext:value-type="float">
            <text:p>-199.995754768433</text:p>
          </table:table-cell>
          <table:table-cell office:value-type="float" office:value="-139.995754768433" calcext:value-type="float">
            <text:p>-139.9957547684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52.218002319336" calcext:value-type="float">
            <text:p>152.218002319336</text:p>
          </table:table-cell>
          <table:table-cell office:value-type="float" office:value="-200.628705673148" calcext:value-type="float">
            <text:p>-200.628705673148</text:p>
          </table:table-cell>
          <table:table-cell office:value-type="float" office:value="-140.628705673148" calcext:value-type="float">
            <text:p>-140.6287056731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1.434005737305" calcext:value-type="float">
            <text:p>151.434005737305</text:p>
          </table:table-cell>
          <table:table-cell office:value-type="float" office:value="-201.986990420193" calcext:value-type="float">
            <text:p>-201.986990420193</text:p>
          </table:table-cell>
          <table:table-cell office:value-type="float" office:value="-141.986990420193" calcext:value-type="float">
            <text:p>-141.98699042019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0.667999267578" calcext:value-type="float">
            <text:p>150.667999267578</text:p>
          </table:table-cell>
          <table:table-cell office:value-type="float" office:value="-202.217478849998" calcext:value-type="float">
            <text:p>-202.217478849998</text:p>
          </table:table-cell>
          <table:table-cell office:value-type="float" office:value="-142.217478849998" calcext:value-type="float">
            <text:p>-142.21747884999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0.113998413086" calcext:value-type="float">
            <text:p>150.113998413086</text:p>
          </table:table-cell>
          <table:table-cell office:value-type="float" office:value="-201.996455839662" calcext:value-type="float">
            <text:p>-201.996455839662</text:p>
          </table:table-cell>
          <table:table-cell office:value-type="float" office:value="-141.996455839662" calcext:value-type="float">
            <text:p>-141.9964558396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9.692993164063" calcext:value-type="float">
            <text:p>149.692993164063</text:p>
          </table:table-cell>
          <table:table-cell office:value-type="float" office:value="-201.942795623927" calcext:value-type="float">
            <text:p>-201.942795623927</text:p>
          </table:table-cell>
          <table:table-cell office:value-type="float" office:value="-141.942795623927" calcext:value-type="float">
            <text:p>-141.9427956239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9.320999145508" calcext:value-type="float">
            <text:p>149.320999145508</text:p>
          </table:table-cell>
          <table:table-cell office:value-type="float" office:value="-202.806213551434" calcext:value-type="float">
            <text:p>-202.806213551434</text:p>
          </table:table-cell>
          <table:table-cell office:value-type="float" office:value="-142.806213551434" calcext:value-type="float">
            <text:p>-142.8062135514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9.123001098633" calcext:value-type="float">
            <text:p>149.123001098633</text:p>
          </table:table-cell>
          <table:table-cell office:value-type="float" office:value="-202.854516076985" calcext:value-type="float">
            <text:p>-202.854516076985</text:p>
          </table:table-cell>
          <table:table-cell office:value-type="float" office:value="-142.854516076985" calcext:value-type="float">
            <text:p>-142.85451607698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9.001998901367" calcext:value-type="float">
            <text:p>149.001998901367</text:p>
          </table:table-cell>
          <table:table-cell office:value-type="float" office:value="-203.891485931437" calcext:value-type="float">
            <text:p>-203.891485931437</text:p>
          </table:table-cell>
          <table:table-cell office:value-type="float" office:value="-143.891485931437" calcext:value-type="float">
            <text:p>-143.8914859314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8.901000976563" calcext:value-type="float">
            <text:p>148.901000976563</text:p>
          </table:table-cell>
          <table:table-cell office:value-type="float" office:value="-202.154130332042" calcext:value-type="float">
            <text:p>-202.154130332042</text:p>
          </table:table-cell>
          <table:table-cell office:value-type="float" office:value="-142.154130332042" calcext:value-type="float">
            <text:p>-142.15413033204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8.675994873047" calcext:value-type="float">
            <text:p>148.675994873047</text:p>
          </table:table-cell>
          <table:table-cell office:value-type="float" office:value="-203.031515225033" calcext:value-type="float">
            <text:p>-203.031515225033</text:p>
          </table:table-cell>
          <table:table-cell office:value-type="float" office:value="-143.031515225033" calcext:value-type="float">
            <text:p>-143.0315152250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8.013000488281" calcext:value-type="float">
            <text:p>148.013000488281</text:p>
          </table:table-cell>
          <table:table-cell office:value-type="float" office:value="-203.55657263846" calcext:value-type="float">
            <text:p>-203.55657263846</text:p>
          </table:table-cell>
          <table:table-cell office:value-type="float" office:value="-143.55657263846" calcext:value-type="float">
            <text:p>-143.556572638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8.292007446289" calcext:value-type="float">
            <text:p>148.292007446289</text:p>
          </table:table-cell>
          <table:table-cell office:value-type="float" office:value="-203.789133459371" calcext:value-type="float">
            <text:p>-203.789133459371</text:p>
          </table:table-cell>
          <table:table-cell office:value-type="float" office:value="-143.789133459371" calcext:value-type="float">
            <text:p>-143.7891334593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3.145004272461" calcext:value-type="float">
            <text:p>153.145004272461</text:p>
          </table:table-cell>
          <table:table-cell office:value-type="float" office:value="-201.015469069245" calcext:value-type="float">
            <text:p>-201.015469069245</text:p>
          </table:table-cell>
          <table:table-cell office:value-type="float" office:value="-141.015469069245" calcext:value-type="float">
            <text:p>-141.0154690692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4.986999511719" calcext:value-type="float">
            <text:p>154.986999511719</text:p>
          </table:table-cell>
          <table:table-cell office:value-type="float" office:value="-198.692852341136" calcext:value-type="float">
            <text:p>-198.692852341136</text:p>
          </table:table-cell>
          <table:table-cell office:value-type="float" office:value="-138.692852341136" calcext:value-type="float">
            <text:p>-138.6928523411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5.686004638672" calcext:value-type="float">
            <text:p>155.686004638672</text:p>
          </table:table-cell>
          <table:table-cell office:value-type="float" office:value="-199.422787522616" calcext:value-type="float">
            <text:p>-199.422787522616</text:p>
          </table:table-cell>
          <table:table-cell office:value-type="float" office:value="-139.422787522616" calcext:value-type="float">
            <text:p>-139.4227875226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5.15299987793" calcext:value-type="float">
            <text:p>155.15299987793</text:p>
          </table:table-cell>
          <table:table-cell office:value-type="float" office:value="-198.644350826503" calcext:value-type="float">
            <text:p>-198.644350826503</text:p>
          </table:table-cell>
          <table:table-cell office:value-type="float" office:value="-138.644350826503" calcext:value-type="float">
            <text:p>-138.6443508265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4.026000976563" calcext:value-type="float">
            <text:p>154.026000976563</text:p>
          </table:table-cell>
          <table:table-cell office:value-type="float" office:value="-200.923203643197" calcext:value-type="float">
            <text:p>-200.923203643197</text:p>
          </table:table-cell>
          <table:table-cell office:value-type="float" office:value="-140.923203643197" calcext:value-type="float">
            <text:p>-140.92320364319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2.264999389648" calcext:value-type="float">
            <text:p>152.264999389648</text:p>
          </table:table-cell>
          <table:table-cell office:value-type="float" office:value="-201.508802463388" calcext:value-type="float">
            <text:p>-201.508802463388</text:p>
          </table:table-cell>
          <table:table-cell office:value-type="float" office:value="-141.508802463388" calcext:value-type="float">
            <text:p>-141.50880246338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50.248001098633" calcext:value-type="float">
            <text:p>150.248001098633</text:p>
          </table:table-cell>
          <table:table-cell office:value-type="float" office:value="-202.459893973119" calcext:value-type="float">
            <text:p>-202.459893973119</text:p>
          </table:table-cell>
          <table:table-cell office:value-type="float" office:value="-142.459893973119" calcext:value-type="float">
            <text:p>-142.4598939731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8.322006225586" calcext:value-type="float">
            <text:p>148.322006225586</text:p>
          </table:table-cell>
          <table:table-cell office:value-type="float" office:value="-203.06191950976" calcext:value-type="float">
            <text:p>-203.06191950976</text:p>
          </table:table-cell>
          <table:table-cell office:value-type="float" office:value="-143.06191950976" calcext:value-type="float">
            <text:p>-143.0619195097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6.356994628906" calcext:value-type="float">
            <text:p>146.356994628906</text:p>
          </table:table-cell>
          <table:table-cell office:value-type="float" office:value="-205.435117248972" calcext:value-type="float">
            <text:p>-205.435117248972</text:p>
          </table:table-cell>
          <table:table-cell office:value-type="float" office:value="-145.435117248972" calcext:value-type="float">
            <text:p>-145.43511724897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.442993164063" calcext:value-type="float">
            <text:p>144.442993164063</text:p>
          </table:table-cell>
          <table:table-cell office:value-type="float" office:value="-206.323565900444" calcext:value-type="float">
            <text:p>-206.323565900444</text:p>
          </table:table-cell>
          <table:table-cell office:value-type="float" office:value="-146.323565900444" calcext:value-type="float">
            <text:p>-146.3235659004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2.380996704102" calcext:value-type="float">
            <text:p>142.380996704102</text:p>
          </table:table-cell>
          <table:table-cell office:value-type="float" office:value="-207.271652064832" calcext:value-type="float">
            <text:p>-207.271652064832</text:p>
          </table:table-cell>
          <table:table-cell office:value-type="float" office:value="-147.271652064832" calcext:value-type="float">
            <text:p>-147.27165206483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0.255996704102" calcext:value-type="float">
            <text:p>140.255996704102</text:p>
          </table:table-cell>
          <table:table-cell office:value-type="float" office:value="-208.751473679661" calcext:value-type="float">
            <text:p>-208.751473679661</text:p>
          </table:table-cell>
          <table:table-cell office:value-type="float" office:value="-148.751473679661" calcext:value-type="float">
            <text:p>-148.75147367966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38.093002319336" calcext:value-type="float">
            <text:p>138.093002319336</text:p>
          </table:table-cell>
          <table:table-cell office:value-type="float" office:value="-209.878517371328" calcext:value-type="float">
            <text:p>-209.878517371328</text:p>
          </table:table-cell>
          <table:table-cell office:value-type="float" office:value="-149.878517371328" calcext:value-type="float">
            <text:p>-149.8785173713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6.013000488281" calcext:value-type="float">
            <text:p>136.013000488281</text:p>
          </table:table-cell>
          <table:table-cell office:value-type="float" office:value="-211.167956911392" calcext:value-type="float">
            <text:p>-211.167956911392</text:p>
          </table:table-cell>
          <table:table-cell office:value-type="float" office:value="-151.167956911392" calcext:value-type="float">
            <text:p>-151.1679569113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4.070999145508" calcext:value-type="float">
            <text:p>134.070999145508</text:p>
          </table:table-cell>
          <table:table-cell office:value-type="float" office:value="-212.289640824768" calcext:value-type="float">
            <text:p>-212.289640824768</text:p>
          </table:table-cell>
          <table:table-cell office:value-type="float" office:value="-152.289640824768" calcext:value-type="float">
            <text:p>-152.2896408247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2.177001953125" calcext:value-type="float">
            <text:p>132.177001953125</text:p>
          </table:table-cell>
          <table:table-cell office:value-type="float" office:value="-213.519239072458" calcext:value-type="float">
            <text:p>-213.519239072458</text:p>
          </table:table-cell>
          <table:table-cell office:value-type="float" office:value="-153.519239072458" calcext:value-type="float">
            <text:p>-153.51923907245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30.352996826172" calcext:value-type="float">
            <text:p>130.352996826172</text:p>
          </table:table-cell>
          <table:table-cell office:value-type="float" office:value="-215.158195579928" calcext:value-type="float">
            <text:p>-215.158195579928</text:p>
          </table:table-cell>
          <table:table-cell office:value-type="float" office:value="-155.158195579928" calcext:value-type="float">
            <text:p>-155.1581955799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8.666000366211" calcext:value-type="float">
            <text:p>128.666000366211</text:p>
          </table:table-cell>
          <table:table-cell office:value-type="float" office:value="-215.607730088703" calcext:value-type="float">
            <text:p>-215.607730088703</text:p>
          </table:table-cell>
          <table:table-cell office:value-type="float" office:value="-155.607730088703" calcext:value-type="float">
            <text:p>-155.60773008870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7.157997131348" calcext:value-type="float">
            <text:p>127.157997131348</text:p>
          </table:table-cell>
          <table:table-cell office:value-type="float" office:value="-217.06174025327" calcext:value-type="float">
            <text:p>-217.06174025327</text:p>
          </table:table-cell>
          <table:table-cell office:value-type="float" office:value="-157.06174025327" calcext:value-type="float">
            <text:p>-157.061740253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5.675003051758" calcext:value-type="float">
            <text:p>125.675003051758</text:p>
          </table:table-cell>
          <table:table-cell office:value-type="float" office:value="-217.852028147232" calcext:value-type="float">
            <text:p>-217.852028147232</text:p>
          </table:table-cell>
          <table:table-cell office:value-type="float" office:value="-157.852028147232" calcext:value-type="float">
            <text:p>-157.8520281472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4.383003234863" calcext:value-type="float">
            <text:p>124.383003234863</text:p>
          </table:table-cell>
          <table:table-cell office:value-type="float" office:value="-219.022956671844" calcext:value-type="float">
            <text:p>-219.022956671844</text:p>
          </table:table-cell>
          <table:table-cell office:value-type="float" office:value="-159.022956671844" calcext:value-type="float">
            <text:p>-159.0229566718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3.11799621582" calcext:value-type="float">
            <text:p>123.11799621582</text:p>
          </table:table-cell>
          <table:table-cell office:value-type="float" office:value="-219.786458767691" calcext:value-type="float">
            <text:p>-219.786458767691</text:p>
          </table:table-cell>
          <table:table-cell office:value-type="float" office:value="-159.786458767691" calcext:value-type="float">
            <text:p>-159.78645876769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1.949996948242" calcext:value-type="float">
            <text:p>121.949996948242</text:p>
          </table:table-cell>
          <table:table-cell office:value-type="float" office:value="-221.402518099276" calcext:value-type="float">
            <text:p>-221.402518099276</text:p>
          </table:table-cell>
          <table:table-cell office:value-type="float" office:value="-161.402518099276" calcext:value-type="float">
            <text:p>-161.4025180992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0.875999450684" calcext:value-type="float">
            <text:p>120.875999450684</text:p>
          </table:table-cell>
          <table:table-cell office:value-type="float" office:value="-221.475718673802" calcext:value-type="float">
            <text:p>-221.475718673802</text:p>
          </table:table-cell>
          <table:table-cell office:value-type="float" office:value="-161.475718673802" calcext:value-type="float">
            <text:p>-161.4757186738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9.783996582031" calcext:value-type="float">
            <text:p>119.783996582031</text:p>
          </table:table-cell>
          <table:table-cell office:value-type="float" office:value="-222.063652571786" calcext:value-type="float">
            <text:p>-222.063652571786</text:p>
          </table:table-cell>
          <table:table-cell office:value-type="float" office:value="-162.063652571786" calcext:value-type="float">
            <text:p>-162.06365257178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8.748001098633" calcext:value-type="float">
            <text:p>118.748001098633</text:p>
          </table:table-cell>
          <table:table-cell office:value-type="float" office:value="-222.420148598698" calcext:value-type="float">
            <text:p>-222.420148598698</text:p>
          </table:table-cell>
          <table:table-cell office:value-type="float" office:value="-162.420148598698" calcext:value-type="float">
            <text:p>-162.4201485986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7.789001464844" calcext:value-type="float">
            <text:p>117.789001464844</text:p>
          </table:table-cell>
          <table:table-cell office:value-type="float" office:value="-223.582153372885" calcext:value-type="float">
            <text:p>-223.582153372885</text:p>
          </table:table-cell>
          <table:table-cell office:value-type="float" office:value="-163.582153372885" calcext:value-type="float">
            <text:p>-163.5821533728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6.748001098633" calcext:value-type="float">
            <text:p>116.748001098633</text:p>
          </table:table-cell>
          <table:table-cell office:value-type="float" office:value="-223.849528552732" calcext:value-type="float">
            <text:p>-223.849528552732</text:p>
          </table:table-cell>
          <table:table-cell office:value-type="float" office:value="-163.849528552732" calcext:value-type="float">
            <text:p>-163.8495285527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5.769996643066" calcext:value-type="float">
            <text:p>115.769996643066</text:p>
          </table:table-cell>
          <table:table-cell office:value-type="float" office:value="-225.357009583241" calcext:value-type="float">
            <text:p>-225.357009583241</text:p>
          </table:table-cell>
          <table:table-cell office:value-type="float" office:value="-165.357009583241" calcext:value-type="float">
            <text:p>-165.35700958324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14.785003662109" calcext:value-type="float">
            <text:p>114.785003662109</text:p>
          </table:table-cell>
          <table:table-cell office:value-type="float" office:value="-225.765608615419" calcext:value-type="float">
            <text:p>-225.765608615419</text:p>
          </table:table-cell>
          <table:table-cell office:value-type="float" office:value="-165.765608615419" calcext:value-type="float">
            <text:p>-165.7656086154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3.80899810791" calcext:value-type="float">
            <text:p>113.80899810791</text:p>
          </table:table-cell>
          <table:table-cell office:value-type="float" office:value="-226.504966724324" calcext:value-type="float">
            <text:p>-226.504966724324</text:p>
          </table:table-cell>
          <table:table-cell office:value-type="float" office:value="-166.504966724324" calcext:value-type="float">
            <text:p>-166.50496672432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2.920997619629" calcext:value-type="float">
            <text:p>112.920997619629</text:p>
          </table:table-cell>
          <table:table-cell office:value-type="float" office:value="-227.32545238186" calcext:value-type="float">
            <text:p>-227.32545238186</text:p>
          </table:table-cell>
          <table:table-cell office:value-type="float" office:value="-167.32545238186" calcext:value-type="float">
            <text:p>-167.325452381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2.054000854492" calcext:value-type="float">
            <text:p>112.054000854492</text:p>
          </table:table-cell>
          <table:table-cell office:value-type="float" office:value="-227.666582749764" calcext:value-type="float">
            <text:p>-227.666582749764</text:p>
          </table:table-cell>
          <table:table-cell office:value-type="float" office:value="-167.666582749764" calcext:value-type="float">
            <text:p>-167.6665827497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1.188003540039" calcext:value-type="float">
            <text:p>111.188003540039</text:p>
          </table:table-cell>
          <table:table-cell office:value-type="float" office:value="-227.817539175718" calcext:value-type="float">
            <text:p>-227.817539175718</text:p>
          </table:table-cell>
          <table:table-cell office:value-type="float" office:value="-167.817539175718" calcext:value-type="float">
            <text:p>-167.8175391757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0.373001098633" calcext:value-type="float">
            <text:p>110.373001098633</text:p>
          </table:table-cell>
          <table:table-cell office:value-type="float" office:value="-228.621466933748" calcext:value-type="float">
            <text:p>-228.621466933748</text:p>
          </table:table-cell>
          <table:table-cell office:value-type="float" office:value="-168.621466933748" calcext:value-type="float">
            <text:p>-168.62146693374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9.56600189209" calcext:value-type="float">
            <text:p>109.56600189209</text:p>
          </table:table-cell>
          <table:table-cell office:value-type="float" office:value="-229.598637038082" calcext:value-type="float">
            <text:p>-229.598637038082</text:p>
          </table:table-cell>
          <table:table-cell office:value-type="float" office:value="-169.598637038082" calcext:value-type="float">
            <text:p>-169.59863703808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8.765998840332" calcext:value-type="float">
            <text:p>108.765998840332</text:p>
          </table:table-cell>
          <table:table-cell office:value-type="float" office:value="-230.125306307326" calcext:value-type="float">
            <text:p>-230.125306307326</text:p>
          </table:table-cell>
          <table:table-cell office:value-type="float" office:value="-170.125306307326" calcext:value-type="float">
            <text:p>-170.12530630732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8.00700378418" calcext:value-type="float">
            <text:p>108.00700378418</text:p>
          </table:table-cell>
          <table:table-cell office:value-type="float" office:value="-230.300543141269" calcext:value-type="float">
            <text:p>-230.300543141269</text:p>
          </table:table-cell>
          <table:table-cell office:value-type="float" office:value="-170.300543141269" calcext:value-type="float">
            <text:p>-170.30054314126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7.214996337891" calcext:value-type="float">
            <text:p>107.214996337891</text:p>
          </table:table-cell>
          <table:table-cell office:value-type="float" office:value="-230.746489868056" calcext:value-type="float">
            <text:p>-230.746489868056</text:p>
          </table:table-cell>
          <table:table-cell office:value-type="float" office:value="-170.746489868056" calcext:value-type="float">
            <text:p>-170.74648986805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6.446998596191" calcext:value-type="float">
            <text:p>106.446998596191</text:p>
          </table:table-cell>
          <table:table-cell office:value-type="float" office:value="-231.093393321445" calcext:value-type="float">
            <text:p>-231.093393321445</text:p>
          </table:table-cell>
          <table:table-cell office:value-type="float" office:value="-171.093393321445" calcext:value-type="float">
            <text:p>-171.0933933214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5.772003173828" calcext:value-type="float">
            <text:p>105.772003173828</text:p>
          </table:table-cell>
          <table:table-cell office:value-type="float" office:value="-232.934051387481" calcext:value-type="float">
            <text:p>-232.934051387481</text:p>
          </table:table-cell>
          <table:table-cell office:value-type="float" office:value="-172.934051387481" calcext:value-type="float">
            <text:p>-172.9340513874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5.127998352051" calcext:value-type="float">
            <text:p>105.127998352051</text:p>
          </table:table-cell>
          <table:table-cell office:value-type="float" office:value="-233.579792125382" calcext:value-type="float">
            <text:p>-233.579792125382</text:p>
          </table:table-cell>
          <table:table-cell office:value-type="float" office:value="-173.579792125382" calcext:value-type="float">
            <text:p>-173.5797921253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4.627998352051" calcext:value-type="float">
            <text:p>104.627998352051</text:p>
          </table:table-cell>
          <table:table-cell office:value-type="float" office:value="-232.934051387481" calcext:value-type="float">
            <text:p>-232.934051387481</text:p>
          </table:table-cell>
          <table:table-cell office:value-type="float" office:value="-172.934051387481" calcext:value-type="float">
            <text:p>-172.93405138748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4.570999145508" calcext:value-type="float">
            <text:p>104.570999145508</text:p>
          </table:table-cell>
          <table:table-cell office:value-type="float" office:value="-233.579792125382" calcext:value-type="float">
            <text:p>-233.579792125382</text:p>
          </table:table-cell>
          <table:table-cell office:value-type="float" office:value="-173.579792125382" calcext:value-type="float">
            <text:p>-173.57979212538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4.379997253418" calcext:value-type="float">
            <text:p>104.379997253418</text:p>
          </table:table-cell>
          <table:table-cell office:value-type="float" office:value="-233.858293652593" calcext:value-type="float">
            <text:p>-233.858293652593</text:p>
          </table:table-cell>
          <table:table-cell office:value-type="float" office:value="-173.858293652593" calcext:value-type="float">
            <text:p>-173.85829365259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2.61499786377" calcext:value-type="float">
            <text:p>102.61499786377</text:p>
          </table:table-cell>
          <table:table-cell office:value-type="float" office:value="-235.851868349493" calcext:value-type="float">
            <text:p>-235.851868349493</text:p>
          </table:table-cell>
          <table:table-cell office:value-type="float" office:value="-175.851868349493" calcext:value-type="float">
            <text:p>-175.85186834949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7.7460021972656" calcext:value-type="float">
            <text:p>97.7460021972656</text:p>
          </table:table-cell>
          <table:table-cell office:value-type="float" office:value="-239.85629896091" calcext:value-type="float">
            <text:p>-239.85629896091</text:p>
          </table:table-cell>
          <table:table-cell office:value-type="float" office:value="-179.85629896091" calcext:value-type="float">
            <text:p>-179.8562989609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0.981002807617" calcext:value-type="float">
            <text:p>100.981002807617</text:p>
          </table:table-cell>
          <table:table-cell office:value-type="float" office:value="-236.868693408862" calcext:value-type="float">
            <text:p>-236.868693408862</text:p>
          </table:table-cell>
          <table:table-cell office:value-type="float" office:value="-176.868693408862" calcext:value-type="float">
            <text:p>-176.86869340886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0.725997924805" calcext:value-type="float">
            <text:p>120.725997924805</text:p>
          </table:table-cell>
          <table:table-cell office:value-type="float" office:value="-222.035698330178" calcext:value-type="float">
            <text:p>-222.035698330178</text:p>
          </table:table-cell>
          <table:table-cell office:value-type="float" office:value="-162.035698330178" calcext:value-type="float">
            <text:p>-162.03569833017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.188995361328" calcext:value-type="float">
            <text:p>132.188995361328</text:p>
          </table:table-cell>
          <table:table-cell office:value-type="float" office:value="-216.231385572379" calcext:value-type="float">
            <text:p>-216.231385572379</text:p>
          </table:table-cell>
          <table:table-cell office:value-type="float" office:value="-156.231385572379" calcext:value-type="float">
            <text:p>-156.23138557237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5.042999267578" calcext:value-type="float">
            <text:p>135.042999267578</text:p>
          </table:table-cell>
          <table:table-cell office:value-type="float" office:value="-214.907782376243" calcext:value-type="float">
            <text:p>-214.907782376243</text:p>
          </table:table-cell>
          <table:table-cell office:value-type="float" office:value="-154.907782376243" calcext:value-type="float">
            <text:p>-154.9077823762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.694000244141" calcext:value-type="float">
            <text:p>130.694000244141</text:p>
          </table:table-cell>
          <table:table-cell office:value-type="float" office:value="-217.586062334265" calcext:value-type="float">
            <text:p>-217.586062334265</text:p>
          </table:table-cell>
          <table:table-cell office:value-type="float" office:value="-157.586062334265" calcext:value-type="float">
            <text:p>-157.58606233426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7.097999572754" calcext:value-type="float">
            <text:p>127.097999572754</text:p>
          </table:table-cell>
          <table:table-cell office:value-type="float" office:value="-217.667309031223" calcext:value-type="float">
            <text:p>-217.667309031223</text:p>
          </table:table-cell>
          <table:table-cell office:value-type="float" office:value="-157.667309031223" calcext:value-type="float">
            <text:p>-157.6673090312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27.662002563477" calcext:value-type="float">
            <text:p>127.662002563477</text:p>
          </table:table-cell>
          <table:table-cell office:value-type="float" office:value="-220.179221386936" calcext:value-type="float">
            <text:p>-220.179221386936</text:p>
          </table:table-cell>
          <table:table-cell office:value-type="float" office:value="-160.179221386936" calcext:value-type="float">
            <text:p>-160.1792213869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8.037002563477" calcext:value-type="float">
            <text:p>128.037002563477</text:p>
          </table:table-cell>
          <table:table-cell office:value-type="float" office:value="-219.588976371688" calcext:value-type="float">
            <text:p>-219.588976371688</text:p>
          </table:table-cell>
          <table:table-cell office:value-type="float" office:value="-159.588976371688" calcext:value-type="float">
            <text:p>-159.5889763716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2.425003051758" calcext:value-type="float">
            <text:p>132.425003051758</text:p>
          </table:table-cell>
          <table:table-cell office:value-type="float" office:value="-217.739499774318" calcext:value-type="float">
            <text:p>-217.739499774318</text:p>
          </table:table-cell>
          <table:table-cell office:value-type="float" office:value="-157.739499774318" calcext:value-type="float">
            <text:p>-157.7394997743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26.054000854492" calcext:value-type="float">
            <text:p>126.054000854492</text:p>
          </table:table-cell>
          <table:table-cell office:value-type="float" office:value="-219.086129770467" calcext:value-type="float">
            <text:p>-219.086129770467</text:p>
          </table:table-cell>
          <table:table-cell office:value-type="float" office:value="-159.086129770467" calcext:value-type="float">
            <text:p>-159.08612977046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8.3339996337891" calcext:value-type="float">
            <text:p>98.3339996337891</text:p>
          </table:table-cell>
          <table:table-cell office:value-type="float" office:value="115.604564416979" calcext:value-type="float">
            <text:p>115.604564416979</text:p>
          </table:table-cell>
          <table:table-cell office:value-type="float" office:value="175.604564416979" calcext:value-type="float">
            <text:p>175.60456441697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1.004997253418" calcext:value-type="float">
            <text:p>71.004997253418</text:p>
          </table:table-cell>
          <table:table-cell office:value-type="float" office:value="90.4695736639128" calcext:value-type="float">
            <text:p>90.4695736639128</text:p>
          </table:table-cell>
          <table:table-cell office:value-type="float" office:value="150.469573663913" calcext:value-type="float">
            <text:p>150.4695736639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2.4510002136231" calcext:value-type="float">
            <text:p>62.4510002136231</text:p>
          </table:table-cell>
          <table:table-cell office:value-type="float" office:value="73.6877274072711" calcext:value-type="float">
            <text:p>73.6877274072711</text:p>
          </table:table-cell>
          <table:table-cell office:value-type="float" office:value="133.687727407271" calcext:value-type="float">
            <text:p>133.6877274072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4.2740020751953" calcext:value-type="float">
            <text:p>64.2740020751953</text:p>
          </table:table-cell>
          <table:table-cell office:value-type="float" office:value="72.0849637524058" calcext:value-type="float">
            <text:p>72.0849637524058</text:p>
          </table:table-cell>
          <table:table-cell office:value-type="float" office:value="132.084963752406" calcext:value-type="float">
            <text:p>132.0849637524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8.7679977416992" calcext:value-type="float">
            <text:p>68.7679977416992</text:p>
          </table:table-cell>
          <table:table-cell office:value-type="float" office:value="76.4548179402834" calcext:value-type="float">
            <text:p>76.4548179402834</text:p>
          </table:table-cell>
          <table:table-cell office:value-type="float" office:value="136.454817940283" calcext:value-type="float">
            <text:p>136.45481794028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.8030014038086" calcext:value-type="float">
            <text:p>91.8030014038086</text:p>
          </table:table-cell>
          <table:table-cell office:value-type="float" office:value="105.07377710501" calcext:value-type="float">
            <text:p>105.07377710501</text:p>
          </table:table-cell>
          <table:table-cell office:value-type="float" office:value="165.07377710501" calcext:value-type="float">
            <text:p>165.0737771050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8.5250015258789" calcext:value-type="float">
            <text:p>88.5250015258789</text:p>
          </table:table-cell>
          <table:table-cell office:value-type="float" office:value="101.328292399038" calcext:value-type="float">
            <text:p>101.328292399038</text:p>
          </table:table-cell>
          <table:table-cell office:value-type="float" office:value="161.328292399038" calcext:value-type="float">
            <text:p>161.3282923990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9.7900009155273" calcext:value-type="float">
            <text:p>69.7900009155273</text:p>
          </table:table-cell>
          <table:table-cell office:value-type="float" office:value="73.3929805106079" calcext:value-type="float">
            <text:p>73.3929805106079</text:p>
          </table:table-cell>
          <table:table-cell office:value-type="float" office:value="133.392980510608" calcext:value-type="float">
            <text:p>133.39298051060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0.3899993896484" calcext:value-type="float">
            <text:p>60.3899993896484</text:p>
          </table:table-cell>
          <table:table-cell office:value-type="float" office:value="73.726970607573" calcext:value-type="float">
            <text:p>73.726970607573</text:p>
          </table:table-cell>
          <table:table-cell office:value-type="float" office:value="133.726970607573" calcext:value-type="float">
            <text:p>133.72697060757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7.6760025024414" calcext:value-type="float">
            <text:p>67.6760025024414</text:p>
          </table:table-cell>
          <table:table-cell office:value-type="float" office:value="71.7722360727136" calcext:value-type="float">
            <text:p>71.7722360727136</text:p>
          </table:table-cell>
          <table:table-cell office:value-type="float" office:value="131.772236072714" calcext:value-type="float">
            <text:p>131.7722360727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7.5849990844727" calcext:value-type="float">
            <text:p>67.5849990844727</text:p>
          </table:table-cell>
          <table:table-cell office:value-type="float" office:value="74.0940032882828" calcext:value-type="float">
            <text:p>74.0940032882828</text:p>
          </table:table-cell>
          <table:table-cell office:value-type="float" office:value="134.094003288283" calcext:value-type="float">
            <text:p>134.09400328828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.3880004882813" calcext:value-type="float">
            <text:p>66.3880004882813</text:p>
          </table:table-cell>
          <table:table-cell office:value-type="float" office:value="73.4983920781604" calcext:value-type="float">
            <text:p>73.4983920781604</text:p>
          </table:table-cell>
          <table:table-cell office:value-type="float" office:value="133.49839207816" calcext:value-type="float">
            <text:p>133.498392078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.3119964599609" calcext:value-type="float">
            <text:p>64.3119964599609</text:p>
          </table:table-cell>
          <table:table-cell office:value-type="float" office:value="70.6176757245949" calcext:value-type="float">
            <text:p>70.6176757245949</text:p>
          </table:table-cell>
          <table:table-cell office:value-type="float" office:value="130.617675724595" calcext:value-type="float">
            <text:p>130.61767572459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1.5379981994629" calcext:value-type="float">
            <text:p>61.5379981994629</text:p>
          </table:table-cell>
          <table:table-cell office:value-type="float" office:value="68.3649151976573" calcext:value-type="float">
            <text:p>68.3649151976573</text:p>
          </table:table-cell>
          <table:table-cell office:value-type="float" office:value="128.364915197657" calcext:value-type="float">
            <text:p>128.36491519765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7.4500007629395" calcext:value-type="float">
            <text:p>57.4500007629395</text:p>
          </table:table-cell>
          <table:table-cell office:value-type="float" office:value="60.9061590164093" calcext:value-type="float">
            <text:p>60.9061590164093</text:p>
          </table:table-cell>
          <table:table-cell office:value-type="float" office:value="120.906159016409" calcext:value-type="float">
            <text:p>120.90615901640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3.7859992980957" calcext:value-type="float">
            <text:p>53.7859992980957</text:p>
          </table:table-cell>
          <table:table-cell office:value-type="float" office:value="55.0681153631383" calcext:value-type="float">
            <text:p>55.0681153631383</text:p>
          </table:table-cell>
          <table:table-cell office:value-type="float" office:value="115.068115363138" calcext:value-type="float">
            <text:p>115.0681153631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2.8279991149902" calcext:value-type="float">
            <text:p>52.8279991149902</text:p>
          </table:table-cell>
          <table:table-cell office:value-type="float" office:value="50.1858036420103" calcext:value-type="float">
            <text:p>50.1858036420103</text:p>
          </table:table-cell>
          <table:table-cell office:value-type="float" office:value="110.18580364201" calcext:value-type="float">
            <text:p>110.1858036420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9.125" calcext:value-type="float">
            <text:p>49.125</text:p>
          </table:table-cell>
          <table:table-cell office:value-type="float" office:value="44.0362434679265" calcext:value-type="float">
            <text:p>44.0362434679265</text:p>
          </table:table-cell>
          <table:table-cell office:value-type="float" office:value="104.036243467927" calcext:value-type="float">
            <text:p>104.0362434679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3.1619987487793" calcext:value-type="float">
            <text:p>43.1619987487793</text:p>
          </table:table-cell>
          <table:table-cell office:value-type="float" office:value="39.1735348671502" calcext:value-type="float">
            <text:p>39.1735348671502</text:p>
          </table:table-cell>
          <table:table-cell office:value-type="float" office:value="99.1735348671502" calcext:value-type="float">
            <text:p>99.17353486715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8.3629989624023" calcext:value-type="float">
            <text:p>38.3629989624023</text:p>
          </table:table-cell>
          <table:table-cell office:value-type="float" office:value="18.7210216231036" calcext:value-type="float">
            <text:p>18.7210216231036</text:p>
          </table:table-cell>
          <table:table-cell office:value-type="float" office:value="78.7210216231036" calcext:value-type="float">
            <text:p>78.72102162310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4.9410018920898" calcext:value-type="float">
            <text:p>34.9410018920898</text:p>
          </table:table-cell>
          <table:table-cell office:value-type="float" office:value="17.5305659220158" calcext:value-type="float">
            <text:p>17.5305659220158</text:p>
          </table:table-cell>
          <table:table-cell office:value-type="float" office:value="77.5305659220158" calcext:value-type="float">
            <text:p>77.530565922015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3.2550010681152" calcext:value-type="float">
            <text:p>33.2550010681152</text:p>
          </table:table-cell>
          <table:table-cell office:value-type="float" office:value="9.14554233611963" calcext:value-type="float">
            <text:p>9.14554233611963</text:p>
          </table:table-cell>
          <table:table-cell office:value-type="float" office:value="69.1455423361196" calcext:value-type="float">
            <text:p>69.145542336119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.7709999084473" calcext:value-type="float">
            <text:p>30.7709999084473</text:p>
          </table:table-cell>
          <table:table-cell office:value-type="float" office:value="5.81048687192626" calcext:value-type="float">
            <text:p>5.81048687192626</text:p>
          </table:table-cell>
          <table:table-cell office:value-type="float" office:value="65.8104868719263" calcext:value-type="float">
            <text:p>65.810486871926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8.257999420166" calcext:value-type="float">
            <text:p>28.257999420166</text:p>
          </table:table-cell>
          <table:table-cell office:value-type="float" office:value="-2.00538193468144" calcext:value-type="float">
            <text:p>-2.00538193468144</text:p>
          </table:table-cell>
          <table:table-cell office:value-type="float" office:value="57.9946180653186" calcext:value-type="float">
            <text:p>57.99461806531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.5690002441406" calcext:value-type="float">
            <text:p>37.5690002441406</text:p>
          </table:table-cell>
          <table:table-cell office:value-type="float" office:value="26.1530487931709" calcext:value-type="float">
            <text:p>26.1530487931709</text:p>
          </table:table-cell>
          <table:table-cell office:value-type="float" office:value="86.1530487931709" calcext:value-type="float">
            <text:p>86.153048793170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.4010009765625" calcext:value-type="float">
            <text:p>45.4010009765625</text:p>
          </table:table-cell>
          <table:table-cell office:value-type="float" office:value="41.5326456777933" calcext:value-type="float">
            <text:p>41.5326456777933</text:p>
          </table:table-cell>
          <table:table-cell office:value-type="float" office:value="101.532645677793" calcext:value-type="float">
            <text:p>101.5326456777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1.0999984741211" calcext:value-type="float">
            <text:p>51.0999984741211</text:p>
          </table:table-cell>
          <table:table-cell office:value-type="float" office:value="49.9993607668621" calcext:value-type="float">
            <text:p>49.9993607668621</text:p>
          </table:table-cell>
          <table:table-cell office:value-type="float" office:value="109.999360766862" calcext:value-type="float">
            <text:p>109.99936076686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4.8230018615723" calcext:value-type="float">
            <text:p>54.8230018615723</text:p>
          </table:table-cell>
          <table:table-cell office:value-type="float" office:value="57.0364497390489" calcext:value-type="float">
            <text:p>57.0364497390489</text:p>
          </table:table-cell>
          <table:table-cell office:value-type="float" office:value="117.036449739049" calcext:value-type="float">
            <text:p>117.0364497390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7.1829986572266" calcext:value-type="float">
            <text:p>57.1829986572266</text:p>
          </table:table-cell>
          <table:table-cell office:value-type="float" office:value="59.1279319867499" calcext:value-type="float">
            <text:p>59.1279319867499</text:p>
          </table:table-cell>
          <table:table-cell office:value-type="float" office:value="119.12793198675" calcext:value-type="float">
            <text:p>119.1279319867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8.9370002746582" calcext:value-type="float">
            <text:p>58.9370002746582</text:p>
          </table:table-cell>
          <table:table-cell office:value-type="float" office:value="63.7471684068368" calcext:value-type="float">
            <text:p>63.7471684068368</text:p>
          </table:table-cell>
          <table:table-cell office:value-type="float" office:value="123.747168406837" calcext:value-type="float">
            <text:p>123.74716840683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.3989982604981" calcext:value-type="float">
            <text:p>60.3989982604981</text:p>
          </table:table-cell>
          <table:table-cell office:value-type="float" office:value="69.7691941441186" calcext:value-type="float">
            <text:p>69.7691941441186</text:p>
          </table:table-cell>
          <table:table-cell office:value-type="float" office:value="129.769194144119" calcext:value-type="float">
            <text:p>129.7691941441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1.6349983215332" calcext:value-type="float">
            <text:p>61.6349983215332</text:p>
          </table:table-cell>
          <table:table-cell office:value-type="float" office:value="67.3353215782801" calcext:value-type="float">
            <text:p>67.3353215782801</text:p>
          </table:table-cell>
          <table:table-cell office:value-type="float" office:value="127.33532157828" calcext:value-type="float">
            <text:p>127.335321578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2.4749984741211" calcext:value-type="float">
            <text:p>62.4749984741211</text:p>
          </table:table-cell>
          <table:table-cell office:value-type="float" office:value="71.7082190895053" calcext:value-type="float">
            <text:p>71.7082190895053</text:p>
          </table:table-cell>
          <table:table-cell office:value-type="float" office:value="131.708219089505" calcext:value-type="float">
            <text:p>131.70821908950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2.935001373291" calcext:value-type="float">
            <text:p>62.935001373291</text:p>
          </table:table-cell>
          <table:table-cell office:value-type="float" office:value="71.5577846089018" calcext:value-type="float">
            <text:p>71.5577846089018</text:p>
          </table:table-cell>
          <table:table-cell office:value-type="float" office:value="131.557784608902" calcext:value-type="float">
            <text:p>131.5577846089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3.1339988708496" calcext:value-type="float">
            <text:p>63.1339988708496</text:p>
          </table:table-cell>
          <table:table-cell office:value-type="float" office:value="71.7082190895053" calcext:value-type="float">
            <text:p>71.7082190895053</text:p>
          </table:table-cell>
          <table:table-cell office:value-type="float" office:value="131.708219089505" calcext:value-type="float">
            <text:p>131.7082190895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3.2169990539551" calcext:value-type="float">
            <text:p>63.2169990539551</text:p>
          </table:table-cell>
          <table:table-cell office:value-type="float" office:value="73.0571229612444" calcext:value-type="float">
            <text:p>73.0571229612444</text:p>
          </table:table-cell>
          <table:table-cell office:value-type="float" office:value="133.057122961244" calcext:value-type="float">
            <text:p>133.05712296124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2.9850006103516" calcext:value-type="float">
            <text:p>62.9850006103516</text:p>
          </table:table-cell>
          <table:table-cell office:value-type="float" office:value="70.3359788315067" calcext:value-type="float">
            <text:p>70.3359788315067</text:p>
          </table:table-cell>
          <table:table-cell office:value-type="float" office:value="130.335978831507" calcext:value-type="float">
            <text:p>130.3359788315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.1349983215332" calcext:value-type="float">
            <text:p>63.1349983215332</text:p>
          </table:table-cell>
          <table:table-cell office:value-type="float" office:value="72.5656012755925" calcext:value-type="float">
            <text:p>72.5656012755925</text:p>
          </table:table-cell>
          <table:table-cell office:value-type="float" office:value="132.565601275593" calcext:value-type="float">
            <text:p>132.5656012755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2.8610000610352" calcext:value-type="float">
            <text:p>62.8610000610352</text:p>
          </table:table-cell>
          <table:table-cell office:value-type="float" office:value="72.0854422175313" calcext:value-type="float">
            <text:p>72.0854422175313</text:p>
          </table:table-cell>
          <table:table-cell office:value-type="float" office:value="132.085442217531" calcext:value-type="float">
            <text:p>132.0854422175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2.4679985046387" calcext:value-type="float">
            <text:p>62.4679985046387</text:p>
          </table:table-cell>
          <table:table-cell office:value-type="float" office:value="71.3300790993879" calcext:value-type="float">
            <text:p>71.3300790993879</text:p>
          </table:table-cell>
          <table:table-cell office:value-type="float" office:value="131.330079099388" calcext:value-type="float">
            <text:p>131.33007909938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2.0769996643066" calcext:value-type="float">
            <text:p>62.0769996643066</text:p>
          </table:table-cell>
          <table:table-cell office:value-type="float" office:value="70.8248136508942" calcext:value-type="float">
            <text:p>70.8248136508942</text:p>
          </table:table-cell>
          <table:table-cell office:value-type="float" office:value="130.824813650894" calcext:value-type="float">
            <text:p>130.82481365089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1.4220008850098" calcext:value-type="float">
            <text:p>61.4220008850098</text:p>
          </table:table-cell>
          <table:table-cell office:value-type="float" office:value="68.4322695898571" calcext:value-type="float">
            <text:p>68.4322695898571</text:p>
          </table:table-cell>
          <table:table-cell office:value-type="float" office:value="128.432269589857" calcext:value-type="float">
            <text:p>128.4322695898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3.798999786377" calcext:value-type="float">
            <text:p>63.798999786377</text:p>
          </table:table-cell>
          <table:table-cell office:value-type="float" office:value="65.1003881129311" calcext:value-type="float">
            <text:p>65.1003881129311</text:p>
          </table:table-cell>
          <table:table-cell office:value-type="float" office:value="125.100388112931" calcext:value-type="float">
            <text:p>125.1003881129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4.7539978027344" calcext:value-type="float">
            <text:p>64.7539978027344</text:p>
          </table:table-cell>
          <table:table-cell office:value-type="float" office:value="76.0416268170829" calcext:value-type="float">
            <text:p>76.0416268170829</text:p>
          </table:table-cell>
          <table:table-cell office:value-type="float" office:value="136.041626817083" calcext:value-type="float">
            <text:p>136.0416268170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.9660034179688" calcext:value-type="float">
            <text:p>64.9660034179688</text:p>
          </table:table-cell>
          <table:table-cell office:value-type="float" office:value="71.9340162506773" calcext:value-type="float">
            <text:p>71.9340162506773</text:p>
          </table:table-cell>
          <table:table-cell office:value-type="float" office:value="131.934016250677" calcext:value-type="float">
            <text:p>131.93401625067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5.4509963989258" calcext:value-type="float">
            <text:p>65.4509963989258</text:p>
          </table:table-cell>
          <table:table-cell office:value-type="float" office:value="77.5668939934462" calcext:value-type="float">
            <text:p>77.5668939934462</text:p>
          </table:table-cell>
          <table:table-cell office:value-type="float" office:value="137.566893993446" calcext:value-type="float">
            <text:p>137.56689399344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5.6330032348633" calcext:value-type="float">
            <text:p>65.6330032348633</text:p>
          </table:table-cell>
          <table:table-cell office:value-type="float" office:value="75.0270630497433" calcext:value-type="float">
            <text:p>75.0270630497433</text:p>
          </table:table-cell>
          <table:table-cell office:value-type="float" office:value="135.027063049743" calcext:value-type="float">
            <text:p>135.02706304974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6.0250015258789" calcext:value-type="float">
            <text:p>66.0250015258789</text:p>
          </table:table-cell>
          <table:table-cell office:value-type="float" office:value="78.1938828317297" calcext:value-type="float">
            <text:p>78.1938828317297</text:p>
          </table:table-cell>
          <table:table-cell office:value-type="float" office:value="138.19388283173" calcext:value-type="float">
            <text:p>138.1938828317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6.0859985351563" calcext:value-type="float">
            <text:p>66.0859985351563</text:p>
          </table:table-cell>
          <table:table-cell office:value-type="float" office:value="75.9956468796202" calcext:value-type="float">
            <text:p>75.9956468796202</text:p>
          </table:table-cell>
          <table:table-cell office:value-type="float" office:value="135.99564687962" calcext:value-type="float">
            <text:p>135.9956468796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6.2959976196289" calcext:value-type="float">
            <text:p>66.2959976196289</text:p>
          </table:table-cell>
          <table:table-cell office:value-type="float" office:value="77.2632683224582" calcext:value-type="float">
            <text:p>77.2632683224582</text:p>
          </table:table-cell>
          <table:table-cell office:value-type="float" office:value="137.263268322458" calcext:value-type="float">
            <text:p>137.26326832245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7.9100036621094" calcext:value-type="float">
            <text:p>67.9100036621094</text:p>
          </table:table-cell>
          <table:table-cell office:value-type="float" office:value="77.2966600602526" calcext:value-type="float">
            <text:p>77.2966600602526</text:p>
          </table:table-cell>
          <table:table-cell office:value-type="float" office:value="137.296660060253" calcext:value-type="float">
            <text:p>137.29666006025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9.4260025024414" calcext:value-type="float">
            <text:p>69.4260025024414</text:p>
          </table:table-cell>
          <table:table-cell office:value-type="float" office:value="78.1406841005567" calcext:value-type="float">
            <text:p>78.1406841005567</text:p>
          </table:table-cell>
          <table:table-cell office:value-type="float" office:value="138.140684100557" calcext:value-type="float">
            <text:p>138.1406841005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.8399963378906" calcext:value-type="float">
            <text:p>69.8399963378906</text:p>
          </table:table-cell>
          <table:table-cell office:value-type="float" office:value="77.5795818854267" calcext:value-type="float">
            <text:p>77.5795818854267</text:p>
          </table:table-cell>
          <table:table-cell office:value-type="float" office:value="137.579581885427" calcext:value-type="float">
            <text:p>137.5795818854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6.5169982910156" calcext:value-type="float">
            <text:p>66.5169982910156</text:p>
          </table:table-cell>
          <table:table-cell office:value-type="float" office:value="73.3945065963006" calcext:value-type="float">
            <text:p>73.3945065963006</text:p>
          </table:table-cell>
          <table:table-cell office:value-type="float" office:value="133.394506596301" calcext:value-type="float">
            <text:p>133.3945065963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2.7089996337891" calcext:value-type="float">
            <text:p>62.7089996337891</text:p>
          </table:table-cell>
          <table:table-cell office:value-type="float" office:value="72.4011638632962" calcext:value-type="float">
            <text:p>72.4011638632962</text:p>
          </table:table-cell>
          <table:table-cell office:value-type="float" office:value="132.401163863296" calcext:value-type="float">
            <text:p>132.40116386329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0.5610008239746" calcext:value-type="float">
            <text:p>60.5610008239746</text:p>
          </table:table-cell>
          <table:table-cell office:value-type="float" office:value="66.1850885850325" calcext:value-type="float">
            <text:p>66.1850885850325</text:p>
          </table:table-cell>
          <table:table-cell office:value-type="float" office:value="126.185088585033" calcext:value-type="float">
            <text:p>126.18508858503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1.3339996337891" calcext:value-type="float">
            <text:p>61.3339996337891</text:p>
          </table:table-cell>
          <table:table-cell office:value-type="float" office:value="65.1389160993113" calcext:value-type="float">
            <text:p>65.1389160993113</text:p>
          </table:table-cell>
          <table:table-cell office:value-type="float" office:value="125.138916099311" calcext:value-type="float">
            <text:p>125.1389160993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4.629997253418" calcext:value-type="float">
            <text:p>64.629997253418</text:p>
          </table:table-cell>
          <table:table-cell office:value-type="float" office:value="71.8366595740698" calcext:value-type="float">
            <text:p>71.8366595740698</text:p>
          </table:table-cell>
          <table:table-cell office:value-type="float" office:value="131.83665957407" calcext:value-type="float">
            <text:p>131.836659574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5.6230010986328" calcext:value-type="float">
            <text:p>65.6230010986328</text:p>
          </table:table-cell>
          <table:table-cell office:value-type="float" office:value="75.3104783842346" calcext:value-type="float">
            <text:p>75.3104783842346</text:p>
          </table:table-cell>
          <table:table-cell office:value-type="float" office:value="135.310478384235" calcext:value-type="float">
            <text:p>135.3104783842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4.6579971313477" calcext:value-type="float">
            <text:p>64.6579971313477</text:p>
          </table:table-cell>
          <table:table-cell office:value-type="float" office:value="70.9143842179572" calcext:value-type="float">
            <text:p>70.9143842179572</text:p>
          </table:table-cell>
          <table:table-cell office:value-type="float" office:value="130.914384217957" calcext:value-type="float">
            <text:p>130.91438421795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7.1849975585937" calcext:value-type="float">
            <text:p>67.1849975585937</text:p>
          </table:table-cell>
          <table:table-cell office:value-type="float" office:value="75.2461130433559" calcext:value-type="float">
            <text:p>75.2461130433559</text:p>
          </table:table-cell>
          <table:table-cell office:value-type="float" office:value="135.246113043356" calcext:value-type="float">
            <text:p>135.24611304335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6.3440017700195" calcext:value-type="float">
            <text:p>66.3440017700195</text:p>
          </table:table-cell>
          <table:table-cell office:value-type="float" office:value="74.5383607378343" calcext:value-type="float">
            <text:p>74.5383607378343</text:p>
          </table:table-cell>
          <table:table-cell office:value-type="float" office:value="134.538360737834" calcext:value-type="float">
            <text:p>134.53836073783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5.3720016479492" calcext:value-type="float">
            <text:p>65.3720016479492</text:p>
          </table:table-cell>
          <table:table-cell office:value-type="float" office:value="72.1299208751291" calcext:value-type="float">
            <text:p>72.1299208751291</text:p>
          </table:table-cell>
          <table:table-cell office:value-type="float" office:value="132.129920875129" calcext:value-type="float">
            <text:p>132.12992087512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5.1999969482422" calcext:value-type="float">
            <text:p>65.1999969482422</text:p>
          </table:table-cell>
          <table:table-cell office:value-type="float" office:value="72.6949010656115" calcext:value-type="float">
            <text:p>72.6949010656115</text:p>
          </table:table-cell>
          <table:table-cell office:value-type="float" office:value="132.694901065612" calcext:value-type="float">
            <text:p>132.6949010656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.6869964599609" calcext:value-type="float">
            <text:p>65.6869964599609</text:p>
          </table:table-cell>
          <table:table-cell office:value-type="float" office:value="72.5776821259123" calcext:value-type="float">
            <text:p>72.5776821259123</text:p>
          </table:table-cell>
          <table:table-cell office:value-type="float" office:value="132.577682125912" calcext:value-type="float">
            <text:p>132.5776821259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6.8239974975586" calcext:value-type="float">
            <text:p>66.8239974975586</text:p>
          </table:table-cell>
          <table:table-cell office:value-type="float" office:value="75.5047965957417" calcext:value-type="float">
            <text:p>75.5047965957417</text:p>
          </table:table-cell>
          <table:table-cell office:value-type="float" office:value="135.504796595742" calcext:value-type="float">
            <text:p>135.50479659574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7.0260009765625" calcext:value-type="float">
            <text:p>67.0260009765625</text:p>
          </table:table-cell>
          <table:table-cell office:value-type="float" office:value="75.2260673068114" calcext:value-type="float">
            <text:p>75.2260673068114</text:p>
          </table:table-cell>
          <table:table-cell office:value-type="float" office:value="135.226067306811" calcext:value-type="float">
            <text:p>135.2260673068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5.5899963378906" calcext:value-type="float">
            <text:p>65.5899963378906</text:p>
          </table:table-cell>
          <table:table-cell office:value-type="float" office:value="71.8330174326278" calcext:value-type="float">
            <text:p>71.8330174326278</text:p>
          </table:table-cell>
          <table:table-cell office:value-type="float" office:value="131.833017432628" calcext:value-type="float">
            <text:p>131.83301743262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4.6210021972656" calcext:value-type="float">
            <text:p>64.6210021972656</text:p>
          </table:table-cell>
          <table:table-cell office:value-type="float" office:value="69.7719811097422" calcext:value-type="float">
            <text:p>69.7719811097422</text:p>
          </table:table-cell>
          <table:table-cell office:value-type="float" office:value="129.771981109742" calcext:value-type="float">
            <text:p>129.77198110974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3.9300003051758" calcext:value-type="float">
            <text:p>63.9300003051758</text:p>
          </table:table-cell>
          <table:table-cell office:value-type="float" office:value="70.6288774439976" calcext:value-type="float">
            <text:p>70.6288774439976</text:p>
          </table:table-cell>
          <table:table-cell office:value-type="float" office:value="130.628877443998" calcext:value-type="float">
            <text:p>130.6288774439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3.7789993286133" calcext:value-type="float">
            <text:p>63.7789993286133</text:p>
          </table:table-cell>
          <table:table-cell office:value-type="float" office:value="70.7403516126749" calcext:value-type="float">
            <text:p>70.7403516126749</text:p>
          </table:table-cell>
          <table:table-cell office:value-type="float" office:value="130.740351612675" calcext:value-type="float">
            <text:p>130.74035161267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4.0899963378906" calcext:value-type="float">
            <text:p>64.0899963378906</text:p>
          </table:table-cell>
          <table:table-cell office:value-type="float" office:value="71.8330174326278" calcext:value-type="float">
            <text:p>71.8330174326278</text:p>
          </table:table-cell>
          <table:table-cell office:value-type="float" office:value="131.833017432628" calcext:value-type="float">
            <text:p>131.8330174326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4.3119964599609" calcext:value-type="float">
            <text:p>64.3119964599609</text:p>
          </table:table-cell>
          <table:table-cell office:value-type="float" office:value="71.9594324627353" calcext:value-type="float">
            <text:p>71.9594324627353</text:p>
          </table:table-cell>
          <table:table-cell office:value-type="float" office:value="131.959432462735" calcext:value-type="float">
            <text:p>131.9594324627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3.8479995727539" calcext:value-type="float">
            <text:p>63.8479995727539</text:p>
          </table:table-cell>
          <table:table-cell office:value-type="float" office:value="70.9307797241574" calcext:value-type="float">
            <text:p>70.9307797241574</text:p>
          </table:table-cell>
          <table:table-cell office:value-type="float" office:value="130.930779724157" calcext:value-type="float">
            <text:p>130.93077972415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2.8139991760254" calcext:value-type="float">
            <text:p>62.8139991760254</text:p>
          </table:table-cell>
          <table:table-cell office:value-type="float" office:value="68.5697307782269" calcext:value-type="float">
            <text:p>68.5697307782269</text:p>
          </table:table-cell>
          <table:table-cell office:value-type="float" office:value="128.569730778227" calcext:value-type="float">
            <text:p>128.5697307782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3.2210006713867" calcext:value-type="float">
            <text:p>63.2210006713867</text:p>
          </table:table-cell>
          <table:table-cell office:value-type="float" office:value="68.4119296200897" calcext:value-type="float">
            <text:p>68.4119296200897</text:p>
          </table:table-cell>
          <table:table-cell office:value-type="float" office:value="128.41192962009" calcext:value-type="float">
            <text:p>128.4119296200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2.9020004272461" calcext:value-type="float">
            <text:p>62.9020004272461</text:p>
          </table:table-cell>
          <table:table-cell office:value-type="float" office:value="69.2034277957443" calcext:value-type="float">
            <text:p>69.2034277957443</text:p>
          </table:table-cell>
          <table:table-cell office:value-type="float" office:value="129.203427795744" calcext:value-type="float">
            <text:p>129.2034277957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1.9990005493164" calcext:value-type="float">
            <text:p>61.9990005493164</text:p>
          </table:table-cell>
          <table:table-cell office:value-type="float" office:value="67.1953511850449" calcext:value-type="float">
            <text:p>67.1953511850449</text:p>
          </table:table-cell>
          <table:table-cell office:value-type="float" office:value="127.195351185045" calcext:value-type="float">
            <text:p>127.19535118504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1.4770011901855" calcext:value-type="float">
            <text:p>61.4770011901855</text:p>
          </table:table-cell>
          <table:table-cell office:value-type="float" office:value="66.8093388470493" calcext:value-type="float">
            <text:p>66.8093388470493</text:p>
          </table:table-cell>
          <table:table-cell office:value-type="float" office:value="126.809338847049" calcext:value-type="float">
            <text:p>126.80933884704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1.1370010375977" calcext:value-type="float">
            <text:p>61.1370010375977</text:p>
          </table:table-cell>
          <table:table-cell office:value-type="float" office:value="68.3138305867005" calcext:value-type="float">
            <text:p>68.3138305867005</text:p>
          </table:table-cell>
          <table:table-cell office:value-type="float" office:value="128.3138305867" calcext:value-type="float">
            <text:p>128.313830586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0.9119987487793" calcext:value-type="float">
            <text:p>60.9119987487793</text:p>
          </table:table-cell>
          <table:table-cell office:value-type="float" office:value="66.9392256843601" calcext:value-type="float">
            <text:p>66.9392256843601</text:p>
          </table:table-cell>
          <table:table-cell office:value-type="float" office:value="126.93922568436" calcext:value-type="float">
            <text:p>126.939225684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0.7770004272461" calcext:value-type="float">
            <text:p>60.7770004272461</text:p>
          </table:table-cell>
          <table:table-cell office:value-type="float" office:value="68.2071503556583" calcext:value-type="float">
            <text:p>68.2071503556583</text:p>
          </table:table-cell>
          <table:table-cell office:value-type="float" office:value="128.207150355658" calcext:value-type="float">
            <text:p>128.2071503556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1.382999420166" calcext:value-type="float">
            <text:p>61.382999420166</text:p>
          </table:table-cell>
          <table:table-cell office:value-type="float" office:value="67.6709170579096" calcext:value-type="float">
            <text:p>67.6709170579096</text:p>
          </table:table-cell>
          <table:table-cell office:value-type="float" office:value="127.67091705791" calcext:value-type="float">
            <text:p>127.670917057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1.3569984436035" calcext:value-type="float">
            <text:p>61.3569984436035</text:p>
          </table:table-cell>
          <table:table-cell office:value-type="float" office:value="68.1614448695386" calcext:value-type="float">
            <text:p>68.1614448695386</text:p>
          </table:table-cell>
          <table:table-cell office:value-type="float" office:value="128.161444869539" calcext:value-type="float">
            <text:p>128.1614448695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1.1520004272461" calcext:value-type="float">
            <text:p>61.1520004272461</text:p>
          </table:table-cell>
          <table:table-cell office:value-type="float" office:value="68.0078306039655" calcext:value-type="float">
            <text:p>68.0078306039655</text:p>
          </table:table-cell>
          <table:table-cell office:value-type="float" office:value="128.007830603966" calcext:value-type="float">
            <text:p>128.00783060396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1.0540008544922" calcext:value-type="float">
            <text:p>61.0540008544922</text:p>
          </table:table-cell>
          <table:table-cell office:value-type="float" office:value="66.5680184480687" calcext:value-type="float">
            <text:p>66.5680184480687</text:p>
          </table:table-cell>
          <table:table-cell office:value-type="float" office:value="126.568018448069" calcext:value-type="float">
            <text:p>126.5680184480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0.8479995727539" calcext:value-type="float">
            <text:p>60.8479995727539</text:p>
          </table:table-cell>
          <table:table-cell office:value-type="float" office:value="65.4099484386476" calcext:value-type="float">
            <text:p>65.4099484386476</text:p>
          </table:table-cell>
          <table:table-cell office:value-type="float" office:value="125.409948438648" calcext:value-type="float">
            <text:p>125.40994843864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1.9129981994629" calcext:value-type="float">
            <text:p>61.9129981994629</text:p>
          </table:table-cell>
          <table:table-cell office:value-type="float" office:value="69.8877452184121" calcext:value-type="float">
            <text:p>69.8877452184121</text:p>
          </table:table-cell>
          <table:table-cell office:value-type="float" office:value="129.887745218412" calcext:value-type="float">
            <text:p>129.8877452184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0.423999786377" calcext:value-type="float">
            <text:p>60.423999786377</text:p>
          </table:table-cell>
          <table:table-cell office:value-type="float" office:value="67.1953511850449" calcext:value-type="float">
            <text:p>67.1953511850449</text:p>
          </table:table-cell>
          <table:table-cell office:value-type="float" office:value="127.195351185045" calcext:value-type="float">
            <text:p>127.1953511850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9.726001739502" calcext:value-type="float">
            <text:p>59.726001739502</text:p>
          </table:table-cell>
          <table:table-cell office:value-type="float" office:value="66.7045753599133" calcext:value-type="float">
            <text:p>66.7045753599133</text:p>
          </table:table-cell>
          <table:table-cell office:value-type="float" office:value="126.704575359913" calcext:value-type="float">
            <text:p>126.7045753599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.5419998168945" calcext:value-type="float">
            <text:p>59.5419998168945</text:p>
          </table:table-cell>
          <table:table-cell office:value-type="float" office:value="64.2196502351546" calcext:value-type="float">
            <text:p>64.2196502351546</text:p>
          </table:table-cell>
          <table:table-cell office:value-type="float" office:value="124.219650235155" calcext:value-type="float">
            <text:p>124.21965023515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0.1069984436035" calcext:value-type="float">
            <text:p>60.1069984436035</text:p>
          </table:table-cell>
          <table:table-cell office:value-type="float" office:value="64.9253952484716" calcext:value-type="float">
            <text:p>64.9253952484716</text:p>
          </table:table-cell>
          <table:table-cell office:value-type="float" office:value="124.925395248472" calcext:value-type="float">
            <text:p>124.92539524847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0.3720016479492" calcext:value-type="float">
            <text:p>60.3720016479492</text:p>
          </table:table-cell>
          <table:table-cell office:value-type="float" office:value="65.791919696213" calcext:value-type="float">
            <text:p>65.791919696213</text:p>
          </table:table-cell>
          <table:table-cell office:value-type="float" office:value="125.791919696213" calcext:value-type="float">
            <text:p>125.7919196962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0.9809989929199" calcext:value-type="float">
            <text:p>60.9809989929199</text:p>
          </table:table-cell>
          <table:table-cell office:value-type="float" office:value="66.044706931191" calcext:value-type="float">
            <text:p>66.044706931191</text:p>
          </table:table-cell>
          <table:table-cell office:value-type="float" office:value="126.044706931191" calcext:value-type="float">
            <text:p>126.0447069311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1.0579986572266" calcext:value-type="float">
            <text:p>61.0579986572266</text:p>
          </table:table-cell>
          <table:table-cell office:value-type="float" office:value="66.2931151075763" calcext:value-type="float">
            <text:p>66.2931151075763</text:p>
          </table:table-cell>
          <table:table-cell office:value-type="float" office:value="126.293115107576" calcext:value-type="float">
            <text:p>126.29311510757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0.4739990234375" calcext:value-type="float">
            <text:p>60.4739990234375</text:p>
          </table:table-cell>
          <table:table-cell office:value-type="float" office:value="65.274792885076" calcext:value-type="float">
            <text:p>65.274792885076</text:p>
          </table:table-cell>
          <table:table-cell office:value-type="float" office:value="125.274792885076" calcext:value-type="float">
            <text:p>125.2747928850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0.2389984130859" calcext:value-type="float">
            <text:p>60.2389984130859</text:p>
          </table:table-cell>
          <table:table-cell office:value-type="float" office:value="66.1702539176477" calcext:value-type="float">
            <text:p>66.1702539176477</text:p>
          </table:table-cell>
          <table:table-cell office:value-type="float" office:value="126.170253917648" calcext:value-type="float">
            <text:p>126.17025391764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9.9309997558594" calcext:value-type="float">
            <text:p>59.9309997558594</text:p>
          </table:table-cell>
          <table:table-cell office:value-type="float" office:value="65.4099484386476" calcext:value-type="float">
            <text:p>65.4099484386476</text:p>
          </table:table-cell>
          <table:table-cell office:value-type="float" office:value="125.409948438648" calcext:value-type="float">
            <text:p>125.4099484386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0.2560005187988" calcext:value-type="float">
            <text:p>60.2560005187988</text:p>
          </table:table-cell>
          <table:table-cell office:value-type="float" office:value="65.3046611687256" calcext:value-type="float">
            <text:p>65.3046611687256</text:p>
          </table:table-cell>
          <table:table-cell office:value-type="float" office:value="125.304661168726" calcext:value-type="float">
            <text:p>125.30466116872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9.5410003662109" calcext:value-type="float">
            <text:p>59.5410003662109</text:p>
          </table:table-cell>
          <table:table-cell office:value-type="float" office:value="61.9540235089834" calcext:value-type="float">
            <text:p>61.9540235089834</text:p>
          </table:table-cell>
          <table:table-cell office:value-type="float" office:value="121.954023508983" calcext:value-type="float">
            <text:p>121.95402350898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9.2610015869141" calcext:value-type="float">
            <text:p>59.2610015869141</text:p>
          </table:table-cell>
          <table:table-cell office:value-type="float" office:value="64.0693570734466" calcext:value-type="float">
            <text:p>64.0693570734466</text:p>
          </table:table-cell>
          <table:table-cell office:value-type="float" office:value="124.069357073447" calcext:value-type="float">
            <text:p>124.0693570734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9.6419982910156" calcext:value-type="float">
            <text:p>59.6419982910156</text:p>
          </table:table-cell>
          <table:table-cell office:value-type="float" office:value="67.0814076041171" calcext:value-type="float">
            <text:p>67.0814076041171</text:p>
          </table:table-cell>
          <table:table-cell office:value-type="float" office:value="127.081407604117" calcext:value-type="float">
            <text:p>127.0814076041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9.1660003662109" calcext:value-type="float">
            <text:p>59.1660003662109</text:p>
          </table:table-cell>
          <table:table-cell office:value-type="float" office:value="61.8320110982825" calcext:value-type="float">
            <text:p>61.8320110982825</text:p>
          </table:table-cell>
          <table:table-cell office:value-type="float" office:value="121.832011098283" calcext:value-type="float">
            <text:p>121.8320110982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9.3969993591309" calcext:value-type="float">
            <text:p>59.3969993591309</text:p>
          </table:table-cell>
          <table:table-cell office:value-type="float" office:value="64.8614607589354" calcext:value-type="float">
            <text:p>64.8614607589354</text:p>
          </table:table-cell>
          <table:table-cell office:value-type="float" office:value="124.861460758935" calcext:value-type="float">
            <text:p>124.86146075893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8.9500007629395" calcext:value-type="float">
            <text:p>58.9500007629395</text:p>
          </table:table-cell>
          <table:table-cell office:value-type="float" office:value="64.0693570734466" calcext:value-type="float">
            <text:p>64.0693570734466</text:p>
          </table:table-cell>
          <table:table-cell office:value-type="float" office:value="124.069357073447" calcext:value-type="float">
            <text:p>124.0693570734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8.5960006713867" calcext:value-type="float">
            <text:p>58.5960006713867</text:p>
          </table:table-cell>
          <table:table-cell office:value-type="float" office:value="62.6015234044596" calcext:value-type="float">
            <text:p>62.6015234044596</text:p>
          </table:table-cell>
          <table:table-cell office:value-type="float" office:value="122.60152340446" calcext:value-type="float">
            <text:p>122.6015234044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8.3619995117188" calcext:value-type="float">
            <text:p>58.3619995117188</text:p>
          </table:table-cell>
          <table:table-cell office:value-type="float" office:value="66.1979321782998" calcext:value-type="float">
            <text:p>66.1979321782998</text:p>
          </table:table-cell>
          <table:table-cell office:value-type="float" office:value="126.1979321783" calcext:value-type="float">
            <text:p>126.197932178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.7509994506836" calcext:value-type="float">
            <text:p>57.7509994506836</text:p>
          </table:table-cell>
          <table:table-cell office:value-type="float" office:value="63.5087168090878" calcext:value-type="float">
            <text:p>63.5087168090878</text:p>
          </table:table-cell>
          <table:table-cell office:value-type="float" office:value="123.508716809088" calcext:value-type="float">
            <text:p>123.50871680908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9.5839996337891" calcext:value-type="float">
            <text:p>59.5839996337891</text:p>
          </table:table-cell>
          <table:table-cell office:value-type="float" office:value="65.4099484386476" calcext:value-type="float">
            <text:p>65.4099484386476</text:p>
          </table:table-cell>
          <table:table-cell office:value-type="float" office:value="125.409948438648" calcext:value-type="float">
            <text:p>125.4099484386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9.7569999694824" calcext:value-type="float">
            <text:p>59.7569999694824</text:p>
          </table:table-cell>
          <table:table-cell office:value-type="float" office:value="65.274792885076" calcext:value-type="float">
            <text:p>65.274792885076</text:p>
          </table:table-cell>
          <table:table-cell office:value-type="float" office:value="125.274792885076" calcext:value-type="float">
            <text:p>125.27479288507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2.9099998474121" calcext:value-type="float">
            <text:p>62.9099998474121</text:p>
          </table:table-cell>
          <table:table-cell office:value-type="float" office:value="70.8381000938542" calcext:value-type="float">
            <text:p>70.8381000938542</text:p>
          </table:table-cell>
          <table:table-cell office:value-type="float" office:value="130.838100093854" calcext:value-type="float">
            <text:p>130.8381000938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2.0009994506836" calcext:value-type="float">
            <text:p>62.0009994506836</text:p>
          </table:table-cell>
          <table:table-cell office:value-type="float" office:value="64.6927200027187" calcext:value-type="float">
            <text:p>64.6927200027187</text:p>
          </table:table-cell>
          <table:table-cell office:value-type="float" office:value="124.692720002719" calcext:value-type="float">
            <text:p>124.6927200027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1.7439994812012" calcext:value-type="float">
            <text:p>61.7439994812012</text:p>
          </table:table-cell>
          <table:table-cell office:value-type="float" office:value="68.8573994719026" calcext:value-type="float">
            <text:p>68.8573994719026</text:p>
          </table:table-cell>
          <table:table-cell office:value-type="float" office:value="128.857399471903" calcext:value-type="float">
            <text:p>128.85739947190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0.9230003356934" calcext:value-type="float">
            <text:p>60.9230003356934</text:p>
          </table:table-cell>
          <table:table-cell office:value-type="float" office:value="68.7636711853047" calcext:value-type="float">
            <text:p>68.7636711853047</text:p>
          </table:table-cell>
          <table:table-cell office:value-type="float" office:value="128.763671185305" calcext:value-type="float">
            <text:p>128.7636711853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.7620010375977" calcext:value-type="float">
            <text:p>60.7620010375977</text:p>
          </table:table-cell>
          <table:table-cell office:value-type="float" office:value="71.4839769981536" calcext:value-type="float">
            <text:p>71.4839769981536</text:p>
          </table:table-cell>
          <table:table-cell office:value-type="float" office:value="131.483976998154" calcext:value-type="float">
            <text:p>131.48397699815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0.6339988708496" calcext:value-type="float">
            <text:p>60.6339988708496</text:p>
          </table:table-cell>
          <table:table-cell office:value-type="float" office:value="73.8508155325751" calcext:value-type="float">
            <text:p>73.8508155325751</text:p>
          </table:table-cell>
          <table:table-cell office:value-type="float" office:value="133.850815532575" calcext:value-type="float">
            <text:p>133.85081553257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1.9049987792969" calcext:value-type="float">
            <text:p>61.9049987792969</text:p>
          </table:table-cell>
          <table:table-cell office:value-type="float" office:value="77.3341933781295" calcext:value-type="float">
            <text:p>77.3341933781295</text:p>
          </table:table-cell>
          <table:table-cell office:value-type="float" office:value="137.33419337813" calcext:value-type="float">
            <text:p>137.334193378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3.398998260498" calcext:value-type="float">
            <text:p>63.398998260498</text:p>
          </table:table-cell>
          <table:table-cell office:value-type="float" office:value="79.7429339571664" calcext:value-type="float">
            <text:p>79.7429339571664</text:p>
          </table:table-cell>
          <table:table-cell office:value-type="float" office:value="139.742933957166" calcext:value-type="float">
            <text:p>139.74293395716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4.1009979248047" calcext:value-type="float">
            <text:p>64.1009979248047</text:p>
          </table:table-cell>
          <table:table-cell office:value-type="float" office:value="75.9995077813754" calcext:value-type="float">
            <text:p>75.9995077813754</text:p>
          </table:table-cell>
          <table:table-cell office:value-type="float" office:value="135.999507781375" calcext:value-type="float">
            <text:p>135.99950778137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4.3600006103516" calcext:value-type="float">
            <text:p>64.3600006103516</text:p>
          </table:table-cell>
          <table:table-cell office:value-type="float" office:value="70.1238768700127" calcext:value-type="float">
            <text:p>70.1238768700127</text:p>
          </table:table-cell>
          <table:table-cell office:value-type="float" office:value="130.123876870013" calcext:value-type="float">
            <text:p>130.1238768700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5.4589996337891" calcext:value-type="float">
            <text:p>65.4589996337891</text:p>
          </table:table-cell>
          <table:table-cell office:value-type="float" office:value="76.9991349423407" calcext:value-type="float">
            <text:p>76.9991349423407</text:p>
          </table:table-cell>
          <table:table-cell office:value-type="float" office:value="136.999134942341" calcext:value-type="float">
            <text:p>136.99913494234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5.7789993286133" calcext:value-type="float">
            <text:p>65.7789993286133</text:p>
          </table:table-cell>
          <table:table-cell office:value-type="float" office:value="74.8828310764499" calcext:value-type="float">
            <text:p>74.8828310764499</text:p>
          </table:table-cell>
          <table:table-cell office:value-type="float" office:value="134.88283107645" calcext:value-type="float">
            <text:p>134.8828310764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5.8669967651367" calcext:value-type="float">
            <text:p>65.8669967651367</text:p>
          </table:table-cell>
          <table:table-cell office:value-type="float" office:value="80.8034163692039" calcext:value-type="float">
            <text:p>80.8034163692039</text:p>
          </table:table-cell>
          <table:table-cell office:value-type="float" office:value="140.803416369204" calcext:value-type="float">
            <text:p>140.80341636920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5.6139984130859" calcext:value-type="float">
            <text:p>65.6139984130859</text:p>
          </table:table-cell>
          <table:table-cell office:value-type="float" office:value="82.5348082668441" calcext:value-type="float">
            <text:p>82.5348082668441</text:p>
          </table:table-cell>
          <table:table-cell office:value-type="float" office:value="142.534808266844" calcext:value-type="float">
            <text:p>142.53480826684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5.8320007324219" calcext:value-type="float">
            <text:p>65.8320007324219</text:p>
          </table:table-cell>
          <table:table-cell office:value-type="float" office:value="84.6539184031857" calcext:value-type="float">
            <text:p>84.6539184031857</text:p>
          </table:table-cell>
          <table:table-cell office:value-type="float" office:value="144.653918403186" calcext:value-type="float">
            <text:p>144.65391840318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6.1340026855469" calcext:value-type="float">
            <text:p>66.1340026855469</text:p>
          </table:table-cell>
          <table:table-cell office:value-type="float" office:value="85.0475732099096" calcext:value-type="float">
            <text:p>85.0475732099096</text:p>
          </table:table-cell>
          <table:table-cell office:value-type="float" office:value="145.04757320991" calcext:value-type="float">
            <text:p>145.0475732099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4.8960037231445" calcext:value-type="float">
            <text:p>64.8960037231445</text:p>
          </table:table-cell>
          <table:table-cell office:value-type="float" office:value="79.8059217478602" calcext:value-type="float">
            <text:p>79.8059217478602</text:p>
          </table:table-cell>
          <table:table-cell office:value-type="float" office:value="139.80592174786" calcext:value-type="float">
            <text:p>139.8059217478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3.3610000610352" calcext:value-type="float">
            <text:p>63.3610000610352</text:p>
          </table:table-cell>
          <table:table-cell office:value-type="float" office:value="79.3441398844873" calcext:value-type="float">
            <text:p>79.3441398844873</text:p>
          </table:table-cell>
          <table:table-cell office:value-type="float" office:value="139.344139884487" calcext:value-type="float">
            <text:p>139.34413988448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0.7709999084473" calcext:value-type="float">
            <text:p>60.7709999084473</text:p>
          </table:table-cell>
          <table:table-cell office:value-type="float" office:value="71.6932545282706" calcext:value-type="float">
            <text:p>71.6932545282706</text:p>
          </table:table-cell>
          <table:table-cell office:value-type="float" office:value="131.693254528271" calcext:value-type="float">
            <text:p>131.69325452827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8.0519981384277" calcext:value-type="float">
            <text:p>58.0519981384277</text:p>
          </table:table-cell>
          <table:table-cell office:value-type="float" office:value="72.053198587161" calcext:value-type="float">
            <text:p>72.053198587161</text:p>
          </table:table-cell>
          <table:table-cell office:value-type="float" office:value="132.053198587161" calcext:value-type="float">
            <text:p>132.05319858716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6.8889999389648" calcext:value-type="float">
            <text:p>56.8889999389648</text:p>
          </table:table-cell>
          <table:table-cell office:value-type="float" office:value="80.6466889635697" calcext:value-type="float">
            <text:p>80.6466889635697</text:p>
          </table:table-cell>
          <table:table-cell office:value-type="float" office:value="140.64668896357" calcext:value-type="float">
            <text:p>140.646688963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5.7729988098145" calcext:value-type="float">
            <text:p>55.7729988098145</text:p>
          </table:table-cell>
          <table:table-cell office:value-type="float" office:value="66.5217905252792" calcext:value-type="float">
            <text:p>66.5217905252792</text:p>
          </table:table-cell>
          <table:table-cell office:value-type="float" office:value="126.521790525279" calcext:value-type="float">
            <text:p>126.52179052527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6.9329986572266" calcext:value-type="float">
            <text:p>56.9329986572266</text:p>
          </table:table-cell>
          <table:table-cell office:value-type="float" office:value="66.338484248333" calcext:value-type="float">
            <text:p>66.338484248333</text:p>
          </table:table-cell>
          <table:table-cell office:value-type="float" office:value="126.338484248333" calcext:value-type="float">
            <text:p>126.33848424833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7.4169998168945" calcext:value-type="float">
            <text:p>57.4169998168945</text:p>
          </table:table-cell>
          <table:table-cell office:value-type="float" office:value="65.2454709391332" calcext:value-type="float">
            <text:p>65.2454709391332</text:p>
          </table:table-cell>
          <table:table-cell office:value-type="float" office:value="125.245470939133" calcext:value-type="float">
            <text:p>125.2454709391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6.8699989318848" calcext:value-type="float">
            <text:p>56.8699989318848</text:p>
          </table:table-cell>
          <table:table-cell office:value-type="float" office:value="98.0425770602427" calcext:value-type="float">
            <text:p>98.0425770602427</text:p>
          </table:table-cell>
          <table:table-cell office:value-type="float" office:value="158.042577060243" calcext:value-type="float">
            <text:p>158.04257706024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5.1339988708496" calcext:value-type="float">
            <text:p>55.1339988708496</text:p>
          </table:table-cell>
          <table:table-cell office:value-type="float" office:value="-221.495770500827" calcext:value-type="float">
            <text:p>-221.495770500827</text:p>
          </table:table-cell>
          <table:table-cell office:value-type="float" office:value="-161.495770500827" calcext:value-type="float">
            <text:p>-161.49577050082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3.242000579834" calcext:value-type="float">
            <text:p>53.242000579834</text:p>
          </table:table-cell>
          <table:table-cell office:value-type="float" office:value="-204.55887846217" calcext:value-type="float">
            <text:p>-204.55887846217</text:p>
          </table:table-cell>
          <table:table-cell office:value-type="float" office:value="-144.55887846217" calcext:value-type="float">
            <text:p>-144.5588784621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0.7830009460449" calcext:value-type="float">
            <text:p>50.7830009460449</text:p>
          </table:table-cell>
          <table:table-cell office:value-type="float" office:value="-187.412397089866" calcext:value-type="float">
            <text:p>-187.412397089866</text:p>
          </table:table-cell>
          <table:table-cell office:value-type="float" office:value="-127.412397089866" calcext:value-type="float">
            <text:p>-127.41239708986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8.1189994812012" calcext:value-type="float">
            <text:p>48.1189994812012</text:p>
          </table:table-cell>
          <table:table-cell office:value-type="float" office:value="-187.077154752267" calcext:value-type="float">
            <text:p>-187.077154752267</text:p>
          </table:table-cell>
          <table:table-cell office:value-type="float" office:value="-127.077154752267" calcext:value-type="float">
            <text:p>-127.07715475226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.3779983520508" calcext:value-type="float">
            <text:p>45.3779983520508</text:p>
          </table:table-cell>
          <table:table-cell office:value-type="float" office:value="-194.032620639193" calcext:value-type="float">
            <text:p>-194.032620639193</text:p>
          </table:table-cell>
          <table:table-cell office:value-type="float" office:value="-134.032620639193" calcext:value-type="float">
            <text:p>-134.0326206391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.7540016174316" calcext:value-type="float">
            <text:p>40.7540016174316</text:p>
          </table:table-cell>
          <table:table-cell office:value-type="float" office:value="-205.719604311125" calcext:value-type="float">
            <text:p>-205.719604311125</text:p>
          </table:table-cell>
          <table:table-cell office:value-type="float" office:value="-145.719604311125" calcext:value-type="float">
            <text:p>-145.71960431112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3.234001159668" calcext:value-type="float">
            <text:p>33.234001159668</text:p>
          </table:table-cell>
          <table:table-cell office:value-type="float" office:value="-210.027356838012" calcext:value-type="float">
            <text:p>-210.027356838012</text:p>
          </table:table-cell>
          <table:table-cell office:value-type="float" office:value="-150.027356838012" calcext:value-type="float">
            <text:p>-150.0273568380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7.1009998321533" calcext:value-type="float">
            <text:p>27.1009998321533</text:p>
          </table:table-cell>
          <table:table-cell office:value-type="float" office:value="-198.033690163483" calcext:value-type="float">
            <text:p>-198.033690163483</text:p>
          </table:table-cell>
          <table:table-cell office:value-type="float" office:value="-138.033690163483" calcext:value-type="float">
            <text:p>-138.03369016348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7.5950012207031" calcext:value-type="float">
            <text:p>37.5950012207031</text:p>
          </table:table-cell>
          <table:table-cell office:value-type="float" office:value="-219.327859476947" calcext:value-type="float">
            <text:p>-219.327859476947</text:p>
          </table:table-cell>
          <table:table-cell office:value-type="float" office:value="-159.327859476947" calcext:value-type="float">
            <text:p>-159.3278594769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.5859985351563" calcext:value-type="float">
            <text:p>41.5859985351563</text:p>
          </table:table-cell>
          <table:table-cell office:value-type="float" office:value="-220.071419574355" calcext:value-type="float">
            <text:p>-220.071419574355</text:p>
          </table:table-cell>
          <table:table-cell office:value-type="float" office:value="-160.071419574355" calcext:value-type="float">
            <text:p>-160.0714195743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2.9630012512207" calcext:value-type="float">
            <text:p>42.9630012512207</text:p>
          </table:table-cell>
          <table:table-cell office:value-type="float" office:value="-223.140569132289" calcext:value-type="float">
            <text:p>-223.140569132289</text:p>
          </table:table-cell>
          <table:table-cell office:value-type="float" office:value="-163.14056913229" calcext:value-type="float">
            <text:p>-163.140569132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.1619987487793" calcext:value-type="float">
            <text:p>43.1619987487793</text:p>
          </table:table-cell>
          <table:table-cell office:value-type="float" office:value="-224.104500362516" calcext:value-type="float">
            <text:p>-224.104500362516</text:p>
          </table:table-cell>
          <table:table-cell office:value-type="float" office:value="-164.104500362516" calcext:value-type="float">
            <text:p>-164.1045003625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.1500015258789" calcext:value-type="float">
            <text:p>43.1500015258789</text:p>
          </table:table-cell>
          <table:table-cell office:value-type="float" office:value="-226.196014144545" calcext:value-type="float">
            <text:p>-226.196014144545</text:p>
          </table:table-cell>
          <table:table-cell office:value-type="float" office:value="-166.196014144545" calcext:value-type="float">
            <text:p>-166.1960141445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2.9630012512207" calcext:value-type="float">
            <text:p>42.9630012512207</text:p>
          </table:table-cell>
          <table:table-cell office:value-type="float" office:value="-228.833828717868" calcext:value-type="float">
            <text:p>-228.833828717868</text:p>
          </table:table-cell>
          <table:table-cell office:value-type="float" office:value="-168.833828717868" calcext:value-type="float">
            <text:p>-168.83382871786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.9300003051758" calcext:value-type="float">
            <text:p>43.9300003051758</text:p>
          </table:table-cell>
          <table:table-cell office:value-type="float" office:value="-228.126647671032" calcext:value-type="float">
            <text:p>-228.126647671032</text:p>
          </table:table-cell>
          <table:table-cell office:value-type="float" office:value="-168.126647671032" calcext:value-type="float">
            <text:p>-168.1266476710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6.3559989929199" calcext:value-type="float">
            <text:p>46.3559989929199</text:p>
          </table:table-cell>
          <table:table-cell office:value-type="float" office:value="-224.921378811748" calcext:value-type="float">
            <text:p>-224.921378811748</text:p>
          </table:table-cell>
          <table:table-cell office:value-type="float" office:value="-164.921378811748" calcext:value-type="float">
            <text:p>-164.92137881174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.1629981994629" calcext:value-type="float">
            <text:p>43.1629981994629</text:p>
          </table:table-cell>
          <table:table-cell office:value-type="float" office:value="-229.332438467968" calcext:value-type="float">
            <text:p>-229.332438467968</text:p>
          </table:table-cell>
          <table:table-cell office:value-type="float" office:value="-169.332438467968" calcext:value-type="float">
            <text:p>-169.33243846796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.3089981079102" calcext:value-type="float">
            <text:p>41.3089981079102</text:p>
          </table:table-cell>
          <table:table-cell office:value-type="float" office:value="115.743973143643" calcext:value-type="float">
            <text:p>115.743973143643</text:p>
          </table:table-cell>
          <table:table-cell office:value-type="float" office:value="175.743973143643" calcext:value-type="float">
            <text:p>175.74397314364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1.2599983215332" calcext:value-type="float">
            <text:p>41.2599983215332</text:p>
          </table:table-cell>
          <table:table-cell office:value-type="float" office:value="104.589889068046" calcext:value-type="float">
            <text:p>104.589889068046</text:p>
          </table:table-cell>
          <table:table-cell office:value-type="float" office:value="164.589889068046" calcext:value-type="float">
            <text:p>164.5898890680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5.4830017089844" calcext:value-type="float">
            <text:p>55.4830017089844</text:p>
          </table:table-cell>
          <table:table-cell office:value-type="float" office:value="110.842574618515" calcext:value-type="float">
            <text:p>110.842574618515</text:p>
          </table:table-cell>
          <table:table-cell office:value-type="float" office:value="170.842574618515" calcext:value-type="float">
            <text:p>170.8425746185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9.0550003051758" calcext:value-type="float">
            <text:p>59.0550003051758</text:p>
          </table:table-cell>
          <table:table-cell office:value-type="float" office:value="106.077683899634" calcext:value-type="float">
            <text:p>106.077683899634</text:p>
          </table:table-cell>
          <table:table-cell office:value-type="float" office:value="166.077683899634" calcext:value-type="float">
            <text:p>166.07768389963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6.5970001220703" calcext:value-type="float">
            <text:p>56.5970001220703</text:p>
          </table:table-cell>
          <table:table-cell office:value-type="float" office:value="92.7209628209685" calcext:value-type="float">
            <text:p>92.7209628209685</text:p>
          </table:table-cell>
          <table:table-cell office:value-type="float" office:value="152.720962820968" calcext:value-type="float">
            <text:p>152.72096282096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4.5629997253418" calcext:value-type="float">
            <text:p>54.5629997253418</text:p>
          </table:table-cell>
          <table:table-cell office:value-type="float" office:value="82.5876030598884" calcext:value-type="float">
            <text:p>82.5876030598884</text:p>
          </table:table-cell>
          <table:table-cell office:value-type="float" office:value="142.587603059888" calcext:value-type="float">
            <text:p>142.58760305988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0.0390014648437" calcext:value-type="float">
            <text:p>60.0390014648437</text:p>
          </table:table-cell>
          <table:table-cell office:value-type="float" office:value="83.0264285113309" calcext:value-type="float">
            <text:p>83.0264285113309</text:p>
          </table:table-cell>
          <table:table-cell office:value-type="float" office:value="143.026428511331" calcext:value-type="float">
            <text:p>143.02642851133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9.802001953125" calcext:value-type="float">
            <text:p>69.802001953125</text:p>
          </table:table-cell>
          <table:table-cell office:value-type="float" office:value="89.520754890829" calcext:value-type="float">
            <text:p>89.520754890829</text:p>
          </table:table-cell>
          <table:table-cell office:value-type="float" office:value="149.520754890829" calcext:value-type="float">
            <text:p>149.5207548908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8.9300003051758" calcext:value-type="float">
            <text:p>78.9300003051758</text:p>
          </table:table-cell>
          <table:table-cell office:value-type="float" office:value="97.1792131216647" calcext:value-type="float">
            <text:p>97.1792131216647</text:p>
          </table:table-cell>
          <table:table-cell office:value-type="float" office:value="157.179213121665" calcext:value-type="float">
            <text:p>157.17921312166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2.1139984130859" calcext:value-type="float">
            <text:p>82.1139984130859</text:p>
          </table:table-cell>
          <table:table-cell office:value-type="float" office:value="98.7699777337327" calcext:value-type="float">
            <text:p>98.7699777337327</text:p>
          </table:table-cell>
          <table:table-cell office:value-type="float" office:value="158.769977733733" calcext:value-type="float">
            <text:p>158.7699777337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8.1080017089844" calcext:value-type="float">
            <text:p>78.1080017089844</text:p>
          </table:table-cell>
          <table:table-cell office:value-type="float" office:value="99.0594987136876" calcext:value-type="float">
            <text:p>99.0594987136876</text:p>
          </table:table-cell>
          <table:table-cell office:value-type="float" office:value="159.059498713688" calcext:value-type="float">
            <text:p>159.0594987136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1.2050018310547" calcext:value-type="float">
            <text:p>61.2050018310547</text:p>
          </table:table-cell>
          <table:table-cell office:value-type="float" office:value="82.9365756558141" calcext:value-type="float">
            <text:p>82.9365756558141</text:p>
          </table:table-cell>
          <table:table-cell office:value-type="float" office:value="142.936575655814" calcext:value-type="float">
            <text:p>142.9365756558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8.7239990234375" calcext:value-type="float">
            <text:p>58.7239990234375</text:p>
          </table:table-cell>
          <table:table-cell office:value-type="float" office:value="80.2834863404148" calcext:value-type="float">
            <text:p>80.2834863404148</text:p>
          </table:table-cell>
          <table:table-cell office:value-type="float" office:value="140.283486340415" calcext:value-type="float">
            <text:p>140.2834863404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3.5490036010742" calcext:value-type="float">
            <text:p>83.5490036010742</text:p>
          </table:table-cell>
          <table:table-cell office:value-type="float" office:value="109.185650038159" calcext:value-type="float">
            <text:p>109.185650038159</text:p>
          </table:table-cell>
          <table:table-cell office:value-type="float" office:value="169.185650038159" calcext:value-type="float">
            <text:p>169.1856500381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7.078002929688" calcext:value-type="float">
            <text:p>107.078002929688</text:p>
          </table:table-cell>
          <table:table-cell office:value-type="float" office:value="-232.371324376113" calcext:value-type="float">
            <text:p>-232.371324376113</text:p>
          </table:table-cell>
          <table:table-cell office:value-type="float" office:value="-172.371324376113" calcext:value-type="float">
            <text:p>-172.3713243761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1.40299987793" calcext:value-type="float">
            <text:p>121.40299987793</text:p>
          </table:table-cell>
          <table:table-cell office:value-type="float" office:value="-224.980866959637" calcext:value-type="float">
            <text:p>-224.980866959637</text:p>
          </table:table-cell>
          <table:table-cell office:value-type="float" office:value="-164.980866959637" calcext:value-type="float">
            <text:p>-164.9808669596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5.515998840332" calcext:value-type="float">
            <text:p>125.515998840332</text:p>
          </table:table-cell>
          <table:table-cell office:value-type="float" office:value="-219.742078878044" calcext:value-type="float">
            <text:p>-219.742078878044</text:p>
          </table:table-cell>
          <table:table-cell office:value-type="float" office:value="-159.742078878044" calcext:value-type="float">
            <text:p>-159.74207887804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8.085998535156" calcext:value-type="float">
            <text:p>138.085998535156</text:p>
          </table:table-cell>
          <table:table-cell office:value-type="float" office:value="-210.988783252038" calcext:value-type="float">
            <text:p>-210.988783252038</text:p>
          </table:table-cell>
          <table:table-cell office:value-type="float" office:value="-150.988783252038" calcext:value-type="float">
            <text:p>-150.98878325203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8.175994873047" calcext:value-type="float">
            <text:p>148.175994873047</text:p>
          </table:table-cell>
          <table:table-cell office:value-type="float" office:value="-203.225681913522" calcext:value-type="float">
            <text:p>-203.225681913522</text:p>
          </table:table-cell>
          <table:table-cell office:value-type="float" office:value="-143.225681913522" calcext:value-type="float">
            <text:p>-143.22568191352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9.710006713867" calcext:value-type="float">
            <text:p>149.710006713867</text:p>
          </table:table-cell>
          <table:table-cell office:value-type="float" office:value="-204.29142599857" calcext:value-type="float">
            <text:p>-204.29142599857</text:p>
          </table:table-cell>
          <table:table-cell office:value-type="float" office:value="-144.29142599857" calcext:value-type="float">
            <text:p>-144.2914259985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4.240997314453" calcext:value-type="float">
            <text:p>154.240997314453</text:p>
          </table:table-cell>
          <table:table-cell office:value-type="float" office:value="-200.755058297766" calcext:value-type="float">
            <text:p>-200.755058297766</text:p>
          </table:table-cell>
          <table:table-cell office:value-type="float" office:value="-140.755058297766" calcext:value-type="float">
            <text:p>-140.75505829776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2.621002197266" calcext:value-type="float">
            <text:p>152.621002197266</text:p>
          </table:table-cell>
          <table:table-cell office:value-type="float" office:value="-202.388154527482" calcext:value-type="float">
            <text:p>-202.388154527482</text:p>
          </table:table-cell>
          <table:table-cell office:value-type="float" office:value="-142.388154527482" calcext:value-type="float">
            <text:p>-142.38815452748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1.115005493164" calcext:value-type="float">
            <text:p>151.115005493164</text:p>
          </table:table-cell>
          <table:table-cell office:value-type="float" office:value="-204.616457421295" calcext:value-type="float">
            <text:p>-204.616457421295</text:p>
          </table:table-cell>
          <table:table-cell office:value-type="float" office:value="-144.616457421295" calcext:value-type="float">
            <text:p>-144.61645742129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2.772003173828" calcext:value-type="float">
            <text:p>152.772003173828</text:p>
          </table:table-cell>
          <table:table-cell office:value-type="float" office:value="-203.731328921756" calcext:value-type="float">
            <text:p>-203.731328921756</text:p>
          </table:table-cell>
          <table:table-cell office:value-type="float" office:value="-143.731328921756" calcext:value-type="float">
            <text:p>-143.73132892175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686004638672" calcext:value-type="float">
            <text:p>153.686004638672</text:p>
          </table:table-cell>
          <table:table-cell office:value-type="float" office:value="-201.115133936811" calcext:value-type="float">
            <text:p>-201.115133936811</text:p>
          </table:table-cell>
          <table:table-cell office:value-type="float" office:value="-141.115133936811" calcext:value-type="float">
            <text:p>-141.1151339368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1.964996337891" calcext:value-type="float">
            <text:p>151.964996337891</text:p>
          </table:table-cell>
          <table:table-cell office:value-type="float" office:value="-201.684025901663" calcext:value-type="float">
            <text:p>-201.684025901663</text:p>
          </table:table-cell>
          <table:table-cell office:value-type="float" office:value="-141.684025901663" calcext:value-type="float">
            <text:p>-141.68402590166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8.406997680664" calcext:value-type="float">
            <text:p>148.406997680664</text:p>
          </table:table-cell>
          <table:table-cell office:value-type="float" office:value="-204.40378991515" calcext:value-type="float">
            <text:p>-204.40378991515</text:p>
          </table:table-cell>
          <table:table-cell office:value-type="float" office:value="-144.40378991515" calcext:value-type="float">
            <text:p>-144.403789915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3.854995727539" calcext:value-type="float">
            <text:p>143.854995727539</text:p>
          </table:table-cell>
          <table:table-cell office:value-type="float" office:value="-207.049404709112" calcext:value-type="float">
            <text:p>-207.049404709112</text:p>
          </table:table-cell>
          <table:table-cell office:value-type="float" office:value="-147.049404709112" calcext:value-type="float">
            <text:p>-147.0494047091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0.658996582031" calcext:value-type="float">
            <text:p>140.658996582031</text:p>
          </table:table-cell>
          <table:table-cell office:value-type="float" office:value="-209.41960641013" calcext:value-type="float">
            <text:p>-209.41960641013</text:p>
          </table:table-cell>
          <table:table-cell office:value-type="float" office:value="-149.41960641013" calcext:value-type="float">
            <text:p>-149.419606410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9.093994140625" calcext:value-type="float">
            <text:p>139.093994140625</text:p>
          </table:table-cell>
          <table:table-cell office:value-type="float" office:value="-211.118904277314" calcext:value-type="float">
            <text:p>-211.118904277314</text:p>
          </table:table-cell>
          <table:table-cell office:value-type="float" office:value="-151.118904277314" calcext:value-type="float">
            <text:p>-151.1189042773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3.216995239258" calcext:value-type="float">
            <text:p>143.216995239258</text:p>
          </table:table-cell>
          <table:table-cell office:value-type="float" office:value="-207.696384468779" calcext:value-type="float">
            <text:p>-207.696384468779</text:p>
          </table:table-cell>
          <table:table-cell office:value-type="float" office:value="-147.696384468779" calcext:value-type="float">
            <text:p>-147.6963844687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3.830001831055" calcext:value-type="float">
            <text:p>143.830001831055</text:p>
          </table:table-cell>
          <table:table-cell office:value-type="float" office:value="-206.097199856883" calcext:value-type="float">
            <text:p>-206.097199856883</text:p>
          </table:table-cell>
          <table:table-cell office:value-type="float" office:value="-146.097199856883" calcext:value-type="float">
            <text:p>-146.0971998568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3.585006713867" calcext:value-type="float">
            <text:p>143.585006713867</text:p>
          </table:table-cell>
          <table:table-cell office:value-type="float" office:value="-207.975522119142" calcext:value-type="float">
            <text:p>-207.975522119142</text:p>
          </table:table-cell>
          <table:table-cell office:value-type="float" office:value="-147.975522119142" calcext:value-type="float">
            <text:p>-147.97552211914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6.02099609375" calcext:value-type="float">
            <text:p>146.02099609375</text:p>
          </table:table-cell>
          <table:table-cell office:value-type="float" office:value="-205.679066260235" calcext:value-type="float">
            <text:p>-205.679066260235</text:p>
          </table:table-cell>
          <table:table-cell office:value-type="float" office:value="-145.679066260235" calcext:value-type="float">
            <text:p>-145.6790662602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8.220001220703" calcext:value-type="float">
            <text:p>148.220001220703</text:p>
          </table:table-cell>
          <table:table-cell office:value-type="float" office:value="-204.709053307495" calcext:value-type="float">
            <text:p>-204.709053307495</text:p>
          </table:table-cell>
          <table:table-cell office:value-type="float" office:value="-144.709053307495" calcext:value-type="float">
            <text:p>-144.70905330749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8.772994995117" calcext:value-type="float">
            <text:p>148.772994995117</text:p>
          </table:table-cell>
          <table:table-cell office:value-type="float" office:value="-202.626179283011" calcext:value-type="float">
            <text:p>-202.626179283011</text:p>
          </table:table-cell>
          <table:table-cell office:value-type="float" office:value="-142.626179283011" calcext:value-type="float">
            <text:p>-142.6261792830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6.251998901367" calcext:value-type="float">
            <text:p>146.251998901367</text:p>
          </table:table-cell>
          <table:table-cell office:value-type="float" office:value="-205.755165975557" calcext:value-type="float">
            <text:p>-205.755165975557</text:p>
          </table:table-cell>
          <table:table-cell office:value-type="float" office:value="-145.755165975557" calcext:value-type="float">
            <text:p>-145.7551659755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.815994262695" calcext:value-type="float">
            <text:p>145.815994262695</text:p>
          </table:table-cell>
          <table:table-cell office:value-type="float" office:value="-205.699724263871" calcext:value-type="float">
            <text:p>-205.699724263871</text:p>
          </table:table-cell>
          <table:table-cell office:value-type="float" office:value="-145.699724263871" calcext:value-type="float">
            <text:p>-145.69972426387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.416000366211" calcext:value-type="float">
            <text:p>145.416000366211</text:p>
          </table:table-cell>
          <table:table-cell office:value-type="float" office:value="-205.97910580555" calcext:value-type="float">
            <text:p>-205.97910580555</text:p>
          </table:table-cell>
          <table:table-cell office:value-type="float" office:value="-145.97910580555" calcext:value-type="float">
            <text:p>-145.9791058055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.861999511719" calcext:value-type="float">
            <text:p>145.861999511719</text:p>
          </table:table-cell>
          <table:table-cell office:value-type="float" office:value="-205.784297120277" calcext:value-type="float">
            <text:p>-205.784297120277</text:p>
          </table:table-cell>
          <table:table-cell office:value-type="float" office:value="-145.784297120277" calcext:value-type="float">
            <text:p>-145.78429712027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6.083999633789" calcext:value-type="float">
            <text:p>146.083999633789</text:p>
          </table:table-cell>
          <table:table-cell office:value-type="float" office:value="-205.598939998869" calcext:value-type="float">
            <text:p>-205.598939998869</text:p>
          </table:table-cell>
          <table:table-cell office:value-type="float" office:value="-145.598939998869" calcext:value-type="float">
            <text:p>-145.59893999886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6.151992797852" calcext:value-type="float">
            <text:p>146.151992797852</text:p>
          </table:table-cell>
          <table:table-cell office:value-type="float" office:value="-204.690302292531" calcext:value-type="float">
            <text:p>-204.690302292531</text:p>
          </table:table-cell>
          <table:table-cell office:value-type="float" office:value="-144.690302292531" calcext:value-type="float">
            <text:p>-144.6903022925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.772003173828" calcext:value-type="float">
            <text:p>144.772003173828</text:p>
          </table:table-cell>
          <table:table-cell office:value-type="float" office:value="-206.334934689811" calcext:value-type="float">
            <text:p>-206.334934689811</text:p>
          </table:table-cell>
          <table:table-cell office:value-type="float" office:value="-146.334934689811" calcext:value-type="float">
            <text:p>-146.3349346898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.29899597168" calcext:value-type="float">
            <text:p>145.29899597168</text:p>
          </table:table-cell>
          <table:table-cell office:value-type="float" office:value="-205.43916567537" calcext:value-type="float">
            <text:p>-205.43916567537</text:p>
          </table:table-cell>
          <table:table-cell office:value-type="float" office:value="-145.43916567537" calcext:value-type="float">
            <text:p>-145.4391656753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6.175994873047" calcext:value-type="float">
            <text:p>146.175994873047</text:p>
          </table:table-cell>
          <table:table-cell office:value-type="float" office:value="-204.349674124578" calcext:value-type="float">
            <text:p>-204.349674124578</text:p>
          </table:table-cell>
          <table:table-cell office:value-type="float" office:value="-144.349674124578" calcext:value-type="float">
            <text:p>-144.3496741245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.77799987793" calcext:value-type="float">
            <text:p>145.77799987793</text:p>
          </table:table-cell>
          <table:table-cell office:value-type="float" office:value="-205.339194602338" calcext:value-type="float">
            <text:p>-205.339194602338</text:p>
          </table:table-cell>
          <table:table-cell office:value-type="float" office:value="-145.339194602338" calcext:value-type="float">
            <text:p>-145.33919460233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.302993774414" calcext:value-type="float">
            <text:p>145.302993774414</text:p>
          </table:table-cell>
          <table:table-cell office:value-type="float" office:value="-206.039925842899" calcext:value-type="float">
            <text:p>-206.039925842899</text:p>
          </table:table-cell>
          <table:table-cell office:value-type="float" office:value="-146.039925842899" calcext:value-type="float">
            <text:p>-146.03992584289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7.246994018555" calcext:value-type="float">
            <text:p>147.246994018555</text:p>
          </table:table-cell>
          <table:table-cell office:value-type="float" office:value="-203.953499075295" calcext:value-type="float">
            <text:p>-203.953499075295</text:p>
          </table:table-cell>
          <table:table-cell office:value-type="float" office:value="-143.953499075295" calcext:value-type="float">
            <text:p>-143.9534990752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9.09700012207" calcext:value-type="float">
            <text:p>149.09700012207</text:p>
          </table:table-cell>
          <table:table-cell office:value-type="float" office:value="-203.055885133452" calcext:value-type="float">
            <text:p>-203.055885133452</text:p>
          </table:table-cell>
          <table:table-cell office:value-type="float" office:value="-143.055885133452" calcext:value-type="float">
            <text:p>-143.0558851334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0.936996459961" calcext:value-type="float">
            <text:p>150.936996459961</text:p>
          </table:table-cell>
          <table:table-cell office:value-type="float" office:value="-201.693248476479" calcext:value-type="float">
            <text:p>-201.693248476479</text:p>
          </table:table-cell>
          <table:table-cell office:value-type="float" office:value="-141.693248476479" calcext:value-type="float">
            <text:p>-141.69324847647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1.473999023438" calcext:value-type="float">
            <text:p>151.473999023438</text:p>
          </table:table-cell>
          <table:table-cell office:value-type="float" office:value="-201.629076621102" calcext:value-type="float">
            <text:p>-201.629076621102</text:p>
          </table:table-cell>
          <table:table-cell office:value-type="float" office:value="-141.629076621102" calcext:value-type="float">
            <text:p>-141.6290766211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8.875" calcext:value-type="float">
            <text:p>148.875</text:p>
          </table:table-cell>
          <table:table-cell office:value-type="float" office:value="-203.33861306176" calcext:value-type="float">
            <text:p>-203.33861306176</text:p>
          </table:table-cell>
          <table:table-cell office:value-type="float" office:value="-143.33861306176" calcext:value-type="float">
            <text:p>-143.338613061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6.74299621582" calcext:value-type="float">
            <text:p>146.74299621582</text:p>
          </table:table-cell>
          <table:table-cell office:value-type="float" office:value="-204.97867398021" calcext:value-type="float">
            <text:p>-204.97867398021</text:p>
          </table:table-cell>
          <table:table-cell office:value-type="float" office:value="-144.97867398021" calcext:value-type="float">
            <text:p>-144.978673980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7.602005004883" calcext:value-type="float">
            <text:p>147.602005004883</text:p>
          </table:table-cell>
          <table:table-cell office:value-type="float" office:value="-204.315113558586" calcext:value-type="float">
            <text:p>-204.315113558586</text:p>
          </table:table-cell>
          <table:table-cell office:value-type="float" office:value="-144.315113558586" calcext:value-type="float">
            <text:p>-144.31511355858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8.755996704102" calcext:value-type="float">
            <text:p>148.755996704102</text:p>
          </table:table-cell>
          <table:table-cell office:value-type="float" office:value="-204.140075040193" calcext:value-type="float">
            <text:p>-204.140075040193</text:p>
          </table:table-cell>
          <table:table-cell office:value-type="float" office:value="-144.140075040193" calcext:value-type="float">
            <text:p>-144.14007504019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8.343002319336" calcext:value-type="float">
            <text:p>148.343002319336</text:p>
          </table:table-cell>
          <table:table-cell office:value-type="float" office:value="-204.091109816215" calcext:value-type="float">
            <text:p>-204.091109816215</text:p>
          </table:table-cell>
          <table:table-cell office:value-type="float" office:value="-144.091109816215" calcext:value-type="float">
            <text:p>-144.0911098162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6.785995483398" calcext:value-type="float">
            <text:p>146.785995483398</text:p>
          </table:table-cell>
          <table:table-cell office:value-type="float" office:value="-205.202927429142" calcext:value-type="float">
            <text:p>-205.202927429142</text:p>
          </table:table-cell>
          <table:table-cell office:value-type="float" office:value="-145.202927429142" calcext:value-type="float">
            <text:p>-145.20292742914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6.835998535156" calcext:value-type="float">
            <text:p>146.835998535156</text:p>
          </table:table-cell>
          <table:table-cell office:value-type="float" office:value="-205.694355220267" calcext:value-type="float">
            <text:p>-205.694355220267</text:p>
          </table:table-cell>
          <table:table-cell office:value-type="float" office:value="-145.694355220267" calcext:value-type="float">
            <text:p>-145.69435522026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7.561004638672" calcext:value-type="float">
            <text:p>147.561004638672</text:p>
          </table:table-cell>
          <table:table-cell office:value-type="float" office:value="-204.574851728139" calcext:value-type="float">
            <text:p>-204.574851728139</text:p>
          </table:table-cell>
          <table:table-cell office:value-type="float" office:value="-144.574851728139" calcext:value-type="float">
            <text:p>-144.57485172813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8.533004760742" calcext:value-type="float">
            <text:p>148.533004760742</text:p>
          </table:table-cell>
          <table:table-cell office:value-type="float" office:value="-203.222693297669" calcext:value-type="float">
            <text:p>-203.222693297669</text:p>
          </table:table-cell>
          <table:table-cell office:value-type="float" office:value="-143.222693297669" calcext:value-type="float">
            <text:p>-143.22269329766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8.970001220703" calcext:value-type="float">
            <text:p>148.970001220703</text:p>
          </table:table-cell>
          <table:table-cell office:value-type="float" office:value="-203.38749622351" calcext:value-type="float">
            <text:p>-203.38749622351</text:p>
          </table:table-cell>
          <table:table-cell office:value-type="float" office:value="-143.38749622351" calcext:value-type="float">
            <text:p>-143.3874962235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9.582992553711" calcext:value-type="float">
            <text:p>149.582992553711</text:p>
          </table:table-cell>
          <table:table-cell office:value-type="float" office:value="-202.948562087987" calcext:value-type="float">
            <text:p>-202.948562087987</text:p>
          </table:table-cell>
          <table:table-cell office:value-type="float" office:value="-142.948562087987" calcext:value-type="float">
            <text:p>-142.9485620879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0.063003540039" calcext:value-type="float">
            <text:p>150.063003540039</text:p>
          </table:table-cell>
          <table:table-cell office:value-type="float" office:value="-203.212462371636" calcext:value-type="float">
            <text:p>-203.212462371636</text:p>
          </table:table-cell>
          <table:table-cell office:value-type="float" office:value="-143.212462371636" calcext:value-type="float">
            <text:p>-143.21246237163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0.393005371094" calcext:value-type="float">
            <text:p>150.393005371094</text:p>
          </table:table-cell>
          <table:table-cell office:value-type="float" office:value="-202.08900816067" calcext:value-type="float">
            <text:p>-202.08900816067</text:p>
          </table:table-cell>
          <table:table-cell office:value-type="float" office:value="-142.08900816067" calcext:value-type="float">
            <text:p>-142.0890081606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0.748992919922" calcext:value-type="float">
            <text:p>150.748992919922</text:p>
          </table:table-cell>
          <table:table-cell office:value-type="float" office:value="-201.980636587283" calcext:value-type="float">
            <text:p>-201.980636587283</text:p>
          </table:table-cell>
          <table:table-cell office:value-type="float" office:value="-141.980636587283" calcext:value-type="float">
            <text:p>-141.98063658728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1.022003173828" calcext:value-type="float">
            <text:p>151.022003173828</text:p>
          </table:table-cell>
          <table:table-cell office:value-type="float" office:value="-201.950450796524" calcext:value-type="float">
            <text:p>-201.950450796524</text:p>
          </table:table-cell>
          <table:table-cell office:value-type="float" office:value="-141.950450796524" calcext:value-type="float">
            <text:p>-141.95045079652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9.134002685547" calcext:value-type="float">
            <text:p>149.134002685547</text:p>
          </table:table-cell>
          <table:table-cell office:value-type="float" office:value="-203.24708285616" calcext:value-type="float">
            <text:p>-203.24708285616</text:p>
          </table:table-cell>
          <table:table-cell office:value-type="float" office:value="-143.24708285616" calcext:value-type="float">
            <text:p>-143.247082856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6.425994873047" calcext:value-type="float">
            <text:p>146.425994873047</text:p>
          </table:table-cell>
          <table:table-cell office:value-type="float" office:value="-205.515061787699" calcext:value-type="float">
            <text:p>-205.515061787699</text:p>
          </table:table-cell>
          <table:table-cell office:value-type="float" office:value="-145.515061787699" calcext:value-type="float">
            <text:p>-145.51506178769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8.164993286133" calcext:value-type="float">
            <text:p>148.164993286133</text:p>
          </table:table-cell>
          <table:table-cell office:value-type="float" office:value="-202.971703724589" calcext:value-type="float">
            <text:p>-202.971703724589</text:p>
          </table:table-cell>
          <table:table-cell office:value-type="float" office:value="-142.971703724589" calcext:value-type="float">
            <text:p>-142.97170372458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9.279006958008" calcext:value-type="float">
            <text:p>149.279006958008</text:p>
          </table:table-cell>
          <table:table-cell office:value-type="float" office:value="-203.008933354389" calcext:value-type="float">
            <text:p>-203.008933354389</text:p>
          </table:table-cell>
          <table:table-cell office:value-type="float" office:value="-143.008933354389" calcext:value-type="float">
            <text:p>-143.00893335438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8.861999511719" calcext:value-type="float">
            <text:p>148.861999511719</text:p>
          </table:table-cell>
          <table:table-cell office:value-type="float" office:value="-203.994618106476" calcext:value-type="float">
            <text:p>-203.994618106476</text:p>
          </table:table-cell>
          <table:table-cell office:value-type="float" office:value="-143.994618106476" calcext:value-type="float">
            <text:p>-143.99461810647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0.179992675781" calcext:value-type="float">
            <text:p>150.179992675781</text:p>
          </table:table-cell>
          <table:table-cell office:value-type="float" office:value="-202.17971594885" calcext:value-type="float">
            <text:p>-202.17971594885</text:p>
          </table:table-cell>
          <table:table-cell office:value-type="float" office:value="-142.17971594885" calcext:value-type="float">
            <text:p>-142.1797159488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8.841995239258" calcext:value-type="float">
            <text:p>148.841995239258</text:p>
          </table:table-cell>
          <table:table-cell office:value-type="float" office:value="-203.737444676234" calcext:value-type="float">
            <text:p>-203.737444676234</text:p>
          </table:table-cell>
          <table:table-cell office:value-type="float" office:value="-143.737444676234" calcext:value-type="float">
            <text:p>-143.73744467623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7.992004394531" calcext:value-type="float">
            <text:p>147.992004394531</text:p>
          </table:table-cell>
          <table:table-cell office:value-type="float" office:value="-204.011780238799" calcext:value-type="float">
            <text:p>-204.011780238799</text:p>
          </table:table-cell>
          <table:table-cell office:value-type="float" office:value="-144.011780238799" calcext:value-type="float">
            <text:p>-144.01178023879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51.783004760742" calcext:value-type="float">
            <text:p>151.783004760742</text:p>
          </table:table-cell>
          <table:table-cell office:value-type="float" office:value="-201.762306943938" calcext:value-type="float">
            <text:p>-201.762306943938</text:p>
          </table:table-cell>
          <table:table-cell office:value-type="float" office:value="-141.762306943938" calcext:value-type="float">
            <text:p>-141.7623069439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4.714996337891" calcext:value-type="float">
            <text:p>154.714996337891</text:p>
          </table:table-cell>
          <table:table-cell office:value-type="float" office:value="-199.751593349863" calcext:value-type="float">
            <text:p>-199.751593349863</text:p>
          </table:table-cell>
          <table:table-cell office:value-type="float" office:value="-139.751593349863" calcext:value-type="float">
            <text:p>-139.75159334986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5.86799621582" calcext:value-type="float">
            <text:p>155.86799621582</text:p>
          </table:table-cell>
          <table:table-cell office:value-type="float" office:value="-199.565563481692" calcext:value-type="float">
            <text:p>-199.565563481692</text:p>
          </table:table-cell>
          <table:table-cell office:value-type="float" office:value="-139.565563481692" calcext:value-type="float">
            <text:p>-139.56556348169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6.339996337891" calcext:value-type="float">
            <text:p>156.339996337891</text:p>
          </table:table-cell>
          <table:table-cell office:value-type="float" office:value="-199.150472624324" calcext:value-type="float">
            <text:p>-199.150472624324</text:p>
          </table:table-cell>
          <table:table-cell office:value-type="float" office:value="-139.150472624324" calcext:value-type="float">
            <text:p>-139.1504726243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2.156005859375" calcext:value-type="float">
            <text:p>152.156005859375</text:p>
          </table:table-cell>
          <table:table-cell office:value-type="float" office:value="-200.588617353717" calcext:value-type="float">
            <text:p>-200.588617353717</text:p>
          </table:table-cell>
          <table:table-cell office:value-type="float" office:value="-140.588617353717" calcext:value-type="float">
            <text:p>-140.5886173537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9.740997314453" calcext:value-type="float">
            <text:p>149.740997314453</text:p>
          </table:table-cell>
          <table:table-cell office:value-type="float" office:value="-203.822886680724" calcext:value-type="float">
            <text:p>-203.822886680724</text:p>
          </table:table-cell>
          <table:table-cell office:value-type="float" office:value="-143.822886680724" calcext:value-type="float">
            <text:p>-143.82288668072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2.919006347656" calcext:value-type="float">
            <text:p>152.919006347656</text:p>
          </table:table-cell>
          <table:table-cell office:value-type="float" office:value="-200.571947512141" calcext:value-type="float">
            <text:p>-200.571947512141</text:p>
          </table:table-cell>
          <table:table-cell office:value-type="float" office:value="-140.571947512141" calcext:value-type="float">
            <text:p>-140.57194751214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5.570999145508" calcext:value-type="float">
            <text:p>155.570999145508</text:p>
          </table:table-cell>
          <table:table-cell office:value-type="float" office:value="-199.589050563281" calcext:value-type="float">
            <text:p>-199.589050563281</text:p>
          </table:table-cell>
          <table:table-cell office:value-type="float" office:value="-139.589050563281" calcext:value-type="float">
            <text:p>-139.58905056328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7.026992797852" calcext:value-type="float">
            <text:p>157.026992797852</text:p>
          </table:table-cell>
          <table:table-cell office:value-type="float" office:value="-198.468850205354" calcext:value-type="float">
            <text:p>-198.468850205354</text:p>
          </table:table-cell>
          <table:table-cell office:value-type="float" office:value="-138.468850205354" calcext:value-type="float">
            <text:p>-138.46885020535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5.682006835938" calcext:value-type="float">
            <text:p>155.682006835938</text:p>
          </table:table-cell>
          <table:table-cell office:value-type="float" office:value="-199.533470002398" calcext:value-type="float">
            <text:p>-199.533470002398</text:p>
          </table:table-cell>
          <table:table-cell office:value-type="float" office:value="-139.533470002398" calcext:value-type="float">
            <text:p>-139.53347000239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1.082000732422" calcext:value-type="float">
            <text:p>151.082000732422</text:p>
          </table:table-cell>
          <table:table-cell office:value-type="float" office:value="-202.070184473203" calcext:value-type="float">
            <text:p>-202.070184473203</text:p>
          </table:table-cell>
          <table:table-cell office:value-type="float" office:value="-142.070184473203" calcext:value-type="float">
            <text:p>-142.0701844732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9.348999023438" calcext:value-type="float">
            <text:p>149.348999023438</text:p>
          </table:table-cell>
          <table:table-cell office:value-type="float" office:value="-203.946343892482" calcext:value-type="float">
            <text:p>-203.946343892482</text:p>
          </table:table-cell>
          <table:table-cell office:value-type="float" office:value="-143.946343892482" calcext:value-type="float">
            <text:p>-143.94634389248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0.067993164063" calcext:value-type="float">
            <text:p>150.067993164063</text:p>
          </table:table-cell>
          <table:table-cell office:value-type="float" office:value="-202.589760430517" calcext:value-type="float">
            <text:p>-202.589760430517</text:p>
          </table:table-cell>
          <table:table-cell office:value-type="float" office:value="-142.589760430517" calcext:value-type="float">
            <text:p>-142.5897604305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0.313995361328" calcext:value-type="float">
            <text:p>150.313995361328</text:p>
          </table:table-cell>
          <table:table-cell office:value-type="float" office:value="-203.616265761875" calcext:value-type="float">
            <text:p>-203.616265761875</text:p>
          </table:table-cell>
          <table:table-cell office:value-type="float" office:value="-143.616265761875" calcext:value-type="float">
            <text:p>-143.61626576187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1.158004760742" calcext:value-type="float">
            <text:p>151.158004760742</text:p>
          </table:table-cell>
          <table:table-cell office:value-type="float" office:value="-202.385469091632" calcext:value-type="float">
            <text:p>-202.385469091632</text:p>
          </table:table-cell>
          <table:table-cell office:value-type="float" office:value="-142.385469091632" calcext:value-type="float">
            <text:p>-142.3854690916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0.729995727539" calcext:value-type="float">
            <text:p>150.729995727539</text:p>
          </table:table-cell>
          <table:table-cell office:value-type="float" office:value="-203.195512080308" calcext:value-type="float">
            <text:p>-203.195512080308</text:p>
          </table:table-cell>
          <table:table-cell office:value-type="float" office:value="-143.195512080308" calcext:value-type="float">
            <text:p>-143.1955120803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9.561004638672" calcext:value-type="float">
            <text:p>149.561004638672</text:p>
          </table:table-cell>
          <table:table-cell office:value-type="float" office:value="-203.640450910357" calcext:value-type="float">
            <text:p>-203.640450910357</text:p>
          </table:table-cell>
          <table:table-cell office:value-type="float" office:value="-143.640450910357" calcext:value-type="float">
            <text:p>-143.64045091035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.774993896484" calcext:value-type="float">
            <text:p>145.774993896484</text:p>
          </table:table-cell>
          <table:table-cell office:value-type="float" office:value="-204.65831707515" calcext:value-type="float">
            <text:p>-204.65831707515</text:p>
          </table:table-cell>
          <table:table-cell office:value-type="float" office:value="-144.65831707515" calcext:value-type="float">
            <text:p>-144.658317075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6.910003662109" calcext:value-type="float">
            <text:p>146.910003662109</text:p>
          </table:table-cell>
          <table:table-cell office:value-type="float" office:value="-203.148141894394" calcext:value-type="float">
            <text:p>-203.148141894394</text:p>
          </table:table-cell>
          <table:table-cell office:value-type="float" office:value="-143.148141894394" calcext:value-type="float">
            <text:p>-143.14814189439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.699996948242" calcext:value-type="float">
            <text:p>145.699996948242</text:p>
          </table:table-cell>
          <table:table-cell office:value-type="float" office:value="-205.077379650923" calcext:value-type="float">
            <text:p>-205.077379650923</text:p>
          </table:table-cell>
          <table:table-cell office:value-type="float" office:value="-145.077379650923" calcext:value-type="float">
            <text:p>-145.0773796509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.666000366211" calcext:value-type="float">
            <text:p>145.666000366211</text:p>
          </table:table-cell>
          <table:table-cell office:value-type="float" office:value="-204.68676556191" calcext:value-type="float">
            <text:p>-204.68676556191</text:p>
          </table:table-cell>
          <table:table-cell office:value-type="float" office:value="-144.68676556191" calcext:value-type="float">
            <text:p>-144.6867655619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6.828994750977" calcext:value-type="float">
            <text:p>146.828994750977</text:p>
          </table:table-cell>
          <table:table-cell office:value-type="float" office:value="-205.367080224354" calcext:value-type="float">
            <text:p>-205.367080224354</text:p>
          </table:table-cell>
          <table:table-cell office:value-type="float" office:value="-145.367080224354" calcext:value-type="float">
            <text:p>-145.3670802243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8.02799987793" calcext:value-type="float">
            <text:p>148.02799987793</text:p>
          </table:table-cell>
          <table:table-cell office:value-type="float" office:value="-204.216023100328" calcext:value-type="float">
            <text:p>-204.216023100328</text:p>
          </table:table-cell>
          <table:table-cell office:value-type="float" office:value="-144.216023100328" calcext:value-type="float">
            <text:p>-144.21602310032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9.266006469727" calcext:value-type="float">
            <text:p>149.266006469727</text:p>
          </table:table-cell>
          <table:table-cell office:value-type="float" office:value="-202.980699651688" calcext:value-type="float">
            <text:p>-202.980699651688</text:p>
          </table:table-cell>
          <table:table-cell office:value-type="float" office:value="-142.980699651688" calcext:value-type="float">
            <text:p>-142.98069965168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6.457000732422" calcext:value-type="float">
            <text:p>146.457000732422</text:p>
          </table:table-cell>
          <table:table-cell office:value-type="float" office:value="-204.374347989631" calcext:value-type="float">
            <text:p>-204.374347989631</text:p>
          </table:table-cell>
          <table:table-cell office:value-type="float" office:value="-144.374347989631" calcext:value-type="float">
            <text:p>-144.37434798963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6.095001220703" calcext:value-type="float">
            <text:p>146.095001220703</text:p>
          </table:table-cell>
          <table:table-cell office:value-type="float" office:value="-204.900261611193" calcext:value-type="float">
            <text:p>-204.900261611193</text:p>
          </table:table-cell>
          <table:table-cell office:value-type="float" office:value="-144.900261611193" calcext:value-type="float">
            <text:p>-144.90026161119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6.563995361328" calcext:value-type="float">
            <text:p>146.563995361328</text:p>
          </table:table-cell>
          <table:table-cell office:value-type="float" office:value="-205.215448412312" calcext:value-type="float">
            <text:p>-205.215448412312</text:p>
          </table:table-cell>
          <table:table-cell office:value-type="float" office:value="-145.215448412312" calcext:value-type="float">
            <text:p>-145.2154484123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6.38200378418" calcext:value-type="float">
            <text:p>146.38200378418</text:p>
          </table:table-cell>
          <table:table-cell office:value-type="float" office:value="-204.583483756538" calcext:value-type="float">
            <text:p>-204.583483756538</text:p>
          </table:table-cell>
          <table:table-cell office:value-type="float" office:value="-144.583483756538" calcext:value-type="float">
            <text:p>-144.58348375653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7.464004516602" calcext:value-type="float">
            <text:p>147.464004516602</text:p>
          </table:table-cell>
          <table:table-cell office:value-type="float" office:value="-204.319005884952" calcext:value-type="float">
            <text:p>-204.319005884952</text:p>
          </table:table-cell>
          <table:table-cell office:value-type="float" office:value="-144.319005884952" calcext:value-type="float">
            <text:p>-144.31900588495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6.74299621582" calcext:value-type="float">
            <text:p>146.74299621582</text:p>
          </table:table-cell>
          <table:table-cell office:value-type="float" office:value="-204.931412054739" calcext:value-type="float">
            <text:p>-204.931412054739</text:p>
          </table:table-cell>
          <table:table-cell office:value-type="float" office:value="-144.931412054739" calcext:value-type="float">
            <text:p>-144.9314120547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6.643005371094" calcext:value-type="float">
            <text:p>146.643005371094</text:p>
          </table:table-cell>
          <table:table-cell office:value-type="float" office:value="-204.083534914005" calcext:value-type="float">
            <text:p>-204.083534914005</text:p>
          </table:table-cell>
          <table:table-cell office:value-type="float" office:value="-144.083534914005" calcext:value-type="float">
            <text:p>-144.08353491400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8.953002929688" calcext:value-type="float">
            <text:p>148.953002929688</text:p>
          </table:table-cell>
          <table:table-cell office:value-type="float" office:value="-202.631197575347" calcext:value-type="float">
            <text:p>-202.631197575347</text:p>
          </table:table-cell>
          <table:table-cell office:value-type="float" office:value="-142.631197575347" calcext:value-type="float">
            <text:p>-142.63119757534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8.408004760742" calcext:value-type="float">
            <text:p>148.408004760742</text:p>
          </table:table-cell>
          <table:table-cell office:value-type="float" office:value="-204.216023100328" calcext:value-type="float">
            <text:p>-204.216023100328</text:p>
          </table:table-cell>
          <table:table-cell office:value-type="float" office:value="-144.216023100328" calcext:value-type="float">
            <text:p>-144.21602310032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7.001007080078" calcext:value-type="float">
            <text:p>147.001007080078</text:p>
          </table:table-cell>
          <table:table-cell office:value-type="float" office:value="-203.937199862697" calcext:value-type="float">
            <text:p>-203.937199862697</text:p>
          </table:table-cell>
          <table:table-cell office:value-type="float" office:value="-143.937199862697" calcext:value-type="float">
            <text:p>-143.93719986269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7.878997802734" calcext:value-type="float">
            <text:p>147.878997802734</text:p>
          </table:table-cell>
          <table:table-cell office:value-type="float" office:value="-203.169183581178" calcext:value-type="float">
            <text:p>-203.169183581178</text:p>
          </table:table-cell>
          <table:table-cell office:value-type="float" office:value="-143.169183581179" calcext:value-type="float">
            <text:p>-143.16918358117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8.195007324219" calcext:value-type="float">
            <text:p>148.195007324219</text:p>
          </table:table-cell>
          <table:table-cell office:value-type="float" office:value="-204.438134530728" calcext:value-type="float">
            <text:p>-204.438134530728</text:p>
          </table:table-cell>
          <table:table-cell office:value-type="float" office:value="-144.438134530728" calcext:value-type="float">
            <text:p>-144.43813453072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8.483993530273" calcext:value-type="float">
            <text:p>148.483993530273</text:p>
          </table:table-cell>
          <table:table-cell office:value-type="float" office:value="-203.490023369425" calcext:value-type="float">
            <text:p>-203.490023369425</text:p>
          </table:table-cell>
          <table:table-cell office:value-type="float" office:value="-143.490023369425" calcext:value-type="float">
            <text:p>-143.4900233694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8.623992919922" calcext:value-type="float">
            <text:p>148.623992919922</text:p>
          </table:table-cell>
          <table:table-cell office:value-type="float" office:value="-203.82994285045" calcext:value-type="float">
            <text:p>-203.82994285045</text:p>
          </table:table-cell>
          <table:table-cell office:value-type="float" office:value="-143.82994285045" calcext:value-type="float">
            <text:p>-143.829942850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8.552001953125" calcext:value-type="float">
            <text:p>148.552001953125</text:p>
          </table:table-cell>
          <table:table-cell office:value-type="float" office:value="-203.632554961624" calcext:value-type="float">
            <text:p>-203.632554961624</text:p>
          </table:table-cell>
          <table:table-cell office:value-type="float" office:value="-143.632554961624" calcext:value-type="float">
            <text:p>-143.6325549616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8.106994628906" calcext:value-type="float">
            <text:p>148.106994628906</text:p>
          </table:table-cell>
          <table:table-cell office:value-type="float" office:value="-204.319005884952" calcext:value-type="float">
            <text:p>-204.319005884952</text:p>
          </table:table-cell>
          <table:table-cell office:value-type="float" office:value="-144.319005884952" calcext:value-type="float">
            <text:p>-144.31900588495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56.643005371094" calcext:value-type="float">
            <text:p>156.643005371094</text:p>
          </table:table-cell>
          <table:table-cell office:value-type="float" office:value="-198.021455855235" calcext:value-type="float">
            <text:p>-198.021455855235</text:p>
          </table:table-cell>
          <table:table-cell office:value-type="float" office:value="-138.021455855235" calcext:value-type="float">
            <text:p>-138.0214558552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9.22900390625" calcext:value-type="float">
            <text:p>169.22900390625</text:p>
          </table:table-cell>
          <table:table-cell office:value-type="float" office:value="-190.527928398263" calcext:value-type="float">
            <text:p>-190.527928398263</text:p>
          </table:table-cell>
          <table:table-cell office:value-type="float" office:value="-130.527928398263" calcext:value-type="float">
            <text:p>-130.5279283982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72.552001953125" calcext:value-type="float">
            <text:p>172.552001953125</text:p>
          </table:table-cell>
          <table:table-cell office:value-type="float" office:value="-193.652242523951" calcext:value-type="float">
            <text:p>-193.652242523951</text:p>
          </table:table-cell>
          <table:table-cell office:value-type="float" office:value="-133.652242523951" calcext:value-type="float">
            <text:p>-133.65224252395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70.602005004883" calcext:value-type="float">
            <text:p>170.602005004883</text:p>
          </table:table-cell>
          <table:table-cell office:value-type="float" office:value="-192.580491966792" calcext:value-type="float">
            <text:p>-192.580491966792</text:p>
          </table:table-cell>
          <table:table-cell office:value-type="float" office:value="-132.580491966792" calcext:value-type="float">
            <text:p>-132.5804919667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67.82600402832" calcext:value-type="float">
            <text:p>167.82600402832</text:p>
          </table:table-cell>
          <table:table-cell office:value-type="float" office:value="-193.120501414993" calcext:value-type="float">
            <text:p>-193.120501414993</text:p>
          </table:table-cell>
          <table:table-cell office:value-type="float" office:value="-133.120501414993" calcext:value-type="float">
            <text:p>-133.12050141499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4.863998413086" calcext:value-type="float">
            <text:p>164.863998413086</text:p>
          </table:table-cell>
          <table:table-cell office:value-type="float" office:value="-196.791566208335" calcext:value-type="float">
            <text:p>-196.791566208335</text:p>
          </table:table-cell>
          <table:table-cell office:value-type="float" office:value="-136.791566208335" calcext:value-type="float">
            <text:p>-136.79156620833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62.507995605469" calcext:value-type="float">
            <text:p>162.507995605469</text:p>
          </table:table-cell>
          <table:table-cell office:value-type="float" office:value="-196.526960749355" calcext:value-type="float">
            <text:p>-196.526960749355</text:p>
          </table:table-cell>
          <table:table-cell office:value-type="float" office:value="-136.526960749355" calcext:value-type="float">
            <text:p>-136.52696074935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61.279998779297" calcext:value-type="float">
            <text:p>161.279998779297</text:p>
          </table:table-cell>
          <table:table-cell office:value-type="float" office:value="-197.499628356738" calcext:value-type="float">
            <text:p>-197.499628356738</text:p>
          </table:table-cell>
          <table:table-cell office:value-type="float" office:value="-137.499628356738" calcext:value-type="float">
            <text:p>-137.4996283567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0.35400390625" calcext:value-type="float">
            <text:p>160.35400390625</text:p>
          </table:table-cell>
          <table:table-cell office:value-type="float" office:value="-197.39970497112" calcext:value-type="float">
            <text:p>-197.39970497112</text:p>
          </table:table-cell>
          <table:table-cell office:value-type="float" office:value="-137.39970497112" calcext:value-type="float">
            <text:p>-137.399704971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9.891006469727" calcext:value-type="float">
            <text:p>159.891006469727</text:p>
          </table:table-cell>
          <table:table-cell office:value-type="float" office:value="-197.632435232086" calcext:value-type="float">
            <text:p>-197.632435232086</text:p>
          </table:table-cell>
          <table:table-cell office:value-type="float" office:value="-137.632435232086" calcext:value-type="float">
            <text:p>-137.63243523208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9.598999023438" calcext:value-type="float">
            <text:p>159.598999023438</text:p>
          </table:table-cell>
          <table:table-cell office:value-type="float" office:value="-198.416908278801" calcext:value-type="float">
            <text:p>-198.416908278801</text:p>
          </table:table-cell>
          <table:table-cell office:value-type="float" office:value="-138.416908278801" calcext:value-type="float">
            <text:p>-138.4169082788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9.535003662109" calcext:value-type="float">
            <text:p>159.535003662109</text:p>
          </table:table-cell>
          <table:table-cell office:value-type="float" office:value="-197.133730288759" calcext:value-type="float">
            <text:p>-197.133730288759</text:p>
          </table:table-cell>
          <table:table-cell office:value-type="float" office:value="-137.133730288759" calcext:value-type="float">
            <text:p>-137.1337302887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9.412994384766" calcext:value-type="float">
            <text:p>159.412994384766</text:p>
          </table:table-cell>
          <table:table-cell office:value-type="float" office:value="-197.50064527279" calcext:value-type="float">
            <text:p>-197.50064527279</text:p>
          </table:table-cell>
          <table:table-cell office:value-type="float" office:value="-137.50064527279" calcext:value-type="float">
            <text:p>-137.5006452727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59.798004150391" calcext:value-type="float">
            <text:p>159.798004150391</text:p>
          </table:table-cell>
          <table:table-cell office:value-type="float" office:value="-197.611234918151" calcext:value-type="float">
            <text:p>-197.611234918151</text:p>
          </table:table-cell>
          <table:table-cell office:value-type="float" office:value="-137.611234918151" calcext:value-type="float">
            <text:p>-137.6112349181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60.311996459961" calcext:value-type="float">
            <text:p>160.311996459961</text:p>
          </table:table-cell>
          <table:table-cell office:value-type="float" office:value="-196.633488144624" calcext:value-type="float">
            <text:p>-196.633488144624</text:p>
          </table:table-cell>
          <table:table-cell office:value-type="float" office:value="-136.633488144624" calcext:value-type="float">
            <text:p>-136.6334881446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0.927001953125" calcext:value-type="float">
            <text:p>160.927001953125</text:p>
          </table:table-cell>
          <table:table-cell office:value-type="float" office:value="-196.199183990464" calcext:value-type="float">
            <text:p>-196.199183990464</text:p>
          </table:table-cell>
          <table:table-cell office:value-type="float" office:value="-136.199183990464" calcext:value-type="float">
            <text:p>-136.19918399046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61.664001464844" calcext:value-type="float">
            <text:p>161.664001464844</text:p>
          </table:table-cell>
          <table:table-cell office:value-type="float" office:value="-196.070627660554" calcext:value-type="float">
            <text:p>-196.070627660554</text:p>
          </table:table-cell>
          <table:table-cell office:value-type="float" office:value="-136.070627660553" calcext:value-type="float">
            <text:p>-136.07062766055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62.451995849609" calcext:value-type="float">
            <text:p>162.451995849609</text:p>
          </table:table-cell>
          <table:table-cell office:value-type="float" office:value="-195.095794486182" calcext:value-type="float">
            <text:p>-195.095794486182</text:p>
          </table:table-cell>
          <table:table-cell office:value-type="float" office:value="-135.095794486182" calcext:value-type="float">
            <text:p>-135.09579448618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3.274993896484" calcext:value-type="float">
            <text:p>163.274993896484</text:p>
          </table:table-cell>
          <table:table-cell office:value-type="float" office:value="-194.822094411083" calcext:value-type="float">
            <text:p>-194.822094411083</text:p>
          </table:table-cell>
          <table:table-cell office:value-type="float" office:value="-134.822094411083" calcext:value-type="float">
            <text:p>-134.8220944110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63.957992553711" calcext:value-type="float">
            <text:p>163.957992553711</text:p>
          </table:table-cell>
          <table:table-cell office:value-type="float" office:value="-194.456928439027" calcext:value-type="float">
            <text:p>-194.456928439027</text:p>
          </table:table-cell>
          <table:table-cell office:value-type="float" office:value="-134.456928439027" calcext:value-type="float">
            <text:p>-134.45692843902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4.621002197266" calcext:value-type="float">
            <text:p>164.621002197266</text:p>
          </table:table-cell>
          <table:table-cell office:value-type="float" office:value="-192.815011533509" calcext:value-type="float">
            <text:p>-192.815011533509</text:p>
          </table:table-cell>
          <table:table-cell office:value-type="float" office:value="-132.815011533509" calcext:value-type="float">
            <text:p>-132.81501153350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65.179000854492" calcext:value-type="float">
            <text:p>165.179000854492</text:p>
          </table:table-cell>
          <table:table-cell office:value-type="float" office:value="-193.223147123105" calcext:value-type="float">
            <text:p>-193.223147123105</text:p>
          </table:table-cell>
          <table:table-cell office:value-type="float" office:value="-133.223147123105" calcext:value-type="float">
            <text:p>-133.2231471231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5.705001831055" calcext:value-type="float">
            <text:p>165.705001831055</text:p>
          </table:table-cell>
          <table:table-cell office:value-type="float" office:value="-192.701806437624" calcext:value-type="float">
            <text:p>-192.701806437624</text:p>
          </table:table-cell>
          <table:table-cell office:value-type="float" office:value="-132.701806437624" calcext:value-type="float">
            <text:p>-132.7018064376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151992797852" calcext:value-type="float">
            <text:p>166.151992797852</text:p>
          </table:table-cell>
          <table:table-cell office:value-type="float" office:value="-192.448175911413" calcext:value-type="float">
            <text:p>-192.448175911413</text:p>
          </table:table-cell>
          <table:table-cell office:value-type="float" office:value="-132.448175911413" calcext:value-type="float">
            <text:p>-132.4481759114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66.475006103516" calcext:value-type="float">
            <text:p>166.475006103516</text:p>
          </table:table-cell>
          <table:table-cell office:value-type="float" office:value="-192.095570013146" calcext:value-type="float">
            <text:p>-192.095570013146</text:p>
          </table:table-cell>
          <table:table-cell office:value-type="float" office:value="-132.095570013146" calcext:value-type="float">
            <text:p>-132.0955700131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66.82600402832" calcext:value-type="float">
            <text:p>166.82600402832</text:p>
          </table:table-cell>
          <table:table-cell office:value-type="float" office:value="-191.452053450646" calcext:value-type="float">
            <text:p>-191.452053450646</text:p>
          </table:table-cell>
          <table:table-cell office:value-type="float" office:value="-131.452053450646" calcext:value-type="float">
            <text:p>-131.45205345064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6.975997924805" calcext:value-type="float">
            <text:p>166.975997924805</text:p>
          </table:table-cell>
          <table:table-cell office:value-type="float" office:value="-191.832423504592" calcext:value-type="float">
            <text:p>-191.832423504592</text:p>
          </table:table-cell>
          <table:table-cell office:value-type="float" office:value="-131.832423504592" calcext:value-type="float">
            <text:p>-131.83242350459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67.164001464844" calcext:value-type="float">
            <text:p>167.164001464844</text:p>
          </table:table-cell>
          <table:table-cell office:value-type="float" office:value="-191.818409956031" calcext:value-type="float">
            <text:p>-191.818409956031</text:p>
          </table:table-cell>
          <table:table-cell office:value-type="float" office:value="-131.818409956031" calcext:value-type="float">
            <text:p>-131.8184099560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7.248992919922" calcext:value-type="float">
            <text:p>167.248992919922</text:p>
          </table:table-cell>
          <table:table-cell office:value-type="float" office:value="-191.835274933303" calcext:value-type="float">
            <text:p>-191.835274933303</text:p>
          </table:table-cell>
          <table:table-cell office:value-type="float" office:value="-131.835274933303" calcext:value-type="float">
            <text:p>-131.83527493330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67.151992797852" calcext:value-type="float">
            <text:p>167.151992797852</text:p>
          </table:table-cell>
          <table:table-cell office:value-type="float" office:value="-190.669774835077" calcext:value-type="float">
            <text:p>-190.669774835077</text:p>
          </table:table-cell>
          <table:table-cell office:value-type="float" office:value="-130.669774835077" calcext:value-type="float">
            <text:p>-130.66977483507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7.138000488281" calcext:value-type="float">
            <text:p>167.138000488281</text:p>
          </table:table-cell>
          <table:table-cell office:value-type="float" office:value="-191.941786220347" calcext:value-type="float">
            <text:p>-191.941786220347</text:p>
          </table:table-cell>
          <table:table-cell office:value-type="float" office:value="-131.941786220347" calcext:value-type="float">
            <text:p>-131.94178622034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66.968994140625" calcext:value-type="float">
            <text:p>166.968994140625</text:p>
          </table:table-cell>
          <table:table-cell office:value-type="float" office:value="-192.316717353804" calcext:value-type="float">
            <text:p>-192.316717353804</text:p>
          </table:table-cell>
          <table:table-cell office:value-type="float" office:value="-132.316717353804" calcext:value-type="float">
            <text:p>-132.3167173538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66.703002929688" calcext:value-type="float">
            <text:p>166.703002929688</text:p>
          </table:table-cell>
          <table:table-cell office:value-type="float" office:value="-192.171962689662" calcext:value-type="float">
            <text:p>-192.171962689662</text:p>
          </table:table-cell>
          <table:table-cell office:value-type="float" office:value="-132.171962689662" calcext:value-type="float">
            <text:p>-132.1719626896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66.358993530273" calcext:value-type="float">
            <text:p>166.358993530273</text:p>
          </table:table-cell>
          <table:table-cell office:value-type="float" office:value="-192.053549788654" calcext:value-type="float">
            <text:p>-192.053549788654</text:p>
          </table:table-cell>
          <table:table-cell office:value-type="float" office:value="-132.053549788654" calcext:value-type="float">
            <text:p>-132.0535497886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66.059997558594" calcext:value-type="float">
            <text:p>166.059997558594</text:p>
          </table:table-cell>
          <table:table-cell office:value-type="float" office:value="-191.550061701974" calcext:value-type="float">
            <text:p>-191.550061701974</text:p>
          </table:table-cell>
          <table:table-cell office:value-type="float" office:value="-131.550061701974" calcext:value-type="float">
            <text:p>-131.55006170197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65.673004150391" calcext:value-type="float">
            <text:p>165.673004150391</text:p>
          </table:table-cell>
          <table:table-cell office:value-type="float" office:value="-192.649031966312" calcext:value-type="float">
            <text:p>-192.649031966312</text:p>
          </table:table-cell>
          <table:table-cell office:value-type="float" office:value="-132.649031966312" calcext:value-type="float">
            <text:p>-132.6490319663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65.184997558594" calcext:value-type="float">
            <text:p>165.184997558594</text:p>
          </table:table-cell>
          <table:table-cell office:value-type="float" office:value="-192.50484219623" calcext:value-type="float">
            <text:p>-192.50484219623</text:p>
          </table:table-cell>
          <table:table-cell office:value-type="float" office:value="-132.50484219623" calcext:value-type="float">
            <text:p>-132.504842196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4.628997802734" calcext:value-type="float">
            <text:p>164.628997802734</text:p>
          </table:table-cell>
          <table:table-cell office:value-type="float" office:value="-193.028004246175" calcext:value-type="float">
            <text:p>-193.028004246175</text:p>
          </table:table-cell>
          <table:table-cell office:value-type="float" office:value="-133.028004246175" calcext:value-type="float">
            <text:p>-133.02800424617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4.22200012207" calcext:value-type="float">
            <text:p>164.22200012207</text:p>
          </table:table-cell>
          <table:table-cell office:value-type="float" office:value="-193.522967061086" calcext:value-type="float">
            <text:p>-193.522967061086</text:p>
          </table:table-cell>
          <table:table-cell office:value-type="float" office:value="-133.522967061086" calcext:value-type="float">
            <text:p>-133.52296706108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63.787994384766" calcext:value-type="float">
            <text:p>163.787994384766</text:p>
          </table:table-cell>
          <table:table-cell office:value-type="float" office:value="-193.127264162206" calcext:value-type="float">
            <text:p>-193.127264162206</text:p>
          </table:table-cell>
          <table:table-cell office:value-type="float" office:value="-133.127264162206" calcext:value-type="float">
            <text:p>-133.12726416220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63.341003417969" calcext:value-type="float">
            <text:p>163.341003417969</text:p>
          </table:table-cell>
          <table:table-cell office:value-type="float" office:value="-193.901194156062" calcext:value-type="float">
            <text:p>-193.901194156062</text:p>
          </table:table-cell>
          <table:table-cell office:value-type="float" office:value="-133.901194156062" calcext:value-type="float">
            <text:p>-133.9011941560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63.076995849609" calcext:value-type="float">
            <text:p>163.076995849609</text:p>
          </table:table-cell>
          <table:table-cell office:value-type="float" office:value="-193.376402970806" calcext:value-type="float">
            <text:p>-193.376402970806</text:p>
          </table:table-cell>
          <table:table-cell office:value-type="float" office:value="-133.376402970806" calcext:value-type="float">
            <text:p>-133.37640297080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2.981994628906" calcext:value-type="float">
            <text:p>162.981994628906</text:p>
          </table:table-cell>
          <table:table-cell office:value-type="float" office:value="-194.134572123513" calcext:value-type="float">
            <text:p>-194.134572123513</text:p>
          </table:table-cell>
          <table:table-cell office:value-type="float" office:value="-134.134572123513" calcext:value-type="float">
            <text:p>-134.1345721235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2.848007202148" calcext:value-type="float">
            <text:p>162.848007202148</text:p>
          </table:table-cell>
          <table:table-cell office:value-type="float" office:value="-194.262699551663" calcext:value-type="float">
            <text:p>-194.262699551663</text:p>
          </table:table-cell>
          <table:table-cell office:value-type="float" office:value="-134.262699551663" calcext:value-type="float">
            <text:p>-134.2626995516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62.865997314453" calcext:value-type="float">
            <text:p>162.865997314453</text:p>
          </table:table-cell>
          <table:table-cell office:value-type="float" office:value="-194.255101537539" calcext:value-type="float">
            <text:p>-194.255101537539</text:p>
          </table:table-cell>
          <table:table-cell office:value-type="float" office:value="-134.255101537539" calcext:value-type="float">
            <text:p>-134.25510153753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62.869003295898" calcext:value-type="float">
            <text:p>162.869003295898</text:p>
          </table:table-cell>
          <table:table-cell office:value-type="float" office:value="-194.011127214231" calcext:value-type="float">
            <text:p>-194.011127214231</text:p>
          </table:table-cell>
          <table:table-cell office:value-type="float" office:value="-134.011127214231" calcext:value-type="float">
            <text:p>-134.0111272142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62.975997924805" calcext:value-type="float">
            <text:p>162.975997924805</text:p>
          </table:table-cell>
          <table:table-cell office:value-type="float" office:value="-194.123588650954" calcext:value-type="float">
            <text:p>-194.123588650954</text:p>
          </table:table-cell>
          <table:table-cell office:value-type="float" office:value="-134.123588650954" calcext:value-type="float">
            <text:p>-134.12358865095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2.97200012207" calcext:value-type="float">
            <text:p>162.97200012207</text:p>
          </table:table-cell>
          <table:table-cell office:value-type="float" office:value="-194.635473617903" calcext:value-type="float">
            <text:p>-194.635473617903</text:p>
          </table:table-cell>
          <table:table-cell office:value-type="float" office:value="-134.635473617903" calcext:value-type="float">
            <text:p>-134.6354736179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2.697006225586" calcext:value-type="float">
            <text:p>162.697006225586</text:p>
          </table:table-cell>
          <table:table-cell office:value-type="float" office:value="-193.98506490544" calcext:value-type="float">
            <text:p>-193.98506490544</text:p>
          </table:table-cell>
          <table:table-cell office:value-type="float" office:value="-133.98506490544" calcext:value-type="float">
            <text:p>-133.9850649054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2.906997680664" calcext:value-type="float">
            <text:p>162.906997680664</text:p>
          </table:table-cell>
          <table:table-cell office:value-type="float" office:value="-194.123588650954" calcext:value-type="float">
            <text:p>-194.123588650954</text:p>
          </table:table-cell>
          <table:table-cell office:value-type="float" office:value="-134.123588650954" calcext:value-type="float">
            <text:p>-134.1235886509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2.660003662109" calcext:value-type="float">
            <text:p>162.660003662109</text:p>
          </table:table-cell>
          <table:table-cell office:value-type="float" office:value="-194.50560940757" calcext:value-type="float">
            <text:p>-194.50560940757</text:p>
          </table:table-cell>
          <table:table-cell office:value-type="float" office:value="-134.50560940757" calcext:value-type="float">
            <text:p>-134.5056094075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7.470993041992" calcext:value-type="float">
            <text:p>157.470993041992</text:p>
          </table:table-cell>
          <table:table-cell office:value-type="float" office:value="-197.481888387437" calcext:value-type="float">
            <text:p>-197.481888387437</text:p>
          </table:table-cell>
          <table:table-cell office:value-type="float" office:value="-137.481888387437" calcext:value-type="float">
            <text:p>-137.48188838743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.138000488281" calcext:value-type="float">
            <text:p>144.138000488281</text:p>
          </table:table-cell>
          <table:table-cell office:value-type="float" office:value="-196.827157683159" calcext:value-type="float">
            <text:p>-196.827157683159</text:p>
          </table:table-cell>
          <table:table-cell office:value-type="float" office:value="-136.827157683159" calcext:value-type="float">
            <text:p>-136.82715768315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33.485000610352" calcext:value-type="float">
            <text:p>133.485000610352</text:p>
          </table:table-cell>
          <table:table-cell office:value-type="float" office:value="-213.623544991217" calcext:value-type="float">
            <text:p>-213.623544991217</text:p>
          </table:table-cell>
          <table:table-cell office:value-type="float" office:value="-153.623544991217" calcext:value-type="float">
            <text:p>-153.6235449912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4.389999389648" calcext:value-type="float">
            <text:p>124.389999389648</text:p>
          </table:table-cell>
          <table:table-cell office:value-type="float" office:value="-216.072728595859" calcext:value-type="float">
            <text:p>-216.072728595859</text:p>
          </table:table-cell>
          <table:table-cell office:value-type="float" office:value="-156.072728595859" calcext:value-type="float">
            <text:p>-156.0727285958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8.268997192383" calcext:value-type="float">
            <text:p>118.268997192383</text:p>
          </table:table-cell>
          <table:table-cell office:value-type="float" office:value="-220.827124977402" calcext:value-type="float">
            <text:p>-220.827124977402</text:p>
          </table:table-cell>
          <table:table-cell office:value-type="float" office:value="-160.827124977402" calcext:value-type="float">
            <text:p>-160.82712497740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6.425003051758" calcext:value-type="float">
            <text:p>116.425003051758</text:p>
          </table:table-cell>
          <table:table-cell office:value-type="float" office:value="-223.28747770063" calcext:value-type="float">
            <text:p>-223.28747770063</text:p>
          </table:table-cell>
          <table:table-cell office:value-type="float" office:value="-163.28747770063" calcext:value-type="float">
            <text:p>-163.2874777006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2.753997802734" calcext:value-type="float">
            <text:p>122.753997802734</text:p>
          </table:table-cell>
          <table:table-cell office:value-type="float" office:value="-218.517734045096" calcext:value-type="float">
            <text:p>-218.517734045096</text:p>
          </table:table-cell>
          <table:table-cell office:value-type="float" office:value="-158.517734045096" calcext:value-type="float">
            <text:p>-158.5177340450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0.179000854492" calcext:value-type="float">
            <text:p>120.179000854492</text:p>
          </table:table-cell>
          <table:table-cell office:value-type="float" office:value="-220.522116785521" calcext:value-type="float">
            <text:p>-220.522116785521</text:p>
          </table:table-cell>
          <table:table-cell office:value-type="float" office:value="-160.522116785521" calcext:value-type="float">
            <text:p>-160.5221167855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21.444000244141" calcext:value-type="float">
            <text:p>121.444000244141</text:p>
          </table:table-cell>
          <table:table-cell office:value-type="float" office:value="-217.903066718385" calcext:value-type="float">
            <text:p>-217.903066718385</text:p>
          </table:table-cell>
          <table:table-cell office:value-type="float" office:value="-157.903066718385" calcext:value-type="float">
            <text:p>-157.9030667183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20.167999267578" calcext:value-type="float">
            <text:p>120.167999267578</text:p>
          </table:table-cell>
          <table:table-cell office:value-type="float" office:value="-218.98912722416" calcext:value-type="float">
            <text:p>-218.98912722416</text:p>
          </table:table-cell>
          <table:table-cell office:value-type="float" office:value="-158.98912722416" calcext:value-type="float">
            <text:p>-158.989127224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9.644996643066" calcext:value-type="float">
            <text:p>119.644996643066</text:p>
          </table:table-cell>
          <table:table-cell office:value-type="float" office:value="-215.026906741991" calcext:value-type="float">
            <text:p>-215.026906741991</text:p>
          </table:table-cell>
          <table:table-cell office:value-type="float" office:value="-155.026906741991" calcext:value-type="float">
            <text:p>-155.02690674199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2.453002929688" calcext:value-type="float">
            <text:p>122.453002929688</text:p>
          </table:table-cell>
          <table:table-cell office:value-type="float" office:value="-218.862644953741" calcext:value-type="float">
            <text:p>-218.862644953741</text:p>
          </table:table-cell>
          <table:table-cell office:value-type="float" office:value="-158.862644953741" calcext:value-type="float">
            <text:p>-158.86264495374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2.875" calcext:value-type="float">
            <text:p>122.875</text:p>
          </table:table-cell>
          <table:table-cell office:value-type="float" office:value="-213.874780074239" calcext:value-type="float">
            <text:p>-213.874780074239</text:p>
          </table:table-cell>
          <table:table-cell office:value-type="float" office:value="-153.874780074239" calcext:value-type="float">
            <text:p>-153.87478007423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6.852996826172" calcext:value-type="float">
            <text:p>126.852996826172</text:p>
          </table:table-cell>
          <table:table-cell office:value-type="float" office:value="-216.007569831689" calcext:value-type="float">
            <text:p>-216.007569831689</text:p>
          </table:table-cell>
          <table:table-cell office:value-type="float" office:value="-156.007569831689" calcext:value-type="float">
            <text:p>-156.00756983168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1.227005004883" calcext:value-type="float">
            <text:p>131.227005004883</text:p>
          </table:table-cell>
          <table:table-cell office:value-type="float" office:value="-214.219005316855" calcext:value-type="float">
            <text:p>-214.219005316855</text:p>
          </table:table-cell>
          <table:table-cell office:value-type="float" office:value="-154.219005316855" calcext:value-type="float">
            <text:p>-154.2190053168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35.531005859375" calcext:value-type="float">
            <text:p>135.531005859375</text:p>
          </table:table-cell>
          <table:table-cell office:value-type="float" office:value="-212.363681054166" calcext:value-type="float">
            <text:p>-212.363681054166</text:p>
          </table:table-cell>
          <table:table-cell office:value-type="float" office:value="-152.363681054166" calcext:value-type="float">
            <text:p>-152.36368105416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39.511993408203" calcext:value-type="float">
            <text:p>139.511993408203</text:p>
          </table:table-cell>
          <table:table-cell office:value-type="float" office:value="-209.908258079489" calcext:value-type="float">
            <text:p>-209.908258079489</text:p>
          </table:table-cell>
          <table:table-cell office:value-type="float" office:value="-149.90825807949" calcext:value-type="float">
            <text:p>-149.9082580794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3.031005859375" calcext:value-type="float">
            <text:p>143.031005859375</text:p>
          </table:table-cell>
          <table:table-cell office:value-type="float" office:value="-206.046496415093" calcext:value-type="float">
            <text:p>-206.046496415093</text:p>
          </table:table-cell>
          <table:table-cell office:value-type="float" office:value="-146.046496415093" calcext:value-type="float">
            <text:p>-146.04649641509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.701995849609" calcext:value-type="float">
            <text:p>145.701995849609</text:p>
          </table:table-cell>
          <table:table-cell office:value-type="float" office:value="-205.874941529298" calcext:value-type="float">
            <text:p>-205.874941529298</text:p>
          </table:table-cell>
          <table:table-cell office:value-type="float" office:value="-145.874941529298" calcext:value-type="float">
            <text:p>-145.87494152929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8.121994018555" calcext:value-type="float">
            <text:p>148.121994018555</text:p>
          </table:table-cell>
          <table:table-cell office:value-type="float" office:value="-204.832933354614" calcext:value-type="float">
            <text:p>-204.832933354614</text:p>
          </table:table-cell>
          <table:table-cell office:value-type="float" office:value="-144.832933354614" calcext:value-type="float">
            <text:p>-144.8329333546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.035995483398" calcext:value-type="float">
            <text:p>150.035995483398</text:p>
          </table:table-cell>
          <table:table-cell office:value-type="float" office:value="-203.705683315835" calcext:value-type="float">
            <text:p>-203.705683315835</text:p>
          </table:table-cell>
          <table:table-cell office:value-type="float" office:value="-143.705683315835" calcext:value-type="float">
            <text:p>-143.7056833158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1.955001831055" calcext:value-type="float">
            <text:p>151.955001831055</text:p>
          </table:table-cell>
          <table:table-cell office:value-type="float" office:value="-203.110076695515" calcext:value-type="float">
            <text:p>-203.110076695515</text:p>
          </table:table-cell>
          <table:table-cell office:value-type="float" office:value="-143.110076695515" calcext:value-type="float">
            <text:p>-143.1100766955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3.615997314453" calcext:value-type="float">
            <text:p>153.615997314453</text:p>
          </table:table-cell>
          <table:table-cell office:value-type="float" office:value="-202.477838415548" calcext:value-type="float">
            <text:p>-202.477838415548</text:p>
          </table:table-cell>
          <table:table-cell office:value-type="float" office:value="-142.477838415548" calcext:value-type="float">
            <text:p>-142.47783841554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4.99299621582" calcext:value-type="float">
            <text:p>154.99299621582</text:p>
          </table:table-cell>
          <table:table-cell office:value-type="float" office:value="-201.358257519002" calcext:value-type="float">
            <text:p>-201.358257519002</text:p>
          </table:table-cell>
          <table:table-cell office:value-type="float" office:value="-141.358257519002" calcext:value-type="float">
            <text:p>-141.35825751900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6.078994750977" calcext:value-type="float">
            <text:p>156.078994750977</text:p>
          </table:table-cell>
          <table:table-cell office:value-type="float" office:value="-200.956826118356" calcext:value-type="float">
            <text:p>-200.956826118356</text:p>
          </table:table-cell>
          <table:table-cell office:value-type="float" office:value="-140.956826118356" calcext:value-type="float">
            <text:p>-140.95682611835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6.761001586914" calcext:value-type="float">
            <text:p>156.761001586914</text:p>
          </table:table-cell>
          <table:table-cell office:value-type="float" office:value="-200.788852881744" calcext:value-type="float">
            <text:p>-200.788852881744</text:p>
          </table:table-cell>
          <table:table-cell office:value-type="float" office:value="-140.788852881744" calcext:value-type="float">
            <text:p>-140.7888528817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7.352005004883" calcext:value-type="float">
            <text:p>157.352005004883</text:p>
          </table:table-cell>
          <table:table-cell office:value-type="float" office:value="-199.770348413287" calcext:value-type="float">
            <text:p>-199.770348413287</text:p>
          </table:table-cell>
          <table:table-cell office:value-type="float" office:value="-139.770348413287" calcext:value-type="float">
            <text:p>-139.7703484132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.617004394531" calcext:value-type="float">
            <text:p>157.617004394531</text:p>
          </table:table-cell>
          <table:table-cell office:value-type="float" office:value="-200.358720715407" calcext:value-type="float">
            <text:p>-200.358720715407</text:p>
          </table:table-cell>
          <table:table-cell office:value-type="float" office:value="-140.358720715407" calcext:value-type="float">
            <text:p>-140.3587207154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7.735000610352" calcext:value-type="float">
            <text:p>157.735000610352</text:p>
          </table:table-cell>
          <table:table-cell office:value-type="float" office:value="-200.425226446667" calcext:value-type="float">
            <text:p>-200.425226446667</text:p>
          </table:table-cell>
          <table:table-cell office:value-type="float" office:value="-140.425226446667" calcext:value-type="float">
            <text:p>-140.42522644666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8.802001953125" calcext:value-type="float">
            <text:p>148.802001953125</text:p>
          </table:table-cell>
          <table:table-cell office:value-type="float" office:value="-205.965408312862" calcext:value-type="float">
            <text:p>-205.965408312862</text:p>
          </table:table-cell>
          <table:table-cell office:value-type="float" office:value="-145.965408312862" calcext:value-type="float">
            <text:p>-145.96540831286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31.440002441406" calcext:value-type="float">
            <text:p>131.440002441406</text:p>
          </table:table-cell>
          <table:table-cell office:value-type="float" office:value="-210.027801129699" calcext:value-type="float">
            <text:p>-210.027801129699</text:p>
          </table:table-cell>
          <table:table-cell office:value-type="float" office:value="-150.0278011297" calcext:value-type="float">
            <text:p>-150.027801129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2.573997497559" calcext:value-type="float">
            <text:p>122.573997497559</text:p>
          </table:table-cell>
          <table:table-cell office:value-type="float" office:value="-221.643677053176" calcext:value-type="float">
            <text:p>-221.643677053176</text:p>
          </table:table-cell>
          <table:table-cell office:value-type="float" office:value="-161.643677053176" calcext:value-type="float">
            <text:p>-161.64367705317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2.63200378418" calcext:value-type="float">
            <text:p>102.63200378418</text:p>
          </table:table-cell>
          <table:table-cell office:value-type="float" office:value="-230.999301133571" calcext:value-type="float">
            <text:p>-230.999301133571</text:p>
          </table:table-cell>
          <table:table-cell office:value-type="float" office:value="-170.999301133571" calcext:value-type="float">
            <text:p>-170.99930113357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7.4599990844727" calcext:value-type="float">
            <text:p>87.4599990844727</text:p>
          </table:table-cell>
          <table:table-cell office:value-type="float" office:value="115.27688803322" calcext:value-type="float">
            <text:p>115.27688803322</text:p>
          </table:table-cell>
          <table:table-cell office:value-type="float" office:value="175.27688803322" calcext:value-type="float">
            <text:p>175.2768880332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6.2119979858398" calcext:value-type="float">
            <text:p>76.2119979858398</text:p>
          </table:table-cell>
          <table:table-cell office:value-type="float" office:value="110.018171039618" calcext:value-type="float">
            <text:p>110.018171039618</text:p>
          </table:table-cell>
          <table:table-cell office:value-type="float" office:value="170.018171039619" calcext:value-type="float">
            <text:p>170.01817103961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6.1399993896484" calcext:value-type="float">
            <text:p>66.1399993896484</text:p>
          </table:table-cell>
          <table:table-cell office:value-type="float" office:value="98.5875553287148" calcext:value-type="float">
            <text:p>98.5875553287148</text:p>
          </table:table-cell>
          <table:table-cell office:value-type="float" office:value="158.587555328715" calcext:value-type="float">
            <text:p>158.5875553287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2.2229995727539" calcext:value-type="float">
            <text:p>52.2229995727539</text:p>
          </table:table-cell>
          <table:table-cell office:value-type="float" office:value="82.421918572958" calcext:value-type="float">
            <text:p>82.421918572958</text:p>
          </table:table-cell>
          <table:table-cell office:value-type="float" office:value="142.421918572958" calcext:value-type="float">
            <text:p>142.4219185729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.8689994812012" calcext:value-type="float">
            <text:p>30.8689994812012</text:p>
          </table:table-cell>
          <table:table-cell office:value-type="float" office:value="54.5805754783393" calcext:value-type="float">
            <text:p>54.5805754783393</text:p>
          </table:table-cell>
          <table:table-cell office:value-type="float" office:value="114.580575478339" calcext:value-type="float">
            <text:p>114.58057547833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.9359998703003" calcext:value-type="float">
            <text:p>14.9359998703003</text:p>
          </table:table-cell>
          <table:table-cell office:value-type="float" office:value="26.9695233161681" calcext:value-type="float">
            <text:p>26.9695233161681</text:p>
          </table:table-cell>
          <table:table-cell office:value-type="float" office:value="86.9695233161681" calcext:value-type="float">
            <text:p>86.969523316168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3.20199990272522" calcext:value-type="float">
            <text:p>-3.20199990272522</text:p>
          </table:table-cell>
          <table:table-cell office:value-type="float" office:value="-11.8969284145151" calcext:value-type="float">
            <text:p>-11.8969284145151</text:p>
          </table:table-cell>
          <table:table-cell office:value-type="float" office:value="48.1030715854849" calcext:value-type="float">
            <text:p>48.103071585484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.0299997329712" calcext:value-type="float">
            <text:p>-11.0299997329712</text:p>
          </table:table-cell>
          <table:table-cell office:value-type="float" office:value="-25.4639890433324" calcext:value-type="float">
            <text:p>-25.4639890433324</text:p>
          </table:table-cell>
          <table:table-cell office:value-type="float" office:value="34.5360109566676" calcext:value-type="float">
            <text:p>34.536010956667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16.9720001220703" calcext:value-type="float">
            <text:p>-16.9720001220703</text:p>
          </table:table-cell>
          <table:table-cell office:value-type="float" office:value="-40.2870842493597" calcext:value-type="float">
            <text:p>-40.2870842493597</text:p>
          </table:table-cell>
          <table:table-cell office:value-type="float" office:value="19.7129157506404" calcext:value-type="float">
            <text:p>19.712915750640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9.1240005493164" calcext:value-type="float">
            <text:p>-19.1240005493164</text:p>
          </table:table-cell>
          <table:table-cell office:value-type="float" office:value="-47.4512375383379" calcext:value-type="float">
            <text:p>-47.4512375383379</text:p>
          </table:table-cell>
          <table:table-cell office:value-type="float" office:value="12.5487624616621" calcext:value-type="float">
            <text:p>12.548762461662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23.931999206543" calcext:value-type="float">
            <text:p>-23.931999206543</text:p>
          </table:table-cell>
          <table:table-cell office:value-type="float" office:value="-56.9161577237626" calcext:value-type="float">
            <text:p>-56.9161577237626</text:p>
          </table:table-cell>
          <table:table-cell office:value-type="float" office:value="3.08384227623738" calcext:value-type="float">
            <text:p>3.0838422762373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26.5699996948242" calcext:value-type="float">
            <text:p>-26.5699996948242</text:p>
          </table:table-cell>
          <table:table-cell office:value-type="float" office:value="-63.2013435636435" calcext:value-type="float">
            <text:p>-63.2013435636435</text:p>
          </table:table-cell>
          <table:table-cell office:value-type="float" office:value="-3.20134356364345" calcext:value-type="float">
            <text:p>-3.2013435636434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30.4340000152588" calcext:value-type="float">
            <text:p>-30.4340000152588</text:p>
          </table:table-cell>
          <table:table-cell office:value-type="float" office:value="-70.4102451288599" calcext:value-type="float">
            <text:p>-70.4102451288599</text:p>
          </table:table-cell>
          <table:table-cell office:value-type="float" office:value="-10.4102451288599" calcext:value-type="float">
            <text:p>-10.410245128859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31.1410007476807" calcext:value-type="float">
            <text:p>-31.1410007476807</text:p>
          </table:table-cell>
          <table:table-cell office:value-type="float" office:value="-74.8219858038839" calcext:value-type="float">
            <text:p>-74.8219858038839</text:p>
          </table:table-cell>
          <table:table-cell office:value-type="float" office:value="-14.8219858038839" calcext:value-type="float">
            <text:p>-14.821985803883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27.7070007324219" calcext:value-type="float">
            <text:p>-27.7070007324219</text:p>
          </table:table-cell>
          <table:table-cell office:value-type="float" office:value="-70.6450523921122" calcext:value-type="float">
            <text:p>-70.6450523921122</text:p>
          </table:table-cell>
          <table:table-cell office:value-type="float" office:value="-10.6450523921122" calcext:value-type="float">
            <text:p>-10.64505239211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31.996000289917" calcext:value-type="float">
            <text:p>-31.996000289917</text:p>
          </table:table-cell>
          <table:table-cell office:value-type="float" office:value="-79.9076062731907" calcext:value-type="float">
            <text:p>-79.9076062731907</text:p>
          </table:table-cell>
          <table:table-cell office:value-type="float" office:value="-19.9076062731907" calcext:value-type="float">
            <text:p>-19.907606273190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44.1300010681152" calcext:value-type="float">
            <text:p>-44.1300010681152</text:p>
          </table:table-cell>
          <table:table-cell office:value-type="float" office:value="-95.4494820063246" calcext:value-type="float">
            <text:p>-95.4494820063246</text:p>
          </table:table-cell>
          <table:table-cell office:value-type="float" office:value="-35.4494820063246" calcext:value-type="float">
            <text:p>-35.449482006324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56.5820007324219" calcext:value-type="float">
            <text:p>-56.5820007324219</text:p>
          </table:table-cell>
          <table:table-cell office:value-type="float" office:value="-107.405368510566" calcext:value-type="float">
            <text:p>-107.405368510566</text:p>
          </table:table-cell>
          <table:table-cell office:value-type="float" office:value="-47.4053685105656" calcext:value-type="float">
            <text:p>-47.40536851056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56.257999420166" calcext:value-type="float">
            <text:p>-56.257999420166</text:p>
          </table:table-cell>
          <table:table-cell office:value-type="float" office:value="-110.548040528838" calcext:value-type="float">
            <text:p>-110.548040528838</text:p>
          </table:table-cell>
          <table:table-cell office:value-type="float" office:value="-50.5480405288376" calcext:value-type="float">
            <text:p>-50.548040528837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44.8050003051758" calcext:value-type="float">
            <text:p>-44.8050003051758</text:p>
          </table:table-cell>
          <table:table-cell office:value-type="float" office:value="-104.611998249978" calcext:value-type="float">
            <text:p>-104.611998249978</text:p>
          </table:table-cell>
          <table:table-cell office:value-type="float" office:value="-44.6119982499777" calcext:value-type="float">
            <text:p>-44.611998249977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42.4980010986328" calcext:value-type="float">
            <text:p>-42.4980010986328</text:p>
          </table:table-cell>
          <table:table-cell office:value-type="float" office:value="-103.311593063951" calcext:value-type="float">
            <text:p>-103.311593063951</text:p>
          </table:table-cell>
          <table:table-cell office:value-type="float" office:value="-43.3115930639513" calcext:value-type="float">
            <text:p>-43.311593063951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43.1990013122559" calcext:value-type="float">
            <text:p>-43.1990013122559</text:p>
          </table:table-cell>
          <table:table-cell office:value-type="float" office:value="-111.272368004941" calcext:value-type="float">
            <text:p>-111.272368004941</text:p>
          </table:table-cell>
          <table:table-cell office:value-type="float" office:value="-51.2723680049413" calcext:value-type="float">
            <text:p>-51.272368004941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46.5970001220703" calcext:value-type="float">
            <text:p>-46.5970001220703</text:p>
          </table:table-cell>
          <table:table-cell office:value-type="float" office:value="-113.710548901603" calcext:value-type="float">
            <text:p>-113.710548901603</text:p>
          </table:table-cell>
          <table:table-cell office:value-type="float" office:value="-53.7105489016025" calcext:value-type="float">
            <text:p>-53.710548901602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46.4140014648438" calcext:value-type="float">
            <text:p>-46.4140014648438</text:p>
          </table:table-cell>
          <table:table-cell office:value-type="float" office:value="-120.398314301801" calcext:value-type="float">
            <text:p>-120.398314301801</text:p>
          </table:table-cell>
          <table:table-cell office:value-type="float" office:value="-60.3983143018009" calcext:value-type="float">
            <text:p>-60.398314301800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54.2449989318848" calcext:value-type="float">
            <text:p>-54.2449989318848</text:p>
          </table:table-cell>
          <table:table-cell office:value-type="float" office:value="-118.66190772658" calcext:value-type="float">
            <text:p>-118.66190772658</text:p>
          </table:table-cell>
          <table:table-cell office:value-type="float" office:value="-58.66190772658" calcext:value-type="float">
            <text:p>-58.6619077265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73.0419998168945" calcext:value-type="float">
            <text:p>-73.0419998168945</text:p>
          </table:table-cell>
          <table:table-cell office:value-type="float" office:value="-125.876027957489" calcext:value-type="float">
            <text:p>-125.876027957489</text:p>
          </table:table-cell>
          <table:table-cell office:value-type="float" office:value="-65.8760279574888" calcext:value-type="float">
            <text:p>-65.876027957488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91.1569976806641" calcext:value-type="float">
            <text:p>-91.1569976806641</text:p>
          </table:table-cell>
          <table:table-cell office:value-type="float" office:value="-134.111071426202" calcext:value-type="float">
            <text:p>-134.111071426202</text:p>
          </table:table-cell>
          <table:table-cell office:value-type="float" office:value="-74.1110714262024" calcext:value-type="float">
            <text:p>-74.111071426202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1.96900177002" calcext:value-type="float">
            <text:p>-111.96900177002</text:p>
          </table:table-cell>
          <table:table-cell office:value-type="float" office:value="-144.052749058982" calcext:value-type="float">
            <text:p>-144.052749058982</text:p>
          </table:table-cell>
          <table:table-cell office:value-type="float" office:value="-84.0527490589816" calcext:value-type="float">
            <text:p>-84.052749058981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137.985000610352" calcext:value-type="float">
            <text:p>-137.985000610352</text:p>
          </table:table-cell>
          <table:table-cell office:value-type="float" office:value="-164.66307745992" calcext:value-type="float">
            <text:p>-164.66307745992</text:p>
          </table:table-cell>
          <table:table-cell office:value-type="float" office:value="-104.66307745992" calcext:value-type="float">
            <text:p>-104.6630774599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57.138000488281" calcext:value-type="float">
            <text:p>-157.138000488281</text:p>
          </table:table-cell>
          <table:table-cell office:value-type="float" office:value="-169.702857661413" calcext:value-type="float">
            <text:p>-169.702857661413</text:p>
          </table:table-cell>
          <table:table-cell office:value-type="float" office:value="-109.702857661413" calcext:value-type="float">
            <text:p>-109.70285766141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171.147994995117" calcext:value-type="float">
            <text:p>-171.147994995117</text:p>
          </table:table-cell>
          <table:table-cell office:value-type="float" office:value="-182.086205122316" calcext:value-type="float">
            <text:p>-182.086205122316</text:p>
          </table:table-cell>
          <table:table-cell office:value-type="float" office:value="-122.086205122316" calcext:value-type="float">
            <text:p>-122.08620512231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77.725006103516" calcext:value-type="float">
            <text:p>177.725006103516</text:p>
          </table:table-cell>
          <table:table-cell office:value-type="float" office:value="-183.716503385827" calcext:value-type="float">
            <text:p>-183.716503385827</text:p>
          </table:table-cell>
          <table:table-cell office:value-type="float" office:value="-123.716503385827" calcext:value-type="float">
            <text:p>-123.71650338582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8.921997070313" calcext:value-type="float">
            <text:p>168.921997070313</text:p>
          </table:table-cell>
          <table:table-cell office:value-type="float" office:value="-196.965903264108" calcext:value-type="float">
            <text:p>-196.965903264108</text:p>
          </table:table-cell>
          <table:table-cell office:value-type="float" office:value="-136.965903264108" calcext:value-type="float">
            <text:p>-136.96590326410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2.835006713867" calcext:value-type="float">
            <text:p>162.835006713867</text:p>
          </table:table-cell>
          <table:table-cell office:value-type="float" office:value="-199.508139495868" calcext:value-type="float">
            <text:p>-199.508139495868</text:p>
          </table:table-cell>
          <table:table-cell office:value-type="float" office:value="-139.508139495868" calcext:value-type="float">
            <text:p>-139.5081394958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9.522003173828" calcext:value-type="float">
            <text:p>159.522003173828</text:p>
          </table:table-cell>
          <table:table-cell office:value-type="float" office:value="-202.073059721831" calcext:value-type="float">
            <text:p>-202.073059721831</text:p>
          </table:table-cell>
          <table:table-cell office:value-type="float" office:value="-142.073059721831" calcext:value-type="float">
            <text:p>-142.07305972183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57.854995727539" calcext:value-type="float">
            <text:p>157.854995727539</text:p>
          </table:table-cell>
          <table:table-cell office:value-type="float" office:value="-206.08761785409" calcext:value-type="float">
            <text:p>-206.08761785409</text:p>
          </table:table-cell>
          <table:table-cell office:value-type="float" office:value="-146.08761785409" calcext:value-type="float">
            <text:p>-146.0876178540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54.490997314453" calcext:value-type="float">
            <text:p>154.490997314453</text:p>
          </table:table-cell>
          <table:table-cell office:value-type="float" office:value="-206.861569489431" calcext:value-type="float">
            <text:p>-206.861569489431</text:p>
          </table:table-cell>
          <table:table-cell office:value-type="float" office:value="-146.861569489431" calcext:value-type="float">
            <text:p>-146.86156948943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3.667999267578" calcext:value-type="float">
            <text:p>153.667999267578</text:p>
          </table:table-cell>
          <table:table-cell office:value-type="float" office:value="-208.809822555957" calcext:value-type="float">
            <text:p>-208.809822555957</text:p>
          </table:table-cell>
          <table:table-cell office:value-type="float" office:value="-148.809822555957" calcext:value-type="float">
            <text:p>-148.80982255595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9.792999267578" calcext:value-type="float">
            <text:p>149.792999267578</text:p>
          </table:table-cell>
          <table:table-cell office:value-type="float" office:value="-210.401200288997" calcext:value-type="float">
            <text:p>-210.401200288997</text:p>
          </table:table-cell>
          <table:table-cell office:value-type="float" office:value="-150.401200288997" calcext:value-type="float">
            <text:p>-150.40120028899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9.046997070313" calcext:value-type="float">
            <text:p>149.046997070313</text:p>
          </table:table-cell>
          <table:table-cell office:value-type="float" office:value="-212.166064933797" calcext:value-type="float">
            <text:p>-212.166064933797</text:p>
          </table:table-cell>
          <table:table-cell office:value-type="float" office:value="-152.166064933797" calcext:value-type="float">
            <text:p>-152.16606493379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50.630004882813" calcext:value-type="float">
            <text:p>150.630004882813</text:p>
          </table:table-cell>
          <table:table-cell office:value-type="float" office:value="-212.185592473034" calcext:value-type="float">
            <text:p>-212.185592473034</text:p>
          </table:table-cell>
          <table:table-cell office:value-type="float" office:value="-152.185592473034" calcext:value-type="float">
            <text:p>-152.18559247303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9.481002807617" calcext:value-type="float">
            <text:p>149.481002807617</text:p>
          </table:table-cell>
          <table:table-cell office:value-type="float" office:value="-209.368448757819" calcext:value-type="float">
            <text:p>-209.368448757819</text:p>
          </table:table-cell>
          <table:table-cell office:value-type="float" office:value="-149.368448757819" calcext:value-type="float">
            <text:p>-149.36844875781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7.848999023438" calcext:value-type="float">
            <text:p>147.848999023438</text:p>
          </table:table-cell>
          <table:table-cell office:value-type="float" office:value="-211.595062576338" calcext:value-type="float">
            <text:p>-211.595062576338</text:p>
          </table:table-cell>
          <table:table-cell office:value-type="float" office:value="-151.595062576338" calcext:value-type="float">
            <text:p>-151.59506257633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50.572006225586" calcext:value-type="float">
            <text:p>150.572006225586</text:p>
          </table:table-cell>
          <table:table-cell office:value-type="float" office:value="-210.703895354527" calcext:value-type="float">
            <text:p>-210.703895354527</text:p>
          </table:table-cell>
          <table:table-cell office:value-type="float" office:value="-150.703895354527" calcext:value-type="float">
            <text:p>-150.7038953545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51.498992919922" calcext:value-type="float">
            <text:p>151.498992919922</text:p>
          </table:table-cell>
          <table:table-cell office:value-type="float" office:value="-210.401200288997" calcext:value-type="float">
            <text:p>-210.401200288997</text:p>
          </table:table-cell>
          <table:table-cell office:value-type="float" office:value="-150.401200288997" calcext:value-type="float">
            <text:p>-150.40120028899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51.188003540039" calcext:value-type="float">
            <text:p>151.188003540039</text:p>
          </table:table-cell>
          <table:table-cell office:value-type="float" office:value="-210.837512724954" calcext:value-type="float">
            <text:p>-210.837512724954</text:p>
          </table:table-cell>
          <table:table-cell office:value-type="float" office:value="-150.837512724954" calcext:value-type="float">
            <text:p>-150.83751272495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2.031997680664" calcext:value-type="float">
            <text:p>152.031997680664</text:p>
          </table:table-cell>
          <table:table-cell office:value-type="float" office:value="-211.018491987146" calcext:value-type="float">
            <text:p>-211.018491987146</text:p>
          </table:table-cell>
          <table:table-cell office:value-type="float" office:value="-151.018491987146" calcext:value-type="float">
            <text:p>-151.01849198714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2.684997558594" calcext:value-type="float">
            <text:p>152.684997558594</text:p>
          </table:table-cell>
          <table:table-cell office:value-type="float" office:value="-210.083786203627" calcext:value-type="float">
            <text:p>-210.083786203627</text:p>
          </table:table-cell>
          <table:table-cell office:value-type="float" office:value="-150.083786203627" calcext:value-type="float">
            <text:p>-150.08378620362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2.89599609375" calcext:value-type="float">
            <text:p>152.89599609375</text:p>
          </table:table-cell>
          <table:table-cell office:value-type="float" office:value="-209.329381384952" calcext:value-type="float">
            <text:p>-209.329381384952</text:p>
          </table:table-cell>
          <table:table-cell office:value-type="float" office:value="-149.329381384952" calcext:value-type="float">
            <text:p>-149.32938138495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53.203002929688" calcext:value-type="float">
            <text:p>153.203002929688</text:p>
          </table:table-cell>
          <table:table-cell office:value-type="float" office:value="-209.480563990704" calcext:value-type="float">
            <text:p>-209.480563990704</text:p>
          </table:table-cell>
          <table:table-cell office:value-type="float" office:value="-149.480563990704" calcext:value-type="float">
            <text:p>-149.48056399070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3.236999511719" calcext:value-type="float">
            <text:p>153.236999511719</text:p>
          </table:table-cell>
          <table:table-cell office:value-type="float" office:value="-209.291298591677" calcext:value-type="float">
            <text:p>-209.291298591677</text:p>
          </table:table-cell>
          <table:table-cell office:value-type="float" office:value="-149.291298591677" calcext:value-type="float">
            <text:p>-149.29129859167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53.121994018555" calcext:value-type="float">
            <text:p>153.121994018555</text:p>
          </table:table-cell>
          <table:table-cell office:value-type="float" office:value="-209.724309897521" calcext:value-type="float">
            <text:p>-209.724309897521</text:p>
          </table:table-cell>
          <table:table-cell office:value-type="float" office:value="-149.724309897521" calcext:value-type="float">
            <text:p>-149.72430989752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53.072998046875" calcext:value-type="float">
            <text:p>153.072998046875</text:p>
          </table:table-cell>
          <table:table-cell office:value-type="float" office:value="-209.40200954397" calcext:value-type="float">
            <text:p>-209.40200954397</text:p>
          </table:table-cell>
          <table:table-cell office:value-type="float" office:value="-149.40200954397" calcext:value-type="float">
            <text:p>-149.4020095439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53.263000488281" calcext:value-type="float">
            <text:p>153.263000488281</text:p>
          </table:table-cell>
          <table:table-cell office:value-type="float" office:value="-209.40200954397" calcext:value-type="float">
            <text:p>-209.40200954397</text:p>
          </table:table-cell>
          <table:table-cell office:value-type="float" office:value="-149.40200954397" calcext:value-type="float">
            <text:p>-149.4020095439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3.272003173828" calcext:value-type="float">
            <text:p>153.272003173828</text:p>
          </table:table-cell>
          <table:table-cell office:value-type="float" office:value="-209.796763504215" calcext:value-type="float">
            <text:p>-209.796763504215</text:p>
          </table:table-cell>
          <table:table-cell office:value-type="float" office:value="-149.796763504215" calcext:value-type="float">
            <text:p>-149.79676350421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54.115997314453" calcext:value-type="float">
            <text:p>154.115997314453</text:p>
          </table:table-cell>
          <table:table-cell office:value-type="float" office:value="-208.822605743161" calcext:value-type="float">
            <text:p>-208.822605743161</text:p>
          </table:table-cell>
          <table:table-cell office:value-type="float" office:value="-148.822605743161" calcext:value-type="float">
            <text:p>-148.82260574316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54.550994873047" calcext:value-type="float">
            <text:p>154.550994873047</text:p>
          </table:table-cell>
          <table:table-cell office:value-type="float" office:value="-209.581469538701" calcext:value-type="float">
            <text:p>-209.581469538701</text:p>
          </table:table-cell>
          <table:table-cell office:value-type="float" office:value="-149.581469538701" calcext:value-type="float">
            <text:p>-149.58146953870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54.677001953125" calcext:value-type="float">
            <text:p>154.677001953125</text:p>
          </table:table-cell>
          <table:table-cell office:value-type="float" office:value="-209.25537805754" calcext:value-type="float">
            <text:p>-209.25537805754</text:p>
          </table:table-cell>
          <table:table-cell office:value-type="float" office:value="-149.255378057541" calcext:value-type="float">
            <text:p>-149.25537805754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4.386001586914" calcext:value-type="float">
            <text:p>154.386001586914</text:p>
          </table:table-cell>
          <table:table-cell office:value-type="float" office:value="-208.417657137821" calcext:value-type="float">
            <text:p>-208.417657137821</text:p>
          </table:table-cell>
          <table:table-cell office:value-type="float" office:value="-148.417657137821" calcext:value-type="float">
            <text:p>-148.4176571378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54.192993164063" calcext:value-type="float">
            <text:p>154.192993164063</text:p>
          </table:table-cell>
          <table:table-cell office:value-type="float" office:value="-209.144135704927" calcext:value-type="float">
            <text:p>-209.144135704927</text:p>
          </table:table-cell>
          <table:table-cell office:value-type="float" office:value="-149.144135704927" calcext:value-type="float">
            <text:p>-149.14413570492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53.731994628906" calcext:value-type="float">
            <text:p>153.731994628906</text:p>
          </table:table-cell>
          <table:table-cell office:value-type="float" office:value="-209.155026059455" calcext:value-type="float">
            <text:p>-209.155026059455</text:p>
          </table:table-cell>
          <table:table-cell office:value-type="float" office:value="-149.155026059455" calcext:value-type="float">
            <text:p>-149.15502605945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53.548004150391" calcext:value-type="float">
            <text:p>153.548004150391</text:p>
          </table:table-cell>
          <table:table-cell office:value-type="float" office:value="-209.464010887272" calcext:value-type="float">
            <text:p>-209.464010887272</text:p>
          </table:table-cell>
          <table:table-cell office:value-type="float" office:value="-149.464010887272" calcext:value-type="float">
            <text:p>-149.46401088727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3.610000610352" calcext:value-type="float">
            <text:p>153.610000610352</text:p>
          </table:table-cell>
          <table:table-cell office:value-type="float" office:value="-209.738789388978" calcext:value-type="float">
            <text:p>-209.738789388978</text:p>
          </table:table-cell>
          <table:table-cell office:value-type="float" office:value="-149.738789388978" calcext:value-type="float">
            <text:p>-149.7387893889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53.789001464844" calcext:value-type="float">
            <text:p>153.789001464844</text:p>
          </table:table-cell>
          <table:table-cell office:value-type="float" office:value="-209.393391519056" calcext:value-type="float">
            <text:p>-209.393391519056</text:p>
          </table:table-cell>
          <table:table-cell office:value-type="float" office:value="-149.393391519056" calcext:value-type="float">
            <text:p>-149.39339151905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4.15299987793" calcext:value-type="float">
            <text:p>154.15299987793</text:p>
          </table:table-cell>
          <table:table-cell office:value-type="float" office:value="-210.022739719142" calcext:value-type="float">
            <text:p>-210.022739719142</text:p>
          </table:table-cell>
          <table:table-cell office:value-type="float" office:value="-150.022739719142" calcext:value-type="float">
            <text:p>-150.02273971914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53.746002197266" calcext:value-type="float">
            <text:p>153.746002197266</text:p>
          </table:table-cell>
          <table:table-cell office:value-type="float" office:value="-208.404781929933" calcext:value-type="float">
            <text:p>-208.404781929933</text:p>
          </table:table-cell>
          <table:table-cell office:value-type="float" office:value="-148.404781929933" calcext:value-type="float">
            <text:p>-148.40478192993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3.350997924805" calcext:value-type="float">
            <text:p>153.350997924805</text:p>
          </table:table-cell>
          <table:table-cell office:value-type="float" office:value="-207.754255190458" calcext:value-type="float">
            <text:p>-207.754255190458</text:p>
          </table:table-cell>
          <table:table-cell office:value-type="float" office:value="-147.754255190458" calcext:value-type="float">
            <text:p>-147.75425519045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53.197998046875" calcext:value-type="float">
            <text:p>153.197998046875</text:p>
          </table:table-cell>
          <table:table-cell office:value-type="float" office:value="-208.170569803499" calcext:value-type="float">
            <text:p>-208.170569803499</text:p>
          </table:table-cell>
          <table:table-cell office:value-type="float" office:value="-148.170569803499" calcext:value-type="float">
            <text:p>-148.17056980349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52.533996582031" calcext:value-type="float">
            <text:p>152.533996582031</text:p>
          </table:table-cell>
          <table:table-cell office:value-type="float" office:value="-208.063048533941" calcext:value-type="float">
            <text:p>-208.063048533941</text:p>
          </table:table-cell>
          <table:table-cell office:value-type="float" office:value="-148.063048533941" calcext:value-type="float">
            <text:p>-148.06304853394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2.138000488281" calcext:value-type="float">
            <text:p>152.138000488281</text:p>
          </table:table-cell>
          <table:table-cell office:value-type="float" office:value="-208.579340662999" calcext:value-type="float">
            <text:p>-208.579340662999</text:p>
          </table:table-cell>
          <table:table-cell office:value-type="float" office:value="-148.579340662999" calcext:value-type="float">
            <text:p>-148.57934066299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1.45100402832" calcext:value-type="float">
            <text:p>151.45100402832</text:p>
          </table:table-cell>
          <table:table-cell office:value-type="float" office:value="-209.335566727697" calcext:value-type="float">
            <text:p>-209.335566727697</text:p>
          </table:table-cell>
          <table:table-cell office:value-type="float" office:value="-149.335566727697" calcext:value-type="float">
            <text:p>-149.33556672769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0.97200012207" calcext:value-type="float">
            <text:p>150.97200012207</text:p>
          </table:table-cell>
          <table:table-cell office:value-type="float" office:value="-209.592721140663" calcext:value-type="float">
            <text:p>-209.592721140663</text:p>
          </table:table-cell>
          <table:table-cell office:value-type="float" office:value="-149.592721140663" calcext:value-type="float">
            <text:p>-149.59272114066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9.97200012207" calcext:value-type="float">
            <text:p>149.97200012207</text:p>
          </table:table-cell>
          <table:table-cell office:value-type="float" office:value="-209.665331996608" calcext:value-type="float">
            <text:p>-209.665331996608</text:p>
          </table:table-cell>
          <table:table-cell office:value-type="float" office:value="-149.665331996608" calcext:value-type="float">
            <text:p>-149.66533199660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9.684997558594" calcext:value-type="float">
            <text:p>149.684997558594</text:p>
          </table:table-cell>
          <table:table-cell office:value-type="float" office:value="-208.958839168516" calcext:value-type="float">
            <text:p>-208.958839168516</text:p>
          </table:table-cell>
          <table:table-cell office:value-type="float" office:value="-148.958839168516" calcext:value-type="float">
            <text:p>-148.9588391685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8.591995239258" calcext:value-type="float">
            <text:p>148.591995239258</text:p>
          </table:table-cell>
          <table:table-cell office:value-type="float" office:value="-210.181041266665" calcext:value-type="float">
            <text:p>-210.181041266665</text:p>
          </table:table-cell>
          <table:table-cell office:value-type="float" office:value="-150.181041266665" calcext:value-type="float">
            <text:p>-150.18104126666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8.486999511719" calcext:value-type="float">
            <text:p>148.486999511719</text:p>
          </table:table-cell>
          <table:table-cell office:value-type="float" office:value="-210.390417526927" calcext:value-type="float">
            <text:p>-210.390417526927</text:p>
          </table:table-cell>
          <table:table-cell office:value-type="float" office:value="-150.390417526927" calcext:value-type="float">
            <text:p>-150.39041752692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8.889999389648" calcext:value-type="float">
            <text:p>148.889999389648</text:p>
          </table:table-cell>
          <table:table-cell office:value-type="float" office:value="-208.689112678416" calcext:value-type="float">
            <text:p>-208.689112678416</text:p>
          </table:table-cell>
          <table:table-cell office:value-type="float" office:value="-148.689112678416" calcext:value-type="float">
            <text:p>-148.68911267841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9.496994018555" calcext:value-type="float">
            <text:p>149.496994018555</text:p>
          </table:table-cell>
          <table:table-cell office:value-type="float" office:value="-209.747323917649" calcext:value-type="float">
            <text:p>-209.747323917649</text:p>
          </table:table-cell>
          <table:table-cell office:value-type="float" office:value="-149.747323917649" calcext:value-type="float">
            <text:p>-149.74732391764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1.738998413086" calcext:value-type="float">
            <text:p>151.738998413086</text:p>
          </table:table-cell>
          <table:table-cell office:value-type="float" office:value="-207.846052304175" calcext:value-type="float">
            <text:p>-207.846052304175</text:p>
          </table:table-cell>
          <table:table-cell office:value-type="float" office:value="-147.846052304175" calcext:value-type="float">
            <text:p>-147.84605230417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9.360000610352" calcext:value-type="float">
            <text:p>149.360000610352</text:p>
          </table:table-cell>
          <table:table-cell office:value-type="float" office:value="-212.777664470692" calcext:value-type="float">
            <text:p>-212.777664470692</text:p>
          </table:table-cell>
          <table:table-cell office:value-type="float" office:value="-152.777664470692" calcext:value-type="float">
            <text:p>-152.77766447069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3.225006103516" calcext:value-type="float">
            <text:p>143.225006103516</text:p>
          </table:table-cell>
          <table:table-cell office:value-type="float" office:value="-214.968007428104" calcext:value-type="float">
            <text:p>-214.968007428104</text:p>
          </table:table-cell>
          <table:table-cell office:value-type="float" office:value="-154.968007428104" calcext:value-type="float">
            <text:p>-154.96800742810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36.998992919922" calcext:value-type="float">
            <text:p>136.998992919922</text:p>
          </table:table-cell>
          <table:table-cell office:value-type="float" office:value="-218.372284120308" calcext:value-type="float">
            <text:p>-218.372284120308</text:p>
          </table:table-cell>
          <table:table-cell office:value-type="float" office:value="-158.372284120308" calcext:value-type="float">
            <text:p>-158.37228412030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32.160995483398" calcext:value-type="float">
            <text:p>132.160995483398</text:p>
          </table:table-cell>
          <table:table-cell office:value-type="float" office:value="-219.702675446768" calcext:value-type="float">
            <text:p>-219.702675446768</text:p>
          </table:table-cell>
          <table:table-cell office:value-type="float" office:value="-159.702675446768" calcext:value-type="float">
            <text:p>-159.70267544676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8.072998046875" calcext:value-type="float">
            <text:p>128.072998046875</text:p>
          </table:table-cell>
          <table:table-cell office:value-type="float" office:value="-223.58378056786" calcext:value-type="float">
            <text:p>-223.58378056786</text:p>
          </table:table-cell>
          <table:table-cell office:value-type="float" office:value="-163.58378056786" calcext:value-type="float">
            <text:p>-163.5837805678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4.235000610352" calcext:value-type="float">
            <text:p>124.235000610352</text:p>
          </table:table-cell>
          <table:table-cell office:value-type="float" office:value="-226.068775718216" calcext:value-type="float">
            <text:p>-226.068775718216</text:p>
          </table:table-cell>
          <table:table-cell office:value-type="float" office:value="-166.068775718216" calcext:value-type="float">
            <text:p>-166.06877571821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3.272003173828" calcext:value-type="float">
            <text:p>133.272003173828</text:p>
          </table:table-cell>
          <table:table-cell office:value-type="float" office:value="-220.048408727828" calcext:value-type="float">
            <text:p>-220.048408727828</text:p>
          </table:table-cell>
          <table:table-cell office:value-type="float" office:value="-160.048408727828" calcext:value-type="float">
            <text:p>-160.04840872782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0.356994628906" calcext:value-type="float">
            <text:p>140.356994628906</text:p>
          </table:table-cell>
          <table:table-cell office:value-type="float" office:value="-215.994818755549" calcext:value-type="float">
            <text:p>-215.994818755549</text:p>
          </table:table-cell>
          <table:table-cell office:value-type="float" office:value="-155.994818755549" calcext:value-type="float">
            <text:p>-155.99481875554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6.018997192383" calcext:value-type="float">
            <text:p>146.018997192383</text:p>
          </table:table-cell>
          <table:table-cell office:value-type="float" office:value="-214.151606626266" calcext:value-type="float">
            <text:p>-214.151606626266</text:p>
          </table:table-cell>
          <table:table-cell office:value-type="float" office:value="-154.151606626266" calcext:value-type="float">
            <text:p>-154.15160662626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7.82600402832" calcext:value-type="float">
            <text:p>147.82600402832</text:p>
          </table:table-cell>
          <table:table-cell office:value-type="float" office:value="-214.047881308594" calcext:value-type="float">
            <text:p>-214.047881308594</text:p>
          </table:table-cell>
          <table:table-cell office:value-type="float" office:value="-154.047881308594" calcext:value-type="float">
            <text:p>-154.04788130859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8.033996582031" calcext:value-type="float">
            <text:p>148.033996582031</text:p>
          </table:table-cell>
          <table:table-cell office:value-type="float" office:value="-214.153379847895" calcext:value-type="float">
            <text:p>-214.153379847895</text:p>
          </table:table-cell>
          <table:table-cell office:value-type="float" office:value="-154.153379847895" calcext:value-type="float">
            <text:p>-154.15337984789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7.95100402832" calcext:value-type="float">
            <text:p>147.95100402832</text:p>
          </table:table-cell>
          <table:table-cell office:value-type="float" office:value="-213.687699015534" calcext:value-type="float">
            <text:p>-213.687699015534</text:p>
          </table:table-cell>
          <table:table-cell office:value-type="float" office:value="-153.687699015534" calcext:value-type="float">
            <text:p>-153.68769901553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7.460998535156" calcext:value-type="float">
            <text:p>147.460998535156</text:p>
          </table:table-cell>
          <table:table-cell office:value-type="float" office:value="-214.460411191473" calcext:value-type="float">
            <text:p>-214.460411191473</text:p>
          </table:table-cell>
          <table:table-cell office:value-type="float" office:value="-154.460411191473" calcext:value-type="float">
            <text:p>-154.46041119147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7.835006713867" calcext:value-type="float">
            <text:p>147.835006713867</text:p>
          </table:table-cell>
          <table:table-cell office:value-type="float" office:value="-214.685611205357" calcext:value-type="float">
            <text:p>-214.685611205357</text:p>
          </table:table-cell>
          <table:table-cell office:value-type="float" office:value="-154.685611205357" calcext:value-type="float">
            <text:p>-154.68561120535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9.927001953125" calcext:value-type="float">
            <text:p>149.927001953125</text:p>
          </table:table-cell>
          <table:table-cell office:value-type="float" office:value="-213.325618913867" calcext:value-type="float">
            <text:p>-213.325618913867</text:p>
          </table:table-cell>
          <table:table-cell office:value-type="float" office:value="-153.325618913867" calcext:value-type="float">
            <text:p>-153.3256189138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.860992431641" calcext:value-type="float">
            <text:p>150.860992431641</text:p>
          </table:table-cell>
          <table:table-cell office:value-type="float" office:value="-213.870768559753" calcext:value-type="float">
            <text:p>-213.870768559753</text:p>
          </table:table-cell>
          <table:table-cell office:value-type="float" office:value="-153.870768559753" calcext:value-type="float">
            <text:p>-153.87076855975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51.233001708984" calcext:value-type="float">
            <text:p>151.233001708984</text:p>
          </table:table-cell>
          <table:table-cell office:value-type="float" office:value="-212.522552093368" calcext:value-type="float">
            <text:p>-212.522552093368</text:p>
          </table:table-cell>
          <table:table-cell office:value-type="float" office:value="-152.522552093368" calcext:value-type="float">
            <text:p>-152.52255209336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51.335998535156" calcext:value-type="float">
            <text:p>151.335998535156</text:p>
          </table:table-cell>
          <table:table-cell office:value-type="float" office:value="-212.435164939746" calcext:value-type="float">
            <text:p>-212.435164939746</text:p>
          </table:table-cell>
          <table:table-cell office:value-type="float" office:value="-152.435164939746" calcext:value-type="float">
            <text:p>-152.43516493974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51.14599609375" calcext:value-type="float">
            <text:p>151.14599609375</text:p>
          </table:table-cell>
          <table:table-cell office:value-type="float" office:value="-212.705839182868" calcext:value-type="float">
            <text:p>-212.705839182868</text:p>
          </table:table-cell>
          <table:table-cell office:value-type="float" office:value="-152.705839182868" calcext:value-type="float">
            <text:p>-152.70583918286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1.121002197266" calcext:value-type="float">
            <text:p>151.121002197266</text:p>
          </table:table-cell>
          <table:table-cell office:value-type="float" office:value="-213.135695129638" calcext:value-type="float">
            <text:p>-213.135695129638</text:p>
          </table:table-cell>
          <table:table-cell office:value-type="float" office:value="-153.135695129638" calcext:value-type="float">
            <text:p>-153.13569512963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50.74299621582" calcext:value-type="float">
            <text:p>150.74299621582</text:p>
          </table:table-cell>
          <table:table-cell office:value-type="float" office:value="-213.589590939353" calcext:value-type="float">
            <text:p>-213.589590939353</text:p>
          </table:table-cell>
          <table:table-cell office:value-type="float" office:value="-153.589590939353" calcext:value-type="float">
            <text:p>-153.58959093935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50.151000976563" calcext:value-type="float">
            <text:p>150.151000976563</text:p>
          </table:table-cell>
          <table:table-cell office:value-type="float" office:value="-212.52200347713" calcext:value-type="float">
            <text:p>-212.52200347713</text:p>
          </table:table-cell>
          <table:table-cell office:value-type="float" office:value="-152.52200347713" calcext:value-type="float">
            <text:p>-152.522003477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9.694000244141" calcext:value-type="float">
            <text:p>149.694000244141</text:p>
          </table:table-cell>
          <table:table-cell office:value-type="float" office:value="-213.232904181471" calcext:value-type="float">
            <text:p>-213.232904181471</text:p>
          </table:table-cell>
          <table:table-cell office:value-type="float" office:value="-153.232904181471" calcext:value-type="float">
            <text:p>-153.23290418147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9.087997436523" calcext:value-type="float">
            <text:p>149.087997436523</text:p>
          </table:table-cell>
          <table:table-cell office:value-type="float" office:value="-214.238801680247" calcext:value-type="float">
            <text:p>-214.238801680247</text:p>
          </table:table-cell>
          <table:table-cell office:value-type="float" office:value="-154.238801680247" calcext:value-type="float">
            <text:p>-154.23880168024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8.779006958008" calcext:value-type="float">
            <text:p>148.779006958008</text:p>
          </table:table-cell>
          <table:table-cell office:value-type="float" office:value="-214.872314507758" calcext:value-type="float">
            <text:p>-214.872314507758</text:p>
          </table:table-cell>
          <table:table-cell office:value-type="float" office:value="-154.872314507758" calcext:value-type="float">
            <text:p>-154.87231450775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9.102005004883" calcext:value-type="float">
            <text:p>149.102005004883</text:p>
          </table:table-cell>
          <table:table-cell office:value-type="float" office:value="-214.830642020821" calcext:value-type="float">
            <text:p>-214.830642020821</text:p>
          </table:table-cell>
          <table:table-cell office:value-type="float" office:value="-154.830642020821" calcext:value-type="float">
            <text:p>-154.83064202082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0.524002075195" calcext:value-type="float">
            <text:p>150.524002075195</text:p>
          </table:table-cell>
          <table:table-cell office:value-type="float" office:value="-213.23453278884" calcext:value-type="float">
            <text:p>-213.23453278884</text:p>
          </table:table-cell>
          <table:table-cell office:value-type="float" office:value="-153.23453278884" calcext:value-type="float">
            <text:p>-153.2345327888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1.248992919922" calcext:value-type="float">
            <text:p>151.248992919922</text:p>
          </table:table-cell>
          <table:table-cell office:value-type="float" office:value="-212.69993209345" calcext:value-type="float">
            <text:p>-212.69993209345</text:p>
          </table:table-cell>
          <table:table-cell office:value-type="float" office:value="-152.69993209345" calcext:value-type="float">
            <text:p>-152.6999320934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51.09700012207" calcext:value-type="float">
            <text:p>151.09700012207</text:p>
          </table:table-cell>
          <table:table-cell office:value-type="float" office:value="-213.326508040217" calcext:value-type="float">
            <text:p>-213.326508040217</text:p>
          </table:table-cell>
          <table:table-cell office:value-type="float" office:value="-153.326508040217" calcext:value-type="float">
            <text:p>-153.32650804021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9.873992919922" calcext:value-type="float">
            <text:p>149.873992919922</text:p>
          </table:table-cell>
          <table:table-cell office:value-type="float" office:value="-214.050506010734" calcext:value-type="float">
            <text:p>-214.050506010734</text:p>
          </table:table-cell>
          <table:table-cell office:value-type="float" office:value="-154.050506010734" calcext:value-type="float">
            <text:p>-154.05050601073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8.037002563477" calcext:value-type="float">
            <text:p>148.037002563477</text:p>
          </table:table-cell>
          <table:table-cell office:value-type="float" office:value="-214.884169575511" calcext:value-type="float">
            <text:p>-214.884169575511</text:p>
          </table:table-cell>
          <table:table-cell office:value-type="float" office:value="-154.884169575511" calcext:value-type="float">
            <text:p>-154.88416957551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7.322998046875" calcext:value-type="float">
            <text:p>147.322998046875</text:p>
          </table:table-cell>
          <table:table-cell office:value-type="float" office:value="-215.006815585614" calcext:value-type="float">
            <text:p>-215.006815585614</text:p>
          </table:table-cell>
          <table:table-cell office:value-type="float" office:value="-155.006815585614" calcext:value-type="float">
            <text:p>-155.00681558561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7.608993530273" calcext:value-type="float">
            <text:p>147.608993530273</text:p>
          </table:table-cell>
          <table:table-cell office:value-type="float" office:value="-214.891640993578" calcext:value-type="float">
            <text:p>-214.891640993578</text:p>
          </table:table-cell>
          <table:table-cell office:value-type="float" office:value="-154.891640993578" calcext:value-type="float">
            <text:p>-154.89164099357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7.429992675781" calcext:value-type="float">
            <text:p>147.429992675781</text:p>
          </table:table-cell>
          <table:table-cell office:value-type="float" office:value="-215.611283160536" calcext:value-type="float">
            <text:p>-215.611283160536</text:p>
          </table:table-cell>
          <table:table-cell office:value-type="float" office:value="-155.611283160536" calcext:value-type="float">
            <text:p>-155.61128316053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7.358993530273" calcext:value-type="float">
            <text:p>147.358993530273</text:p>
          </table:table-cell>
          <table:table-cell office:value-type="float" office:value="-215.435563189049" calcext:value-type="float">
            <text:p>-215.435563189049</text:p>
          </table:table-cell>
          <table:table-cell office:value-type="float" office:value="-155.435563189049" calcext:value-type="float">
            <text:p>-155.43556318904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6.800003051758" calcext:value-type="float">
            <text:p>146.800003051758</text:p>
          </table:table-cell>
          <table:table-cell office:value-type="float" office:value="-216.073151660814" calcext:value-type="float">
            <text:p>-216.073151660814</text:p>
          </table:table-cell>
          <table:table-cell office:value-type="float" office:value="-156.073151660814" calcext:value-type="float">
            <text:p>-156.073151660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.832000732422" calcext:value-type="float">
            <text:p>145.832000732422</text:p>
          </table:table-cell>
          <table:table-cell office:value-type="float" office:value="-216.49152783808" calcext:value-type="float">
            <text:p>-216.49152783808</text:p>
          </table:table-cell>
          <table:table-cell office:value-type="float" office:value="-156.49152783808" calcext:value-type="float">
            <text:p>-156.4915278380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.026000976563" calcext:value-type="float">
            <text:p>145.026000976563</text:p>
          </table:table-cell>
          <table:table-cell office:value-type="float" office:value="-215.98784557967" calcext:value-type="float">
            <text:p>-215.98784557967</text:p>
          </table:table-cell>
          <table:table-cell office:value-type="float" office:value="-155.98784557967" calcext:value-type="float">
            <text:p>-155.9878455796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.046997070313" calcext:value-type="float">
            <text:p>145.046997070313</text:p>
          </table:table-cell>
          <table:table-cell office:value-type="float" office:value="-216.032103389426" calcext:value-type="float">
            <text:p>-216.032103389426</text:p>
          </table:table-cell>
          <table:table-cell office:value-type="float" office:value="-156.032103389426" calcext:value-type="float">
            <text:p>-156.03210338942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.003005981445" calcext:value-type="float">
            <text:p>145.003005981445</text:p>
          </table:table-cell>
          <table:table-cell office:value-type="float" office:value="-216.75490755678" calcext:value-type="float">
            <text:p>-216.75490755678</text:p>
          </table:table-cell>
          <table:table-cell office:value-type="float" office:value="-156.75490755678" calcext:value-type="float">
            <text:p>-156.754907556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.787002563477" calcext:value-type="float">
            <text:p>144.787002563477</text:p>
          </table:table-cell>
          <table:table-cell office:value-type="float" office:value="-216.902691680243" calcext:value-type="float">
            <text:p>-216.902691680243</text:p>
          </table:table-cell>
          <table:table-cell office:value-type="float" office:value="-156.902691680243" calcext:value-type="float">
            <text:p>-156.90269168024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.501007080078" calcext:value-type="float">
            <text:p>144.501007080078</text:p>
          </table:table-cell>
          <table:table-cell office:value-type="float" office:value="-215.982529277957" calcext:value-type="float">
            <text:p>-215.982529277957</text:p>
          </table:table-cell>
          <table:table-cell office:value-type="float" office:value="-155.982529277957" calcext:value-type="float">
            <text:p>-155.98252927795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.546005249023" calcext:value-type="float">
            <text:p>144.546005249023</text:p>
          </table:table-cell>
          <table:table-cell office:value-type="float" office:value="-217.283271444953" calcext:value-type="float">
            <text:p>-217.283271444953</text:p>
          </table:table-cell>
          <table:table-cell office:value-type="float" office:value="-157.283271444953" calcext:value-type="float">
            <text:p>-157.28327144495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.15299987793" calcext:value-type="float">
            <text:p>145.15299987793</text:p>
          </table:table-cell>
          <table:table-cell office:value-type="float" office:value="-216.450218478058" calcext:value-type="float">
            <text:p>-216.450218478058</text:p>
          </table:table-cell>
          <table:table-cell office:value-type="float" office:value="-156.450218478058" calcext:value-type="float">
            <text:p>-156.45021847805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.57600402832" calcext:value-type="float">
            <text:p>145.57600402832</text:p>
          </table:table-cell>
          <table:table-cell office:value-type="float" office:value="-216.406303926243" calcext:value-type="float">
            <text:p>-216.406303926243</text:p>
          </table:table-cell>
          <table:table-cell office:value-type="float" office:value="-156.406303926243" calcext:value-type="float">
            <text:p>-156.40630392624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.75700378418" calcext:value-type="float">
            <text:p>145.75700378418</text:p>
          </table:table-cell>
          <table:table-cell office:value-type="float" office:value="-215.511033297877" calcext:value-type="float">
            <text:p>-215.511033297877</text:p>
          </table:table-cell>
          <table:table-cell office:value-type="float" office:value="-155.511033297877" calcext:value-type="float">
            <text:p>-155.51103329787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6.488006591797" calcext:value-type="float">
            <text:p>146.488006591797</text:p>
          </table:table-cell>
          <table:table-cell office:value-type="float" office:value="-215.582734867529" calcext:value-type="float">
            <text:p>-215.582734867529</text:p>
          </table:table-cell>
          <table:table-cell office:value-type="float" office:value="-155.582734867529" calcext:value-type="float">
            <text:p>-155.58273486752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6.787002563477" calcext:value-type="float">
            <text:p>146.787002563477</text:p>
          </table:table-cell>
          <table:table-cell office:value-type="float" office:value="-215.917292270329" calcext:value-type="float">
            <text:p>-215.917292270329</text:p>
          </table:table-cell>
          <table:table-cell office:value-type="float" office:value="-155.917292270329" calcext:value-type="float">
            <text:p>-155.91729227032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6.945007324219" calcext:value-type="float">
            <text:p>146.945007324219</text:p>
          </table:table-cell>
          <table:table-cell office:value-type="float" office:value="-215.600903865482" calcext:value-type="float">
            <text:p>-215.600903865482</text:p>
          </table:table-cell>
          <table:table-cell office:value-type="float" office:value="-155.600903865482" calcext:value-type="float">
            <text:p>-155.60090386548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7.953994750977" calcext:value-type="float">
            <text:p>147.953994750977</text:p>
          </table:table-cell>
          <table:table-cell office:value-type="float" office:value="-214.817682912676" calcext:value-type="float">
            <text:p>-214.817682912676</text:p>
          </table:table-cell>
          <table:table-cell office:value-type="float" office:value="-154.817682912676" calcext:value-type="float">
            <text:p>-154.81768291267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9.804992675781" calcext:value-type="float">
            <text:p>149.804992675781</text:p>
          </table:table-cell>
          <table:table-cell office:value-type="float" office:value="-212.863280211593" calcext:value-type="float">
            <text:p>-212.863280211593</text:p>
          </table:table-cell>
          <table:table-cell office:value-type="float" office:value="-152.863280211593" calcext:value-type="float">
            <text:p>-152.86328021159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0.513000488281" calcext:value-type="float">
            <text:p>150.513000488281</text:p>
          </table:table-cell>
          <table:table-cell office:value-type="float" office:value="-213.848408619092" calcext:value-type="float">
            <text:p>-213.848408619092</text:p>
          </table:table-cell>
          <table:table-cell office:value-type="float" office:value="-153.848408619092" calcext:value-type="float">
            <text:p>-153.84840861909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50.807006835938" calcext:value-type="float">
            <text:p>150.807006835938</text:p>
          </table:table-cell>
          <table:table-cell office:value-type="float" office:value="-213.141086864483" calcext:value-type="float">
            <text:p>-213.141086864483</text:p>
          </table:table-cell>
          <table:table-cell office:value-type="float" office:value="-153.141086864483" calcext:value-type="float">
            <text:p>-153.14108686448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0.322006225586" calcext:value-type="float">
            <text:p>150.322006225586</text:p>
          </table:table-cell>
          <table:table-cell office:value-type="float" office:value="-214.30674014447" calcext:value-type="float">
            <text:p>-214.30674014447</text:p>
          </table:table-cell>
          <table:table-cell office:value-type="float" office:value="-154.30674014447" calcext:value-type="float">
            <text:p>-154.3067401444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50.054000854492" calcext:value-type="float">
            <text:p>150.054000854492</text:p>
          </table:table-cell>
          <table:table-cell office:value-type="float" office:value="-213.521677217484" calcext:value-type="float">
            <text:p>-213.521677217484</text:p>
          </table:table-cell>
          <table:table-cell office:value-type="float" office:value="-153.521677217484" calcext:value-type="float">
            <text:p>-153.52167721748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9.921005249023" calcext:value-type="float">
            <text:p>149.921005249023</text:p>
          </table:table-cell>
          <table:table-cell office:value-type="float" office:value="-214.419476968508" calcext:value-type="float">
            <text:p>-214.419476968508</text:p>
          </table:table-cell>
          <table:table-cell office:value-type="float" office:value="-154.419476968508" calcext:value-type="float">
            <text:p>-154.41947696850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9.649002075195" calcext:value-type="float">
            <text:p>149.649002075195</text:p>
          </table:table-cell>
          <table:table-cell office:value-type="float" office:value="-214.058126766883" calcext:value-type="float">
            <text:p>-214.058126766883</text:p>
          </table:table-cell>
          <table:table-cell office:value-type="float" office:value="-154.058126766883" calcext:value-type="float">
            <text:p>-154.05812676688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9.740005493164" calcext:value-type="float">
            <text:p>149.740005493164</text:p>
          </table:table-cell>
          <table:table-cell office:value-type="float" office:value="-214.084390882697" calcext:value-type="float">
            <text:p>-214.084390882697</text:p>
          </table:table-cell>
          <table:table-cell office:value-type="float" office:value="-154.084390882697" calcext:value-type="float">
            <text:p>-154.08439088269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.302001953125" calcext:value-type="float">
            <text:p>150.302001953125</text:p>
          </table:table-cell>
          <table:table-cell office:value-type="float" office:value="-213.923341451559" calcext:value-type="float">
            <text:p>-213.923341451559</text:p>
          </table:table-cell>
          <table:table-cell office:value-type="float" office:value="-153.923341451559" calcext:value-type="float">
            <text:p>-153.92334145155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0.561996459961" calcext:value-type="float">
            <text:p>150.561996459961</text:p>
          </table:table-cell>
          <table:table-cell office:value-type="float" office:value="-213.327380570834" calcext:value-type="float">
            <text:p>-213.327380570834</text:p>
          </table:table-cell>
          <table:table-cell office:value-type="float" office:value="-153.327380570834" calcext:value-type="float">
            <text:p>-153.32738057083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50.796997070313" calcext:value-type="float">
            <text:p>150.796997070313</text:p>
          </table:table-cell>
          <table:table-cell office:value-type="float" office:value="-213.070357943168" calcext:value-type="float">
            <text:p>-213.070357943168</text:p>
          </table:table-cell>
          <table:table-cell office:value-type="float" office:value="-153.070357943168" calcext:value-type="float">
            <text:p>-153.07035794316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50.919998168945" calcext:value-type="float">
            <text:p>150.919998168945</text:p>
          </table:table-cell>
          <table:table-cell office:value-type="float" office:value="-212.787392752167" calcext:value-type="float">
            <text:p>-212.787392752167</text:p>
          </table:table-cell>
          <table:table-cell office:value-type="float" office:value="-152.787392752167" calcext:value-type="float">
            <text:p>-152.78739275216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50.837005615234" calcext:value-type="float">
            <text:p>150.837005615234</text:p>
          </table:table-cell>
          <table:table-cell office:value-type="float" office:value="-212.782120482985" calcext:value-type="float">
            <text:p>-212.782120482985</text:p>
          </table:table-cell>
          <table:table-cell office:value-type="float" office:value="-152.782120482985" calcext:value-type="float">
            <text:p>-152.78212048298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0.610992431641" calcext:value-type="float">
            <text:p>150.610992431641</text:p>
          </table:table-cell>
          <table:table-cell office:value-type="float" office:value="-213.404317043188" calcext:value-type="float">
            <text:p>-213.404317043188</text:p>
          </table:table-cell>
          <table:table-cell office:value-type="float" office:value="-153.404317043188" calcext:value-type="float">
            <text:p>-153.40431704318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50.373992919922" calcext:value-type="float">
            <text:p>150.373992919922</text:p>
          </table:table-cell>
          <table:table-cell office:value-type="float" office:value="-213.587128794496" calcext:value-type="float">
            <text:p>-213.587128794496</text:p>
          </table:table-cell>
          <table:table-cell office:value-type="float" office:value="-153.587128794496" calcext:value-type="float">
            <text:p>-153.58712879449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9.884002685547" calcext:value-type="float">
            <text:p>149.884002685547</text:p>
          </table:table-cell>
          <table:table-cell office:value-type="float" office:value="-214.210414427699" calcext:value-type="float">
            <text:p>-214.210414427699</text:p>
          </table:table-cell>
          <table:table-cell office:value-type="float" office:value="-154.210414427699" calcext:value-type="float">
            <text:p>-154.2104144276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9.29899597168" calcext:value-type="float">
            <text:p>149.29899597168</text:p>
          </table:table-cell>
          <table:table-cell office:value-type="float" office:value="-214.141692178416" calcext:value-type="float">
            <text:p>-214.141692178416</text:p>
          </table:table-cell>
          <table:table-cell office:value-type="float" office:value="-154.141692178416" calcext:value-type="float">
            <text:p>-154.14169217841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8.52099609375" calcext:value-type="float">
            <text:p>148.52099609375</text:p>
          </table:table-cell>
          <table:table-cell office:value-type="float" office:value="-214.672747601541" calcext:value-type="float">
            <text:p>-214.672747601541</text:p>
          </table:table-cell>
          <table:table-cell office:value-type="float" office:value="-154.672747601541" calcext:value-type="float">
            <text:p>-154.67274760154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7.723007202148" calcext:value-type="float">
            <text:p>147.723007202148</text:p>
          </table:table-cell>
          <table:table-cell office:value-type="float" office:value="-215.156134404116" calcext:value-type="float">
            <text:p>-215.156134404116</text:p>
          </table:table-cell>
          <table:table-cell office:value-type="float" office:value="-155.156134404116" calcext:value-type="float">
            <text:p>-155.15613440411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6.880996704102" calcext:value-type="float">
            <text:p>146.880996704102</text:p>
          </table:table-cell>
          <table:table-cell office:value-type="float" office:value="-215.705227247581" calcext:value-type="float">
            <text:p>-215.705227247581</text:p>
          </table:table-cell>
          <table:table-cell office:value-type="float" office:value="-155.705227247581" calcext:value-type="float">
            <text:p>-155.70522724758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.966995239258" calcext:value-type="float">
            <text:p>145.966995239258</text:p>
          </table:table-cell>
          <table:table-cell office:value-type="float" office:value="-216.273023130287" calcext:value-type="float">
            <text:p>-216.273023130287</text:p>
          </table:table-cell>
          <table:table-cell office:value-type="float" office:value="-156.273023130287" calcext:value-type="float">
            <text:p>-156.27302313028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.985000610352" calcext:value-type="float">
            <text:p>144.985000610352</text:p>
          </table:table-cell>
          <table:table-cell office:value-type="float" office:value="-216.738639049716" calcext:value-type="float">
            <text:p>-216.738639049716</text:p>
          </table:table-cell>
          <table:table-cell office:value-type="float" office:value="-156.738639049716" calcext:value-type="float">
            <text:p>-156.7386390497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3.794998168945" calcext:value-type="float">
            <text:p>143.794998168945</text:p>
          </table:table-cell>
          <table:table-cell office:value-type="float" office:value="-217.521133985441" calcext:value-type="float">
            <text:p>-217.521133985441</text:p>
          </table:table-cell>
          <table:table-cell office:value-type="float" office:value="-157.521133985441" calcext:value-type="float">
            <text:p>-157.52113398544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2.804992675781" calcext:value-type="float">
            <text:p>142.804992675781</text:p>
          </table:table-cell>
          <table:table-cell office:value-type="float" office:value="-217.819527179783" calcext:value-type="float">
            <text:p>-217.819527179783</text:p>
          </table:table-cell>
          <table:table-cell office:value-type="float" office:value="-157.819527179783" calcext:value-type="float">
            <text:p>-157.81952717978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1.641998291016" calcext:value-type="float">
            <text:p>141.641998291016</text:p>
          </table:table-cell>
          <table:table-cell office:value-type="float" office:value="-218.580714193134" calcext:value-type="float">
            <text:p>-218.580714193134</text:p>
          </table:table-cell>
          <table:table-cell office:value-type="float" office:value="-158.580714193134" calcext:value-type="float">
            <text:p>-158.58071419313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0.408004760742" calcext:value-type="float">
            <text:p>140.408004760742</text:p>
          </table:table-cell>
          <table:table-cell office:value-type="float" office:value="-219.448224125671" calcext:value-type="float">
            <text:p>-219.448224125671</text:p>
          </table:table-cell>
          <table:table-cell office:value-type="float" office:value="-159.448224125671" calcext:value-type="float">
            <text:p>-159.44822412567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9.240005493164" calcext:value-type="float">
            <text:p>139.240005493164</text:p>
          </table:table-cell>
          <table:table-cell office:value-type="float" office:value="-219.959707302829" calcext:value-type="float">
            <text:p>-219.959707302829</text:p>
          </table:table-cell>
          <table:table-cell office:value-type="float" office:value="-159.959707302829" calcext:value-type="float">
            <text:p>-159.95970730282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38.018997192383" calcext:value-type="float">
            <text:p>138.018997192383</text:p>
          </table:table-cell>
          <table:table-cell office:value-type="float" office:value="-220.846978231758" calcext:value-type="float">
            <text:p>-220.846978231758</text:p>
          </table:table-cell>
          <table:table-cell office:value-type="float" office:value="-160.846978231758" calcext:value-type="float">
            <text:p>-160.84697823175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6.813995361328" calcext:value-type="float">
            <text:p>136.813995361328</text:p>
          </table:table-cell>
          <table:table-cell office:value-type="float" office:value="-221.835736651597" calcext:value-type="float">
            <text:p>-221.835736651597</text:p>
          </table:table-cell>
          <table:table-cell office:value-type="float" office:value="-161.835736651597" calcext:value-type="float">
            <text:p>-161.83573665159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5.660995483398" calcext:value-type="float">
            <text:p>135.660995483398</text:p>
          </table:table-cell>
          <table:table-cell office:value-type="float" office:value="-222.570353125963" calcext:value-type="float">
            <text:p>-222.570353125963</text:p>
          </table:table-cell>
          <table:table-cell office:value-type="float" office:value="-162.570353125963" calcext:value-type="float">
            <text:p>-162.57035312596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4.408996582031" calcext:value-type="float">
            <text:p>134.408996582031</text:p>
          </table:table-cell>
          <table:table-cell office:value-type="float" office:value="-222.640181653248" calcext:value-type="float">
            <text:p>-222.640181653248</text:p>
          </table:table-cell>
          <table:table-cell office:value-type="float" office:value="-162.640181653248" calcext:value-type="float">
            <text:p>-162.64018165324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33.29899597168" calcext:value-type="float">
            <text:p>133.29899597168</text:p>
          </table:table-cell>
          <table:table-cell office:value-type="float" office:value="-223.526805436606" calcext:value-type="float">
            <text:p>-223.526805436606</text:p>
          </table:table-cell>
          <table:table-cell office:value-type="float" office:value="-163.526805436606" calcext:value-type="float">
            <text:p>-163.52680543660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38.016006469727" calcext:value-type="float">
            <text:p>138.016006469727</text:p>
          </table:table-cell>
          <table:table-cell office:value-type="float" office:value="-218.8410787007" calcext:value-type="float">
            <text:p>-218.8410787007</text:p>
          </table:table-cell>
          <table:table-cell office:value-type="float" office:value="-158.8410787007" calcext:value-type="float">
            <text:p>-158.841078700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7.001007080078" calcext:value-type="float">
            <text:p>157.001007080078</text:p>
          </table:table-cell>
          <table:table-cell office:value-type="float" office:value="-208.198173442116" calcext:value-type="float">
            <text:p>-208.198173442116</text:p>
          </table:table-cell>
          <table:table-cell office:value-type="float" office:value="-148.198173442116" calcext:value-type="float">
            <text:p>-148.1981734421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78.611999511719" calcext:value-type="float">
            <text:p>178.611999511719</text:p>
          </table:table-cell>
          <table:table-cell office:value-type="float" office:value="-195.301377837165" calcext:value-type="float">
            <text:p>-195.301377837165</text:p>
          </table:table-cell>
          <table:table-cell office:value-type="float" office:value="-135.301377837165" calcext:value-type="float">
            <text:p>-135.30137783716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163.330993652344" calcext:value-type="float">
            <text:p>-163.330993652344</text:p>
          </table:table-cell>
          <table:table-cell office:value-type="float" office:value="-184.613576375013" calcext:value-type="float">
            <text:p>-184.613576375013</text:p>
          </table:table-cell>
          <table:table-cell office:value-type="float" office:value="-124.613576375013" calcext:value-type="float">
            <text:p>-124.61357637501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48.276000976563" calcext:value-type="float">
            <text:p>-148.276000976563</text:p>
          </table:table-cell>
          <table:table-cell office:value-type="float" office:value="-175.705016722791" calcext:value-type="float">
            <text:p>-175.705016722791</text:p>
          </table:table-cell>
          <table:table-cell office:value-type="float" office:value="-115.705016722791" calcext:value-type="float">
            <text:p>-115.70501672279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36.529998779297" calcext:value-type="float">
            <text:p>-136.529998779297</text:p>
          </table:table-cell>
          <table:table-cell office:value-type="float" office:value="-168.758121379669" calcext:value-type="float">
            <text:p>-168.758121379669</text:p>
          </table:table-cell>
          <table:table-cell office:value-type="float" office:value="-108.758121379669" calcext:value-type="float">
            <text:p>-108.7581213796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28.270004272461" calcext:value-type="float">
            <text:p>-128.270004272461</text:p>
          </table:table-cell>
          <table:table-cell office:value-type="float" office:value="-162.200062328549" calcext:value-type="float">
            <text:p>-162.200062328549</text:p>
          </table:table-cell>
          <table:table-cell office:value-type="float" office:value="-102.200062328549" calcext:value-type="float">
            <text:p>-102.20006232854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21.512001037598" calcext:value-type="float">
            <text:p>-121.512001037598</text:p>
          </table:table-cell>
          <table:table-cell office:value-type="float" office:value="-159.663420982069" calcext:value-type="float">
            <text:p>-159.663420982069</text:p>
          </table:table-cell>
          <table:table-cell office:value-type="float" office:value="-99.6634209820688" calcext:value-type="float">
            <text:p>-99.663420982068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7.481002807617" calcext:value-type="float">
            <text:p>-117.481002807617</text:p>
          </table:table-cell>
          <table:table-cell office:value-type="float" office:value="-155.792115071512" calcext:value-type="float">
            <text:p>-155.792115071512</text:p>
          </table:table-cell>
          <table:table-cell office:value-type="float" office:value="-95.7921150715115" calcext:value-type="float">
            <text:p>-95.792115071511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115.324996948242" calcext:value-type="float">
            <text:p>-115.324996948242</text:p>
          </table:table-cell>
          <table:table-cell office:value-type="float" office:value="-153.22997002851" calcext:value-type="float">
            <text:p>-153.22997002851</text:p>
          </table:table-cell>
          <table:table-cell office:value-type="float" office:value="-93.2299700285102" calcext:value-type="float">
            <text:p>-93.229970028510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3.202003479004" calcext:value-type="float">
            <text:p>-113.202003479004</text:p>
          </table:table-cell>
          <table:table-cell office:value-type="float" office:value="-152.056300300104" calcext:value-type="float">
            <text:p>-152.056300300104</text:p>
          </table:table-cell>
          <table:table-cell office:value-type="float" office:value="-92.0563003001038" calcext:value-type="float">
            <text:p>-92.056300300103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11.362998962402" calcext:value-type="float">
            <text:p>-111.362998962402</text:p>
          </table:table-cell>
          <table:table-cell office:value-type="float" office:value="-150.129922172276" calcext:value-type="float">
            <text:p>-150.129922172276</text:p>
          </table:table-cell>
          <table:table-cell office:value-type="float" office:value="-90.1299221722757" calcext:value-type="float">
            <text:p>-90.129922172275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09.700996398926" calcext:value-type="float">
            <text:p>-109.700996398926</text:p>
          </table:table-cell>
          <table:table-cell office:value-type="float" office:value="-148.380242560687" calcext:value-type="float">
            <text:p>-148.380242560687</text:p>
          </table:table-cell>
          <table:table-cell office:value-type="float" office:value="-88.380242560687" calcext:value-type="float">
            <text:p>-88.38024256068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08.833999633789" calcext:value-type="float">
            <text:p>-108.833999633789</text:p>
          </table:table-cell>
          <table:table-cell office:value-type="float" office:value="-147.587417160254" calcext:value-type="float">
            <text:p>-147.587417160254</text:p>
          </table:table-cell>
          <table:table-cell office:value-type="float" office:value="-87.5874171602535" calcext:value-type="float">
            <text:p>-87.587417160253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07.583000183105" calcext:value-type="float">
            <text:p>-107.583000183105</text:p>
          </table:table-cell>
          <table:table-cell office:value-type="float" office:value="-147.571426667767" calcext:value-type="float">
            <text:p>-147.571426667767</text:p>
          </table:table-cell>
          <table:table-cell office:value-type="float" office:value="-87.5714266677673" calcext:value-type="float">
            <text:p>-87.571426667767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07.321998596191" calcext:value-type="float">
            <text:p>-107.321998596191</text:p>
          </table:table-cell>
          <table:table-cell office:value-type="float" office:value="-146.127476008556" calcext:value-type="float">
            <text:p>-146.127476008556</text:p>
          </table:table-cell>
          <table:table-cell office:value-type="float" office:value="-86.1274760085555" calcext:value-type="float">
            <text:p>-86.127476008555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2.128997802734" calcext:value-type="float">
            <text:p>-112.128997802734</text:p>
          </table:table-cell>
          <table:table-cell office:value-type="float" office:value="-147.373442838416" calcext:value-type="float">
            <text:p>-147.373442838416</text:p>
          </table:table-cell>
          <table:table-cell office:value-type="float" office:value="-87.3734428384164" calcext:value-type="float">
            <text:p>-87.373442838416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126.48999786377" calcext:value-type="float">
            <text:p>-126.48999786377</text:p>
          </table:table-cell>
          <table:table-cell office:value-type="float" office:value="-159.529366386743" calcext:value-type="float">
            <text:p>-159.529366386743</text:p>
          </table:table-cell>
          <table:table-cell office:value-type="float" office:value="-99.5293663867432" calcext:value-type="float">
            <text:p>-99.529366386743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28.705001831055" calcext:value-type="float">
            <text:p>-128.705001831055</text:p>
          </table:table-cell>
          <table:table-cell office:value-type="float" office:value="-160.232292374132" calcext:value-type="float">
            <text:p>-160.232292374132</text:p>
          </table:table-cell>
          <table:table-cell office:value-type="float" office:value="-100.232292374132" calcext:value-type="float">
            <text:p>-100.23229237413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115.593002319336" calcext:value-type="float">
            <text:p>-115.593002319336</text:p>
          </table:table-cell>
          <table:table-cell office:value-type="float" office:value="-150.794315392897" calcext:value-type="float">
            <text:p>-150.794315392897</text:p>
          </table:table-cell>
          <table:table-cell office:value-type="float" office:value="-90.7943153928975" calcext:value-type="float">
            <text:p>-90.794315392897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05.898002624512" calcext:value-type="float">
            <text:p>-105.898002624512</text:p>
          </table:table-cell>
          <table:table-cell office:value-type="float" office:value="-148.132711232113" calcext:value-type="float">
            <text:p>-148.132711232113</text:p>
          </table:table-cell>
          <table:table-cell office:value-type="float" office:value="-88.1327112321132" calcext:value-type="float">
            <text:p>-88.132711232113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94.5920028686524" calcext:value-type="float">
            <text:p>-94.5920028686524</text:p>
          </table:table-cell>
          <table:table-cell office:value-type="float" office:value="-139.350287164232" calcext:value-type="float">
            <text:p>-139.350287164232</text:p>
          </table:table-cell>
          <table:table-cell office:value-type="float" office:value="-79.3502871642322" calcext:value-type="float">
            <text:p>-79.350287164232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74.4049987792969" calcext:value-type="float">
            <text:p>-74.4049987792969</text:p>
          </table:table-cell>
          <table:table-cell office:value-type="float" office:value="-133.185021664503" calcext:value-type="float">
            <text:p>-133.185021664503</text:p>
          </table:table-cell>
          <table:table-cell office:value-type="float" office:value="-73.1850216645031" calcext:value-type="float">
            <text:p>-73.185021664503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37.0890007019043" calcext:value-type="float">
            <text:p>-37.0890007019043</text:p>
          </table:table-cell>
          <table:table-cell office:value-type="float" office:value="-146.528684315317" calcext:value-type="float">
            <text:p>-146.528684315317</text:p>
          </table:table-cell>
          <table:table-cell office:value-type="float" office:value="-86.5286843153169" calcext:value-type="float">
            <text:p>-86.528684315316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21.173999786377" calcext:value-type="float">
            <text:p>-21.173999786377</text:p>
          </table:table-cell>
          <table:table-cell office:value-type="float" office:value="-127.397903321699" calcext:value-type="float">
            <text:p>-127.397903321699</text:p>
          </table:table-cell>
          <table:table-cell office:value-type="float" office:value="-67.3979033216985" calcext:value-type="float">
            <text:p>-67.397903321698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8.92899990081787" calcext:value-type="float">
            <text:p>-8.92899990081787</text:p>
          </table:table-cell>
          <table:table-cell office:value-type="float" office:value="-105.373083889503" calcext:value-type="float">
            <text:p>-105.373083889503</text:p>
          </table:table-cell>
          <table:table-cell office:value-type="float" office:value="-45.3730838895034" calcext:value-type="float">
            <text:p>-45.373083889503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2.69199991226196" calcext:value-type="float">
            <text:p>-2.69199991226196</text:p>
          </table:table-cell>
          <table:table-cell office:value-type="float" office:value="-45.830882309898" calcext:value-type="float">
            <text:p>-45.830882309898</text:p>
          </table:table-cell>
          <table:table-cell office:value-type="float" office:value="14.169117690102" calcext:value-type="float">
            <text:p>14.16911769010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5.90700006484985" calcext:value-type="float">
            <text:p>-5.90700006484985</text:p>
          </table:table-cell>
          <table:table-cell office:value-type="float" office:value="-61.4136647682206" calcext:value-type="float">
            <text:p>-61.4136647682206</text:p>
          </table:table-cell>
          <table:table-cell office:value-type="float" office:value="-1.41366476822057" calcext:value-type="float">
            <text:p>-1.4136647682205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8.4039993286133" calcext:value-type="float">
            <text:p>-18.4039993286133</text:p>
          </table:table-cell>
          <table:table-cell office:value-type="float" office:value="-74.1401656034793" calcext:value-type="float">
            <text:p>-74.1401656034793</text:p>
          </table:table-cell>
          <table:table-cell office:value-type="float" office:value="-14.1401656034793" calcext:value-type="float">
            <text:p>-14.140165603479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25.1700000762939" calcext:value-type="float">
            <text:p>-25.1700000762939</text:p>
          </table:table-cell>
          <table:table-cell office:value-type="float" office:value="-81.151937190699" calcext:value-type="float">
            <text:p>-81.151937190699</text:p>
          </table:table-cell>
          <table:table-cell office:value-type="float" office:value="-21.151937190699" calcext:value-type="float">
            <text:p>-21.15193719069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38.0909996032715" calcext:value-type="float">
            <text:p>-38.0909996032715</text:p>
          </table:table-cell>
          <table:table-cell office:value-type="float" office:value="-94.7020776978734" calcext:value-type="float">
            <text:p>-94.7020776978734</text:p>
          </table:table-cell>
          <table:table-cell office:value-type="float" office:value="-34.7020776978734" calcext:value-type="float">
            <text:p>-34.702077697873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45.7050018310547" calcext:value-type="float">
            <text:p>-45.7050018310547</text:p>
          </table:table-cell>
          <table:table-cell office:value-type="float" office:value="-96.788890085236" calcext:value-type="float">
            <text:p>-96.788890085236</text:p>
          </table:table-cell>
          <table:table-cell office:value-type="float" office:value="-36.788890085236" calcext:value-type="float">
            <text:p>-36.78889008523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49.3269996643066" calcext:value-type="float">
            <text:p>-49.3269996643066</text:p>
          </table:table-cell>
          <table:table-cell office:value-type="float" office:value="-102.606259067743" calcext:value-type="float">
            <text:p>-102.606259067743</text:p>
          </table:table-cell>
          <table:table-cell office:value-type="float" office:value="-42.6062590677433" calcext:value-type="float">
            <text:p>-42.60625906774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53.007999420166" calcext:value-type="float">
            <text:p>-53.007999420166</text:p>
          </table:table-cell>
          <table:table-cell office:value-type="float" office:value="-103.945124194814" calcext:value-type="float">
            <text:p>-103.945124194814</text:p>
          </table:table-cell>
          <table:table-cell office:value-type="float" office:value="-43.9451241948142" calcext:value-type="float">
            <text:p>-43.945124194814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56.4529991149902" calcext:value-type="float">
            <text:p>-56.4529991149902</text:p>
          </table:table-cell>
          <table:table-cell office:value-type="float" office:value="-107.507701788977" calcext:value-type="float">
            <text:p>-107.507701788977</text:p>
          </table:table-cell>
          <table:table-cell office:value-type="float" office:value="-47.5077017889773" calcext:value-type="float">
            <text:p>-47.507701788977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58.3810005187988" calcext:value-type="float">
            <text:p>-58.3810005187988</text:p>
          </table:table-cell>
          <table:table-cell office:value-type="float" office:value="-106.01719391042" calcext:value-type="float">
            <text:p>-106.01719391042</text:p>
          </table:table-cell>
          <table:table-cell office:value-type="float" office:value="-46.0171939104203" calcext:value-type="float">
            <text:p>-46.017193910420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59.7649993896484" calcext:value-type="float">
            <text:p>-59.7649993896484</text:p>
          </table:table-cell>
          <table:table-cell office:value-type="float" office:value="-108.662374958792" calcext:value-type="float">
            <text:p>-108.662374958792</text:p>
          </table:table-cell>
          <table:table-cell office:value-type="float" office:value="-48.6623749587921" calcext:value-type="float">
            <text:p>-48.662374958792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60.1800003051758" calcext:value-type="float">
            <text:p>-60.1800003051758</text:p>
          </table:table-cell>
          <table:table-cell office:value-type="float" office:value="-107.949653208245" calcext:value-type="float">
            <text:p>-107.949653208245</text:p>
          </table:table-cell>
          <table:table-cell office:value-type="float" office:value="-47.949653208245" calcext:value-type="float">
            <text:p>-47.94965320824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60.8199996948242" calcext:value-type="float">
            <text:p>-60.8199996948242</text:p>
          </table:table-cell>
          <table:table-cell office:value-type="float" office:value="-108.848178948189" calcext:value-type="float">
            <text:p>-108.848178948189</text:p>
          </table:table-cell>
          <table:table-cell office:value-type="float" office:value="-48.8481789481892" calcext:value-type="float">
            <text:p>-48.848178948189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61.9379997253418" calcext:value-type="float">
            <text:p>-61.9379997253418</text:p>
          </table:table-cell>
          <table:table-cell office:value-type="float" office:value="-106.994568536117" calcext:value-type="float">
            <text:p>-106.994568536117</text:p>
          </table:table-cell>
          <table:table-cell office:value-type="float" office:value="-46.9945685361171" calcext:value-type="float">
            <text:p>-46.994568536117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63.3460006713867" calcext:value-type="float">
            <text:p>-63.3460006713867</text:p>
          </table:table-cell>
          <table:table-cell office:value-type="float" office:value="-109.921319651851" calcext:value-type="float">
            <text:p>-109.921319651851</text:p>
          </table:table-cell>
          <table:table-cell office:value-type="float" office:value="-49.9213196518512" calcext:value-type="float">
            <text:p>-49.921319651851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64.6719970703125" calcext:value-type="float">
            <text:p>-64.6719970703125</text:p>
          </table:table-cell>
          <table:table-cell office:value-type="float" office:value="-109.691678808815" calcext:value-type="float">
            <text:p>-109.691678808815</text:p>
          </table:table-cell>
          <table:table-cell office:value-type="float" office:value="-49.6916788088154" calcext:value-type="float">
            <text:p>-49.69167880881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65.2229995727539" calcext:value-type="float">
            <text:p>-65.2229995727539</text:p>
          </table:table-cell>
          <table:table-cell office:value-type="float" office:value="-110.808230888409" calcext:value-type="float">
            <text:p>-110.808230888409</text:p>
          </table:table-cell>
          <table:table-cell office:value-type="float" office:value="-50.8082308884094" calcext:value-type="float">
            <text:p>-50.808230888409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65.9280014038086" calcext:value-type="float">
            <text:p>-65.9280014038086</text:p>
          </table:table-cell>
          <table:table-cell office:value-type="float" office:value="-108.932028326238" calcext:value-type="float">
            <text:p>-108.932028326238</text:p>
          </table:table-cell>
          <table:table-cell office:value-type="float" office:value="-48.932028326238" calcext:value-type="float">
            <text:p>-48.93202832623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62.6749992370606" calcext:value-type="float">
            <text:p>-62.6749992370606</text:p>
          </table:table-cell>
          <table:table-cell office:value-type="float" office:value="-109.791370623145" calcext:value-type="float">
            <text:p>-109.791370623145</text:p>
          </table:table-cell>
          <table:table-cell office:value-type="float" office:value="-49.7913706231447" calcext:value-type="float">
            <text:p>-49.791370623144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60.8650016784668" calcext:value-type="float">
            <text:p>-60.8650016784668</text:p>
          </table:table-cell>
          <table:table-cell office:value-type="float" office:value="-104.709714047275" calcext:value-type="float">
            <text:p>-104.709714047275</text:p>
          </table:table-cell>
          <table:table-cell office:value-type="float" office:value="-44.7097140472746" calcext:value-type="float">
            <text:p>-44.709714047274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58.2060012817383" calcext:value-type="float">
            <text:p>-58.2060012817383</text:p>
          </table:table-cell>
          <table:table-cell office:value-type="float" office:value="-104.382696652066" calcext:value-type="float">
            <text:p>-104.382696652066</text:p>
          </table:table-cell>
          <table:table-cell office:value-type="float" office:value="-44.3826966520664" calcext:value-type="float">
            <text:p>-44.382696652066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56.6529998779297" calcext:value-type="float">
            <text:p>-56.6529998779297</text:p>
          </table:table-cell>
          <table:table-cell office:value-type="float" office:value="-102.10363410815" calcext:value-type="float">
            <text:p>-102.10363410815</text:p>
          </table:table-cell>
          <table:table-cell office:value-type="float" office:value="-42.1036341081498" calcext:value-type="float">
            <text:p>-42.103634108149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55.4879989624024" calcext:value-type="float">
            <text:p>-55.4879989624024</text:p>
          </table:table-cell>
          <table:table-cell office:value-type="float" office:value="-100.448343254942" calcext:value-type="float">
            <text:p>-100.448343254942</text:p>
          </table:table-cell>
          <table:table-cell office:value-type="float" office:value="-40.4483432549419" calcext:value-type="float">
            <text:p>-40.448343254941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54.8600006103516" calcext:value-type="float">
            <text:p>-54.8600006103516</text:p>
          </table:table-cell>
          <table:table-cell office:value-type="float" office:value="-99.2734932287609" calcext:value-type="float">
            <text:p>-99.2734932287609</text:p>
          </table:table-cell>
          <table:table-cell office:value-type="float" office:value="-39.2734932287608" calcext:value-type="float">
            <text:p>-39.273493228760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54.3520011901856" calcext:value-type="float">
            <text:p>-54.3520011901856</text:p>
          </table:table-cell>
          <table:table-cell office:value-type="float" office:value="-99.2252250255529" calcext:value-type="float">
            <text:p>-99.2252250255529</text:p>
          </table:table-cell>
          <table:table-cell office:value-type="float" office:value="-39.2252250255528" calcext:value-type="float">
            <text:p>-39.225225025552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53.9799995422363" calcext:value-type="float">
            <text:p>-53.9799995422363</text:p>
          </table:table-cell>
          <table:table-cell office:value-type="float" office:value="-99.4954764454318" calcext:value-type="float">
            <text:p>-99.4954764454318</text:p>
          </table:table-cell>
          <table:table-cell office:value-type="float" office:value="-39.4954764454318" calcext:value-type="float">
            <text:p>-39.495476445431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53.5830001831055" calcext:value-type="float">
            <text:p>-53.5830001831055</text:p>
          </table:table-cell>
          <table:table-cell office:value-type="float" office:value="-99.1711613250168" calcext:value-type="float">
            <text:p>-99.1711613250168</text:p>
          </table:table-cell>
          <table:table-cell office:value-type="float" office:value="-39.1711613250168" calcext:value-type="float">
            <text:p>-39.171161325016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52.8989982604981" calcext:value-type="float">
            <text:p>-52.8989982604981</text:p>
          </table:table-cell>
          <table:table-cell office:value-type="float" office:value="-97.7036783185323" calcext:value-type="float">
            <text:p>-97.7036783185323</text:p>
          </table:table-cell>
          <table:table-cell office:value-type="float" office:value="-37.7036783185323" calcext:value-type="float">
            <text:p>-37.703678318532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49.7630004882813" calcext:value-type="float">
            <text:p>-49.7630004882813</text:p>
          </table:table-cell>
          <table:table-cell office:value-type="float" office:value="-95.1351229450158" calcext:value-type="float">
            <text:p>-95.1351229450158</text:p>
          </table:table-cell>
          <table:table-cell office:value-type="float" office:value="-35.1351229450158" calcext:value-type="float">
            <text:p>-35.135122945015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48.6669998168945" calcext:value-type="float">
            <text:p>-48.6669998168945</text:p>
          </table:table-cell>
          <table:table-cell office:value-type="float" office:value="-94.9301160620233" calcext:value-type="float">
            <text:p>-94.9301160620233</text:p>
          </table:table-cell>
          <table:table-cell office:value-type="float" office:value="-34.9301160620233" calcext:value-type="float">
            <text:p>-34.930116062023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48.7140007019043" calcext:value-type="float">
            <text:p>-48.7140007019043</text:p>
          </table:table-cell>
          <table:table-cell office:value-type="float" office:value="-94.0576711513358" calcext:value-type="float">
            <text:p>-94.0576711513358</text:p>
          </table:table-cell>
          <table:table-cell office:value-type="float" office:value="-34.0576711513358" calcext:value-type="float">
            <text:p>-34.057671151335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47.6529998779297" calcext:value-type="float">
            <text:p>-47.6529998779297</text:p>
          </table:table-cell>
          <table:table-cell office:value-type="float" office:value="-93.6811205007443" calcext:value-type="float">
            <text:p>-93.6811205007443</text:p>
          </table:table-cell>
          <table:table-cell office:value-type="float" office:value="-33.6811205007443" calcext:value-type="float">
            <text:p>-33.681120500744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45.5530014038086" calcext:value-type="float">
            <text:p>-45.5530014038086</text:p>
          </table:table-cell>
          <table:table-cell office:value-type="float" office:value="-91.987801078269" calcext:value-type="float">
            <text:p>-91.987801078269</text:p>
          </table:table-cell>
          <table:table-cell office:value-type="float" office:value="-31.987801078269" calcext:value-type="float">
            <text:p>-31.98780107826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44.3370018005371" calcext:value-type="float">
            <text:p>-44.3370018005371</text:p>
          </table:table-cell>
          <table:table-cell office:value-type="float" office:value="-87.0921635291231" calcext:value-type="float">
            <text:p>-87.0921635291231</text:p>
          </table:table-cell>
          <table:table-cell office:value-type="float" office:value="-27.0921635291231" calcext:value-type="float">
            <text:p>-27.092163529123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39.5550003051758" calcext:value-type="float">
            <text:p>-39.5550003051758</text:p>
          </table:table-cell>
          <table:table-cell office:value-type="float" office:value="-86.0960885711548" calcext:value-type="float">
            <text:p>-86.0960885711548</text:p>
          </table:table-cell>
          <table:table-cell office:value-type="float" office:value="-26.0960885711548" calcext:value-type="float">
            <text:p>-26.096088571154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23.5879993438721" calcext:value-type="float">
            <text:p>-23.5879993438721</text:p>
          </table:table-cell>
          <table:table-cell office:value-type="float" office:value="-65.0624679184539" calcext:value-type="float">
            <text:p>-65.0624679184539</text:p>
          </table:table-cell>
          <table:table-cell office:value-type="float" office:value="-5.06246791845395" calcext:value-type="float">
            <text:p>-5.0624679184539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4.6990003585815" calcext:value-type="float">
            <text:p>-14.6990003585815</text:p>
          </table:table-cell>
          <table:table-cell office:value-type="float" office:value="-44.0071216485068" calcext:value-type="float">
            <text:p>-44.0071216485068</text:p>
          </table:table-cell>
          <table:table-cell office:value-type="float" office:value="15.9928783514932" calcext:value-type="float">
            <text:p>15.992878351493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9.84500026702881" calcext:value-type="float">
            <text:p>-9.84500026702881</text:p>
          </table:table-cell>
          <table:table-cell office:value-type="float" office:value="-40.0270276984815" calcext:value-type="float">
            <text:p>-40.0270276984815</text:p>
          </table:table-cell>
          <table:table-cell office:value-type="float" office:value="19.9729723015185" calcext:value-type="float">
            <text:p>19.972972301518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4.5479998588562" calcext:value-type="float">
            <text:p>-4.5479998588562</text:p>
          </table:table-cell>
          <table:table-cell office:value-type="float" office:value="-24.1562675613447" calcext:value-type="float">
            <text:p>-24.1562675613447</text:p>
          </table:table-cell>
          <table:table-cell office:value-type="float" office:value="35.8437324386553" calcext:value-type="float">
            <text:p>35.843732438655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3.61999988555908" calcext:value-type="float">
            <text:p>-3.61999988555908</text:p>
          </table:table-cell>
          <table:table-cell office:value-type="float" office:value="-16.3675445147646" calcext:value-type="float">
            <text:p>-16.3675445147646</text:p>
          </table:table-cell>
          <table:table-cell office:value-type="float" office:value="43.6324554852354" calcext:value-type="float">
            <text:p>43.632455485235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3.33699989318848" calcext:value-type="float">
            <text:p>-3.33699989318848</text:p>
          </table:table-cell>
          <table:table-cell office:value-type="float" office:value="-21.5906085274308" calcext:value-type="float">
            <text:p>-21.5906085274308</text:p>
          </table:table-cell>
          <table:table-cell office:value-type="float" office:value="38.4093914725692" calcext:value-type="float">
            <text:p>38.409391472569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8.10099983215332" calcext:value-type="float">
            <text:p>-8.10099983215332</text:p>
          </table:table-cell>
          <table:table-cell office:value-type="float" office:value="-27.0007002851935" calcext:value-type="float">
            <text:p>-27.0007002851935</text:p>
          </table:table-cell>
          <table:table-cell office:value-type="float" office:value="32.9992997148065" calcext:value-type="float">
            <text:p>32.999299714806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0.3690004348755" calcext:value-type="float">
            <text:p>-10.3690004348755</text:p>
          </table:table-cell>
          <table:table-cell office:value-type="float" office:value="-39.3498956007028" calcext:value-type="float">
            <text:p>-39.3498956007028</text:p>
          </table:table-cell>
          <table:table-cell office:value-type="float" office:value="20.6501043992972" calcext:value-type="float">
            <text:p>20.650104399297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9.99100017547607" calcext:value-type="float">
            <text:p>-9.99100017547607</text:p>
          </table:table-cell>
          <table:table-cell office:value-type="float" office:value="-36.3924582226385" calcext:value-type="float">
            <text:p>-36.3924582226385</text:p>
          </table:table-cell>
          <table:table-cell office:value-type="float" office:value="23.6075417773615" calcext:value-type="float">
            <text:p>23.607541777361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0.0080003738403" calcext:value-type="float">
            <text:p>-10.0080003738403</text:p>
          </table:table-cell>
          <table:table-cell office:value-type="float" office:value="-40.2219708570699" calcext:value-type="float">
            <text:p>-40.2219708570699</text:p>
          </table:table-cell>
          <table:table-cell office:value-type="float" office:value="19.7780291429301" calcext:value-type="float">
            <text:p>19.778029142930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10.0019998550415" calcext:value-type="float">
            <text:p>-10.0019998550415</text:p>
          </table:table-cell>
          <table:table-cell office:value-type="float" office:value="-33.2067940060123" calcext:value-type="float">
            <text:p>-33.2067940060123</text:p>
          </table:table-cell>
          <table:table-cell office:value-type="float" office:value="26.7932059939876" calcext:value-type="float">
            <text:p>26.793205993987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4.8500003814697" calcext:value-type="float">
            <text:p>-14.8500003814697</text:p>
          </table:table-cell>
          <table:table-cell office:value-type="float" office:value="-46.2300503358414" calcext:value-type="float">
            <text:p>-46.2300503358414</text:p>
          </table:table-cell>
          <table:table-cell office:value-type="float" office:value="13.7699496641586" calcext:value-type="float">
            <text:p>13.76994966415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22.0540008544922" calcext:value-type="float">
            <text:p>-22.0540008544922</text:p>
          </table:table-cell>
          <table:table-cell office:value-type="float" office:value="-57.8134051940086" calcext:value-type="float">
            <text:p>-57.8134051940086</text:p>
          </table:table-cell>
          <table:table-cell office:value-type="float" office:value="2.18659480599142" calcext:value-type="float">
            <text:p>2.1865948059914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30.2600002288818" calcext:value-type="float">
            <text:p>-30.2600002288818</text:p>
          </table:table-cell>
          <table:table-cell office:value-type="float" office:value="-71.7754610688433" calcext:value-type="float">
            <text:p>-71.7754610688433</text:p>
          </table:table-cell>
          <table:table-cell office:value-type="float" office:value="-11.7754610688433" calcext:value-type="float">
            <text:p>-11.775461068843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38.1520004272461" calcext:value-type="float">
            <text:p>-38.1520004272461</text:p>
          </table:table-cell>
          <table:table-cell office:value-type="float" office:value="-80.6589098012798" calcext:value-type="float">
            <text:p>-80.6589098012798</text:p>
          </table:table-cell>
          <table:table-cell office:value-type="float" office:value="-20.6589098012798" calcext:value-type="float">
            <text:p>-20.658909801279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45.5740013122559" calcext:value-type="float">
            <text:p>-45.5740013122559</text:p>
          </table:table-cell>
          <table:table-cell office:value-type="float" office:value="-89.9958306926041" calcext:value-type="float">
            <text:p>-89.9958306926041</text:p>
          </table:table-cell>
          <table:table-cell office:value-type="float" office:value="-29.9958306926041" calcext:value-type="float">
            <text:p>-29.995830692604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52.9039993286133" calcext:value-type="float">
            <text:p>-52.9039993286133</text:p>
          </table:table-cell>
          <table:table-cell office:value-type="float" office:value="-96.4193077470284" calcext:value-type="float">
            <text:p>-96.4193077470284</text:p>
          </table:table-cell>
          <table:table-cell office:value-type="float" office:value="-36.4193077470284" calcext:value-type="float">
            <text:p>-36.419307747028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60.7060012817383" calcext:value-type="float">
            <text:p>-60.7060012817383</text:p>
          </table:table-cell>
          <table:table-cell office:value-type="float" office:value="-103.231920041097" calcext:value-type="float">
            <text:p>-103.231920041097</text:p>
          </table:table-cell>
          <table:table-cell office:value-type="float" office:value="-43.2319200410968" calcext:value-type="float">
            <text:p>-43.231920041096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68.3420028686524" calcext:value-type="float">
            <text:p>-68.3420028686524</text:p>
          </table:table-cell>
          <table:table-cell office:value-type="float" office:value="-109.36996528558" calcext:value-type="float">
            <text:p>-109.36996528558</text:p>
          </table:table-cell>
          <table:table-cell office:value-type="float" office:value="-49.36996528558" calcext:value-type="float">
            <text:p>-49.3699652855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76.265998840332" calcext:value-type="float">
            <text:p>-76.265998840332</text:p>
          </table:table-cell>
          <table:table-cell office:value-type="float" office:value="-116.155606689416" calcext:value-type="float">
            <text:p>-116.155606689416</text:p>
          </table:table-cell>
          <table:table-cell office:value-type="float" office:value="-56.1556066894155" calcext:value-type="float">
            <text:p>-56.155606689415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83.2119979858399" calcext:value-type="float">
            <text:p>-83.2119979858399</text:p>
          </table:table-cell>
          <table:table-cell office:value-type="float" office:value="-120.325994974036" calcext:value-type="float">
            <text:p>-120.325994974036</text:p>
          </table:table-cell>
          <table:table-cell office:value-type="float" office:value="-60.3259949740355" calcext:value-type="float">
            <text:p>-60.325994974035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88.7300033569336" calcext:value-type="float">
            <text:p>-88.7300033569336</text:p>
          </table:table-cell>
          <table:table-cell office:value-type="float" office:value="-125.298350142662" calcext:value-type="float">
            <text:p>-125.298350142662</text:p>
          </table:table-cell>
          <table:table-cell office:value-type="float" office:value="-65.2983501426616" calcext:value-type="float">
            <text:p>-65.29835014266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92.7610015869141" calcext:value-type="float">
            <text:p>-92.7610015869141</text:p>
          </table:table-cell>
          <table:table-cell office:value-type="float" office:value="-127.752763512263" calcext:value-type="float">
            <text:p>-127.752763512263</text:p>
          </table:table-cell>
          <table:table-cell office:value-type="float" office:value="-67.7527635122626" calcext:value-type="float">
            <text:p>-67.752763512262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94.5299987792969" calcext:value-type="float">
            <text:p>-94.5299987792969</text:p>
          </table:table-cell>
          <table:table-cell office:value-type="float" office:value="-128.803512707272" calcext:value-type="float">
            <text:p>-128.803512707272</text:p>
          </table:table-cell>
          <table:table-cell office:value-type="float" office:value="-68.8035127072716" calcext:value-type="float">
            <text:p>-68.80351270727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94.3639984130859" calcext:value-type="float">
            <text:p>-94.3639984130859</text:p>
          </table:table-cell>
          <table:table-cell office:value-type="float" office:value="-130.165902504587" calcext:value-type="float">
            <text:p>-130.165902504587</text:p>
          </table:table-cell>
          <table:table-cell office:value-type="float" office:value="-70.1659025045868" calcext:value-type="float">
            <text:p>-70.165902504586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93.3779983520508" calcext:value-type="float">
            <text:p>-93.3779983520508</text:p>
          </table:table-cell>
          <table:table-cell office:value-type="float" office:value="-126.898058551573" calcext:value-type="float">
            <text:p>-126.898058551573</text:p>
          </table:table-cell>
          <table:table-cell office:value-type="float" office:value="-66.8980585515733" calcext:value-type="float">
            <text:p>-66.898058551573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91.7699966430664" calcext:value-type="float">
            <text:p>-91.7699966430664</text:p>
          </table:table-cell>
          <table:table-cell office:value-type="float" office:value="-126.161733250251" calcext:value-type="float">
            <text:p>-126.161733250251</text:p>
          </table:table-cell>
          <table:table-cell office:value-type="float" office:value="-66.1617332502513" calcext:value-type="float">
            <text:p>-66.161733250251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90.5510025024414" calcext:value-type="float">
            <text:p>-90.5510025024414</text:p>
          </table:table-cell>
          <table:table-cell office:value-type="float" office:value="-123.853158605747" calcext:value-type="float">
            <text:p>-123.853158605747</text:p>
          </table:table-cell>
          <table:table-cell office:value-type="float" office:value="-63.8531586057467" calcext:value-type="float">
            <text:p>-63.853158605746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89.4029998779297" calcext:value-type="float">
            <text:p>-89.4029998779297</text:p>
          </table:table-cell>
          <table:table-cell office:value-type="float" office:value="-125.686324978441" calcext:value-type="float">
            <text:p>-125.686324978441</text:p>
          </table:table-cell>
          <table:table-cell office:value-type="float" office:value="-65.6863249784414" calcext:value-type="float">
            <text:p>-65.686324978441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88.2360000610352" calcext:value-type="float">
            <text:p>-88.2360000610352</text:p>
          </table:table-cell>
          <table:table-cell office:value-type="float" office:value="-124.008282299861" calcext:value-type="float">
            <text:p>-124.008282299861</text:p>
          </table:table-cell>
          <table:table-cell office:value-type="float" office:value="-64.0082822998612" calcext:value-type="float">
            <text:p>-64.008282299861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80.6179962158203" calcext:value-type="float">
            <text:p>-80.6179962158203</text:p>
          </table:table-cell>
          <table:table-cell office:value-type="float" office:value="-115.844439541062" calcext:value-type="float">
            <text:p>-115.844439541062</text:p>
          </table:table-cell>
          <table:table-cell office:value-type="float" office:value="-55.8444395410617" calcext:value-type="float">
            <text:p>-55.844439541061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53.1300010681152" calcext:value-type="float">
            <text:p>-53.1300010681152</text:p>
          </table:table-cell>
          <table:table-cell office:value-type="float" office:value="-88.9640181174106" calcext:value-type="float">
            <text:p>-88.9640181174106</text:p>
          </table:table-cell>
          <table:table-cell office:value-type="float" office:value="-28.9640181174106" calcext:value-type="float">
            <text:p>-28.96401811741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21.3819999694824" calcext:value-type="float">
            <text:p>-21.3819999694824</text:p>
          </table:table-cell>
          <table:table-cell office:value-type="float" office:value="-61.3486425333792" calcext:value-type="float">
            <text:p>-61.3486425333792</text:p>
          </table:table-cell>
          <table:table-cell office:value-type="float" office:value="-1.34864253337917" calcext:value-type="float">
            <text:p>-1.3486425333791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.3240003585815" calcext:value-type="float">
            <text:p>14.3240003585815</text:p>
          </table:table-cell>
          <table:table-cell office:value-type="float" office:value="20.0605180234862" calcext:value-type="float">
            <text:p>20.0605180234862</text:p>
          </table:table-cell>
          <table:table-cell office:value-type="float" office:value="80.0605180234862" calcext:value-type="float">
            <text:p>80.060518023486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8.5559997558594" calcext:value-type="float">
            <text:p>28.5559997558594</text:p>
          </table:table-cell>
          <table:table-cell office:value-type="float" office:value="45.6949244220976" calcext:value-type="float">
            <text:p>45.6949244220976</text:p>
          </table:table-cell>
          <table:table-cell office:value-type="float" office:value="105.694924422098" calcext:value-type="float">
            <text:p>105.69492442209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2.6910018920898" calcext:value-type="float">
            <text:p>42.6910018920898</text:p>
          </table:table-cell>
          <table:table-cell office:value-type="float" office:value="52.6053842937937" calcext:value-type="float">
            <text:p>52.6053842937937</text:p>
          </table:table-cell>
          <table:table-cell office:value-type="float" office:value="112.605384293794" calcext:value-type="float">
            <text:p>112.60538429379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6.867000579834" calcext:value-type="float">
            <text:p>36.867000579834</text:p>
          </table:table-cell>
          <table:table-cell office:value-type="float" office:value="80.7479464250185" calcext:value-type="float">
            <text:p>80.7479464250185</text:p>
          </table:table-cell>
          <table:table-cell office:value-type="float" office:value="140.747946425018" calcext:value-type="float">
            <text:p>140.74794642501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8.3330001831055" calcext:value-type="float">
            <text:p>38.3330001831055</text:p>
          </table:table-cell>
          <table:table-cell office:value-type="float" office:value="85.4934991711997" calcext:value-type="float">
            <text:p>85.4934991711997</text:p>
          </table:table-cell>
          <table:table-cell office:value-type="float" office:value="145.4934991712" calcext:value-type="float">
            <text:p>145.493499171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7.0919990539551" calcext:value-type="float">
            <text:p>37.0919990539551</text:p>
          </table:table-cell>
          <table:table-cell office:value-type="float" office:value="77.6039535243031" calcext:value-type="float">
            <text:p>77.6039535243031</text:p>
          </table:table-cell>
          <table:table-cell office:value-type="float" office:value="137.603953524303" calcext:value-type="float">
            <text:p>137.6039535243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6.7929992675781" calcext:value-type="float">
            <text:p>36.7929992675781</text:p>
          </table:table-cell>
          <table:table-cell office:value-type="float" office:value="78.9801848156594" calcext:value-type="float">
            <text:p>78.9801848156594</text:p>
          </table:table-cell>
          <table:table-cell office:value-type="float" office:value="138.980184815659" calcext:value-type="float">
            <text:p>138.98018481565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4.9049987792969" calcext:value-type="float">
            <text:p>34.9049987792969</text:p>
          </table:table-cell>
          <table:table-cell office:value-type="float" office:value="70.0022789138997" calcext:value-type="float">
            <text:p>70.0022789138997</text:p>
          </table:table-cell>
          <table:table-cell office:value-type="float" office:value="130.0022789139" calcext:value-type="float">
            <text:p>130.002278913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6.568000793457" calcext:value-type="float">
            <text:p>26.568000793457</text:p>
          </table:table-cell>
          <table:table-cell office:value-type="float" office:value="62.3212233010872" calcext:value-type="float">
            <text:p>62.3212233010872</text:p>
          </table:table-cell>
          <table:table-cell office:value-type="float" office:value="122.321223301087" calcext:value-type="float">
            <text:p>122.32122330108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.23400020599365" calcext:value-type="float">
            <text:p>8.23400020599365</text:p>
          </table:table-cell>
          <table:table-cell office:value-type="float" office:value="3.83843536622517" calcext:value-type="float">
            <text:p>3.83843536622517</text:p>
          </table:table-cell>
          <table:table-cell office:value-type="float" office:value="63.8384353662252" calcext:value-type="float">
            <text:p>63.838435366225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22.4790000915527" calcext:value-type="float">
            <text:p>-22.4790000915527</text:p>
          </table:table-cell>
          <table:table-cell office:value-type="float" office:value="-61.9889515225232" calcext:value-type="float">
            <text:p>-61.9889515225232</text:p>
          </table:table-cell>
          <table:table-cell office:value-type="float" office:value="-1.9889515225232" calcext:value-type="float">
            <text:p>-1.988951522523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37.5519981384277" calcext:value-type="float">
            <text:p>-37.5519981384277</text:p>
          </table:table-cell>
          <table:table-cell office:value-type="float" office:value="-77.102729423284" calcext:value-type="float">
            <text:p>-77.102729423284</text:p>
          </table:table-cell>
          <table:table-cell office:value-type="float" office:value="-17.102729423284" calcext:value-type="float">
            <text:p>-17.10272942328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66.2880020141602" calcext:value-type="float">
            <text:p>-66.2880020141602</text:p>
          </table:table-cell>
          <table:table-cell office:value-type="float" office:value="-102.525370880522" calcext:value-type="float">
            <text:p>-102.525370880522</text:p>
          </table:table-cell>
          <table:table-cell office:value-type="float" office:value="-42.525370880522" calcext:value-type="float">
            <text:p>-42.52537088052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79.1269989013672" calcext:value-type="float">
            <text:p>-79.1269989013672</text:p>
          </table:table-cell>
          <table:table-cell office:value-type="float" office:value="-119.738074213789" calcext:value-type="float">
            <text:p>-119.738074213789</text:p>
          </table:table-cell>
          <table:table-cell office:value-type="float" office:value="-59.7380742137892" calcext:value-type="float">
            <text:p>-59.738074213789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56.1290016174316" calcext:value-type="float">
            <text:p>-56.1290016174316</text:p>
          </table:table-cell>
          <table:table-cell office:value-type="float" office:value="-89.2621427126786" calcext:value-type="float">
            <text:p>-89.2621427126786</text:p>
          </table:table-cell>
          <table:table-cell office:value-type="float" office:value="-29.2621427126786" calcext:value-type="float">
            <text:p>-29.262142712678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42.5610008239746" calcext:value-type="float">
            <text:p>-42.5610008239746</text:p>
          </table:table-cell>
          <table:table-cell office:value-type="float" office:value="-78.1886219697863" calcext:value-type="float">
            <text:p>-78.1886219697863</text:p>
          </table:table-cell>
          <table:table-cell office:value-type="float" office:value="-18.1886219697863" calcext:value-type="float">
            <text:p>-18.188621969786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35.8009986877441" calcext:value-type="float">
            <text:p>-35.8009986877441</text:p>
          </table:table-cell>
          <table:table-cell office:value-type="float" office:value="-78.5455572826639" calcext:value-type="float">
            <text:p>-78.5455572826639</text:p>
          </table:table-cell>
          <table:table-cell office:value-type="float" office:value="-18.5455572826639" calcext:value-type="float">
            <text:p>-18.54555728266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20.8969993591309" calcext:value-type="float">
            <text:p>-20.8969993591309</text:p>
          </table:table-cell>
          <table:table-cell office:value-type="float" office:value="-51.5790579118321" calcext:value-type="float">
            <text:p>-51.5790579118321</text:p>
          </table:table-cell>
          <table:table-cell office:value-type="float" office:value="8.42094208816793" calcext:value-type="float">
            <text:p>8.4209420881679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5.7600002288818" calcext:value-type="float">
            <text:p>-15.7600002288818</text:p>
          </table:table-cell>
          <table:table-cell office:value-type="float" office:value="-40.0807657329731" calcext:value-type="float">
            <text:p>-40.0807657329731</text:p>
          </table:table-cell>
          <table:table-cell office:value-type="float" office:value="19.9192342670269" calcext:value-type="float">
            <text:p>19.919234267026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3.5649995803833" calcext:value-type="float">
            <text:p>-13.5649995803833</text:p>
          </table:table-cell>
          <table:table-cell office:value-type="float" office:value="-42.9888201014877" calcext:value-type="float">
            <text:p>-42.9888201014877</text:p>
          </table:table-cell>
          <table:table-cell office:value-type="float" office:value="17.0111798985123" calcext:value-type="float">
            <text:p>17.011179898512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2.6969995498657" calcext:value-type="float">
            <text:p>-12.6969995498657</text:p>
          </table:table-cell>
          <table:table-cell office:value-type="float" office:value="-42.4264621309537" calcext:value-type="float">
            <text:p>-42.4264621309537</text:p>
          </table:table-cell>
          <table:table-cell office:value-type="float" office:value="17.5735378690463" calcext:value-type="float">
            <text:p>17.573537869046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1.9300003051758" calcext:value-type="float">
            <text:p>-11.9300003051758</text:p>
          </table:table-cell>
          <table:table-cell office:value-type="float" office:value="-36.6135960442422" calcext:value-type="float">
            <text:p>-36.6135960442422</text:p>
          </table:table-cell>
          <table:table-cell office:value-type="float" office:value="23.3864039557578" calcext:value-type="float">
            <text:p>23.386403955757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0.5290002822876" calcext:value-type="float">
            <text:p>-10.5290002822876</text:p>
          </table:table-cell>
          <table:table-cell office:value-type="float" office:value="-32.8695496596148" calcext:value-type="float">
            <text:p>-32.8695496596148</text:p>
          </table:table-cell>
          <table:table-cell office:value-type="float" office:value="27.1304503403852" calcext:value-type="float">
            <text:p>27.130450340385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9.72999954223633" calcext:value-type="float">
            <text:p>-9.72999954223633</text:p>
          </table:table-cell>
          <table:table-cell office:value-type="float" office:value="-30.1768111783376" calcext:value-type="float">
            <text:p>-30.1768111783376</text:p>
          </table:table-cell>
          <table:table-cell office:value-type="float" office:value="29.8231888216624" calcext:value-type="float">
            <text:p>29.823188821662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7.53800010681152" calcext:value-type="float">
            <text:p>-7.53800010681152</text:p>
          </table:table-cell>
          <table:table-cell office:value-type="float" office:value="-29.0540988163174" calcext:value-type="float">
            <text:p>-29.0540988163174</text:p>
          </table:table-cell>
          <table:table-cell office:value-type="float" office:value="30.9459011836826" calcext:value-type="float">
            <text:p>30.945901183682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5.44999980926514" calcext:value-type="float">
            <text:p>-5.44999980926514</text:p>
          </table:table-cell>
          <table:table-cell office:value-type="float" office:value="-24.3264026333995" calcext:value-type="float">
            <text:p>-24.3264026333995</text:p>
          </table:table-cell>
          <table:table-cell office:value-type="float" office:value="35.6735973666005" calcext:value-type="float">
            <text:p>35.673597366600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3.55399990081787" calcext:value-type="float">
            <text:p>-3.55399990081787</text:p>
          </table:table-cell>
          <table:table-cell office:value-type="float" office:value="-18.8956283584654" calcext:value-type="float">
            <text:p>-18.8956283584654</text:p>
          </table:table-cell>
          <table:table-cell office:value-type="float" office:value="41.1043716415346" calcext:value-type="float">
            <text:p>41.104371641534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4.44199991226196" calcext:value-type="float">
            <text:p>-4.44199991226196</text:p>
          </table:table-cell>
          <table:table-cell office:value-type="float" office:value="-18.6431279736485" calcext:value-type="float">
            <text:p>-18.6431279736485</text:p>
          </table:table-cell>
          <table:table-cell office:value-type="float" office:value="41.3568720263515" calcext:value-type="float">
            <text:p>41.356872026351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6.67500019073486" calcext:value-type="float">
            <text:p>-6.67500019073486</text:p>
          </table:table-cell>
          <table:table-cell office:value-type="float" office:value="-20.0264642529431" calcext:value-type="float">
            <text:p>-20.0264642529431</text:p>
          </table:table-cell>
          <table:table-cell office:value-type="float" office:value="39.9735357470569" calcext:value-type="float">
            <text:p>39.973535747056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4.73400020599365" calcext:value-type="float">
            <text:p>-4.73400020599365</text:p>
          </table:table-cell>
          <table:table-cell office:value-type="float" office:value="-18.4440760955434" calcext:value-type="float">
            <text:p>-18.4440760955434</text:p>
          </table:table-cell>
          <table:table-cell office:value-type="float" office:value="41.5559239044566" calcext:value-type="float">
            <text:p>41.555923904456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6.15399980545044" calcext:value-type="float">
            <text:p>-6.15399980545044</text:p>
          </table:table-cell>
          <table:table-cell office:value-type="float" office:value="-21.0526219087322" calcext:value-type="float">
            <text:p>-21.0526219087322</text:p>
          </table:table-cell>
          <table:table-cell office:value-type="float" office:value="38.9473780912678" calcext:value-type="float">
            <text:p>38.947378091267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1.960000038147" calcext:value-type="float">
            <text:p>-11.960000038147</text:p>
          </table:table-cell>
          <table:table-cell office:value-type="float" office:value="-27.8342625511845" calcext:value-type="float">
            <text:p>-27.8342625511845</text:p>
          </table:table-cell>
          <table:table-cell office:value-type="float" office:value="32.1657374488155" calcext:value-type="float">
            <text:p>32.165737448815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23.0639991760254" calcext:value-type="float">
            <text:p>-23.0639991760254</text:p>
          </table:table-cell>
          <table:table-cell office:value-type="float" office:value="-42.8399699936715" calcext:value-type="float">
            <text:p>-42.8399699936715</text:p>
          </table:table-cell>
          <table:table-cell office:value-type="float" office:value="17.1600300063285" calcext:value-type="float">
            <text:p>17.160030006328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33.8429985046387" calcext:value-type="float">
            <text:p>-33.8429985046387</text:p>
          </table:table-cell>
          <table:table-cell office:value-type="float" office:value="-54.018227205715" calcext:value-type="float">
            <text:p>-54.018227205715</text:p>
          </table:table-cell>
          <table:table-cell office:value-type="float" office:value="5.98177279428499" calcext:value-type="float">
            <text:p>5.9817727942849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47.806999206543" calcext:value-type="float">
            <text:p>-47.806999206543</text:p>
          </table:table-cell>
          <table:table-cell office:value-type="float" office:value="-69.1111516540916" calcext:value-type="float">
            <text:p>-69.1111516540916</text:p>
          </table:table-cell>
          <table:table-cell office:value-type="float" office:value="-9.11115165409163" calcext:value-type="float">
            <text:p>-9.1111516540916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49.9900016784668" calcext:value-type="float">
            <text:p>-49.9900016784668</text:p>
          </table:table-cell>
          <table:table-cell office:value-type="float" office:value="-75.5961613091277" calcext:value-type="float">
            <text:p>-75.5961613091277</text:p>
          </table:table-cell>
          <table:table-cell office:value-type="float" office:value="-15.5961613091277" calcext:value-type="float">
            <text:p>-15.596161309127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43.2550010681152" calcext:value-type="float">
            <text:p>-43.2550010681152</text:p>
          </table:table-cell>
          <table:table-cell office:value-type="float" office:value="-66.2864108214557" calcext:value-type="float">
            <text:p>-66.2864108214557</text:p>
          </table:table-cell>
          <table:table-cell office:value-type="float" office:value="-6.28641082145569" calcext:value-type="float">
            <text:p>-6.2864108214556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42.6980018615723" calcext:value-type="float">
            <text:p>-42.6980018615723</text:p>
          </table:table-cell>
          <table:table-cell office:value-type="float" office:value="-67.7056967837235" calcext:value-type="float">
            <text:p>-67.7056967837235</text:p>
          </table:table-cell>
          <table:table-cell office:value-type="float" office:value="-7.7056967837235" calcext:value-type="float">
            <text:p>-7.705696783723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39.898998260498" calcext:value-type="float">
            <text:p>-39.898998260498</text:p>
          </table:table-cell>
          <table:table-cell office:value-type="float" office:value="-69.8004841525626" calcext:value-type="float">
            <text:p>-69.8004841525626</text:p>
          </table:table-cell>
          <table:table-cell office:value-type="float" office:value="-9.8004841525626" calcext:value-type="float">
            <text:p>-9.80048415256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35.6619987487793" calcext:value-type="float">
            <text:p>-35.6619987487793</text:p>
          </table:table-cell>
          <table:table-cell office:value-type="float" office:value="-63.0604248552769" calcext:value-type="float">
            <text:p>-63.0604248552769</text:p>
          </table:table-cell>
          <table:table-cell office:value-type="float" office:value="-3.06042485527686" calcext:value-type="float">
            <text:p>-3.0604248552768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29.3470001220703" calcext:value-type="float">
            <text:p>-29.3470001220703</text:p>
          </table:table-cell>
          <table:table-cell office:value-type="float" office:value="-54.3101872481332" calcext:value-type="float">
            <text:p>-54.3101872481332</text:p>
          </table:table-cell>
          <table:table-cell office:value-type="float" office:value="5.68981275186683" calcext:value-type="float">
            <text:p>5.6898127518668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21.1949996948242" calcext:value-type="float">
            <text:p>-21.1949996948242</text:p>
          </table:table-cell>
          <table:table-cell office:value-type="float" office:value="-39.4383327567302" calcext:value-type="float">
            <text:p>-39.4383327567302</text:p>
          </table:table-cell>
          <table:table-cell office:value-type="float" office:value="20.5616672432698" calcext:value-type="float">
            <text:p>20.561667243269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.3929996490479" calcext:value-type="float">
            <text:p>-11.3929996490479</text:p>
          </table:table-cell>
          <table:table-cell office:value-type="float" office:value="-18.4598164689266" calcext:value-type="float">
            <text:p>-18.4598164689266</text:p>
          </table:table-cell>
          <table:table-cell office:value-type="float" office:value="41.5401835310734" calcext:value-type="float">
            <text:p>41.540183531073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1.01900005340576" calcext:value-type="float">
            <text:p>-1.01900005340576</text:p>
          </table:table-cell>
          <table:table-cell office:value-type="float" office:value="2.36465148161494" calcext:value-type="float">
            <text:p>2.36465148161494</text:p>
          </table:table-cell>
          <table:table-cell office:value-type="float" office:value="62.3646514816149" calcext:value-type="float">
            <text:p>62.364651481614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.43900012969971" calcext:value-type="float">
            <text:p>9.43900012969971</text:p>
          </table:table-cell>
          <table:table-cell office:value-type="float" office:value="32.2812608358792" calcext:value-type="float">
            <text:p>32.2812608358792</text:p>
          </table:table-cell>
          <table:table-cell office:value-type="float" office:value="92.2812608358792" calcext:value-type="float">
            <text:p>92.281260835879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9.4190006256104" calcext:value-type="float">
            <text:p>19.4190006256104</text:p>
          </table:table-cell>
          <table:table-cell office:value-type="float" office:value="50.8839236811516" calcext:value-type="float">
            <text:p>50.8839236811516</text:p>
          </table:table-cell>
          <table:table-cell office:value-type="float" office:value="110.883923681152" calcext:value-type="float">
            <text:p>110.88392368115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8.8239994049072" calcext:value-type="float">
            <text:p>28.8239994049072</text:p>
          </table:table-cell>
          <table:table-cell office:value-type="float" office:value="70.7373894913767" calcext:value-type="float">
            <text:p>70.7373894913767</text:p>
          </table:table-cell>
          <table:table-cell office:value-type="float" office:value="130.737389491377" calcext:value-type="float">
            <text:p>130.73738949137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1.5880012512207" calcext:value-type="float">
            <text:p>41.5880012512207</text:p>
          </table:table-cell>
          <table:table-cell office:value-type="float" office:value="80.0568534382117" calcext:value-type="float">
            <text:p>80.0568534382117</text:p>
          </table:table-cell>
          <table:table-cell office:value-type="float" office:value="140.056853438212" calcext:value-type="float">
            <text:p>140.05685343821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1.0439987182617" calcext:value-type="float">
            <text:p>71.0439987182617</text:p>
          </table:table-cell>
          <table:table-cell office:value-type="float" office:value="107.851067659968" calcext:value-type="float">
            <text:p>107.851067659968</text:p>
          </table:table-cell>
          <table:table-cell office:value-type="float" office:value="167.851067659968" calcext:value-type="float">
            <text:p>167.85106765996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5.8430023193359" calcext:value-type="float">
            <text:p>85.8430023193359</text:p>
          </table:table-cell>
          <table:table-cell office:value-type="float" office:value="-238.417986508733" calcext:value-type="float">
            <text:p>-238.417986508733</text:p>
          </table:table-cell>
          <table:table-cell office:value-type="float" office:value="-178.417986508733" calcext:value-type="float">
            <text:p>-178.41798650873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2.9660034179688" calcext:value-type="float">
            <text:p>92.9660034179688</text:p>
          </table:table-cell>
          <table:table-cell office:value-type="float" office:value="-233.260672875652" calcext:value-type="float">
            <text:p>-233.260672875652</text:p>
          </table:table-cell>
          <table:table-cell office:value-type="float" office:value="-173.260672875652" calcext:value-type="float">
            <text:p>-173.26067287565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8.7149963378906" calcext:value-type="float">
            <text:p>98.7149963378906</text:p>
          </table:table-cell>
          <table:table-cell office:value-type="float" office:value="-230.165452841105" calcext:value-type="float">
            <text:p>-230.165452841105</text:p>
          </table:table-cell>
          <table:table-cell office:value-type="float" office:value="-170.165452841105" calcext:value-type="float">
            <text:p>-170.16545284110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2.5289993286133" calcext:value-type="float">
            <text:p>92.5289993286133</text:p>
          </table:table-cell>
          <table:table-cell office:value-type="float" office:value="-230.474484444836" calcext:value-type="float">
            <text:p>-230.474484444836</text:p>
          </table:table-cell>
          <table:table-cell office:value-type="float" office:value="-170.474484444836" calcext:value-type="float">
            <text:p>-170.47448444483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9.6060028076172" calcext:value-type="float">
            <text:p>79.6060028076172</text:p>
          </table:table-cell>
          <table:table-cell office:value-type="float" office:value="119.381124928727" calcext:value-type="float">
            <text:p>119.381124928727</text:p>
          </table:table-cell>
          <table:table-cell office:value-type="float" office:value="179.381124928727" calcext:value-type="float">
            <text:p>179.38112492872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73.5090026855469" calcext:value-type="float">
            <text:p>73.5090026855469</text:p>
          </table:table-cell>
          <table:table-cell office:value-type="float" office:value="117.973136940995" calcext:value-type="float">
            <text:p>117.973136940995</text:p>
          </table:table-cell>
          <table:table-cell office:value-type="float" office:value="177.973136940995" calcext:value-type="float">
            <text:p>177.97313694099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6.9059982299805" calcext:value-type="float">
            <text:p>66.9059982299805</text:p>
          </table:table-cell>
          <table:table-cell office:value-type="float" office:value="113.362042889879" calcext:value-type="float">
            <text:p>113.362042889879</text:p>
          </table:table-cell>
          <table:table-cell office:value-type="float" office:value="173.362042889879" calcext:value-type="float">
            <text:p>173.36204288987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7.4830017089844" calcext:value-type="float">
            <text:p>67.4830017089844</text:p>
          </table:table-cell>
          <table:table-cell office:value-type="float" office:value="114.826711606762" calcext:value-type="float">
            <text:p>114.826711606762</text:p>
          </table:table-cell>
          <table:table-cell office:value-type="float" office:value="174.826711606762" calcext:value-type="float">
            <text:p>174.82671160676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0.8310012817383" calcext:value-type="float">
            <text:p>70.8310012817383</text:p>
          </table:table-cell>
          <table:table-cell office:value-type="float" office:value="-239.873936880436" calcext:value-type="float">
            <text:p>-239.873936880436</text:p>
          </table:table-cell>
          <table:table-cell office:value-type="float" office:value="-179.873936880436" calcext:value-type="float">
            <text:p>-179.87393688043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8.140998840332" calcext:value-type="float">
            <text:p>88.140998840332</text:p>
          </table:table-cell>
          <table:table-cell office:value-type="float" office:value="-228.078184645992" calcext:value-type="float">
            <text:p>-228.078184645992</text:p>
          </table:table-cell>
          <table:table-cell office:value-type="float" office:value="-168.078184645992" calcext:value-type="float">
            <text:p>-168.07818464599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3.877998352051" calcext:value-type="float">
            <text:p>103.877998352051</text:p>
          </table:table-cell>
          <table:table-cell office:value-type="float" office:value="-219.177289618154" calcext:value-type="float">
            <text:p>-219.177289618154</text:p>
          </table:table-cell>
          <table:table-cell office:value-type="float" office:value="-159.177289618154" calcext:value-type="float">
            <text:p>-159.17728961815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10.49299621582" calcext:value-type="float">
            <text:p>110.49299621582</text:p>
          </table:table-cell>
          <table:table-cell office:value-type="float" office:value="-218.997705583368" calcext:value-type="float">
            <text:p>-218.997705583368</text:p>
          </table:table-cell>
          <table:table-cell office:value-type="float" office:value="-158.997705583368" calcext:value-type="float">
            <text:p>-158.99770558336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7.5559997558594" calcext:value-type="float">
            <text:p>97.5559997558594</text:p>
          </table:table-cell>
          <table:table-cell office:value-type="float" office:value="-228.663390578923" calcext:value-type="float">
            <text:p>-228.663390578923</text:p>
          </table:table-cell>
          <table:table-cell office:value-type="float" office:value="-168.663390578923" calcext:value-type="float">
            <text:p>-168.66339057892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85.1640014648438" calcext:value-type="float">
            <text:p>85.1640014648438</text:p>
          </table:table-cell>
          <table:table-cell office:value-type="float" office:value="119.8162425105" calcext:value-type="float">
            <text:p>119.8162425105</text:p>
          </table:table-cell>
          <table:table-cell office:value-type="float" office:value="179.8162425105" calcext:value-type="float">
            <text:p>179.816242510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80.568000793457" calcext:value-type="float">
            <text:p>80.568000793457</text:p>
          </table:table-cell>
          <table:table-cell office:value-type="float" office:value="-239.427878600854" calcext:value-type="float">
            <text:p>-239.427878600854</text:p>
          </table:table-cell>
          <table:table-cell office:value-type="float" office:value="-179.427878600854" calcext:value-type="float">
            <text:p>-179.42787860085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8.3769989013672" calcext:value-type="float">
            <text:p>78.3769989013672</text:p>
          </table:table-cell>
          <table:table-cell office:value-type="float" office:value="110.433814459478" calcext:value-type="float">
            <text:p>110.433814459478</text:p>
          </table:table-cell>
          <table:table-cell office:value-type="float" office:value="170.433814459478" calcext:value-type="float">
            <text:p>170.43381445947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7.4179992675781" calcext:value-type="float">
            <text:p>77.4179992675781</text:p>
          </table:table-cell>
          <table:table-cell office:value-type="float" office:value="100.857731951653" calcext:value-type="float">
            <text:p>100.857731951653</text:p>
          </table:table-cell>
          <table:table-cell office:value-type="float" office:value="160.857731951653" calcext:value-type="float">
            <text:p>160.85773195165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5.0059967041016" calcext:value-type="float">
            <text:p>75.0059967041016</text:p>
          </table:table-cell>
          <table:table-cell office:value-type="float" office:value="93.99767595136" calcext:value-type="float">
            <text:p>93.99767595136</text:p>
          </table:table-cell>
          <table:table-cell office:value-type="float" office:value="153.99767595136" calcext:value-type="float">
            <text:p>153.9976759513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1.3519973754883" calcext:value-type="float">
            <text:p>71.3519973754883</text:p>
          </table:table-cell>
          <table:table-cell office:value-type="float" office:value="88.3807137544938" calcext:value-type="float">
            <text:p>88.3807137544938</text:p>
          </table:table-cell>
          <table:table-cell office:value-type="float" office:value="148.380713754494" calcext:value-type="float">
            <text:p>148.38071375449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8.6569976806641" calcext:value-type="float">
            <text:p>78.6569976806641</text:p>
          </table:table-cell>
          <table:table-cell office:value-type="float" office:value="98.7387364000154" calcext:value-type="float">
            <text:p>98.7387364000154</text:p>
          </table:table-cell>
          <table:table-cell office:value-type="float" office:value="158.738736400015" calcext:value-type="float">
            <text:p>158.73873640001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9.6230010986328" calcext:value-type="float">
            <text:p>79.6230010986328</text:p>
          </table:table-cell>
          <table:table-cell office:value-type="float" office:value="94.0800114963339" calcext:value-type="float">
            <text:p>94.0800114963339</text:p>
          </table:table-cell>
          <table:table-cell office:value-type="float" office:value="154.080011496334" calcext:value-type="float">
            <text:p>154.08001149633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1.1129989624024" calcext:value-type="float">
            <text:p>91.1129989624024</text:p>
          </table:table-cell>
          <table:table-cell office:value-type="float" office:value="103.374254934791" calcext:value-type="float">
            <text:p>103.374254934791</text:p>
          </table:table-cell>
          <table:table-cell office:value-type="float" office:value="163.374254934791" calcext:value-type="float">
            <text:p>163.37425493479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12.424003601074" calcext:value-type="float">
            <text:p>112.424003601074</text:p>
          </table:table-cell>
          <table:table-cell office:value-type="float" office:value="114.230294077531" calcext:value-type="float">
            <text:p>114.230294077531</text:p>
          </table:table-cell>
          <table:table-cell office:value-type="float" office:value="174.230294077531" calcext:value-type="float">
            <text:p>174.23029407753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21.947998046875" calcext:value-type="float">
            <text:p>121.947998046875</text:p>
          </table:table-cell>
          <table:table-cell office:value-type="float" office:value="119.115964043411" calcext:value-type="float">
            <text:p>119.115964043411</text:p>
          </table:table-cell>
          <table:table-cell office:value-type="float" office:value="179.115964043411" calcext:value-type="float">
            <text:p>179.11596404341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28.376998901367" calcext:value-type="float">
            <text:p>128.376998901367</text:p>
          </table:table-cell>
          <table:table-cell office:value-type="float" office:value="-239.252706111968" calcext:value-type="float">
            <text:p>-239.252706111968</text:p>
          </table:table-cell>
          <table:table-cell office:value-type="float" office:value="-179.252706111968" calcext:value-type="float">
            <text:p>-179.25270611196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4.10400390625" calcext:value-type="float">
            <text:p>134.10400390625</text:p>
          </table:table-cell>
          <table:table-cell office:value-type="float" office:value="-236.394498756668" calcext:value-type="float">
            <text:p>-236.394498756668</text:p>
          </table:table-cell>
          <table:table-cell office:value-type="float" office:value="-176.394498756668" calcext:value-type="float">
            <text:p>-176.39449875666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5.373001098633" calcext:value-type="float">
            <text:p>135.373001098633</text:p>
          </table:table-cell>
          <table:table-cell office:value-type="float" office:value="-236.148592044718" calcext:value-type="float">
            <text:p>-236.148592044718</text:p>
          </table:table-cell>
          <table:table-cell office:value-type="float" office:value="-176.148592044718" calcext:value-type="float">
            <text:p>-176.14859204471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5.884994506836" calcext:value-type="float">
            <text:p>135.884994506836</text:p>
          </table:table-cell>
          <table:table-cell office:value-type="float" office:value="-235.583165163203" calcext:value-type="float">
            <text:p>-235.583165163203</text:p>
          </table:table-cell>
          <table:table-cell office:value-type="float" office:value="-175.583165163203" calcext:value-type="float">
            <text:p>-175.58316516320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36.391006469727" calcext:value-type="float">
            <text:p>136.391006469727</text:p>
          </table:table-cell>
          <table:table-cell office:value-type="float" office:value="-235.56261318158" calcext:value-type="float">
            <text:p>-235.56261318158</text:p>
          </table:table-cell>
          <table:table-cell office:value-type="float" office:value="-175.56261318158" calcext:value-type="float">
            <text:p>-175.5626131815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6.990997314453" calcext:value-type="float">
            <text:p>136.990997314453</text:p>
          </table:table-cell>
          <table:table-cell office:value-type="float" office:value="-233.390733489709" calcext:value-type="float">
            <text:p>-233.390733489709</text:p>
          </table:table-cell>
          <table:table-cell office:value-type="float" office:value="-173.390733489709" calcext:value-type="float">
            <text:p>-173.3907334897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7.89599609375" calcext:value-type="float">
            <text:p>137.89599609375</text:p>
          </table:table-cell>
          <table:table-cell office:value-type="float" office:value="-233.463095046483" calcext:value-type="float">
            <text:p>-233.463095046483</text:p>
          </table:table-cell>
          <table:table-cell office:value-type="float" office:value="-173.463095046483" calcext:value-type="float">
            <text:p>-173.46309504648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0.759002685547" calcext:value-type="float">
            <text:p>140.759002685547</text:p>
          </table:table-cell>
          <table:table-cell office:value-type="float" office:value="-234.684893272306" calcext:value-type="float">
            <text:p>-234.684893272306</text:p>
          </table:table-cell>
          <table:table-cell office:value-type="float" office:value="-174.684893272306" calcext:value-type="float">
            <text:p>-174.6848932723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1.753997802734" calcext:value-type="float">
            <text:p>141.753997802734</text:p>
          </table:table-cell>
          <table:table-cell office:value-type="float" office:value="-235.104237731827" calcext:value-type="float">
            <text:p>-235.104237731827</text:p>
          </table:table-cell>
          <table:table-cell office:value-type="float" office:value="-175.104237731828" calcext:value-type="float">
            <text:p>-175.10423773182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0.688003540039" calcext:value-type="float">
            <text:p>140.688003540039</text:p>
          </table:table-cell>
          <table:table-cell office:value-type="float" office:value="-234.847728434534" calcext:value-type="float">
            <text:p>-234.847728434534</text:p>
          </table:table-cell>
          <table:table-cell office:value-type="float" office:value="-174.847728434534" calcext:value-type="float">
            <text:p>-174.84772843453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0.809997558594" calcext:value-type="float">
            <text:p>140.809997558594</text:p>
          </table:table-cell>
          <table:table-cell office:value-type="float" office:value="-237.870864255697" calcext:value-type="float">
            <text:p>-237.870864255697</text:p>
          </table:table-cell>
          <table:table-cell office:value-type="float" office:value="-177.870864255697" calcext:value-type="float">
            <text:p>-177.87086425569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6.186004638672" calcext:value-type="float">
            <text:p>146.186004638672</text:p>
          </table:table-cell>
          <table:table-cell office:value-type="float" office:value="-234.49523103252" calcext:value-type="float">
            <text:p>-234.49523103252</text:p>
          </table:table-cell>
          <table:table-cell office:value-type="float" office:value="-174.49523103252" calcext:value-type="float">
            <text:p>-174.4952310325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50.080993652344" calcext:value-type="float">
            <text:p>150.080993652344</text:p>
          </table:table-cell>
          <table:table-cell office:value-type="float" office:value="-226.753895145141" calcext:value-type="float">
            <text:p>-226.753895145141</text:p>
          </table:table-cell>
          <table:table-cell office:value-type="float" office:value="-166.753895145141" calcext:value-type="float">
            <text:p>-166.75389514514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50.927993774414" calcext:value-type="float">
            <text:p>150.927993774414</text:p>
          </table:table-cell>
          <table:table-cell office:value-type="float" office:value="-214.44775783706" calcext:value-type="float">
            <text:p>-214.44775783706</text:p>
          </table:table-cell>
          <table:table-cell office:value-type="float" office:value="-154.44775783706" calcext:value-type="float">
            <text:p>-154.4477578370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50.608993530273" calcext:value-type="float">
            <text:p>150.608993530273</text:p>
          </table:table-cell>
          <table:table-cell office:value-type="float" office:value="-212.604492289685" calcext:value-type="float">
            <text:p>-212.604492289685</text:p>
          </table:table-cell>
          <table:table-cell office:value-type="float" office:value="-152.604492289685" calcext:value-type="float">
            <text:p>-152.60449228968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51.093002319336" calcext:value-type="float">
            <text:p>151.093002319336</text:p>
          </table:table-cell>
          <table:table-cell office:value-type="float" office:value="-234.903365513873" calcext:value-type="float">
            <text:p>-234.903365513873</text:p>
          </table:table-cell>
          <table:table-cell office:value-type="float" office:value="-174.903365513873" calcext:value-type="float">
            <text:p>-174.90336551387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2.121994018555" calcext:value-type="float">
            <text:p>162.121994018555</text:p>
          </table:table-cell>
          <table:table-cell office:value-type="float" office:value="-231.496589897218" calcext:value-type="float">
            <text:p>-231.496589897218</text:p>
          </table:table-cell>
          <table:table-cell office:value-type="float" office:value="-171.496589897218" calcext:value-type="float">
            <text:p>-171.49658989721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52.216995239258" calcext:value-type="float">
            <text:p>152.216995239258</text:p>
          </table:table-cell>
          <table:table-cell office:value-type="float" office:value="-237.48496465103" calcext:value-type="float">
            <text:p>-237.48496465103</text:p>
          </table:table-cell>
          <table:table-cell office:value-type="float" office:value="-177.48496465103" calcext:value-type="float">
            <text:p>-177.4849646510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51.141998291016" calcext:value-type="float">
            <text:p>151.141998291016</text:p>
          </table:table-cell>
          <table:table-cell office:value-type="float" office:value="-239.240377445446" calcext:value-type="float">
            <text:p>-239.240377445446</text:p>
          </table:table-cell>
          <table:table-cell office:value-type="float" office:value="-179.240377445446" calcext:value-type="float">
            <text:p>-179.24037744544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51.17399597168" calcext:value-type="float">
            <text:p>151.17399597168</text:p>
          </table:table-cell>
          <table:table-cell office:value-type="float" office:value="-239.845332712328" calcext:value-type="float">
            <text:p>-239.845332712328</text:p>
          </table:table-cell>
          <table:table-cell office:value-type="float" office:value="-179.845332712328" calcext:value-type="float">
            <text:p>-179.84533271232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51.203002929687" calcext:value-type="float">
            <text:p>151.203002929687</text:p>
          </table:table-cell>
          <table:table-cell office:value-type="float" office:value="-238.85662571911" calcext:value-type="float">
            <text:p>-238.85662571911</text:p>
          </table:table-cell>
          <table:table-cell office:value-type="float" office:value="-178.85662571911" calcext:value-type="float">
            <text:p>-178.8566257191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1.225997924805" calcext:value-type="float">
            <text:p>151.225997924805</text:p>
          </table:table-cell>
          <table:table-cell office:value-type="float" office:value="-239.440951893946" calcext:value-type="float">
            <text:p>-239.440951893946</text:p>
          </table:table-cell>
          <table:table-cell office:value-type="float" office:value="-179.440951893946" calcext:value-type="float">
            <text:p>-179.44095189394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1.255996704102" calcext:value-type="float">
            <text:p>151.255996704102</text:p>
          </table:table-cell>
          <table:table-cell office:value-type="float" office:value="-239.044305654748" calcext:value-type="float">
            <text:p>-239.044305654748</text:p>
          </table:table-cell>
          <table:table-cell office:value-type="float" office:value="-179.044305654748" calcext:value-type="float">
            <text:p>-179.04430565474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51.274993896484" calcext:value-type="float">
            <text:p>151.274993896484</text:p>
          </table:table-cell>
          <table:table-cell office:value-type="float" office:value="-239.058001860446" calcext:value-type="float">
            <text:p>-239.058001860446</text:p>
          </table:table-cell>
          <table:table-cell office:value-type="float" office:value="-179.058001860446" calcext:value-type="float">
            <text:p>-179.05800186044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51.300003051758" calcext:value-type="float">
            <text:p>151.300003051758</text:p>
          </table:table-cell>
          <table:table-cell office:value-type="float" office:value="-238.852525055318" calcext:value-type="float">
            <text:p>-238.852525055318</text:p>
          </table:table-cell>
          <table:table-cell office:value-type="float" office:value="-178.852525055318" calcext:value-type="float">
            <text:p>-178.85252505531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51.320999145508" calcext:value-type="float">
            <text:p>151.320999145508</text:p>
          </table:table-cell>
          <table:table-cell office:value-type="float" office:value="-239.263722960296" calcext:value-type="float">
            <text:p>-239.263722960296</text:p>
          </table:table-cell>
          <table:table-cell office:value-type="float" office:value="-179.263722960296" calcext:value-type="float">
            <text:p>-179.26372296029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1.343994140625" calcext:value-type="float">
            <text:p>151.343994140625</text:p>
          </table:table-cell>
          <table:table-cell office:value-type="float" office:value="-239.058001860446" calcext:value-type="float">
            <text:p>-239.058001860446</text:p>
          </table:table-cell>
          <table:table-cell office:value-type="float" office:value="-179.058001860446" calcext:value-type="float">
            <text:p>-179.05800186044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51.367004394531" calcext:value-type="float">
            <text:p>151.367004394531</text:p>
          </table:table-cell>
          <table:table-cell office:value-type="float" office:value="-239.251745029895" calcext:value-type="float">
            <text:p>-239.251745029895</text:p>
          </table:table-cell>
          <table:table-cell office:value-type="float" office:value="-179.251745029895" calcext:value-type="float">
            <text:p>-179.25174502989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51.393005371094" calcext:value-type="float">
            <text:p>151.393005371094</text:p>
          </table:table-cell>
          <table:table-cell office:value-type="float" office:value="-239.040953156685" calcext:value-type="float">
            <text:p>-239.040953156685</text:p>
          </table:table-cell>
          <table:table-cell office:value-type="float" office:value="-179.040953156685" calcext:value-type="float">
            <text:p>-179.04095315668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51.416000366211" calcext:value-type="float">
            <text:p>151.416000366211</text:p>
          </table:table-cell>
          <table:table-cell office:value-type="float" office:value="-238.651912122486" calcext:value-type="float">
            <text:p>-238.651912122486</text:p>
          </table:table-cell>
          <table:table-cell office:value-type="float" office:value="-178.651912122486" calcext:value-type="float">
            <text:p>-178.65191212248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1.438003540039" calcext:value-type="float">
            <text:p>151.438003540039</text:p>
          </table:table-cell>
          <table:table-cell office:value-type="float" office:value="-238.865578356347" calcext:value-type="float">
            <text:p>-238.865578356347</text:p>
          </table:table-cell>
          <table:table-cell office:value-type="float" office:value="-178.865578356347" calcext:value-type="float">
            <text:p>-178.86557835634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51.457000732422" calcext:value-type="float">
            <text:p>151.457000732422</text:p>
          </table:table-cell>
          <table:table-cell office:value-type="float" office:value="-239.054610884971" calcext:value-type="float">
            <text:p>-239.054610884971</text:p>
          </table:table-cell>
          <table:table-cell office:value-type="float" office:value="-179.054610884971" calcext:value-type="float">
            <text:p>-179.05461088497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51.468002319336" calcext:value-type="float">
            <text:p>151.468002319336</text:p>
          </table:table-cell>
          <table:table-cell office:value-type="float" office:value="119.965885221903" calcext:value-type="float">
            <text:p>119.965885221903</text:p>
          </table:table-cell>
          <table:table-cell office:value-type="float" office:value="179.965885221903" calcext:value-type="float">
            <text:p>179.96588522190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51.490005493164" calcext:value-type="float">
            <text:p>151.490005493164</text:p>
          </table:table-cell>
          <table:table-cell office:value-type="float" office:value="-237.493759992451" calcext:value-type="float">
            <text:p>-237.493759992451</text:p>
          </table:table-cell>
          <table:table-cell office:value-type="float" office:value="-177.493759992451" calcext:value-type="float">
            <text:p>-177.49375999245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1.509002685547" calcext:value-type="float">
            <text:p>151.509002685547</text:p>
          </table:table-cell>
          <table:table-cell office:value-type="float" office:value="-239.617146019433" calcext:value-type="float">
            <text:p>-239.617146019433</text:p>
          </table:table-cell>
          <table:table-cell office:value-type="float" office:value="-179.617146019433" calcext:value-type="float">
            <text:p>-179.61714601943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51.52099609375" calcext:value-type="float">
            <text:p>151.52099609375</text:p>
          </table:table-cell>
          <table:table-cell office:value-type="float" office:value="-239.06136851583" calcext:value-type="float">
            <text:p>-239.06136851583</text:p>
          </table:table-cell>
          <table:table-cell office:value-type="float" office:value="-179.06136851583" calcext:value-type="float">
            <text:p>-179.0613685158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51.548004150391" calcext:value-type="float">
            <text:p>151.548004150391</text:p>
          </table:table-cell>
          <table:table-cell office:value-type="float" office:value="-239.25549113422" calcext:value-type="float">
            <text:p>-239.25549113422</text:p>
          </table:table-cell>
          <table:table-cell office:value-type="float" office:value="-179.25549113422" calcext:value-type="float">
            <text:p>-179.2554911342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51.567993164063" calcext:value-type="float">
            <text:p>151.567993164063</text:p>
          </table:table-cell>
          <table:table-cell office:value-type="float" office:value="-239.270378258265" calcext:value-type="float">
            <text:p>-239.270378258265</text:p>
          </table:table-cell>
          <table:table-cell office:value-type="float" office:value="-179.270378258265" calcext:value-type="float">
            <text:p>-179.27037825826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1.576995849609" calcext:value-type="float">
            <text:p>151.576995849609</text:p>
          </table:table-cell>
          <table:table-cell office:value-type="float" office:value="-239.245710654775" calcext:value-type="float">
            <text:p>-239.245710654775</text:p>
          </table:table-cell>
          <table:table-cell office:value-type="float" office:value="-179.245710654775" calcext:value-type="float">
            <text:p>-179.24571065477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51.60400390625" calcext:value-type="float">
            <text:p>151.60400390625</text:p>
          </table:table-cell>
          <table:table-cell office:value-type="float" office:value="-238.661477943848" calcext:value-type="float">
            <text:p>-238.661477943848</text:p>
          </table:table-cell>
          <table:table-cell office:value-type="float" office:value="-178.661477943848" calcext:value-type="float">
            <text:p>-178.66147794384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51.623992919922" calcext:value-type="float">
            <text:p>151.623992919922</text:p>
          </table:table-cell>
          <table:table-cell office:value-type="float" office:value="-238.464426666411" calcext:value-type="float">
            <text:p>-238.464426666411</text:p>
          </table:table-cell>
          <table:table-cell office:value-type="float" office:value="-178.464426666411" calcext:value-type="float">
            <text:p>-178.46442666641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51.630004882813" calcext:value-type="float">
            <text:p>151.630004882813</text:p>
          </table:table-cell>
          <table:table-cell office:value-type="float" office:value="-239.047709075916" calcext:value-type="float">
            <text:p>-239.047709075916</text:p>
          </table:table-cell>
          <table:table-cell office:value-type="float" office:value="-179.047709075916" calcext:value-type="float">
            <text:p>-179.04770907591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1.647994995117" calcext:value-type="float">
            <text:p>151.647994995117</text:p>
          </table:table-cell>
          <table:table-cell office:value-type="float" office:value="-238.265325468426" calcext:value-type="float">
            <text:p>-238.265325468426</text:p>
          </table:table-cell>
          <table:table-cell office:value-type="float" office:value="-178.265325468426" calcext:value-type="float">
            <text:p>-178.26532546842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51.656997680664" calcext:value-type="float">
            <text:p>151.656997680664</text:p>
          </table:table-cell>
          <table:table-cell office:value-type="float" office:value="-239.058283302188" calcext:value-type="float">
            <text:p>-239.058283302188</text:p>
          </table:table-cell>
          <table:table-cell office:value-type="float" office:value="-179.058283302188" calcext:value-type="float">
            <text:p>-179.05828330218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51.671997070313" calcext:value-type="float">
            <text:p>151.671997070313</text:p>
          </table:table-cell>
          <table:table-cell office:value-type="float" office:value="-239.072568412662" calcext:value-type="float">
            <text:p>-239.072568412662</text:p>
          </table:table-cell>
          <table:table-cell office:value-type="float" office:value="-179.072568412662" calcext:value-type="float">
            <text:p>-179.07256841266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51.684997558594" calcext:value-type="float">
            <text:p>151.684997558594</text:p>
          </table:table-cell>
          <table:table-cell office:value-type="float" office:value="-239.240377445446" calcext:value-type="float">
            <text:p>-239.240377445446</text:p>
          </table:table-cell>
          <table:table-cell office:value-type="float" office:value="-179.240377445446" calcext:value-type="float">
            <text:p>-179.24037744544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1.70100402832" calcext:value-type="float">
            <text:p>151.70100402832</text:p>
          </table:table-cell>
          <table:table-cell office:value-type="float" office:value="-238.847800057117" calcext:value-type="float">
            <text:p>-238.847800057117</text:p>
          </table:table-cell>
          <table:table-cell office:value-type="float" office:value="-178.847800057117" calcext:value-type="float">
            <text:p>-178.84780005711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51.707000732422" calcext:value-type="float">
            <text:p>151.707000732422</text:p>
          </table:table-cell>
          <table:table-cell office:value-type="float" office:value="-239.258404247859" calcext:value-type="float">
            <text:p>-239.258404247859</text:p>
          </table:table-cell>
          <table:table-cell office:value-type="float" office:value="-179.258404247859" calcext:value-type="float">
            <text:p>-179.25840424785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51.712997436523" calcext:value-type="float">
            <text:p>151.712997436523</text:p>
          </table:table-cell>
          <table:table-cell office:value-type="float" office:value="-239.452059475749" calcext:value-type="float">
            <text:p>-239.452059475749</text:p>
          </table:table-cell>
          <table:table-cell office:value-type="float" office:value="-179.452059475749" calcext:value-type="float">
            <text:p>-179.452059475749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1.720001220703" calcext:value-type="float">
            <text:p>151.720001220703</text:p>
          </table:table-cell>
          <table:table-cell office:value-type="float" office:value="-238.856966076447" calcext:value-type="float">
            <text:p>-238.856966076447</text:p>
          </table:table-cell>
          <table:table-cell office:value-type="float" office:value="-178.856966076447" calcext:value-type="float">
            <text:p>-178.85696607644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1.725006103516" calcext:value-type="float">
            <text:p>151.725006103516</text:p>
          </table:table-cell>
          <table:table-cell office:value-type="float" office:value="-239.246602219333" calcext:value-type="float">
            <text:p>-239.246602219333</text:p>
          </table:table-cell>
          <table:table-cell office:value-type="float" office:value="-179.246602219333" calcext:value-type="float">
            <text:p>-179.24660221933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51.720993041992" calcext:value-type="float">
            <text:p>151.720993041992</text:p>
          </table:table-cell>
          <table:table-cell office:value-type="float" office:value="-239.251967075609" calcext:value-type="float">
            <text:p>-239.251967075609</text:p>
          </table:table-cell>
          <table:table-cell office:value-type="float" office:value="-179.251967075609" calcext:value-type="float">
            <text:p>-179.25196707560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51.72900390625" calcext:value-type="float">
            <text:p>151.72900390625</text:p>
          </table:table-cell>
          <table:table-cell office:value-type="float" office:value="-239.454017437542" calcext:value-type="float">
            <text:p>-239.454017437542</text:p>
          </table:table-cell>
          <table:table-cell office:value-type="float" office:value="-179.454017437542" calcext:value-type="float">
            <text:p>-179.45401743754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51.731002807617" calcext:value-type="float">
            <text:p>151.731002807617</text:p>
          </table:table-cell>
          <table:table-cell office:value-type="float" office:value="-238.852525055318" calcext:value-type="float">
            <text:p>-238.852525055318</text:p>
          </table:table-cell>
          <table:table-cell office:value-type="float" office:value="-178.852525055318" calcext:value-type="float">
            <text:p>-178.85252505531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1.733993530273" calcext:value-type="float">
            <text:p>151.733993530273</text:p>
          </table:table-cell>
          <table:table-cell office:value-type="float" office:value="-239.442928352648" calcext:value-type="float">
            <text:p>-239.442928352648</text:p>
          </table:table-cell>
          <table:table-cell office:value-type="float" office:value="-179.442928352648" calcext:value-type="float">
            <text:p>-179.44292835264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51.733993530273" calcext:value-type="float">
            <text:p>151.733993530273</text:p>
          </table:table-cell>
          <table:table-cell office:value-type="float" office:value="-239.440951893946" calcext:value-type="float">
            <text:p>-239.440951893946</text:p>
          </table:table-cell>
          <table:table-cell office:value-type="float" office:value="-179.440951893946" calcext:value-type="float">
            <text:p>-179.44095189394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51.735000610352" calcext:value-type="float">
            <text:p>151.735000610352</text:p>
          </table:table-cell>
          <table:table-cell office:value-type="float" office:value="-239.65763309056" calcext:value-type="float">
            <text:p>-239.65763309056</text:p>
          </table:table-cell>
          <table:table-cell office:value-type="float" office:value="-179.65763309056" calcext:value-type="float">
            <text:p>-179.6576330905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1.75" calcext:value-type="float">
            <text:p>151.75</text:p>
          </table:table-cell>
          <table:table-cell office:value-type="float" office:value="-234.773561511427" calcext:value-type="float">
            <text:p>-234.773561511427</text:p>
          </table:table-cell>
          <table:table-cell office:value-type="float" office:value="-174.773561511427" calcext:value-type="float">
            <text:p>-174.77356151142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1.772994995117" calcext:value-type="float">
            <text:p>151.772994995117</text:p>
          </table:table-cell>
          <table:table-cell office:value-type="float" office:value="-235.125055162129" calcext:value-type="float">
            <text:p>-235.125055162129</text:p>
          </table:table-cell>
          <table:table-cell office:value-type="float" office:value="-175.125055162129" calcext:value-type="float">
            <text:p>-175.12505516212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51.794006347656" calcext:value-type="float">
            <text:p>151.794006347656</text:p>
          </table:table-cell>
          <table:table-cell office:value-type="float" office:value="-239.814958498359" calcext:value-type="float">
            <text:p>-239.814958498359</text:p>
          </table:table-cell>
          <table:table-cell office:value-type="float" office:value="-179.814958498359" calcext:value-type="float">
            <text:p>-179.81495849835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51.815994262695" calcext:value-type="float">
            <text:p>151.815994262695</text:p>
          </table:table-cell>
          <table:table-cell office:value-type="float" office:value="-235.439563028634" calcext:value-type="float">
            <text:p>-235.439563028634</text:p>
          </table:table-cell>
          <table:table-cell office:value-type="float" office:value="-175.439563028634" calcext:value-type="float">
            <text:p>-175.43956302863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51.835006713867" calcext:value-type="float">
            <text:p>151.835006713867</text:p>
          </table:table-cell>
          <table:table-cell office:value-type="float" office:value="-236.547210860118" calcext:value-type="float">
            <text:p>-236.547210860118</text:p>
          </table:table-cell>
          <table:table-cell office:value-type="float" office:value="-176.547210860118" calcext:value-type="float">
            <text:p>-176.5472108601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1.856002807617" calcext:value-type="float">
            <text:p>151.856002807617</text:p>
          </table:table-cell>
          <table:table-cell office:value-type="float" office:value="-235.200654507643" calcext:value-type="float">
            <text:p>-235.200654507643</text:p>
          </table:table-cell>
          <table:table-cell office:value-type="float" office:value="-175.200654507643" calcext:value-type="float">
            <text:p>-175.20065450764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51.878997802734" calcext:value-type="float">
            <text:p>151.878997802734</text:p>
          </table:table-cell>
          <table:table-cell office:value-type="float" office:value="-234.706762044945" calcext:value-type="float">
            <text:p>-234.706762044945</text:p>
          </table:table-cell>
          <table:table-cell office:value-type="float" office:value="-174.706762044945" calcext:value-type="float">
            <text:p>-174.70676204494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51.908996582031" calcext:value-type="float">
            <text:p>151.908996582031</text:p>
          </table:table-cell>
          <table:table-cell office:value-type="float" office:value="-233.892999957282" calcext:value-type="float">
            <text:p>-233.892999957282</text:p>
          </table:table-cell>
          <table:table-cell office:value-type="float" office:value="-173.892999957282" calcext:value-type="float">
            <text:p>-173.89299995728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1.942993164063" calcext:value-type="float">
            <text:p>151.942993164063</text:p>
          </table:table-cell>
          <table:table-cell office:value-type="float" office:value="117.6930776036" calcext:value-type="float">
            <text:p>117.6930776036</text:p>
          </table:table-cell>
          <table:table-cell office:value-type="float" office:value="177.6930776036" calcext:value-type="float">
            <text:p>177.69307760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1.949996948242" calcext:value-type="float">
            <text:p>151.949996948242</text:p>
          </table:table-cell>
          <table:table-cell office:value-type="float" office:value="114.689459867387" calcext:value-type="float">
            <text:p>114.689459867387</text:p>
          </table:table-cell>
          <table:table-cell office:value-type="float" office:value="174.689459867387" calcext:value-type="float">
            <text:p>174.68945986738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51.960998535156" calcext:value-type="float">
            <text:p>151.960998535156</text:p>
          </table:table-cell>
          <table:table-cell office:value-type="float" office:value="113.968461271781" calcext:value-type="float">
            <text:p>113.968461271781</text:p>
          </table:table-cell>
          <table:table-cell office:value-type="float" office:value="173.968461271781" calcext:value-type="float">
            <text:p>173.96846127178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1.979995727539" calcext:value-type="float">
            <text:p>151.979995727539</text:p>
          </table:table-cell>
          <table:table-cell office:value-type="float" office:value="-233.28277578291" calcext:value-type="float">
            <text:p>-233.28277578291</text:p>
          </table:table-cell>
          <table:table-cell office:value-type="float" office:value="-173.28277578291" calcext:value-type="float">
            <text:p>-173.2827757829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52" calcext:value-type="float">
            <text:p>152</text:p>
          </table:table-cell>
          <table:table-cell office:value-type="float" office:value="-234.473827454377" calcext:value-type="float">
            <text:p>-234.473827454377</text:p>
          </table:table-cell>
          <table:table-cell office:value-type="float" office:value="-174.473827454377" calcext:value-type="float">
            <text:p>-174.47382745437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2.04899597168" calcext:value-type="float">
            <text:p>152.04899597168</text:p>
          </table:table-cell>
          <table:table-cell office:value-type="float" office:value="-233.854325033076" calcext:value-type="float">
            <text:p>-233.854325033076</text:p>
          </table:table-cell>
          <table:table-cell office:value-type="float" office:value="-173.854325033076" calcext:value-type="float">
            <text:p>-173.85432503307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52.065994262695" calcext:value-type="float">
            <text:p>152.065994262695</text:p>
          </table:table-cell>
          <table:table-cell office:value-type="float" office:value="116.12742447079" calcext:value-type="float">
            <text:p>116.12742447079</text:p>
          </table:table-cell>
          <table:table-cell office:value-type="float" office:value="176.12742447079" calcext:value-type="float">
            <text:p>176.1274244707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52.072006225586" calcext:value-type="float">
            <text:p>152.072006225586</text:p>
          </table:table-cell>
          <table:table-cell office:value-type="float" office:value="-234.375683101673" calcext:value-type="float">
            <text:p>-234.375683101673</text:p>
          </table:table-cell>
          <table:table-cell office:value-type="float" office:value="-174.375683101673" calcext:value-type="float">
            <text:p>-174.37568310167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52.039993286133" calcext:value-type="float">
            <text:p>152.039993286133</text:p>
          </table:table-cell>
          <table:table-cell office:value-type="float" office:value="-235.750341944573" calcext:value-type="float">
            <text:p>-235.750341944573</text:p>
          </table:table-cell>
          <table:table-cell office:value-type="float" office:value="-175.750341944573" calcext:value-type="float">
            <text:p>-175.75034194457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2.016006469727" calcext:value-type="float">
            <text:p>152.016006469727</text:p>
          </table:table-cell>
          <table:table-cell office:value-type="float" office:value="117.890323504525" calcext:value-type="float">
            <text:p>117.890323504525</text:p>
          </table:table-cell>
          <table:table-cell office:value-type="float" office:value="177.890323504525" calcext:value-type="float">
            <text:p>177.89032350452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52.080993652344" calcext:value-type="float">
            <text:p>152.080993652344</text:p>
          </table:table-cell>
          <table:table-cell office:value-type="float" office:value="-232.7992266098" calcext:value-type="float">
            <text:p>-232.7992266098</text:p>
          </table:table-cell>
          <table:table-cell office:value-type="float" office:value="-172.7992266098" calcext:value-type="float">
            <text:p>-172.799226609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2.074005126953" calcext:value-type="float">
            <text:p>152.074005126953</text:p>
          </table:table-cell>
          <table:table-cell office:value-type="float" office:value="-239.226007161166" calcext:value-type="float">
            <text:p>-239.226007161166</text:p>
          </table:table-cell>
          <table:table-cell office:value-type="float" office:value="-179.226007161166" calcext:value-type="float">
            <text:p>-179.22600716116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51.947998046875" calcext:value-type="float">
            <text:p>151.947998046875</text:p>
          </table:table-cell>
          <table:table-cell office:value-type="float" office:value="116.92050018217" calcext:value-type="float">
            <text:p>116.92050018217</text:p>
          </table:table-cell>
          <table:table-cell office:value-type="float" office:value="176.92050018217" calcext:value-type="float">
            <text:p>176.9205001821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2.080001831055" calcext:value-type="float">
            <text:p>152.080001831055</text:p>
          </table:table-cell>
          <table:table-cell office:value-type="float" office:value="118.773151228499" calcext:value-type="float">
            <text:p>118.773151228499</text:p>
          </table:table-cell>
          <table:table-cell office:value-type="float" office:value="178.773151228499" calcext:value-type="float">
            <text:p>178.77315122849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52.093994140625" calcext:value-type="float">
            <text:p>152.093994140625</text:p>
          </table:table-cell>
          <table:table-cell office:value-type="float" office:value="-239.846529529622" calcext:value-type="float">
            <text:p>-239.846529529622</text:p>
          </table:table-cell>
          <table:table-cell office:value-type="float" office:value="-179.846529529622" calcext:value-type="float">
            <text:p>-179.84652952962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52.113998413086" calcext:value-type="float">
            <text:p>152.113998413086</text:p>
          </table:table-cell>
          <table:table-cell office:value-type="float" office:value="-239.065266008309" calcext:value-type="float">
            <text:p>-239.065266008309</text:p>
          </table:table-cell>
          <table:table-cell office:value-type="float" office:value="-179.06526600831" calcext:value-type="float">
            <text:p>-179.0652660083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52.130004882813" calcext:value-type="float">
            <text:p>152.130004882813</text:p>
          </table:table-cell>
          <table:table-cell office:value-type="float" office:value="-238.861372959479" calcext:value-type="float">
            <text:p>-238.861372959479</text:p>
          </table:table-cell>
          <table:table-cell office:value-type="float" office:value="-178.861372959479" calcext:value-type="float">
            <text:p>-178.86137295947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2.151000976563" calcext:value-type="float">
            <text:p>152.151000976563</text:p>
          </table:table-cell>
          <table:table-cell office:value-type="float" office:value="-239.456284122899" calcext:value-type="float">
            <text:p>-239.456284122899</text:p>
          </table:table-cell>
          <table:table-cell office:value-type="float" office:value="-179.4562841229" calcext:value-type="float">
            <text:p>-179.456284122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52.177001953125" calcext:value-type="float">
            <text:p>152.177001953125</text:p>
          </table:table-cell>
          <table:table-cell office:value-type="float" office:value="-239.434380571851" calcext:value-type="float">
            <text:p>-239.434380571851</text:p>
          </table:table-cell>
          <table:table-cell office:value-type="float" office:value="-179.434380571851" calcext:value-type="float">
            <text:p>-179.43438057185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2.199996948242" calcext:value-type="float">
            <text:p>152.199996948242</text:p>
          </table:table-cell>
          <table:table-cell office:value-type="float" office:value="-238.661634275572" calcext:value-type="float">
            <text:p>-238.661634275572</text:p>
          </table:table-cell>
          <table:table-cell office:value-type="float" office:value="-178.661634275572" calcext:value-type="float">
            <text:p>-178.66163427557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2.22200012207" calcext:value-type="float">
            <text:p>152.22200012207</text:p>
          </table:table-cell>
          <table:table-cell office:value-type="float" office:value="-239.445216639293" calcext:value-type="float">
            <text:p>-239.445216639293</text:p>
          </table:table-cell>
          <table:table-cell office:value-type="float" office:value="-179.445216639293" calcext:value-type="float">
            <text:p>-179.44521663929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2.201995849609" calcext:value-type="float">
            <text:p>152.201995849609</text:p>
          </table:table-cell>
          <table:table-cell office:value-type="float" office:value="-239.847121026069" calcext:value-type="float">
            <text:p>-239.847121026069</text:p>
          </table:table-cell>
          <table:table-cell office:value-type="float" office:value="-179.847121026069" calcext:value-type="float">
            <text:p>-179.84712102606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2.20100402832" calcext:value-type="float">
            <text:p>152.20100402832</text:p>
          </table:table-cell>
          <table:table-cell office:value-type="float" office:value="118.964544616873" calcext:value-type="float">
            <text:p>118.964544616873</text:p>
          </table:table-cell>
          <table:table-cell office:value-type="float" office:value="178.964544616873" calcext:value-type="float">
            <text:p>178.96454461687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55.705993652344" calcext:value-type="float">
            <text:p>155.705993652344</text:p>
          </table:table-cell>
          <table:table-cell office:value-type="float" office:value="-229.202243045104" calcext:value-type="float">
            <text:p>-229.202243045104</text:p>
          </table:table-cell>
          <table:table-cell office:value-type="float" office:value="-169.202243045104" calcext:value-type="float">
            <text:p>-169.20224304510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61.026000976563" calcext:value-type="float">
            <text:p>161.026000976563</text:p>
          </table:table-cell>
          <table:table-cell office:value-type="float" office:value="-214.15251516752" calcext:value-type="float">
            <text:p>-214.15251516752</text:p>
          </table:table-cell>
          <table:table-cell office:value-type="float" office:value="-154.15251516752" calcext:value-type="float">
            <text:p>-154.1525151675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3.102005004883" calcext:value-type="float">
            <text:p>143.102005004883</text:p>
          </table:table-cell>
          <table:table-cell office:value-type="float" office:value="119.370401427693" calcext:value-type="float">
            <text:p>119.370401427693</text:p>
          </table:table-cell>
          <table:table-cell office:value-type="float" office:value="179.370401427693" calcext:value-type="float">
            <text:p>179.37040142769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.779998779297" calcext:value-type="float">
            <text:p>144.779998779297</text:p>
          </table:table-cell>
          <table:table-cell office:value-type="float" office:value="116.750812773691" calcext:value-type="float">
            <text:p>116.750812773691</text:p>
          </table:table-cell>
          <table:table-cell office:value-type="float" office:value="176.750812773691" calcext:value-type="float">
            <text:p>176.75081277369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.796005249023" calcext:value-type="float">
            <text:p>144.796005249023</text:p>
          </table:table-cell>
          <table:table-cell office:value-type="float" office:value="117.854328462442" calcext:value-type="float">
            <text:p>117.854328462442</text:p>
          </table:table-cell>
          <table:table-cell office:value-type="float" office:value="177.854328462442" calcext:value-type="float">
            <text:p>177.85432846244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.804000854492" calcext:value-type="float">
            <text:p>144.804000854492</text:p>
          </table:table-cell>
          <table:table-cell office:value-type="float" office:value="117.995897522228" calcext:value-type="float">
            <text:p>117.995897522228</text:p>
          </table:table-cell>
          <table:table-cell office:value-type="float" office:value="177.995897522228" calcext:value-type="float">
            <text:p>177.99589752222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.822998046875" calcext:value-type="float">
            <text:p>144.822998046875</text:p>
          </table:table-cell>
          <table:table-cell office:value-type="float" office:value="117.909231001018" calcext:value-type="float">
            <text:p>117.909231001018</text:p>
          </table:table-cell>
          <table:table-cell office:value-type="float" office:value="177.909231001018" calcext:value-type="float">
            <text:p>177.90923100101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.860000610352" calcext:value-type="float">
            <text:p>144.860000610352</text:p>
          </table:table-cell>
          <table:table-cell office:value-type="float" office:value="118.245726605604" calcext:value-type="float">
            <text:p>118.245726605604</text:p>
          </table:table-cell>
          <table:table-cell office:value-type="float" office:value="178.245726605604" calcext:value-type="float">
            <text:p>178.24572660560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.878997802734" calcext:value-type="float">
            <text:p>144.878997802734</text:p>
          </table:table-cell>
          <table:table-cell office:value-type="float" office:value="118.065411418547" calcext:value-type="float">
            <text:p>118.065411418547</text:p>
          </table:table-cell>
          <table:table-cell office:value-type="float" office:value="178.065411418547" calcext:value-type="float">
            <text:p>178.06541141854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.897994995117" calcext:value-type="float">
            <text:p>144.897994995117</text:p>
          </table:table-cell>
          <table:table-cell office:value-type="float" office:value="118.245726605604" calcext:value-type="float">
            <text:p>118.245726605604</text:p>
          </table:table-cell>
          <table:table-cell office:value-type="float" office:value="178.245726605604" calcext:value-type="float">
            <text:p>178.24572660560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.92399597168" calcext:value-type="float">
            <text:p>144.92399597168</text:p>
          </table:table-cell>
          <table:table-cell office:value-type="float" office:value="118.87439198243" calcext:value-type="float">
            <text:p>118.87439198243</text:p>
          </table:table-cell>
          <table:table-cell office:value-type="float" office:value="178.87439198243" calcext:value-type="float">
            <text:p>178.8743919824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.940994262695" calcext:value-type="float">
            <text:p>144.940994262695</text:p>
          </table:table-cell>
          <table:table-cell office:value-type="float" office:value="118.058513493577" calcext:value-type="float">
            <text:p>118.058513493577</text:p>
          </table:table-cell>
          <table:table-cell office:value-type="float" office:value="178.058513493577" calcext:value-type="float">
            <text:p>178.05851349357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.960998535156" calcext:value-type="float">
            <text:p>144.960998535156</text:p>
          </table:table-cell>
          <table:table-cell office:value-type="float" office:value="118.116388080753" calcext:value-type="float">
            <text:p>118.116388080753</text:p>
          </table:table-cell>
          <table:table-cell office:value-type="float" office:value="178.116388080753" calcext:value-type="float">
            <text:p>178.11638808075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.985992431641" calcext:value-type="float">
            <text:p>144.985992431641</text:p>
          </table:table-cell>
          <table:table-cell office:value-type="float" office:value="118.572254863761" calcext:value-type="float">
            <text:p>118.572254863761</text:p>
          </table:table-cell>
          <table:table-cell office:value-type="float" office:value="178.572254863761" calcext:value-type="float">
            <text:p>178.57225486376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.003997802734" calcext:value-type="float">
            <text:p>145.003997802734</text:p>
          </table:table-cell>
          <table:table-cell office:value-type="float" office:value="118.072260350584" calcext:value-type="float">
            <text:p>118.072260350584</text:p>
          </table:table-cell>
          <table:table-cell office:value-type="float" office:value="178.072260350584" calcext:value-type="float">
            <text:p>178.07226035058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.022003173828" calcext:value-type="float">
            <text:p>145.022003173828</text:p>
          </table:table-cell>
          <table:table-cell office:value-type="float" office:value="117.854965805663" calcext:value-type="float">
            <text:p>117.854965805663</text:p>
          </table:table-cell>
          <table:table-cell office:value-type="float" office:value="177.854965805663" calcext:value-type="float">
            <text:p>177.85496580566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.037994384766" calcext:value-type="float">
            <text:p>145.037994384766</text:p>
          </table:table-cell>
          <table:table-cell office:value-type="float" office:value="118.065411418547" calcext:value-type="float">
            <text:p>118.065411418547</text:p>
          </table:table-cell>
          <table:table-cell office:value-type="float" office:value="178.065411418547" calcext:value-type="float">
            <text:p>178.06541141854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.139999389648" calcext:value-type="float">
            <text:p>145.139999389648</text:p>
          </table:table-cell>
          <table:table-cell office:value-type="float" office:value="118.065411418547" calcext:value-type="float">
            <text:p>118.065411418547</text:p>
          </table:table-cell>
          <table:table-cell office:value-type="float" office:value="178.065411418547" calcext:value-type="float">
            <text:p>178.06541141854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.218002319336" calcext:value-type="float">
            <text:p>145.218002319336</text:p>
          </table:table-cell>
          <table:table-cell office:value-type="float" office:value="118.421719544915" calcext:value-type="float">
            <text:p>118.421719544915</text:p>
          </table:table-cell>
          <table:table-cell office:value-type="float" office:value="178.421719544915" calcext:value-type="float">
            <text:p>178.42171954491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.264999389648" calcext:value-type="float">
            <text:p>145.264999389648</text:p>
          </table:table-cell>
          <table:table-cell office:value-type="float" office:value="119.666209545112" calcext:value-type="float">
            <text:p>119.666209545112</text:p>
          </table:table-cell>
          <table:table-cell office:value-type="float" office:value="179.666209545112" calcext:value-type="float">
            <text:p>179.66620954511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.281997680664" calcext:value-type="float">
            <text:p>145.281997680664</text:p>
          </table:table-cell>
          <table:table-cell office:value-type="float" office:value="118.427368511839" calcext:value-type="float">
            <text:p>118.427368511839</text:p>
          </table:table-cell>
          <table:table-cell office:value-type="float" office:value="178.427368511839" calcext:value-type="float">
            <text:p>178.42736851183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.292007446289" calcext:value-type="float">
            <text:p>145.292007446289</text:p>
          </table:table-cell>
          <table:table-cell office:value-type="float" office:value="118.477434754737" calcext:value-type="float">
            <text:p>118.477434754737</text:p>
          </table:table-cell>
          <table:table-cell office:value-type="float" office:value="178.477434754737" calcext:value-type="float">
            <text:p>178.47743475473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.304992675781" calcext:value-type="float">
            <text:p>145.304992675781</text:p>
          </table:table-cell>
          <table:table-cell office:value-type="float" office:value="118.251960250817" calcext:value-type="float">
            <text:p>118.251960250817</text:p>
          </table:table-cell>
          <table:table-cell office:value-type="float" office:value="178.251960250817" calcext:value-type="float">
            <text:p>178.25196025081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.294006347656" calcext:value-type="float">
            <text:p>145.294006347656</text:p>
          </table:table-cell>
          <table:table-cell office:value-type="float" office:value="118.460979575894" calcext:value-type="float">
            <text:p>118.460979575894</text:p>
          </table:table-cell>
          <table:table-cell office:value-type="float" office:value="178.460979575894" calcext:value-type="float">
            <text:p>178.46097957589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.304000854492" calcext:value-type="float">
            <text:p>145.304000854492</text:p>
          </table:table-cell>
          <table:table-cell office:value-type="float" office:value="118.449540919465" calcext:value-type="float">
            <text:p>118.449540919465</text:p>
          </table:table-cell>
          <table:table-cell office:value-type="float" office:value="178.449540919465" calcext:value-type="float">
            <text:p>178.44954091946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.328002929688" calcext:value-type="float">
            <text:p>145.328002929688</text:p>
          </table:table-cell>
          <table:table-cell office:value-type="float" office:value="118.065411418547" calcext:value-type="float">
            <text:p>118.065411418547</text:p>
          </table:table-cell>
          <table:table-cell office:value-type="float" office:value="178.065411418547" calcext:value-type="float">
            <text:p>178.06541141854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.352005004883" calcext:value-type="float">
            <text:p>145.352005004883</text:p>
          </table:table-cell>
          <table:table-cell office:value-type="float" office:value="118.870417969525" calcext:value-type="float">
            <text:p>118.870417969525</text:p>
          </table:table-cell>
          <table:table-cell office:value-type="float" office:value="178.870417969525" calcext:value-type="float">
            <text:p>178.87041796952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.233993530273" calcext:value-type="float">
            <text:p>145.233993530273</text:p>
          </table:table-cell>
          <table:table-cell office:value-type="float" office:value="118.065411418547" calcext:value-type="float">
            <text:p>118.065411418547</text:p>
          </table:table-cell>
          <table:table-cell office:value-type="float" office:value="178.065411418547" calcext:value-type="float">
            <text:p>178.06541141854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.261993408203" calcext:value-type="float">
            <text:p>145.261993408203</text:p>
          </table:table-cell>
          <table:table-cell office:value-type="float" office:value="118.041496144746" calcext:value-type="float">
            <text:p>118.041496144746</text:p>
          </table:table-cell>
          <table:table-cell office:value-type="float" office:value="178.041496144746" calcext:value-type="float">
            <text:p>178.04149614474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.216995239258" calcext:value-type="float">
            <text:p>145.216995239258</text:p>
          </table:table-cell>
          <table:table-cell office:value-type="float" office:value="118.072260350584" calcext:value-type="float">
            <text:p>118.072260350584</text:p>
          </table:table-cell>
          <table:table-cell office:value-type="float" office:value="178.072260350584" calcext:value-type="float">
            <text:p>178.07226035058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.055999755859" calcext:value-type="float">
            <text:p>145.055999755859</text:p>
          </table:table-cell>
          <table:table-cell office:value-type="float" office:value="118.845410257568" calcext:value-type="float">
            <text:p>118.845410257568</text:p>
          </table:table-cell>
          <table:table-cell office:value-type="float" office:value="178.845410257568" calcext:value-type="float">
            <text:p>178.84541025756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.992004394531" calcext:value-type="float">
            <text:p>144.992004394531</text:p>
          </table:table-cell>
          <table:table-cell office:value-type="float" office:value="117.590246243215" calcext:value-type="float">
            <text:p>117.590246243215</text:p>
          </table:table-cell>
          <table:table-cell office:value-type="float" office:value="177.590246243215" calcext:value-type="float">
            <text:p>177.59024624321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.998001098633" calcext:value-type="float">
            <text:p>144.998001098633</text:p>
          </table:table-cell>
          <table:table-cell office:value-type="float" office:value="118.020320978869" calcext:value-type="float">
            <text:p>118.020320978869</text:p>
          </table:table-cell>
          <table:table-cell office:value-type="float" office:value="178.020320978869" calcext:value-type="float">
            <text:p>178.02032097886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.014007568359" calcext:value-type="float">
            <text:p>145.014007568359</text:p>
          </table:table-cell>
          <table:table-cell office:value-type="float" office:value="117.886411678274" calcext:value-type="float">
            <text:p>117.886411678274</text:p>
          </table:table-cell>
          <table:table-cell office:value-type="float" office:value="177.886411678274" calcext:value-type="float">
            <text:p>177.88641167827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.003005981445" calcext:value-type="float">
            <text:p>145.003005981445</text:p>
          </table:table-cell>
          <table:table-cell office:value-type="float" office:value="118.209551817536" calcext:value-type="float">
            <text:p>118.209551817536</text:p>
          </table:table-cell>
          <table:table-cell office:value-type="float" office:value="178.209551817536" calcext:value-type="float">
            <text:p>178.20955181753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.99299621582" calcext:value-type="float">
            <text:p>144.99299621582</text:p>
          </table:table-cell>
          <table:table-cell office:value-type="float" office:value="118.041496144746" calcext:value-type="float">
            <text:p>118.041496144746</text:p>
          </table:table-cell>
          <table:table-cell office:value-type="float" office:value="178.041496144746" calcext:value-type="float">
            <text:p>178.04149614474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.955001831055" calcext:value-type="float">
            <text:p>144.955001831055</text:p>
          </table:table-cell>
          <table:table-cell office:value-type="float" office:value="117.901269733028" calcext:value-type="float">
            <text:p>117.901269733028</text:p>
          </table:table-cell>
          <table:table-cell office:value-type="float" office:value="177.901269733028" calcext:value-type="float">
            <text:p>177.90126973302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.947998046875" calcext:value-type="float">
            <text:p>144.947998046875</text:p>
          </table:table-cell>
          <table:table-cell office:value-type="float" office:value="117.925336968554" calcext:value-type="float">
            <text:p>117.925336968554</text:p>
          </table:table-cell>
          <table:table-cell office:value-type="float" office:value="177.925336968554" calcext:value-type="float">
            <text:p>177.92533696855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.970001220703" calcext:value-type="float">
            <text:p>144.970001220703</text:p>
          </table:table-cell>
          <table:table-cell office:value-type="float" office:value="117.893866805906" calcext:value-type="float">
            <text:p>117.893866805906</text:p>
          </table:table-cell>
          <table:table-cell office:value-type="float" office:value="177.893866805906" calcext:value-type="float">
            <text:p>177.89386680590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.975006103516" calcext:value-type="float">
            <text:p>144.975006103516</text:p>
          </table:table-cell>
          <table:table-cell office:value-type="float" office:value="118.251960250817" calcext:value-type="float">
            <text:p>118.251960250817</text:p>
          </table:table-cell>
          <table:table-cell office:value-type="float" office:value="178.251960250817" calcext:value-type="float">
            <text:p>178.25196025081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.983001708984" calcext:value-type="float">
            <text:p>144.983001708984</text:p>
          </table:table-cell>
          <table:table-cell office:value-type="float" office:value="118.215982275428" calcext:value-type="float">
            <text:p>118.215982275428</text:p>
          </table:table-cell>
          <table:table-cell office:value-type="float" office:value="178.215982275428" calcext:value-type="float">
            <text:p>178.21598227542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.970001220703" calcext:value-type="float">
            <text:p>144.970001220703</text:p>
          </table:table-cell>
          <table:table-cell office:value-type="float" office:value="117.650197941919" calcext:value-type="float">
            <text:p>117.650197941919</text:p>
          </table:table-cell>
          <table:table-cell office:value-type="float" office:value="177.650197941919" calcext:value-type="float">
            <text:p>177.65019794191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.953994750977" calcext:value-type="float">
            <text:p>144.953994750977</text:p>
          </table:table-cell>
          <table:table-cell office:value-type="float" office:value="118.058513493577" calcext:value-type="float">
            <text:p>118.058513493577</text:p>
          </table:table-cell>
          <table:table-cell office:value-type="float" office:value="178.058513493577" calcext:value-type="float">
            <text:p>178.05851349357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.953994750977" calcext:value-type="float">
            <text:p>144.953994750977</text:p>
          </table:table-cell>
          <table:table-cell office:value-type="float" office:value="117.716769043839" calcext:value-type="float">
            <text:p>117.716769043839</text:p>
          </table:table-cell>
          <table:table-cell office:value-type="float" office:value="177.716769043839" calcext:value-type="float">
            <text:p>177.71676904383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.960006713867" calcext:value-type="float">
            <text:p>144.960006713867</text:p>
          </table:table-cell>
          <table:table-cell office:value-type="float" office:value="118.281136625691" calcext:value-type="float">
            <text:p>118.281136625691</text:p>
          </table:table-cell>
          <table:table-cell office:value-type="float" office:value="178.281136625691" calcext:value-type="float">
            <text:p>178.28113662569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.919998168945" calcext:value-type="float">
            <text:p>144.919998168945</text:p>
          </table:table-cell>
          <table:table-cell office:value-type="float" office:value="119.105343955079" calcext:value-type="float">
            <text:p>119.105343955079</text:p>
          </table:table-cell>
          <table:table-cell office:value-type="float" office:value="179.105343955079" calcext:value-type="float">
            <text:p>179.10534395507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.895004272461" calcext:value-type="float">
            <text:p>144.895004272461</text:p>
          </table:table-cell>
          <table:table-cell office:value-type="float" office:value="117.286590368112" calcext:value-type="float">
            <text:p>117.286590368112</text:p>
          </table:table-cell>
          <table:table-cell office:value-type="float" office:value="177.286590368112" calcext:value-type="float">
            <text:p>177.28659036811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.845993041992" calcext:value-type="float">
            <text:p>144.845993041992</text:p>
          </table:table-cell>
          <table:table-cell office:value-type="float" office:value="117.472138974477" calcext:value-type="float">
            <text:p>117.472138974477</text:p>
          </table:table-cell>
          <table:table-cell office:value-type="float" office:value="177.472138974477" calcext:value-type="float">
            <text:p>177.47213897447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.828002929688" calcext:value-type="float">
            <text:p>144.828002929688</text:p>
          </table:table-cell>
          <table:table-cell office:value-type="float" office:value="117.86195055282" calcext:value-type="float">
            <text:p>117.86195055282</text:p>
          </table:table-cell>
          <table:table-cell office:value-type="float" office:value="177.86195055282" calcext:value-type="float">
            <text:p>177.86195055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80" meta:object-count="0"/>
    <meta:generator>LibreOffice/6.0.7.3$Linux_AARCH64 LibreOffice_project/00m0$Build-3</meta:generator>
  </office:meta>
</office:document-meta>
</file>